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4a653c" officeooo:paragraph-rsid="004a653c"/>
    </style:style>
    <style:style style:name="P5" style:family="paragraph" style:parent-style-name="Header_20_-_20_Even">
      <style:text-properties officeooo:rsid="004a653c" officeooo:paragraph-rsid="004a653c"/>
    </style:style>
    <style:style style:name="P6"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7" style:family="paragraph" style:parent-style-name="Chapter_20_Title">
      <style:paragraph-properties fo:break-before="page"/>
      <style:text-properties officeooo:rsid="000a96af" officeooo:paragraph-rsid="000a96af"/>
    </style:style>
    <style:style style:name="P8" style:family="paragraph" style:parent-style-name="Chapter_20_Title">
      <style:paragraph-properties fo:break-before="page"/>
      <style:text-properties officeooo:rsid="0025713b" officeooo:paragraph-rsid="0025713b"/>
    </style:style>
    <style:style style:name="P9" style:family="paragraph" style:parent-style-name="Chapter_20_Title">
      <style:paragraph-properties fo:break-before="page"/>
      <style:text-properties officeooo:rsid="003cedc2" officeooo:paragraph-rsid="003baf82"/>
    </style:style>
    <style:style style:name="P10" style:family="paragraph" style:parent-style-name="Paragraph">
      <style:paragraph-properties fo:break-before="page"/>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3"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4" style:family="paragraph" style:parent-style-name="Paragraphs">
      <style:text-properties officeooo:rsid="004eacde" officeooo:paragraph-rsid="004eacde"/>
    </style:style>
    <style:style style:name="P15" style:family="paragraph" style:parent-style-name="Book_20_Subtitle">
      <style:text-properties officeooo:paragraph-rsid="02a2e511"/>
    </style:style>
    <style:style style:name="P16" style:family="paragraph" style:parent-style-name="Copyright">
      <style:text-properties officeooo:paragraph-rsid="012f11cf"/>
    </style:style>
    <style:style style:name="P17" style:family="paragraph" style:parent-style-name="Copyright">
      <style:text-properties officeooo:paragraph-rsid="04259711"/>
    </style:style>
    <style:style style:name="P18" style:family="paragraph" style:parent-style-name="Copyright">
      <style:text-properties fo:font-style="normal" style:text-underline-style="none" fo:font-weight="normal" officeooo:rsid="000a6551" style:font-style-asian="normal" style:font-weight-asian="normal" style:font-style-complex="normal" style:font-weight-complex="normal"/>
    </style:style>
    <style:style style:name="P19" style:family="paragraph" style:parent-style-name="Paragraph" style:master-page-name="">
      <style:paragraph-properties fo:line-height="100%" style:page-number="auto"/>
      <style:text-properties officeooo:paragraph-rsid="014302e6"/>
    </style:style>
    <style:style style:name="P20"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1" style:family="paragraph" style:parent-style-name="Quotations" style:master-page-name="">
      <style:paragraph-properties style:page-number="auto" fo:background-color="#ffffcc" style:join-border="false">
        <style:background-image/>
      </style:paragraph-properties>
    </style:style>
    <style:style style:name="P22" style:family="paragraph" style:parent-style-name="Paragraph">
      <style:text-properties fo:font-style="normal" officeooo:rsid="03b43958" officeooo:paragraph-rsid="03b43958" style:font-style-asian="normal" style:font-style-complex="normal"/>
    </style:style>
    <style:style style:name="P23" style:family="paragraph" style:parent-style-name="Paragraph">
      <style:text-properties fo:font-style="normal" officeooo:rsid="0222f8b9" officeooo:paragraph-rsid="0222f8b9" style:font-style-asian="normal" style:font-style-complex="normal"/>
    </style:style>
    <style:style style:name="P24" style:family="paragraph" style:parent-style-name="Paragraph">
      <style:text-properties fo:font-style="normal" officeooo:rsid="02215e56" officeooo:paragraph-rsid="02215e56" style:font-style-asian="normal" style:font-style-complex="normal"/>
    </style:style>
    <style:style style:name="P25" style:family="paragraph" style:parent-style-name="Paragraph">
      <style:text-properties fo:font-style="normal" officeooo:rsid="02203e71" officeooo:paragraph-rsid="02203e71" style:font-style-asian="normal" style:font-style-complex="normal"/>
    </style:style>
    <style:style style:name="P26" style:family="paragraph" style:parent-style-name="Paragraph">
      <style:text-properties fo:font-style="normal" officeooo:rsid="0215ca80" officeooo:paragraph-rsid="0215ca80" style:font-style-asian="normal" style:font-style-complex="normal"/>
    </style:style>
    <style:style style:name="P27" style:family="paragraph" style:parent-style-name="Paragraph">
      <style:text-properties fo:font-style="normal" officeooo:rsid="01675255" officeooo:paragraph-rsid="01675255" style:font-style-asian="normal" style:font-style-complex="normal"/>
    </style:style>
    <style:style style:name="P28" style:family="paragraph" style:parent-style-name="Paragraph">
      <style:text-properties fo:font-style="normal" officeooo:rsid="0166d2c0" officeooo:paragraph-rsid="0166d2c0" style:font-style-asian="normal" style:font-style-complex="normal"/>
    </style:style>
    <style:style style:name="P29" style:family="paragraph" style:parent-style-name="Paragraph">
      <style:text-properties fo:font-style="normal" officeooo:rsid="03271eae" officeooo:paragraph-rsid="032e4d37" style:font-style-asian="normal" style:font-style-complex="normal"/>
    </style:style>
    <style:style style:name="P30" style:family="paragraph" style:parent-style-name="Paragraph">
      <style:text-properties fo:font-style="normal" officeooo:rsid="02075a8e" officeooo:paragraph-rsid="02075a8e" style:font-style-asian="normal" style:font-style-complex="normal"/>
    </style:style>
    <style:style style:name="P31" style:family="paragraph" style:parent-style-name="Paragraph">
      <style:text-properties fo:font-style="normal" officeooo:rsid="0239c52c" officeooo:paragraph-rsid="0239c52c" style:font-style-asian="normal" style:font-style-complex="normal"/>
    </style:style>
    <style:style style:name="P32" style:family="paragraph" style:parent-style-name="Paragraph">
      <style:text-properties fo:font-style="normal" officeooo:rsid="0238e24c" officeooo:paragraph-rsid="0238e24c" style:font-style-asian="normal" style:font-style-complex="normal"/>
    </style:style>
    <style:style style:name="P33" style:family="paragraph" style:parent-style-name="Paragraph">
      <style:text-properties fo:font-style="normal" officeooo:rsid="015dce89" officeooo:paragraph-rsid="0316a158" style:font-style-asian="normal" style:font-style-complex="normal"/>
    </style:style>
    <style:style style:name="P34" style:family="paragraph" style:parent-style-name="Paragraph">
      <style:text-properties fo:font-style="normal" officeooo:rsid="0105b511" officeooo:paragraph-rsid="010c716f" style:font-style-asian="normal" style:font-style-complex="normal"/>
    </style:style>
    <style:style style:name="P35" style:family="paragraph" style:parent-style-name="Paragraph">
      <style:text-properties fo:font-style="normal" officeooo:rsid="0029c431" officeooo:paragraph-rsid="02fb9379" style:font-style-asian="normal" style:font-style-complex="normal"/>
    </style:style>
    <style:style style:name="P36"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37"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38"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39"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0"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1"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2" style:family="paragraph" style:parent-style-name="Paragraph">
      <style:text-properties fo:font-style="normal" fo:font-weight="normal" officeooo:rsid="04d82e10" officeooo:paragraph-rsid="04da13f9" style:font-style-asian="normal" style:font-weight-asian="normal" style:font-style-complex="normal" style:font-weight-complex="normal"/>
    </style:style>
    <style:style style:name="P43"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4" style:family="paragraph" style:parent-style-name="Paragraph">
      <style:text-properties officeooo:rsid="016d41d7" officeooo:paragraph-rsid="016d41d7"/>
    </style:style>
    <style:style style:name="P45" style:family="paragraph" style:parent-style-name="Paragraph">
      <style:text-properties fo:font-style="italic" officeooo:rsid="02215e56" officeooo:paragraph-rsid="02215e56" style:font-style-asian="italic" style:font-style-complex="italic"/>
    </style:style>
    <style:style style:name="P46" style:family="paragraph" style:parent-style-name="Paragraph">
      <style:text-properties fo:font-style="italic" officeooo:rsid="02203e71" officeooo:paragraph-rsid="02203e71" style:font-style-asian="italic" style:font-style-complex="italic"/>
    </style:style>
    <style:style style:name="P47" style:family="paragraph" style:parent-style-name="Paragraph">
      <style:text-properties fo:font-style="italic" officeooo:rsid="01744cb5" officeooo:paragraph-rsid="0213053c" style:font-style-asian="italic" style:font-style-complex="italic"/>
    </style:style>
    <style:style style:name="P48" style:family="paragraph" style:parent-style-name="Paragraph">
      <style:text-properties fo:font-style="italic" officeooo:rsid="01744cb5" officeooo:paragraph-rsid="02c9c786" style:font-style-asian="italic" style:font-style-complex="italic"/>
    </style:style>
    <style:style style:name="P49" style:family="paragraph" style:parent-style-name="Paragraph">
      <style:text-properties fo:font-style="italic" officeooo:rsid="0211d52d" officeooo:paragraph-rsid="02c4c89b" style:font-style-asian="italic" style:font-style-complex="italic"/>
    </style:style>
    <style:style style:name="P50" style:family="paragraph" style:parent-style-name="Paragraph">
      <style:text-properties fo:font-style="italic" officeooo:rsid="0170c4d1" officeooo:paragraph-rsid="0170c4d1" style:font-style-asian="italic" style:font-style-complex="italic"/>
    </style:style>
    <style:style style:name="P51" style:family="paragraph" style:parent-style-name="Paragraph">
      <style:text-properties fo:font-style="italic" officeooo:rsid="0166d2c0" officeooo:paragraph-rsid="0166d2c0" style:font-style-asian="italic" style:font-style-complex="italic"/>
    </style:style>
    <style:style style:name="P52" style:family="paragraph" style:parent-style-name="Paragraph">
      <style:text-properties fo:font-style="italic" officeooo:rsid="01b5ab60" officeooo:paragraph-rsid="01bd084e" style:font-style-asian="italic" style:font-style-complex="italic"/>
    </style:style>
    <style:style style:name="P53" style:family="paragraph" style:parent-style-name="Paragraph">
      <style:text-properties fo:font-style="italic" officeooo:rsid="0274f328" officeooo:paragraph-rsid="0274f328" style:font-style-asian="italic" style:font-style-complex="italic"/>
    </style:style>
    <style:style style:name="P54" style:family="paragraph" style:parent-style-name="Paragraph">
      <style:text-properties fo:font-style="italic" officeooo:rsid="0274e856" officeooo:paragraph-rsid="0274e856" style:font-style-asian="italic" style:font-style-complex="italic"/>
    </style:style>
    <style:style style:name="P55" style:family="paragraph" style:parent-style-name="Paragraph">
      <style:text-properties fo:font-style="italic" officeooo:rsid="01c2fde3" officeooo:paragraph-rsid="01c2fde3" style:font-style-asian="italic" style:font-style-complex="italic"/>
    </style:style>
    <style:style style:name="P56" style:family="paragraph" style:parent-style-name="Paragraph">
      <style:text-properties fo:font-style="italic" officeooo:rsid="03271eae" officeooo:paragraph-rsid="032e4d37" style:font-style-asian="italic" style:font-style-complex="italic"/>
    </style:style>
    <style:style style:name="P57" style:family="paragraph" style:parent-style-name="Paragraph">
      <style:text-properties fo:font-style="italic" officeooo:rsid="032360fe" officeooo:paragraph-rsid="032e4d37" style:font-style-asian="italic" style:font-style-complex="italic"/>
    </style:style>
    <style:style style:name="P58" style:family="paragraph" style:parent-style-name="Paragraph">
      <style:text-properties fo:font-style="italic" officeooo:rsid="01a7bda2" officeooo:paragraph-rsid="02e3209d" style:font-style-asian="italic" style:font-style-complex="italic"/>
    </style:style>
    <style:style style:name="P59" style:family="paragraph" style:parent-style-name="Paragraph">
      <style:text-properties fo:font-style="italic" officeooo:rsid="02d09d72" officeooo:paragraph-rsid="02d09d72" style:font-style-asian="italic" style:font-style-complex="italic"/>
    </style:style>
    <style:style style:name="P60" style:family="paragraph" style:parent-style-name="Paragraph">
      <style:text-properties fo:font-style="italic" officeooo:rsid="01d96aaa" officeooo:paragraph-rsid="01d96aaa" style:font-style-asian="italic" style:font-style-complex="italic"/>
    </style:style>
    <style:style style:name="P61" style:family="paragraph" style:parent-style-name="Paragraph">
      <style:text-properties fo:font-style="italic" officeooo:rsid="0245f745" officeooo:paragraph-rsid="0288cbb9" style:font-style-asian="italic" style:font-style-complex="italic"/>
    </style:style>
    <style:style style:name="P62" style:family="paragraph" style:parent-style-name="Paragraph">
      <style:text-properties fo:font-style="italic" officeooo:rsid="0245f745" officeooo:paragraph-rsid="0245f745" style:font-style-asian="italic" style:font-style-complex="italic"/>
    </style:style>
    <style:style style:name="P63" style:family="paragraph" style:parent-style-name="Paragraph">
      <style:text-properties fo:font-style="italic" officeooo:rsid="0294207c" officeooo:paragraph-rsid="0294207c" style:font-style-asian="italic" style:font-style-complex="italic"/>
    </style:style>
    <style:style style:name="P64" style:family="paragraph" style:parent-style-name="Paragraph">
      <style:text-properties fo:font-style="italic" officeooo:rsid="029170bc" officeooo:paragraph-rsid="029170bc" style:font-style-asian="italic" style:font-style-complex="italic"/>
    </style:style>
    <style:style style:name="P65" style:family="paragraph" style:parent-style-name="Paragraph">
      <style:text-properties fo:font-style="italic" officeooo:rsid="0238bad0" officeooo:paragraph-rsid="0238bad0" style:font-style-asian="italic" style:font-style-complex="italic"/>
    </style:style>
    <style:style style:name="P66" style:family="paragraph" style:parent-style-name="Paragraph">
      <style:text-properties fo:font-style="italic" officeooo:rsid="01d30d60" officeooo:paragraph-rsid="01d30d60" style:font-style-asian="italic" style:font-style-complex="italic"/>
    </style:style>
    <style:style style:name="P67" style:family="paragraph" style:parent-style-name="Paragraph">
      <style:text-properties fo:font-style="italic" officeooo:rsid="018d92da" officeooo:paragraph-rsid="018d92da" style:font-style-asian="italic" style:font-style-complex="italic"/>
    </style:style>
    <style:style style:name="P68" style:family="paragraph" style:parent-style-name="Paragraph">
      <style:text-properties fo:font-style="italic" officeooo:rsid="0193d87b" officeooo:paragraph-rsid="0193d87b" style:font-style-asian="italic" style:font-style-complex="italic"/>
    </style:style>
    <style:style style:name="P69" style:family="paragraph" style:parent-style-name="Paragraph">
      <style:text-properties fo:font-style="italic" officeooo:rsid="015d4747" officeooo:paragraph-rsid="03157628" style:font-style-asian="italic" style:font-style-complex="italic"/>
    </style:style>
    <style:style style:name="P70" style:family="paragraph" style:parent-style-name="Paragraph">
      <style:text-properties fo:font-style="italic" officeooo:rsid="03a41510" officeooo:paragraph-rsid="03a72c49" style:font-style-asian="italic" style:font-style-complex="italic"/>
    </style:style>
    <style:style style:name="P71" style:family="paragraph" style:parent-style-name="Paragraph">
      <style:text-properties fo:font-style="italic" officeooo:rsid="03a03cd0" officeooo:paragraph-rsid="03a03cd0" style:font-style-asian="italic" style:font-style-complex="italic"/>
    </style:style>
    <style:style style:name="P72" style:family="paragraph" style:parent-style-name="Paragraph">
      <style:text-properties fo:font-style="italic" officeooo:rsid="0306ff8b" officeooo:paragraph-rsid="0306ff8b" style:font-style-asian="italic" style:font-style-complex="italic"/>
    </style:style>
    <style:style style:name="P73"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4" style:family="paragraph" style:parent-style-name="Paragraph">
      <style:text-properties fo:font-style="italic" officeooo:rsid="04a1a701" officeooo:paragraph-rsid="04a1a701" style:font-style-asian="italic" style:font-style-complex="italic"/>
    </style:style>
    <style:style style:name="P75" style:family="paragraph" style:parent-style-name="Paragraph">
      <style:text-properties fo:font-style="italic" officeooo:rsid="04b18b4b" officeooo:paragraph-rsid="04b7cf51" style:font-style-asian="italic" style:font-style-complex="italic"/>
    </style:style>
    <style:style style:name="P76" style:family="paragraph" style:parent-style-name="Paragraph">
      <style:text-properties fo:font-style="italic" officeooo:rsid="04b38574" officeooo:paragraph-rsid="04b38574" style:font-style-asian="italic" style:font-style-complex="italic"/>
    </style:style>
    <style:style style:name="P77" style:family="paragraph" style:parent-style-name="Paragraph">
      <style:text-properties fo:font-style="italic" officeooo:rsid="04b71489" officeooo:paragraph-rsid="04b71489" style:font-style-asian="italic" style:font-style-complex="italic"/>
    </style:style>
    <style:style style:name="P78" style:family="paragraph" style:parent-style-name="Paragraph">
      <style:text-properties fo:font-style="italic" officeooo:rsid="04bfda90" officeooo:paragraph-rsid="04c2772c" style:font-style-asian="italic" style:font-style-complex="italic"/>
    </style:style>
    <style:style style:name="P79"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80"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81"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82"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83" style:family="paragraph" style:parent-style-name="Paragraph">
      <style:text-properties fo:font-style="italic" fo:font-weight="bold" officeooo:rsid="04c11830" officeooo:paragraph-rsid="04c11830" style:font-style-asian="italic" style:font-weight-asian="bold" style:font-style-complex="italic" style:font-weight-complex="bold"/>
    </style:style>
    <style:style style:name="P84" style:family="paragraph" style:parent-style-name="Paragraph">
      <style:text-properties fo:font-style="italic" fo:font-weight="bold" officeooo:rsid="04c45040" officeooo:paragraph-rsid="04c11830" style:font-style-asian="italic" style:font-weight-asian="bold" style:font-style-complex="italic" style:font-weight-complex="bold"/>
    </style:style>
    <style:style style:name="P85" style:family="paragraph" style:parent-style-name="Paragraph">
      <style:text-properties officeooo:rsid="0191ea2e" officeooo:paragraph-rsid="0191ea2e"/>
    </style:style>
    <style:style style:name="P86" style:family="paragraph" style:parent-style-name="Paragraph">
      <style:text-properties officeooo:paragraph-rsid="018b3b37"/>
    </style:style>
    <style:style style:name="P87" style:family="paragraph" style:parent-style-name="Paragraph">
      <style:text-properties officeooo:rsid="017e9593" officeooo:paragraph-rsid="017e9593"/>
    </style:style>
    <style:style style:name="P88" style:family="paragraph" style:parent-style-name="Paragraph">
      <style:text-properties officeooo:rsid="0177a38c" officeooo:paragraph-rsid="01869373"/>
    </style:style>
    <style:style style:name="P89" style:family="paragraph" style:parent-style-name="Paragraph">
      <style:text-properties officeooo:rsid="0170c4d1" officeooo:paragraph-rsid="0170c4d1"/>
    </style:style>
    <style:style style:name="P90" style:family="paragraph" style:parent-style-name="Paragraph">
      <style:text-properties officeooo:rsid="016fe1c9" officeooo:paragraph-rsid="016fe1c9"/>
    </style:style>
    <style:style style:name="P91" style:family="paragraph" style:parent-style-name="Paragraph">
      <style:text-properties officeooo:rsid="016d44fb" officeooo:paragraph-rsid="016d44fb"/>
    </style:style>
    <style:style style:name="P92" style:family="paragraph" style:parent-style-name="Paragraph">
      <style:text-properties officeooo:rsid="016b639a" officeooo:paragraph-rsid="016b639a"/>
    </style:style>
    <style:style style:name="P93" style:family="paragraph" style:parent-style-name="Paragraph">
      <style:text-properties officeooo:rsid="01689791" officeooo:paragraph-rsid="01689791"/>
    </style:style>
    <style:style style:name="P94" style:family="paragraph" style:parent-style-name="Paragraph">
      <style:text-properties officeooo:rsid="01675255" officeooo:paragraph-rsid="01675255"/>
    </style:style>
    <style:style style:name="P95" style:family="paragraph" style:parent-style-name="Paragraph">
      <style:text-properties officeooo:rsid="014d5104" officeooo:paragraph-rsid="02275a57"/>
    </style:style>
    <style:style style:name="P96" style:family="paragraph" style:parent-style-name="Paragraph">
      <style:text-properties officeooo:rsid="014d5104" officeooo:paragraph-rsid="02282413"/>
    </style:style>
    <style:style style:name="P97" style:family="paragraph" style:parent-style-name="Paragraph">
      <style:text-properties officeooo:rsid="02282413" officeooo:paragraph-rsid="02282413"/>
    </style:style>
    <style:style style:name="P98" style:family="paragraph" style:parent-style-name="Paragraph">
      <style:text-properties officeooo:rsid="0157dd30" officeooo:paragraph-rsid="02275a57"/>
    </style:style>
    <style:style style:name="P99" style:family="paragraph" style:parent-style-name="Paragraph">
      <style:text-properties officeooo:rsid="02edaa6b" officeooo:paragraph-rsid="02edaa6b"/>
    </style:style>
    <style:style style:name="P100" style:family="paragraph" style:parent-style-name="Paragraph">
      <style:text-properties officeooo:paragraph-rsid="02ec4dad"/>
    </style:style>
    <style:style style:name="P101" style:family="paragraph" style:parent-style-name="Paragraph">
      <style:text-properties officeooo:paragraph-rsid="02eb17c6"/>
    </style:style>
    <style:style style:name="P102" style:family="paragraph" style:parent-style-name="Paragraph">
      <style:text-properties officeooo:rsid="02dac8a3" officeooo:paragraph-rsid="02dac8a3"/>
    </style:style>
    <style:style style:name="P103" style:family="paragraph" style:parent-style-name="Paragraph">
      <style:text-properties officeooo:rsid="02d0ce3c" officeooo:paragraph-rsid="02d0ce3c"/>
    </style:style>
    <style:style style:name="P104" style:family="paragraph" style:parent-style-name="Paragraph">
      <style:text-properties officeooo:paragraph-rsid="02dfbcaf"/>
    </style:style>
    <style:style style:name="P105" style:family="paragraph" style:parent-style-name="Paragraph">
      <style:text-properties officeooo:paragraph-rsid="00d897b6"/>
    </style:style>
    <style:style style:name="P106" style:family="paragraph" style:parent-style-name="Paragraph">
      <style:text-properties officeooo:rsid="01dd6f07" officeooo:paragraph-rsid="01dd6f07"/>
    </style:style>
    <style:style style:name="P107" style:family="paragraph" style:parent-style-name="Paragraph">
      <style:text-properties officeooo:rsid="009b922d" officeooo:paragraph-rsid="009b922d"/>
    </style:style>
    <style:style style:name="P108" style:family="paragraph" style:parent-style-name="Paragraph">
      <style:text-properties officeooo:rsid="0201d1f3" officeooo:paragraph-rsid="0201d1f3"/>
    </style:style>
    <style:style style:name="P109" style:family="paragraph" style:parent-style-name="Paragraph">
      <style:text-properties officeooo:rsid="02075a8e" officeooo:paragraph-rsid="02075a8e"/>
    </style:style>
    <style:style style:name="P110" style:family="paragraph" style:parent-style-name="Paragraph">
      <style:text-properties officeooo:rsid="0055e835" officeooo:paragraph-rsid="01972c1b"/>
    </style:style>
    <style:style style:name="P111" style:family="paragraph" style:parent-style-name="Paragraph">
      <style:text-properties officeooo:paragraph-rsid="025361ba"/>
    </style:style>
    <style:style style:name="P112" style:family="paragraph" style:parent-style-name="Paragraph">
      <style:text-properties officeooo:paragraph-rsid="011f52eb"/>
    </style:style>
    <style:style style:name="P113" style:family="paragraph" style:parent-style-name="Paragraph">
      <style:text-properties officeooo:rsid="015d4747" officeooo:paragraph-rsid="03157628"/>
    </style:style>
    <style:style style:name="P114" style:family="paragraph" style:parent-style-name="Paragraph">
      <style:text-properties officeooo:rsid="00f7587f" officeooo:paragraph-rsid="00f7587f"/>
    </style:style>
    <style:style style:name="P115" style:family="paragraph" style:parent-style-name="Paragraph">
      <style:text-properties officeooo:paragraph-rsid="00f7587f"/>
    </style:style>
    <style:style style:name="P116" style:family="paragraph" style:parent-style-name="Paragraph">
      <style:text-properties officeooo:rsid="00bddc34" officeooo:paragraph-rsid="00bddc34"/>
    </style:style>
    <style:style style:name="P117" style:family="paragraph" style:parent-style-name="Paragraph">
      <style:text-properties officeooo:paragraph-rsid="011dbfe9"/>
    </style:style>
    <style:style style:name="P118" style:family="paragraph" style:parent-style-name="Paragraph">
      <style:text-properties officeooo:paragraph-rsid="00ed8a22"/>
    </style:style>
    <style:style style:name="P119" style:family="paragraph" style:parent-style-name="Paragraph">
      <style:text-properties officeooo:rsid="00f5d669" officeooo:paragraph-rsid="00f5d669"/>
    </style:style>
    <style:style style:name="P120" style:family="paragraph" style:parent-style-name="Paragraph">
      <style:text-properties officeooo:paragraph-rsid="03ac1cf7"/>
    </style:style>
    <style:style style:name="P121" style:family="paragraph" style:parent-style-name="Paragraph">
      <style:text-properties officeooo:paragraph-rsid="00f5d669"/>
    </style:style>
    <style:style style:name="P122" style:family="paragraph" style:parent-style-name="Paragraph">
      <style:text-properties officeooo:paragraph-rsid="00f3f518"/>
    </style:style>
    <style:style style:name="P123" style:family="paragraph" style:parent-style-name="Paragraph">
      <style:text-properties officeooo:rsid="030acf96" officeooo:paragraph-rsid="030acf96"/>
    </style:style>
    <style:style style:name="P124" style:family="paragraph" style:parent-style-name="Paragraph">
      <style:text-properties officeooo:paragraph-rsid="00e74083"/>
    </style:style>
    <style:style style:name="P125" style:family="paragraph" style:parent-style-name="Paragraph">
      <style:text-properties officeooo:paragraph-rsid="0307ae3b"/>
    </style:style>
    <style:style style:name="P126" style:family="paragraph" style:parent-style-name="Paragraph">
      <style:text-properties officeooo:rsid="03a41510" officeooo:paragraph-rsid="03a41510"/>
    </style:style>
    <style:style style:name="P127" style:family="paragraph" style:parent-style-name="Paragraph">
      <style:text-properties officeooo:paragraph-rsid="010e8ba0"/>
    </style:style>
    <style:style style:name="P128" style:family="paragraph" style:parent-style-name="Paragraph">
      <style:text-properties officeooo:paragraph-rsid="0305984c"/>
    </style:style>
    <style:style style:name="P129" style:family="paragraph" style:parent-style-name="Paragraph">
      <style:text-properties officeooo:paragraph-rsid="03041a6b"/>
    </style:style>
    <style:style style:name="P130" style:family="paragraph" style:parent-style-name="Paragraph">
      <style:text-properties officeooo:paragraph-rsid="03035acf"/>
    </style:style>
    <style:style style:name="P131" style:family="paragraph" style:parent-style-name="Paragraph">
      <style:text-properties officeooo:paragraph-rsid="0108b231"/>
    </style:style>
    <style:style style:name="P132" style:family="paragraph" style:parent-style-name="Paragraph">
      <style:text-properties officeooo:rsid="002efc3a" officeooo:paragraph-rsid="003db748"/>
    </style:style>
    <style:style style:name="P133" style:family="paragraph" style:parent-style-name="Paragraph">
      <style:text-properties officeooo:rsid="00fbd112" officeooo:paragraph-rsid="00fbd112"/>
    </style:style>
    <style:style style:name="P134" style:family="paragraph" style:parent-style-name="Paragraph">
      <style:text-properties officeooo:rsid="02ffa918" officeooo:paragraph-rsid="02ffa918"/>
    </style:style>
    <style:style style:name="P135" style:family="paragraph" style:parent-style-name="Paragraph">
      <style:text-properties officeooo:rsid="02fd22f7" officeooo:paragraph-rsid="02fd22f7"/>
    </style:style>
    <style:style style:name="P136" style:family="paragraph" style:parent-style-name="Paragraph">
      <style:text-properties officeooo:rsid="0029c431" officeooo:paragraph-rsid="002b6163"/>
    </style:style>
    <style:style style:name="P137" style:family="paragraph" style:parent-style-name="Paragraph">
      <style:text-properties officeooo:rsid="00295c2e" officeooo:paragraph-rsid="002d193b"/>
    </style:style>
    <style:style style:name="P138" style:family="paragraph" style:parent-style-name="Paragraph">
      <style:text-properties officeooo:rsid="00295c2e" officeooo:paragraph-rsid="02fa7b19"/>
    </style:style>
    <style:style style:name="P139" style:family="paragraph" style:parent-style-name="Paragraph">
      <style:text-properties officeooo:rsid="00295c2e" officeooo:paragraph-rsid="0420bcf2"/>
    </style:style>
    <style:style style:name="P140" style:family="paragraph" style:parent-style-name="Paragraph">
      <style:text-properties officeooo:rsid="00289aa7" officeooo:paragraph-rsid="00d897b6"/>
    </style:style>
    <style:style style:name="P141" style:family="paragraph" style:parent-style-name="Paragraph">
      <style:text-properties officeooo:rsid="00280495" officeooo:paragraph-rsid="00280495"/>
    </style:style>
    <style:style style:name="P142" style:family="paragraph" style:parent-style-name="Paragraph">
      <style:text-properties officeooo:rsid="00262887" officeooo:paragraph-rsid="00280495"/>
    </style:style>
    <style:style style:name="P143" style:family="paragraph" style:parent-style-name="Paragraph">
      <style:text-properties officeooo:rsid="000d279d" officeooo:paragraph-rsid="000d279d"/>
    </style:style>
    <style:style style:name="P144" style:family="paragraph" style:parent-style-name="Paragraph">
      <style:text-properties officeooo:rsid="022530ae" officeooo:paragraph-rsid="0221e8b2"/>
    </style:style>
    <style:style style:name="P145" style:family="paragraph" style:parent-style-name="Paragraph">
      <style:text-properties officeooo:rsid="0402a277" officeooo:paragraph-rsid="0402a277"/>
    </style:style>
    <style:style style:name="P146" style:family="paragraph" style:parent-style-name="Paragraph">
      <style:text-properties officeooo:rsid="0402a277" officeooo:paragraph-rsid="040394fc"/>
    </style:style>
    <style:style style:name="P147" style:family="paragraph" style:parent-style-name="Paragraph">
      <style:text-properties officeooo:paragraph-rsid="04161595"/>
    </style:style>
    <style:style style:name="P148" style:family="paragraph" style:parent-style-name="Paragraph">
      <style:text-properties officeooo:paragraph-rsid="041b8ad6"/>
    </style:style>
    <style:style style:name="P149" style:family="paragraph" style:parent-style-name="Paragraph">
      <style:text-properties style:use-window-font-color="true" fo:font-weight="normal" style:font-weight-asian="normal" style:font-weight-complex="normal"/>
    </style:style>
    <style:style style:name="P150" style:family="paragraph" style:parent-style-name="Paragraph">
      <style:text-properties officeooo:rsid="04cfb041" officeooo:paragraph-rsid="04cfb041"/>
    </style:style>
    <style:style style:name="P151" style:family="paragraph" style:parent-style-name="Paragraph">
      <style:text-properties officeooo:rsid="04d1d12d" officeooo:paragraph-rsid="04d1d12d"/>
    </style:style>
    <style:style style:name="P15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53"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5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5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5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5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5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5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6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6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6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6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6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6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166"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67"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6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6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70"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71"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72"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73"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74" style:family="paragraph" style:parent-style-name="Quotations">
      <style:text-properties fo:font-style="italic" style:font-style-asian="italic" style:font-style-complex="italic"/>
    </style:style>
    <style:style style:name="P175" style:family="paragraph" style:parent-style-name="Quotations">
      <style:text-properties fo:font-style="italic" officeooo:rsid="03d8dc31" officeooo:paragraph-rsid="03d8dc31" style:font-style-asian="italic" style:font-style-complex="italic"/>
    </style:style>
    <style:style style:name="P176" style:family="paragraph" style:parent-style-name="Quotations">
      <style:text-properties fo:font-style="italic" officeooo:paragraph-rsid="02583b16" style:font-style-asian="italic" style:font-style-complex="italic"/>
    </style:style>
    <style:style style:name="P177"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78"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79"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80" style:family="paragraph" style:parent-style-name="Quotations">
      <style:text-properties fo:font-style="italic" fo:font-weight="bold" officeooo:rsid="04a63209" officeooo:paragraph-rsid="04a63209" style:font-style-asian="italic" style:font-weight-asian="bold" style:font-style-complex="italic" style:font-weight-complex="bold"/>
    </style:style>
    <style:style style:name="P181" style:family="paragraph" style:parent-style-name="Quotations">
      <style:text-properties officeooo:paragraph-rsid="0400a1b0"/>
    </style:style>
    <style:style style:name="P182" style:family="paragraph" style:parent-style-name="Quotations">
      <style:text-properties officeooo:paragraph-rsid="029ba440"/>
    </style:style>
    <style:style style:name="P183" style:family="paragraph" style:parent-style-name="Quotations">
      <style:text-properties fo:font-weight="bold" officeooo:rsid="023cfc81" officeooo:paragraph-rsid="023cfc81" style:font-weight-asian="bold" style:font-weight-complex="bold"/>
    </style:style>
    <style:style style:name="P184" style:family="paragraph" style:parent-style-name="Quotations">
      <style:text-properties fo:font-weight="bold" officeooo:rsid="022d2a5a" officeooo:paragraph-rsid="022d2a5a" style:font-weight-asian="bold" style:font-weight-complex="bold"/>
    </style:style>
    <style:style style:name="P185" style:family="paragraph" style:parent-style-name="Quotations">
      <style:text-properties fo:font-weight="bold" officeooo:rsid="0317b948" officeooo:paragraph-rsid="0317b948" style:font-weight-asian="bold" style:font-weight-complex="bold"/>
    </style:style>
    <style:style style:name="P186" style:family="paragraph" style:parent-style-name="Quotations">
      <style:text-properties officeooo:paragraph-rsid="0304aa62"/>
    </style:style>
    <style:style style:name="P187" style:family="paragraph" style:parent-style-name="Quotations">
      <style:text-properties officeooo:paragraph-rsid="041cedd9"/>
    </style:style>
    <style:style style:name="P188" style:family="paragraph" style:parent-style-name="Quotations">
      <style:paragraph-properties style:join-border="false"/>
      <style:text-properties officeooo:rsid="04d2f57d" officeooo:paragraph-rsid="04d2f57d"/>
    </style:style>
    <style:style style:name="P189" style:family="paragraph" style:parent-style-name="Quotations">
      <style:text-properties fo:color="#663300" fo:font-style="italic" officeooo:rsid="04d58b27" officeooo:paragraph-rsid="04d58b27" style:font-style-asian="italic" style:font-style-complex="italic"/>
    </style:style>
    <style:style style:name="P190" style:family="paragraph" style:parent-style-name="Quotations">
      <style:paragraph-properties style:join-border="false"/>
      <style:text-properties officeooo:rsid="04d780d5" officeooo:paragraph-rsid="04d780d5"/>
    </style:style>
    <style:style style:name="P191" style:family="paragraph" style:parent-style-name="Preformatted_20_Text">
      <style:text-properties officeooo:rsid="0222b78d" officeooo:paragraph-rsid="0222b78d"/>
    </style:style>
    <style:style style:name="P192" style:family="paragraph" style:parent-style-name="Preformatted_20_Text">
      <style:text-properties officeooo:rsid="01675255" officeooo:paragraph-rsid="0189bb37"/>
    </style:style>
    <style:style style:name="P193" style:family="paragraph" style:parent-style-name="Preformatted_20_Text">
      <style:text-properties officeooo:rsid="01675255" officeooo:paragraph-rsid="016b639a"/>
    </style:style>
    <style:style style:name="P194" style:family="paragraph" style:parent-style-name="Preformatted_20_Text">
      <style:text-properties officeooo:rsid="01675255" officeooo:paragraph-rsid="01689791"/>
    </style:style>
    <style:style style:name="P195" style:family="paragraph" style:parent-style-name="Preformatted_20_Text">
      <style:text-properties officeooo:paragraph-rsid="0177e2c2"/>
    </style:style>
    <style:style style:name="P196" style:family="paragraph" style:parent-style-name="Preformatted_20_Text">
      <style:text-properties officeooo:rsid="02145216" officeooo:paragraph-rsid="02145216"/>
    </style:style>
    <style:style style:name="P197" style:family="paragraph" style:parent-style-name="Preformatted_20_Text">
      <style:text-properties officeooo:rsid="0211d52d" officeooo:paragraph-rsid="0216bdd7"/>
    </style:style>
    <style:style style:name="P198" style:family="paragraph" style:parent-style-name="Preformatted_20_Text">
      <style:text-properties officeooo:paragraph-rsid="016fe1c9"/>
    </style:style>
    <style:style style:name="P199" style:family="paragraph" style:parent-style-name="Preformatted_20_Text">
      <style:text-properties officeooo:rsid="01b72131" officeooo:paragraph-rsid="02114701"/>
    </style:style>
    <style:style style:name="P200" style:family="paragraph" style:parent-style-name="Preformatted_20_Text">
      <style:text-properties officeooo:rsid="014ec4ea" officeooo:paragraph-rsid="02264b57"/>
    </style:style>
    <style:style style:name="P201" style:family="paragraph" style:parent-style-name="Preformatted_20_Text">
      <style:text-properties officeooo:rsid="02285ebf" officeooo:paragraph-rsid="02285ebf"/>
    </style:style>
    <style:style style:name="P202" style:family="paragraph" style:parent-style-name="Preformatted_20_Text">
      <style:text-properties officeooo:rsid="01549ab1" officeooo:paragraph-rsid="02275a57"/>
    </style:style>
    <style:style style:name="P203" style:family="paragraph" style:parent-style-name="Preformatted_20_Text">
      <style:text-properties officeooo:rsid="00716fb6" officeooo:paragraph-rsid="02f14cff"/>
    </style:style>
    <style:style style:name="P204" style:family="paragraph" style:parent-style-name="Preformatted_20_Text">
      <style:text-properties officeooo:rsid="0067b482" officeooo:paragraph-rsid="006df380"/>
    </style:style>
    <style:style style:name="P205" style:family="paragraph" style:parent-style-name="Preformatted_20_Text">
      <style:text-properties officeooo:rsid="00a62c04" officeooo:paragraph-rsid="02ec4dad"/>
    </style:style>
    <style:style style:name="P206" style:family="paragraph" style:parent-style-name="Preformatted_20_Text">
      <style:text-properties officeooo:paragraph-rsid="02eb17c6"/>
    </style:style>
    <style:style style:name="P207" style:family="paragraph" style:parent-style-name="Preformatted_20_Text">
      <style:text-properties officeooo:rsid="02d2bbd8" officeooo:paragraph-rsid="02d2bbd8"/>
    </style:style>
    <style:style style:name="P208" style:family="paragraph" style:parent-style-name="Preformatted_20_Text">
      <style:text-properties officeooo:rsid="01c8017a" officeooo:paragraph-rsid="01c8017a"/>
    </style:style>
    <style:style style:name="P209" style:family="paragraph" style:parent-style-name="Preformatted_20_Text">
      <style:text-properties officeooo:rsid="03254a93" officeooo:paragraph-rsid="03313c8d"/>
    </style:style>
    <style:style style:name="P210" style:family="paragraph" style:parent-style-name="Preformatted_20_Text">
      <style:text-properties officeooo:rsid="02d0ce3c" officeooo:paragraph-rsid="02d0ce3c"/>
    </style:style>
    <style:style style:name="P211" style:family="paragraph" style:parent-style-name="Preformatted_20_Text">
      <style:text-properties officeooo:rsid="0088b0d2" officeooo:paragraph-rsid="0380d042"/>
    </style:style>
    <style:style style:name="P212" style:family="paragraph" style:parent-style-name="Preformatted_20_Text">
      <style:text-properties officeooo:rsid="019fb3ab" officeooo:paragraph-rsid="019fb3ab"/>
    </style:style>
    <style:style style:name="P213" style:family="paragraph" style:parent-style-name="Preformatted_20_Text">
      <style:text-properties officeooo:rsid="01e053d4" officeooo:paragraph-rsid="01e053d4"/>
    </style:style>
    <style:style style:name="P214" style:family="paragraph" style:parent-style-name="Preformatted_20_Text">
      <style:text-properties officeooo:rsid="00854207" officeooo:paragraph-rsid="00854207"/>
    </style:style>
    <style:style style:name="P215" style:family="paragraph" style:parent-style-name="Preformatted_20_Text">
      <style:text-properties officeooo:paragraph-rsid="039fac9b"/>
    </style:style>
    <style:style style:name="P216" style:family="paragraph" style:parent-style-name="Preformatted_20_Text">
      <style:text-properties officeooo:rsid="01fb930e" officeooo:paragraph-rsid="02001c92"/>
    </style:style>
    <style:style style:name="P217" style:family="paragraph" style:parent-style-name="Preformatted_20_Text">
      <style:text-properties officeooo:rsid="01fb930e" officeooo:paragraph-rsid="020b74ed"/>
    </style:style>
    <style:style style:name="P218" style:family="paragraph" style:parent-style-name="Preformatted_20_Text">
      <style:text-properties fo:font-style="italic" officeooo:rsid="0296e7a4" officeooo:paragraph-rsid="029ba440" style:font-style-asian="italic" style:font-style-complex="italic"/>
    </style:style>
    <style:style style:name="P219" style:family="paragraph" style:parent-style-name="Preformatted_20_Text">
      <style:text-properties officeooo:rsid="0296e7a4" officeooo:paragraph-rsid="029ba440"/>
    </style:style>
    <style:style style:name="P220" style:family="paragraph" style:parent-style-name="Preformatted_20_Text">
      <style:text-properties officeooo:rsid="0295ad79" officeooo:paragraph-rsid="0295ad79"/>
    </style:style>
    <style:style style:name="P221" style:family="paragraph" style:parent-style-name="Preformatted_20_Text">
      <style:text-properties officeooo:rsid="023cfc81" officeooo:paragraph-rsid="023cfc81"/>
    </style:style>
    <style:style style:name="P222" style:family="paragraph" style:parent-style-name="Preformatted_20_Text">
      <style:text-properties officeooo:paragraph-rsid="02703a73"/>
    </style:style>
    <style:style style:name="P223" style:family="paragraph" style:parent-style-name="Preformatted_20_Text">
      <style:text-properties fo:font-weight="bold" officeooo:rsid="022b9cf1" officeooo:paragraph-rsid="03999250" style:font-weight-asian="bold" style:font-weight-complex="bold"/>
    </style:style>
    <style:style style:name="P224" style:family="paragraph" style:parent-style-name="Preformatted_20_Text">
      <style:text-properties officeooo:rsid="00c536ae" officeooo:paragraph-rsid="039c1796"/>
    </style:style>
    <style:style style:name="P225" style:family="paragraph" style:parent-style-name="Preformatted_20_Text">
      <style:text-properties officeooo:rsid="00570288" officeooo:paragraph-rsid="006f01a0"/>
    </style:style>
    <style:style style:name="P226" style:family="paragraph" style:parent-style-name="Preformatted_20_Text">
      <style:text-properties officeooo:rsid="0055e835" officeooo:paragraph-rsid="0055e835"/>
    </style:style>
    <style:style style:name="P227" style:family="paragraph" style:parent-style-name="Preformatted_20_Text">
      <style:text-properties officeooo:rsid="00502c5e" officeooo:paragraph-rsid="0141d063"/>
    </style:style>
    <style:style style:name="P228" style:family="paragraph" style:parent-style-name="Preformatted_20_Text">
      <style:text-properties officeooo:rsid="00502c5e" officeooo:paragraph-rsid="031bca4c"/>
    </style:style>
    <style:style style:name="P229" style:family="paragraph" style:parent-style-name="Preformatted_20_Text">
      <style:text-properties officeooo:rsid="005989f9" officeooo:paragraph-rsid="013dbe8d"/>
    </style:style>
    <style:style style:name="P230" style:family="paragraph" style:parent-style-name="Preformatted_20_Text">
      <style:text-properties officeooo:rsid="019011db" officeooo:paragraph-rsid="019011db"/>
    </style:style>
    <style:style style:name="P231" style:family="paragraph" style:parent-style-name="Preformatted_20_Text">
      <style:text-properties officeooo:rsid="015d4747" officeooo:paragraph-rsid="03b31c36"/>
    </style:style>
    <style:style style:name="P232" style:family="paragraph" style:parent-style-name="Preformatted_20_Text">
      <style:text-properties officeooo:rsid="00bc0048" officeooo:paragraph-rsid="0314905a"/>
    </style:style>
    <style:style style:name="P233" style:family="paragraph" style:parent-style-name="Preformatted_20_Text">
      <style:text-properties officeooo:rsid="00bc0048" officeooo:paragraph-rsid="00bc0048"/>
    </style:style>
    <style:style style:name="P234" style:family="paragraph" style:parent-style-name="Preformatted_20_Text">
      <style:text-properties fo:font-style="normal" officeooo:rsid="00f68711" officeooo:paragraph-rsid="00f68711" style:font-style-asian="normal" style:font-style-complex="normal"/>
    </style:style>
    <style:style style:name="P235" style:family="paragraph" style:parent-style-name="Preformatted_20_Text">
      <style:text-properties officeooo:rsid="01129a73" officeooo:paragraph-rsid="0116cacd"/>
    </style:style>
    <style:style style:name="P236" style:family="paragraph" style:parent-style-name="Preformatted_20_Text">
      <style:text-properties officeooo:rsid="03a05df3" officeooo:paragraph-rsid="03a9b0ba"/>
    </style:style>
    <style:style style:name="P237" style:family="paragraph" style:parent-style-name="Preformatted_20_Text">
      <style:text-properties officeooo:rsid="04a38833" officeooo:paragraph-rsid="04ab5348"/>
    </style:style>
    <style:style style:name="P238" style:family="paragraph" style:parent-style-name="Preformatted_20_Text">
      <style:text-properties officeooo:rsid="04b3b956" officeooo:paragraph-rsid="04b47614"/>
    </style:style>
    <style:style style:name="P239" style:family="paragraph" style:parent-style-name="Preformatted_20_Text">
      <style:text-properties officeooo:rsid="04ba1ef3" officeooo:paragraph-rsid="04ba1ef3"/>
    </style:style>
    <style:style style:name="P240" style:family="paragraph" style:parent-style-name="Preformatted_20_Text">
      <style:text-properties officeooo:rsid="04c790d3" officeooo:paragraph-rsid="04cb6a9a"/>
    </style:style>
    <style:style style:name="P241" style:family="paragraph" style:parent-style-name="Preformatted_20_Text">
      <style:text-properties officeooo:rsid="04c790d3" officeooo:paragraph-rsid="04cec5bf"/>
    </style:style>
    <style:style style:name="P242" style:family="paragraph" style:parent-style-name="Preformatted_20_Text">
      <style:text-properties officeooo:rsid="04c790d3" officeooo:paragraph-rsid="04d4b135"/>
    </style:style>
    <style:style style:name="P243" style:family="paragraph" style:parent-style-name="Preformatted_20_Text">
      <style:text-properties officeooo:rsid="04d58b27" officeooo:paragraph-rsid="04d58b27"/>
    </style:style>
    <style:style style:name="P244" style:family="paragraph" style:parent-style-name="Preformatted_20_Text">
      <style:text-properties officeooo:rsid="04d85d73" officeooo:paragraph-rsid="04d85d73"/>
    </style:style>
    <style:style style:name="P245"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6"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7" style:family="paragraph" style:parent-style-name="Author_20_Name">
      <style:text-properties fo:color="#666666" fo:font-size="10pt" officeooo:paragraph-rsid="000a6551" style:font-size-asian="10pt" style:font-size-complex="10pt"/>
    </style:style>
    <style:style style:name="P248" style:family="paragraph" style:parent-style-name="Copyright_20_Italics">
      <style:text-properties style:font-name="Liberation Serif" officeooo:paragraph-rsid="012f11cf"/>
    </style:style>
    <style:style style:name="P249" style:family="paragraph" style:parent-style-name="Copyright_20_Italics">
      <style:text-properties style:font-name="Liberation Serif" officeooo:paragraph-rsid="0423c17f"/>
    </style:style>
    <style:style style:name="P250"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style>
    <style:style style:name="P251"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aad437"/>
    </style:style>
    <style:style style:name="P252"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d684a9"/>
    </style:style>
    <style:style style:name="P25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weight="bold" officeooo:paragraph-rsid="03aad437" style:font-weight-asian="bold" style:font-weight-complex="bold"/>
    </style:style>
    <style:style style:name="P25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5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style>
    <style:style style:name="P25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officeooo:paragraph-rsid="03d684a9"/>
    </style:style>
    <style:style style:name="P257"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258" style:family="paragraph" style:parent-style-name="Contents_20_3">
      <style:paragraph-properties>
        <style:tab-stops>
          <style:tab-stop style:position="5.9402in" style:type="right" style:leader-style="dotted" style:leader-text="."/>
        </style:tab-stops>
      </style:paragraph-properties>
    </style:style>
    <style:style style:name="P259" style:family="paragraph" style:parent-style-name="Contents_20_1">
      <style:paragraph-properties>
        <style:tab-stops>
          <style:tab-stop style:position="5.9402in" style:type="right" style:leader-style="dotted" style:leader-text="."/>
        </style:tab-stops>
      </style:paragraph-properties>
    </style:style>
    <style:style style:name="P260" style:family="paragraph" style:parent-style-name="Contents_20_2">
      <style:paragraph-properties>
        <style:tab-stops>
          <style:tab-stop style:position="5.9402in" style:type="right" style:leader-style="dotted" style:leader-text="."/>
        </style:tab-stops>
      </style:paragraph-properties>
    </style:style>
    <style:style style:name="P261" style:family="paragraph" style:parent-style-name="Contents_20_4">
      <style:paragraph-properties>
        <style:tab-stops>
          <style:tab-stop style:position="5.9402in" style:type="right" style:leader-style="dotted" style:leader-text="."/>
        </style:tab-stops>
      </style:paragraph-properties>
    </style:style>
    <style:style style:name="P262" style:family="paragraph" style:parent-style-name="Quotations">
      <style:paragraph-properties fo:background-color="#ffffcc" style:join-border="false">
        <style:background-image/>
      </style:paragraph-properties>
    </style:style>
    <style:style style:name="P263"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264" style:family="paragraph" style:parent-style-name="Heading">
      <style:text-properties officeooo:paragraph-rsid="04dbee00"/>
    </style:style>
    <style:style style:name="P265" style:family="paragraph" style:parent-style-name="Heading_20_3">
      <style:text-properties officeooo:rsid="022b9cf1" officeooo:paragraph-rsid="022b9cf1"/>
    </style:style>
    <style:style style:name="P266" style:family="paragraph" style:parent-style-name="Heading_20_3">
      <style:text-properties fo:font-style="italic" officeooo:rsid="02307608" officeooo:paragraph-rsid="02326edd" style:font-style-asian="italic" style:font-style-complex="italic"/>
    </style:style>
    <style:style style:name="P267" style:family="paragraph" style:parent-style-name="Heading_20_3">
      <style:text-properties fo:font-style="italic" officeooo:rsid="02282413" officeooo:paragraph-rsid="02282413" style:font-style-asian="italic" style:font-style-complex="italic"/>
    </style:style>
    <style:style style:name="P268"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69"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70" style:family="paragraph" style:parent-style-name="Heading_20_3">
      <style:text-properties fo:color="#ffffff" fo:font-style="normal" officeooo:rsid="0245f745" officeooo:paragraph-rsid="0288cbb9" fo:background-color="#ff3333" style:font-style-asian="normal" style:font-style-complex="normal"/>
    </style:style>
    <style:style style:name="P271" style:family="paragraph" style:parent-style-name="Heading_20_3">
      <style:text-properties fo:font-style="normal" officeooo:rsid="0238bad0" officeooo:paragraph-rsid="0238bad0" fo:background-color="#ffff00" style:font-style-asian="normal" style:font-style-complex="normal"/>
    </style:style>
    <style:style style:name="P272" style:family="paragraph" style:parent-style-name="Heading_20_3">
      <style:text-properties fo:font-style="normal" officeooo:rsid="02423c43" officeooo:paragraph-rsid="02423c43" fo:background-color="#99ff66" style:font-style-asian="normal" style:font-style-complex="normal"/>
    </style:style>
    <style:style style:name="P273" style:family="paragraph" style:parent-style-name="Heading_20_3">
      <style:text-properties fo:font-style="normal" officeooo:rsid="0245f745" officeooo:paragraph-rsid="0245f745" fo:background-color="#ffcc00" style:font-style-asian="normal" style:font-style-complex="normal"/>
    </style:style>
    <style:style style:name="P274"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275" style:family="paragraph" style:parent-style-name="Heading_20_1">
      <style:text-properties officeooo:rsid="013282d2" officeooo:paragraph-rsid="013282d2"/>
    </style:style>
    <style:style style:name="P276"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77" style:family="paragraph" style:parent-style-name="Heading_20_1">
      <style:text-properties officeooo:rsid="0119a701" officeooo:paragraph-rsid="0119a701"/>
    </style:style>
    <style:style style:name="P278" style:family="paragraph" style:parent-style-name="Heading_20_1">
      <style:text-properties fo:font-variant="normal" fo:text-transform="none" fo:font-weight="bold" officeooo:rsid="042769f8" officeooo:paragraph-rsid="042769f8" style:font-weight-asian="bold" style:font-weight-complex="bold"/>
    </style:style>
    <style:style style:name="P279" style:family="paragraph" style:parent-style-name="Heading_20_1">
      <style:text-properties officeooo:rsid="006482ba" officeooo:paragraph-rsid="00e298f3"/>
    </style:style>
    <style:style style:name="P280" style:family="paragraph" style:parent-style-name="Heading_20_1">
      <style:text-properties fo:font-weight="bold" style:font-weight-asian="bold" style:font-weight-complex="bold"/>
    </style:style>
    <style:style style:name="P281" style:family="paragraph" style:parent-style-name="Heading_20_1">
      <style:text-properties fo:font-weight="bold" officeooo:rsid="01f99899" officeooo:paragraph-rsid="01f99899" style:font-weight-asian="bold" style:font-weight-complex="bold"/>
    </style:style>
    <style:style style:name="P282" style:family="paragraph" style:parent-style-name="Heading_20_1">
      <style:text-properties officeooo:rsid="0061ba5f" officeooo:paragraph-rsid="00e49d5f"/>
    </style:style>
    <style:style style:name="P283" style:family="paragraph" style:parent-style-name="Heading_20_1">
      <style:text-properties officeooo:rsid="00cdb5b8" officeooo:paragraph-rsid="00e49d5f"/>
    </style:style>
    <style:style style:name="P284" style:family="paragraph" style:parent-style-name="Heading_20_1">
      <style:text-properties officeooo:rsid="03a03cd0" officeooo:paragraph-rsid="03a03cd0"/>
    </style:style>
    <style:style style:name="P285" style:family="paragraph" style:parent-style-name="Heading_20_1">
      <style:text-properties fo:background-color="#ffff00"/>
    </style:style>
    <style:style style:name="P286" style:family="paragraph" style:parent-style-name="Heading_20_1">
      <style:text-properties officeooo:rsid="04bfda90" officeooo:paragraph-rsid="04bfda90"/>
    </style:style>
    <style:style style:name="P287" style:family="paragraph" style:parent-style-name="Heading_20_1">
      <style:text-properties officeooo:rsid="04b18b4b" officeooo:paragraph-rsid="04b18b4b"/>
    </style:style>
    <style:style style:name="P288" style:family="paragraph" style:parent-style-name="Heading_20_1">
      <style:text-properties fo:font-style="normal" officeooo:rsid="04b38574" officeooo:paragraph-rsid="04b38574" style:font-style-asian="normal" style:font-style-complex="normal"/>
    </style:style>
    <style:style style:name="P289"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90" style:family="paragraph" style:parent-style-name="Heading_20_1">
      <style:text-properties fo:font-style="normal" fo:font-weight="bold" officeooo:rsid="04d82e10" officeooo:paragraph-rsid="04d82e10" style:font-style-asian="normal" style:font-weight-asian="bold" style:font-style-complex="normal" style:font-weight-complex="bold"/>
    </style:style>
    <style:style style:name="P291"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92"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93" style:family="paragraph" style:parent-style-name="Heading_20_1">
      <style:text-properties officeooo:rsid="00baa04a" officeooo:paragraph-rsid="00e49d5f"/>
    </style:style>
    <style:style style:name="P294" style:family="paragraph" style:parent-style-name="Heading_20_1">
      <style:text-properties officeooo:rsid="015b9297" officeooo:paragraph-rsid="015b9297"/>
    </style:style>
    <style:style style:name="P295" style:family="paragraph" style:parent-style-name="Heading_20_1">
      <style:text-properties officeooo:rsid="0193d87b" officeooo:paragraph-rsid="0193d87b"/>
    </style:style>
    <style:style style:name="P296" style:family="paragraph" style:parent-style-name="Heading_20_1">
      <style:text-properties officeooo:rsid="00502c5e" officeooo:paragraph-rsid="00502c5e"/>
    </style:style>
    <style:style style:name="P297" style:family="paragraph" style:parent-style-name="Heading_20_1">
      <style:text-properties officeooo:rsid="01d30d60" officeooo:paragraph-rsid="01d30d60"/>
    </style:style>
    <style:style style:name="P298" style:family="paragraph" style:parent-style-name="Heading_20_1">
      <style:text-properties officeooo:rsid="008252b1" officeooo:paragraph-rsid="008252b1"/>
    </style:style>
    <style:style style:name="P299" style:family="paragraph" style:parent-style-name="Heading_20_1">
      <style:text-properties officeooo:rsid="008605f7" officeooo:paragraph-rsid="008605f7"/>
    </style:style>
    <style:style style:name="P300" style:family="paragraph" style:parent-style-name="Heading_20_1">
      <style:text-properties officeooo:rsid="02d09d72" officeooo:paragraph-rsid="02d09d72"/>
    </style:style>
    <style:style style:name="P301" style:family="paragraph" style:parent-style-name="Heading_20_1">
      <style:text-properties officeooo:rsid="032360fe" officeooo:paragraph-rsid="032360fe"/>
    </style:style>
    <style:style style:name="P302" style:family="paragraph" style:parent-style-name="Heading_20_1">
      <style:text-properties officeooo:rsid="01c314b3" officeooo:paragraph-rsid="01c314b3"/>
    </style:style>
    <style:style style:name="P303" style:family="paragraph" style:parent-style-name="Heading_20_1">
      <style:text-properties style:use-window-font-color="true" officeooo:rsid="04a1a701" officeooo:paragraph-rsid="04a1a701" fo:background-color="#ffcc00"/>
    </style:style>
    <style:style style:name="P304" style:family="paragraph" style:parent-style-name="Heading_20_1">
      <style:text-properties officeooo:rsid="0274e856" officeooo:paragraph-rsid="0274e856"/>
    </style:style>
    <style:style style:name="P305" style:family="paragraph" style:parent-style-name="Heading_20_1">
      <style:text-properties officeooo:rsid="006fe3ad" officeooo:paragraph-rsid="006fe3ad"/>
    </style:style>
    <style:style style:name="P306" style:family="paragraph" style:parent-style-name="Heading_20_1">
      <style:text-properties officeooo:rsid="014c9db0"/>
    </style:style>
    <style:style style:name="P307" style:family="paragraph" style:parent-style-name="Heading_20_1">
      <style:text-properties officeooo:rsid="01b543df" officeooo:paragraph-rsid="01b543df"/>
    </style:style>
    <style:style style:name="P308" style:family="paragraph" style:parent-style-name="Heading_20_1">
      <style:text-properties officeooo:rsid="0166d2c0" officeooo:paragraph-rsid="0166d2c0"/>
    </style:style>
    <style:style style:name="P309" style:family="paragraph" style:parent-style-name="Heading_20_1">
      <style:text-properties officeooo:rsid="021feb43" officeooo:paragraph-rsid="021feb43"/>
    </style:style>
    <style:style style:name="P310" style:family="paragraph" style:parent-style-name="Heading_20_1">
      <style:paragraph-properties fo:line-height="100%"/>
      <style:text-properties officeooo:paragraph-rsid="00191d87"/>
    </style:style>
    <style:style style:name="P311" style:family="paragraph" style:parent-style-name="Heading_20_1">
      <style:text-properties officeooo:paragraph-rsid="0016e613"/>
    </style:style>
    <style:style style:name="P312" style:family="paragraph" style:parent-style-name="Heading_20_1">
      <style:paragraph-properties fo:break-before="page"/>
      <style:text-properties officeooo:paragraph-rsid="0016e613"/>
    </style:style>
    <style:style style:name="P313" style:family="paragraph" style:parent-style-name="Book_20_Subtitle">
      <style:text-properties officeooo:paragraph-rsid="02a2e511"/>
    </style:style>
    <style:style style:name="P314" style:family="paragraph" style:parent-style-name="Heading_20_2">
      <style:text-properties fo:font-style="italic" officeooo:rsid="04de2e56" officeooo:paragraph-rsid="04de2e56" style:font-style-asian="italic" style:font-style-complex="italic"/>
    </style:style>
    <style:style style:name="P315" style:family="paragraph" style:parent-style-name="Heading_20_2">
      <style:paragraph-properties fo:line-height="100%"/>
      <style:text-properties officeooo:paragraph-rsid="014302e6"/>
    </style:style>
    <style:style style:name="P316"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317" style:family="paragraph" style:parent-style-name="Heading_20_2">
      <style:text-properties officeooo:rsid="019dcd09" officeooo:paragraph-rsid="019dcd09"/>
    </style:style>
    <style:style style:name="P318" style:family="paragraph" style:parent-style-name="Heading_20_2">
      <style:text-properties officeooo:rsid="03003410" officeooo:paragraph-rsid="03003410"/>
    </style:style>
    <style:style style:name="P319" style:family="paragraph" style:parent-style-name="Heading_20_2">
      <style:paragraph-properties fo:break-before="page"/>
    </style:style>
    <style:style style:name="P320" style:family="paragraph" style:parent-style-name="Chapter_20_Title" style:master-page-name="Convert_20_1">
      <style:paragraph-properties style:page-number="auto"/>
    </style:style>
    <style:style style:name="P321" style:family="paragraph" style:parent-style-name="Paragraph" style:master-page-name="Standard">
      <style:paragraph-properties style:page-number="auto"/>
    </style:style>
    <style:style style:name="P322" style:family="paragraph" style:parent-style-name="Paragraph" style:list-style-name="L2">
      <style:paragraph-properties>
        <style:tab-stops>
          <style:tab-stop style:position="0.6874in"/>
        </style:tab-stops>
      </style:paragraph-properties>
      <style:text-properties officeooo:paragraph-rsid="00d897b6"/>
    </style:style>
    <style:style style:name="P323" style:family="paragraph" style:parent-style-name="Paragraph">
      <style:text-properties officeooo:paragraph-rsid="041a668c"/>
    </style:style>
    <style:style style:name="P324" style:family="paragraph" style:parent-style-name="Paragraph">
      <style:text-properties officeooo:rsid="0402a277" officeooo:paragraph-rsid="040394fc"/>
    </style:style>
    <style:style style:name="P325" style:family="paragraph" style:parent-style-name="Paragraph">
      <style:text-properties fo:font-style="normal" officeooo:rsid="0029c431" officeooo:paragraph-rsid="02fb9379" style:font-style-asian="normal" style:font-style-complex="normal"/>
    </style:style>
    <style:style style:name="P326" style:family="paragraph" style:parent-style-name="Paragraph">
      <style:text-properties officeooo:paragraph-rsid="04e0915f"/>
    </style:style>
    <style:style style:name="P327" style:family="paragraph" style:parent-style-name="Paragraph">
      <style:text-properties officeooo:rsid="04e189c2" officeooo:paragraph-rsid="04e189c2"/>
    </style:style>
    <style:style style:name="P328" style:family="paragraph" style:parent-style-name="Header_20_-_20_Odd">
      <style:text-properties fo:font-style="italic" officeooo:rsid="04dbee00" officeooo:paragraph-rsid="04dbee00" style:font-style-asian="italic" style:font-style-complex="italic"/>
    </style:style>
    <style:style style:name="P329" style:family="paragraph" style:parent-style-name="Header_20_-_20_Even">
      <style:text-properties fo:font-style="italic" officeooo:rsid="04dbee00" officeooo:paragraph-rsid="04dbee00" style:font-style-asian="italic" style:font-style-complex="italic"/>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29c431" style:font-style-asian="italic" style:font-style-complex="italic"/>
    </style:style>
    <style:style style:name="T4" style:family="text">
      <style:text-properties fo:font-style="italic" officeooo:rsid="005d5455" style:font-style-asian="italic" style:font-style-complex="italic"/>
    </style:style>
    <style:style style:name="T5" style:family="text">
      <style:text-properties fo:font-style="italic" officeooo:rsid="00b118ee" style:font-style-asian="italic" style:font-style-complex="italic"/>
    </style:style>
    <style:style style:name="T6" style:family="text">
      <style:text-properties fo:font-style="italic" officeooo:rsid="005e1bca" style:font-style-asian="italic" style:font-style-complex="italic"/>
    </style:style>
    <style:style style:name="T7" style:family="text">
      <style:text-properties fo:font-style="italic" officeooo:rsid="00d0d081" style:font-style-asian="italic" style:font-style-complex="italic"/>
    </style:style>
    <style:style style:name="T8" style:family="text">
      <style:text-properties fo:font-style="italic" officeooo:rsid="00d244da" style:font-style-asian="italic" style:font-style-complex="italic"/>
    </style:style>
    <style:style style:name="T9" style:family="text">
      <style:text-properties fo:font-style="italic" officeooo:rsid="00bc0048" style:font-style-asian="italic" style:font-style-complex="italic"/>
    </style:style>
    <style:style style:name="T10" style:family="text">
      <style:text-properties fo:font-style="italic" officeooo:rsid="00e74083" style:font-style-asian="italic" style:font-style-complex="italic"/>
    </style:style>
    <style:style style:name="T11" style:family="text">
      <style:text-properties fo:font-style="italic" officeooo:rsid="00ea7bf7" style:font-style-asian="italic" style:font-style-complex="italic"/>
    </style:style>
    <style:style style:name="T12" style:family="text">
      <style:text-properties fo:font-style="italic" officeooo:rsid="00ebe726" style:font-style-asian="italic" style:font-style-complex="italic"/>
    </style:style>
    <style:style style:name="T13" style:family="text">
      <style:text-properties fo:font-style="italic" officeooo:rsid="00ed8a22" style:font-style-asian="italic" style:font-style-complex="italic"/>
    </style:style>
    <style:style style:name="T14" style:family="text">
      <style:text-properties fo:font-style="italic" officeooo:rsid="00efcaff" style:font-style-asian="italic" style:font-style-complex="italic"/>
    </style:style>
    <style:style style:name="T15" style:family="text">
      <style:text-properties fo:font-style="italic" officeooo:rsid="00f3f518" style:font-style-asian="italic" style:font-style-complex="italic"/>
    </style:style>
    <style:style style:name="T16" style:family="text">
      <style:text-properties fo:font-style="italic" officeooo:rsid="010c716f" style:font-style-asian="italic" style:font-style-complex="italic"/>
    </style:style>
    <style:style style:name="T17" style:family="text">
      <style:text-properties fo:font-style="italic" officeooo:rsid="01103039" style:font-style-asian="italic" style:font-style-complex="italic"/>
    </style:style>
    <style:style style:name="T18" style:family="text">
      <style:text-properties fo:font-style="italic" officeooo:rsid="011d786f" style:font-style-asian="italic" style:font-style-complex="italic"/>
    </style:style>
    <style:style style:name="T19" style:family="text">
      <style:text-properties fo:font-style="italic" officeooo:rsid="011eff5e" style:font-style-asian="italic" style:font-style-complex="italic"/>
    </style:style>
    <style:style style:name="T20" style:family="text">
      <style:text-properties fo:font-style="italic" officeooo:rsid="000a6551" style:font-style-asian="italic" style:font-style-complex="italic"/>
    </style:style>
    <style:style style:name="T21" style:family="text">
      <style:text-properties fo:font-style="italic" officeooo:rsid="00a486e9" style:font-style-asian="italic" style:font-style-complex="italic"/>
    </style:style>
    <style:style style:name="T22" style:family="text">
      <style:text-properties fo:font-style="italic" officeooo:rsid="01845b1b" style:font-style-asian="italic" style:font-style-complex="italic"/>
    </style:style>
    <style:style style:name="T23" style:family="text">
      <style:text-properties fo:font-style="italic" officeooo:rsid="020fd122" style:font-style-asian="italic" style:font-style-complex="italic"/>
    </style:style>
    <style:style style:name="T24" style:family="text">
      <style:text-properties fo:font-style="italic" officeooo:rsid="02264b57" style:font-style-asian="italic" style:font-style-complex="italic"/>
    </style:style>
    <style:style style:name="T25" style:family="text">
      <style:text-properties fo:font-style="italic" officeooo:rsid="02275a57" style:font-style-asian="italic" style:font-style-complex="italic"/>
    </style:style>
    <style:style style:name="T26" style:family="text">
      <style:text-properties fo:font-style="italic" officeooo:rsid="022d2a5a" style:font-style-asian="italic" style:font-style-complex="italic"/>
    </style:style>
    <style:style style:name="T27" style:family="text">
      <style:text-properties fo:font-style="italic" officeooo:rsid="0243f074" style:font-style-asian="italic" style:font-style-complex="italic"/>
    </style:style>
    <style:style style:name="T28" style:family="text">
      <style:text-properties fo:font-style="italic" officeooo:rsid="02583b16" style:font-style-asian="italic" style:font-style-complex="italic"/>
    </style:style>
    <style:style style:name="T29" style:family="text">
      <style:text-properties fo:font-style="italic" officeooo:rsid="02f74a41" style:font-style-asian="italic" style:font-style-complex="italic"/>
    </style:style>
    <style:style style:name="T30" style:family="text">
      <style:text-properties fo:font-style="italic" officeooo:rsid="01031d70" style:font-style-asian="italic" style:font-style-complex="italic"/>
    </style:style>
    <style:style style:name="T31" style:family="text">
      <style:text-properties fo:font-style="italic" officeooo:rsid="03041a6b" style:font-style-asian="italic" style:font-style-complex="italic"/>
    </style:style>
    <style:style style:name="T32" style:family="text">
      <style:text-properties fo:font-style="italic" officeooo:rsid="0304aa62" style:font-style-asian="italic" style:font-style-complex="italic"/>
    </style:style>
    <style:style style:name="T33" style:family="text">
      <style:text-properties fo:font-style="italic" officeooo:rsid="030acf96" style:font-style-asian="italic" style:font-style-complex="italic"/>
    </style:style>
    <style:style style:name="T34" style:family="text">
      <style:text-properties fo:font-style="italic" officeooo:rsid="03aad437" style:font-style-asian="italic" style:font-style-complex="italic"/>
    </style:style>
    <style:style style:name="T35" style:family="text">
      <style:text-properties fo:font-style="italic" officeooo:rsid="03ac1cf7" style:font-style-asian="italic" style:font-style-complex="italic"/>
    </style:style>
    <style:style style:name="T36" style:family="text">
      <style:text-properties fo:font-style="italic" officeooo:rsid="03aeea45" style:font-style-asian="italic" style:font-style-complex="italic"/>
    </style:style>
    <style:style style:name="T37" style:family="text">
      <style:text-properties fo:font-style="italic" officeooo:rsid="041b8ad6" style:font-style-asian="italic" style:font-style-complex="italic"/>
    </style:style>
    <style:style style:name="T38" style:family="text">
      <style:text-properties fo:font-style="italic" officeooo:rsid="0025713b" style:font-style-asian="italic" style:font-style-complex="italic"/>
    </style:style>
    <style:style style:name="T39" style:family="text">
      <style:text-properties fo:font-style="italic" officeooo:rsid="02f45467" style:font-style-asian="italic" style:font-style-complex="italic"/>
    </style:style>
    <style:style style:name="T40" style:family="text">
      <style:text-properties fo:font-style="italic" officeooo:rsid="0420bcf2" style:font-style-asian="italic" style:font-style-complex="italic"/>
    </style:style>
    <style:style style:name="T41" style:family="text">
      <style:text-properties fo:font-style="italic" officeooo:rsid="0423c17f" style:font-style-asian="italic" style:font-style-complex="italic"/>
    </style:style>
    <style:style style:name="T42" style:family="text">
      <style:text-properties fo:font-style="italic" officeooo:rsid="04dbee00" style:font-style-asian="italic" style:font-style-complex="italic"/>
    </style:style>
    <style:style style:name="T43" style:family="text">
      <style:text-properties fo:font-style="italic" officeooo:rsid="04dc8aa9" style:font-style-asian="italic" style:font-style-complex="italic"/>
    </style:style>
    <style:style style:name="T44" style:family="text">
      <style:text-properties fo:font-style="italic" officeooo:rsid="00d897b6" style:font-style-asian="italic" style:font-style-complex="italic"/>
    </style:style>
    <style:style style:name="T45" style:family="text">
      <style:text-properties fo:font-style="italic" officeooo:rsid="04e0915f"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8371d9" style:font-style-asian="italic" style:font-weight-asian="bold" style:font-style-complex="italic" style:font-weight-complex="bold"/>
    </style:style>
    <style:style style:name="T48" style:family="text">
      <style:text-properties fo:font-style="italic" fo:font-weight="bold" officeooo:rsid="00857c25" style:font-style-asian="italic" style:font-weight-asian="bold" style:font-style-complex="italic" style:font-weight-complex="bold"/>
    </style:style>
    <style:style style:name="T49" style:family="text">
      <style:text-properties fo:font-style="italic" fo:font-weight="bold" officeooo:rsid="00b118ee" style:font-style-asian="italic" style:font-weight-asian="bold" style:font-style-complex="italic" style:font-weight-complex="bold"/>
    </style:style>
    <style:style style:name="T50" style:family="text">
      <style:text-properties fo:font-style="italic" fo:font-weight="bold" officeooo:rsid="00bc0048" style:font-style-asian="italic" style:font-weight-asian="bold" style:font-style-complex="italic" style:font-weight-complex="bold"/>
    </style:style>
    <style:style style:name="T51" style:family="text">
      <style:text-properties fo:font-style="italic" fo:font-weight="bold" officeooo:rsid="00e74083" style:font-style-asian="italic" style:font-weight-asian="bold" style:font-style-complex="italic" style:font-weight-complex="bold"/>
    </style:style>
    <style:style style:name="T52" style:family="text">
      <style:text-properties fo:font-style="italic" fo:font-weight="bold" officeooo:rsid="011d786f" style:font-style-asian="italic" style:font-weight-asian="bold" style:font-style-complex="italic" style:font-weight-complex="bold"/>
    </style:style>
    <style:style style:name="T53" style:family="text">
      <style:text-properties fo:font-style="italic" fo:font-weight="bold" officeooo:rsid="00ea7bf7" style:font-style-asian="italic" style:font-weight-asian="bold" style:font-style-complex="italic" style:font-weight-complex="bold"/>
    </style:style>
    <style:style style:name="T54" style:family="text">
      <style:text-properties fo:font-style="italic" fo:font-weight="bold" officeooo:rsid="01a44e01" style:font-style-asian="italic" style:font-weight-asian="bold" style:font-style-complex="italic" style:font-weight-complex="bold"/>
    </style:style>
    <style:style style:name="T55" style:family="text">
      <style:text-properties fo:font-style="italic" fo:font-weight="bold" officeooo:rsid="00a063b5" style:font-style-asian="italic" style:font-weight-asian="bold" style:font-style-complex="italic" style:font-weight-complex="bold"/>
    </style:style>
    <style:style style:name="T56" style:family="text">
      <style:text-properties fo:font-style="italic" fo:font-weight="bold" officeooo:rsid="01a61a9c" style:font-style-asian="italic" style:font-weight-asian="bold" style:font-style-complex="italic" style:font-weight-complex="bold"/>
    </style:style>
    <style:style style:name="T57" style:family="text">
      <style:text-properties fo:font-style="italic" fo:font-weight="bold" officeooo:rsid="0187eb0c" style:font-style-asian="italic" style:font-weight-asian="bold" style:font-style-complex="italic" style:font-weight-complex="bold"/>
    </style:style>
    <style:style style:name="T58" style:family="text">
      <style:text-properties fo:font-style="italic" fo:font-weight="bold" officeooo:rsid="0185980c" style:font-style-asian="italic" style:font-weight-asian="bold" style:font-style-complex="italic" style:font-weight-complex="bold"/>
    </style:style>
    <style:style style:name="T59" style:family="text">
      <style:text-properties fo:font-style="italic" fo:font-weight="bold" officeooo:rsid="0211bb6a" style:font-style-asian="italic" style:font-weight-asian="bold" style:font-style-complex="italic" style:font-weight-complex="bold"/>
    </style:style>
    <style:style style:name="T60" style:family="text">
      <style:text-properties fo:font-style="italic" fo:font-weight="bold" officeooo:rsid="02275a57" style:font-style-asian="italic" style:font-weight-asian="bold" style:font-style-complex="italic" style:font-weight-complex="bold"/>
    </style:style>
    <style:style style:name="T61" style:family="text">
      <style:text-properties fo:font-style="italic" fo:font-weight="bold" officeooo:rsid="020b74ed" style:font-style-asian="italic" style:font-weight-asian="bold" style:font-style-complex="italic" style:font-weight-complex="bold"/>
    </style:style>
    <style:style style:name="T62" style:family="text">
      <style:text-properties fo:font-style="italic" fo:font-weight="bold" officeooo:rsid="02423c43" style:font-style-asian="italic" style:font-weight-asian="bold" style:font-style-complex="italic" style:font-weight-complex="bold"/>
    </style:style>
    <style:style style:name="T63" style:family="text">
      <style:text-properties fo:font-style="italic" fo:font-weight="bold" officeooo:rsid="00af4855" style:font-style-asian="italic" style:font-weight-asian="bold" style:font-style-complex="italic" style:font-weight-complex="bold"/>
    </style:style>
    <style:style style:name="T64" style:family="text">
      <style:text-properties fo:font-style="italic" fo:font-weight="bold" officeooo:rsid="00af324e" style:font-style-asian="italic" style:font-weight-asian="bold" style:font-style-complex="italic" style:font-weight-complex="bold"/>
    </style:style>
    <style:style style:name="T65" style:family="text">
      <style:text-properties fo:font-style="italic" fo:font-weight="bold" officeooo:rsid="0292f8ba" style:font-style-asian="italic" style:font-weight-asian="bold" style:font-style-complex="italic" style:font-weight-complex="bold"/>
    </style:style>
    <style:style style:name="T66" style:family="text">
      <style:text-properties fo:font-style="italic" fo:font-weight="bold" officeooo:rsid="00a486e9" style:font-style-asian="italic" style:font-weight-asian="bold" style:font-style-complex="italic" style:font-weight-complex="bold"/>
    </style:style>
    <style:style style:name="T67" style:family="text">
      <style:text-properties fo:font-style="italic" fo:font-weight="bold" officeooo:rsid="0213053c" style:font-style-asian="italic" style:font-weight-asian="bold" style:font-style-complex="italic" style:font-weight-complex="bold"/>
    </style:style>
    <style:style style:name="T68" style:family="text">
      <style:text-properties fo:font-style="italic" fo:font-weight="bold" officeooo:rsid="02124341" style:font-style-asian="italic" style:font-weight-asian="bold" style:font-style-complex="italic" style:font-weight-complex="bold"/>
    </style:style>
    <style:style style:name="T69" style:family="text">
      <style:text-properties fo:font-style="italic" fo:font-weight="bold" officeooo:rsid="02cf4780" style:font-style-asian="italic" style:font-weight-asian="bold" style:font-style-complex="italic" style:font-weight-complex="bold"/>
    </style:style>
    <style:style style:name="T70" style:family="text">
      <style:text-properties fo:font-style="italic" fo:font-weight="bold" officeooo:rsid="02e15897" style:font-style-asian="italic" style:font-weight-asian="bold" style:font-style-complex="italic" style:font-weight-complex="bold"/>
    </style:style>
    <style:style style:name="T71" style:family="text">
      <style:text-properties fo:font-style="italic" fo:font-weight="bold" officeooo:rsid="03030f71" style:font-style-asian="italic" style:font-weight-asian="bold" style:font-style-complex="italic" style:font-weight-complex="bold"/>
    </style:style>
    <style:style style:name="T72" style:family="text">
      <style:text-properties fo:font-style="italic" fo:font-weight="bold" officeooo:rsid="03041a6b" style:font-style-asian="italic" style:font-weight-asian="bold" style:font-style-complex="italic" style:font-weight-complex="bold"/>
    </style:style>
    <style:style style:name="T73" style:family="text">
      <style:text-properties fo:font-style="italic" fo:font-weight="bold" officeooo:rsid="010e8ba0" style:font-style-asian="italic" style:font-weight-asian="bold" style:font-style-complex="italic" style:font-weight-complex="bold"/>
    </style:style>
    <style:style style:name="T74" style:family="text">
      <style:text-properties fo:font-style="italic" fo:font-weight="bold" officeooo:rsid="03142cea" style:font-style-asian="italic" style:font-weight-asian="bold" style:font-style-complex="italic" style:font-weight-complex="bold"/>
    </style:style>
    <style:style style:name="T75" style:family="text">
      <style:text-properties fo:font-style="italic" fo:font-weight="bold" officeooo:rsid="0239c52c" style:font-style-asian="italic" style:font-weight-asian="bold" style:font-style-complex="italic" style:font-weight-complex="bold"/>
    </style:style>
    <style:style style:name="T76" style:family="text">
      <style:text-properties fo:font-style="italic" fo:font-weight="bold" officeooo:rsid="039e4515" style:font-style-asian="italic" style:font-weight-asian="bold" style:font-style-complex="italic" style:font-weight-complex="bold"/>
    </style:style>
    <style:style style:name="T77" style:family="text">
      <style:text-properties fo:font-style="italic" fo:font-weight="bold" officeooo:rsid="039fac9b" style:font-style-asian="italic" style:font-weight-asian="bold" style:font-style-complex="italic" style:font-weight-complex="bold"/>
    </style:style>
    <style:style style:name="T78" style:family="text">
      <style:text-properties fo:font-style="italic" fo:font-weight="bold" officeooo:rsid="00efcaff" style:font-style-asian="italic" style:font-weight-asian="bold" style:font-style-complex="italic" style:font-weight-complex="bold"/>
    </style:style>
    <style:style style:name="T79" style:family="text">
      <style:text-properties fo:font-style="italic" fo:font-weight="bold" officeooo:rsid="005e1bca" style:font-style-asian="italic" style:font-weight-asian="bold" style:font-style-complex="italic" style:font-weight-complex="bold"/>
    </style:style>
    <style:style style:name="T80" style:family="text">
      <style:text-properties fo:font-style="italic" fo:font-weight="bold" officeooo:rsid="00d244da" style:font-style-asian="italic" style:font-weight-asian="bold" style:font-style-complex="italic" style:font-weight-complex="bold"/>
    </style:style>
    <style:style style:name="T81" style:family="text">
      <style:text-properties fo:font-style="italic" fo:font-weight="bold" officeooo:rsid="0418753a" style:font-style-asian="italic" style:font-weight-asian="bold" style:font-style-complex="italic" style:font-weight-complex="bold"/>
    </style:style>
    <style:style style:name="T82" style:family="text">
      <style:text-properties fo:font-style="italic" fo:font-weight="bold" officeooo:rsid="041a668c" style:font-style-asian="italic" style:font-weight-asian="bold" style:font-style-complex="italic" style:font-weight-complex="bold"/>
    </style:style>
    <style:style style:name="T83" style:family="text">
      <style:text-properties fo:font-style="italic" fo:font-weight="bold" officeooo:rsid="0420bcf2" style:font-style-asian="italic" style:font-weight-asian="bold" style:font-style-complex="italic" style:font-weight-complex="bold"/>
    </style:style>
    <style:style style:name="T84" style:family="text">
      <style:text-properties fo:font-style="italic" fo:font-weight="bold" officeooo:rsid="03f84253" style:font-style-asian="italic" style:font-weight-asian="bold" style:font-style-complex="italic" style:font-weight-complex="bold"/>
    </style:style>
    <style:style style:name="T85" style:family="text">
      <style:text-properties fo:font-style="italic" fo:font-weight="bold" officeooo:rsid="02eb17c6" style:font-style-asian="italic" style:font-weight-asian="bold" style:font-style-complex="italic" style:font-weight-complex="bold"/>
    </style:style>
    <style:style style:name="T86" style:family="text">
      <style:text-properties fo:font-style="italic" fo:font-weight="bold" officeooo:rsid="04dbee00" style:font-style-asian="italic" style:font-weight-asian="bold" style:font-style-complex="italic" style:font-weight-complex="bold"/>
    </style:style>
    <style:style style:name="T87" style:family="text">
      <style:text-properties fo:font-style="italic" fo:font-weight="bold" fo:background-color="#ffcc00" loext:char-shading-value="0" style:font-style-asian="italic" style:font-weight-asian="bold" style:font-style-complex="italic" style:font-weight-complex="bold"/>
    </style:style>
    <style:style style:name="T88" style:family="text">
      <style:text-properties fo:font-style="italic" fo:font-weight="bold" officeooo:rsid="02bbac3a" fo:background-color="#ffcc00" loext:char-shading-value="0" style:font-style-asian="italic" style:font-weight-asian="bold" style:font-style-complex="italic" style:font-weight-complex="bold"/>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857c25" style:font-style-asian="italic" style:font-weight-asian="normal" style:font-style-complex="italic" style:font-weight-complex="normal"/>
    </style:style>
    <style:style style:name="T91" style:family="text">
      <style:text-properties fo:font-style="italic" fo:font-weight="normal" officeooo:rsid="00b118ee" style:font-style-asian="italic" style:font-weight-asian="normal" style:font-style-complex="italic" style:font-weight-complex="normal"/>
    </style:style>
    <style:style style:name="T92" style:family="text">
      <style:text-properties fo:font-style="italic" fo:font-weight="normal" officeooo:rsid="005e1bca" style:font-style-asian="italic" style:font-weight-asian="normal" style:font-style-complex="italic" style:font-weight-complex="normal"/>
    </style:style>
    <style:style style:name="T93" style:family="text">
      <style:text-properties fo:font-style="italic" fo:font-weight="normal" officeooo:rsid="00b1f3f0" style:font-style-asian="italic" style:font-weight-asian="normal" style:font-style-complex="italic" style:font-weight-complex="normal"/>
    </style:style>
    <style:style style:name="T94" style:family="text">
      <style:text-properties fo:font-style="italic" fo:font-weight="normal" officeooo:rsid="00e9ade0" style:font-style-asian="italic" style:font-weight-asian="normal" style:font-style-complex="italic" style:font-weight-complex="normal"/>
    </style:style>
    <style:style style:name="T95" style:family="text">
      <style:text-properties fo:font-style="italic" fo:font-weight="normal" officeooo:rsid="00ebe726" style:font-style-asian="italic" style:font-weight-asian="normal" style:font-style-complex="italic" style:font-weight-complex="normal"/>
    </style:style>
    <style:style style:name="T96" style:family="text">
      <style:text-properties fo:font-style="italic" fo:font-weight="normal" officeooo:rsid="00bc0048" style:font-style-asian="italic" style:font-weight-asian="normal" style:font-style-complex="italic" style:font-weight-complex="normal"/>
    </style:style>
    <style:style style:name="T97" style:family="text">
      <style:text-properties fo:font-style="italic" fo:font-weight="normal" officeooo:rsid="010e8ba0" style:font-style-asian="italic" style:font-weight-asian="normal" style:font-style-complex="italic" style:font-weight-complex="normal"/>
    </style:style>
    <style:style style:name="T98" style:family="text">
      <style:text-properties fo:font-style="italic" fo:font-weight="normal" officeooo:rsid="010f7252" style:font-style-asian="italic" style:font-weight-asian="normal" style:font-style-complex="italic" style:font-weight-complex="normal"/>
    </style:style>
    <style:style style:name="T99" style:family="text">
      <style:text-properties fo:font-style="italic" fo:font-weight="normal" officeooo:rsid="01869373" style:font-style-asian="italic" style:font-weight-asian="normal" style:font-style-complex="italic" style:font-weight-complex="normal"/>
    </style:style>
    <style:style style:name="T100" style:family="text">
      <style:text-properties fo:font-style="italic" fo:font-weight="normal" officeooo:rsid="018b3b37" style:font-style-asian="italic" style:font-weight-asian="normal" style:font-style-complex="italic" style:font-weight-complex="normal"/>
    </style:style>
    <style:style style:name="T101" style:family="text">
      <style:text-properties fo:font-style="italic" fo:font-weight="normal" officeooo:rsid="008371d9" style:font-style-asian="italic" style:font-weight-asian="normal" style:font-style-complex="italic" style:font-weight-complex="normal"/>
    </style:style>
    <style:style style:name="T102" style:family="text">
      <style:text-properties fo:font-style="italic" fo:font-weight="normal" officeooo:rsid="01e163a8" style:font-style-asian="italic" style:font-weight-asian="normal" style:font-style-complex="italic" style:font-weight-complex="normal"/>
    </style:style>
    <style:style style:name="T103" style:family="text">
      <style:text-properties fo:font-style="italic" fo:font-weight="normal" officeooo:rsid="020b74ed" style:font-style-asian="italic" style:font-weight-asian="normal" style:font-style-complex="italic" style:font-weight-complex="normal"/>
    </style:style>
    <style:style style:name="T104" style:family="text">
      <style:text-properties fo:font-style="italic" fo:font-weight="normal" officeooo:rsid="0120ac38" style:font-style-asian="italic" style:font-weight-asian="normal" style:font-style-complex="italic" style:font-weight-complex="normal"/>
    </style:style>
    <style:style style:name="T105" style:family="text">
      <style:text-properties fo:font-style="italic" fo:font-weight="normal" officeooo:rsid="0259e231" style:font-style-asian="italic" style:font-weight-asian="normal" style:font-style-complex="italic" style:font-weight-complex="normal"/>
    </style:style>
    <style:style style:name="T106" style:family="text">
      <style:text-properties fo:font-style="italic" fo:font-weight="normal" officeooo:rsid="02823338" style:font-style-asian="italic" style:font-weight-asian="normal" style:font-style-complex="italic" style:font-weight-complex="normal"/>
    </style:style>
    <style:style style:name="T107" style:family="text">
      <style:text-properties fo:font-style="italic" fo:font-weight="normal" officeooo:rsid="02831179" style:font-style-asian="italic" style:font-weight-asian="normal" style:font-style-complex="italic" style:font-weight-complex="normal"/>
    </style:style>
    <style:style style:name="T108" style:family="text">
      <style:text-properties fo:font-style="italic" fo:font-weight="normal" officeooo:rsid="0278b042" style:font-style-asian="italic" style:font-weight-asian="normal" style:font-style-complex="italic" style:font-weight-complex="normal"/>
    </style:style>
    <style:style style:name="T109" style:family="text">
      <style:text-properties fo:font-style="italic" fo:font-weight="normal" officeooo:rsid="0284add6" style:font-style-asian="italic" style:font-weight-asian="normal" style:font-style-complex="italic" style:font-weight-complex="normal"/>
    </style:style>
    <style:style style:name="T110" style:family="text">
      <style:text-properties fo:font-style="italic" fo:font-weight="normal" officeooo:rsid="02854fd8" style:font-style-asian="italic" style:font-weight-asian="normal" style:font-style-complex="italic" style:font-weight-complex="normal"/>
    </style:style>
    <style:style style:name="T111" style:family="text">
      <style:text-properties fo:font-style="italic" fo:font-weight="normal" officeooo:rsid="028592a7" style:font-style-asian="italic" style:font-weight-asian="normal" style:font-style-complex="italic" style:font-weight-complex="normal"/>
    </style:style>
    <style:style style:name="T112" style:family="text">
      <style:text-properties fo:font-style="italic" fo:font-weight="normal" officeooo:rsid="02d70b49" style:font-style-asian="italic" style:font-weight-asian="normal" style:font-style-complex="italic" style:font-weight-complex="normal"/>
    </style:style>
    <style:style style:name="T113" style:family="text">
      <style:text-properties fo:font-style="italic" fo:font-weight="normal" officeooo:rsid="0305984c" style:font-style-asian="italic" style:font-weight-asian="normal" style:font-style-complex="italic" style:font-weight-complex="normal"/>
    </style:style>
    <style:style style:name="T114" style:family="text">
      <style:text-properties fo:font-style="italic" fo:font-weight="normal" officeooo:rsid="0306ff8b" style:font-style-asian="italic" style:font-weight-asian="normal" style:font-style-complex="italic" style:font-weight-complex="normal"/>
    </style:style>
    <style:style style:name="T115" style:family="text">
      <style:text-properties fo:font-style="italic" fo:font-weight="normal" officeooo:rsid="0307ae3b" style:font-style-asian="italic" style:font-weight-asian="normal" style:font-style-complex="italic" style:font-weight-complex="normal"/>
    </style:style>
    <style:style style:name="T116" style:family="text">
      <style:text-properties fo:font-style="italic" fo:font-weight="normal" officeooo:rsid="03087058" style:font-style-asian="italic" style:font-weight-asian="normal" style:font-style-complex="italic" style:font-weight-complex="normal"/>
    </style:style>
    <style:style style:name="T117" style:family="text">
      <style:text-properties fo:font-style="italic" fo:font-weight="normal" officeooo:rsid="00ea7bf7" style:font-style-asian="italic" style:font-weight-asian="normal" style:font-style-complex="italic" style:font-weight-complex="normal"/>
    </style:style>
    <style:style style:name="T118" style:family="text">
      <style:text-properties fo:font-style="italic" fo:font-weight="normal" officeooo:rsid="03142cea" style:font-style-asian="italic" style:font-weight-asian="normal" style:font-style-complex="italic" style:font-weight-complex="normal"/>
    </style:style>
    <style:style style:name="T119" style:family="text">
      <style:text-properties fo:font-style="italic" fo:font-weight="normal" officeooo:rsid="025da500" style:font-style-asian="italic" style:font-weight-asian="normal" style:font-style-complex="italic" style:font-weight-complex="normal"/>
    </style:style>
    <style:style style:name="T120" style:family="text">
      <style:text-properties fo:font-style="italic" fo:font-weight="normal" officeooo:rsid="03994fc1" style:font-style-asian="italic" style:font-weight-asian="normal" style:font-style-complex="italic" style:font-weight-complex="normal"/>
    </style:style>
    <style:style style:name="T121" style:family="text">
      <style:text-properties fo:font-style="italic" fo:font-weight="normal" officeooo:rsid="03999250" style:font-style-asian="italic" style:font-weight-asian="normal" style:font-style-complex="italic" style:font-weight-complex="normal"/>
    </style:style>
    <style:style style:name="T122" style:family="text">
      <style:text-properties fo:font-style="italic" fo:font-weight="normal" officeooo:rsid="039e4515" style:font-style-asian="italic" style:font-weight-asian="normal" style:font-style-complex="italic" style:font-weight-complex="normal"/>
    </style:style>
    <style:style style:name="T123" style:family="text">
      <style:text-properties fo:font-style="italic" fo:font-weight="normal" officeooo:rsid="01dbf1c0" style:font-style-asian="italic" style:font-weight-asian="normal" style:font-style-complex="italic" style:font-weight-complex="normal"/>
    </style:style>
    <style:style style:name="T124" style:family="text">
      <style:text-properties fo:font-style="italic" fo:font-weight="normal" officeooo:rsid="039fac9b" style:font-style-asian="italic" style:font-weight-asian="normal" style:font-style-complex="italic" style:font-weight-complex="normal"/>
    </style:style>
    <style:style style:name="T125" style:family="text">
      <style:text-properties fo:font-style="italic" fo:font-weight="normal" officeooo:rsid="03ac1cf7" style:font-style-asian="italic" style:font-weight-asian="normal" style:font-style-complex="italic" style:font-weight-complex="normal"/>
    </style:style>
    <style:style style:name="T126" style:family="text">
      <style:text-properties fo:font-style="italic" fo:font-weight="normal" officeooo:rsid="03d724ee" style:font-style-asian="italic" style:font-weight-asian="normal" style:font-style-complex="italic" style:font-weight-complex="normal"/>
    </style:style>
    <style:style style:name="T127" style:family="text">
      <style:text-properties fo:font-style="italic" fo:font-weight="normal" officeooo:rsid="03d79bcd" style:font-style-asian="italic" style:font-weight-asian="normal" style:font-style-complex="italic" style:font-weight-complex="normal"/>
    </style:style>
    <style:style style:name="T128" style:family="text">
      <style:text-properties fo:font-style="italic" fo:font-weight="normal" officeooo:rsid="045b89b7" style:font-style-asian="italic" style:font-weight-asian="normal" style:font-style-complex="italic" style:font-weight-complex="normal"/>
    </style:style>
    <style:style style:name="T129" style:family="text">
      <style:text-properties fo:font-style="italic" fo:font-weight="normal" officeooo:rsid="045bd3dc" style:font-style-asian="italic" style:font-weight-asian="normal" style:font-style-complex="italic" style:font-weight-complex="normal"/>
    </style:style>
    <style:style style:name="T130" style:family="text">
      <style:text-properties fo:font-style="italic" fo:font-weight="normal" officeooo:rsid="04d2f488" style:font-style-asian="italic" style:font-weight-asian="normal" style:font-style-complex="italic" style:font-weight-complex="normal"/>
    </style:style>
    <style:style style:name="T131" style:family="text">
      <style:text-properties fo:font-style="italic" fo:font-weight="normal" officeooo:rsid="04de2e56" style:font-style-asian="italic" style:font-weight-asian="normal" style:font-style-complex="italic" style:font-weight-complex="normal"/>
    </style:style>
    <style:style style:name="T132" style:family="text">
      <style:text-properties fo:font-style="italic" fo:font-weight="normal" officeooo:rsid="04de930d" style:font-style-asian="italic" style:font-weight-asian="normal" style:font-style-complex="italic" style:font-weight-complex="normal"/>
    </style:style>
    <style:style style:name="T133" style:family="text">
      <style:text-properties fo:font-style="italic" fo:font-weight="normal" officeooo:rsid="04e0915f" style:font-style-asian="italic" style:font-weight-asian="normal" style:font-style-complex="italic" style:font-weight-complex="normal"/>
    </style:style>
    <style:style style:name="T134" style:family="text">
      <style:text-properties fo:font-style="italic" style:text-underline-style="none" fo:font-weight="bold" style:font-style-asian="italic" style:font-weight-asian="bold" style:font-style-complex="italic" style:font-weight-complex="bold"/>
    </style:style>
    <style:style style:name="T135" style:family="text">
      <style:text-properties fo:font-style="italic" style:text-underline-style="none" officeooo:rsid="00ebe726" style:font-style-asian="italic" style:font-style-complex="italic"/>
    </style:style>
    <style:style style:name="T136" style:family="text">
      <style:text-properties fo:font-style="italic" style:text-underline-style="none" officeooo:rsid="00f3f518" style:font-style-asian="italic" style:font-style-complex="italic"/>
    </style:style>
    <style:style style:name="T137" style:family="text">
      <style:text-properties fo:font-style="italic" style:text-underline-style="none" fo:font-weight="normal" style:font-style-asian="italic" style:font-weight-asian="normal" style:font-style-complex="italic" style:font-weight-complex="normal"/>
    </style:style>
    <style:style style:name="T138" style:family="text">
      <style:text-properties fo:font-style="italic" fo:background-color="#ffff00" loext:char-shading-value="0" style:font-style-asian="italic" style:font-style-complex="italic"/>
    </style:style>
    <style:style style:name="T139" style:family="text">
      <style:text-properties fo:font-style="italic" officeooo:rsid="03f320fe" fo:background-color="#ffff00" loext:char-shading-value="0" style:font-style-asian="italic" style:font-style-complex="italic"/>
    </style:style>
    <style:style style:name="T140" style:family="text">
      <style:text-properties fo:font-weight="bold" style:font-weight-asian="bold" style:font-weight-complex="bold"/>
    </style:style>
    <style:style style:name="T141" style:family="text">
      <style:text-properties fo:font-weight="bold" officeooo:rsid="0034bc4f" style:font-weight-asian="bold" style:font-weight-complex="bold"/>
    </style:style>
    <style:style style:name="T142" style:family="text">
      <style:text-properties fo:font-weight="bold" officeooo:rsid="010c716f" style:font-weight-asian="bold" style:font-weight-complex="bold"/>
    </style:style>
    <style:style style:name="T143" style:family="text">
      <style:text-properties fo:font-weight="bold" officeooo:rsid="000a6551" style:font-weight-asian="bold" style:font-weight-complex="bold"/>
    </style:style>
    <style:style style:name="T144" style:family="text">
      <style:text-properties fo:font-weight="bold" officeooo:rsid="00f7587f" style:font-weight-asian="bold" style:font-weight-complex="bold"/>
    </style:style>
    <style:style style:name="T145" style:family="text">
      <style:text-properties fo:font-weight="bold" officeooo:rsid="005c77d9" style:font-weight-asian="bold" style:font-weight-complex="bold"/>
    </style:style>
    <style:style style:name="T146" style:family="text">
      <style:text-properties fo:font-weight="bold" officeooo:rsid="00a668d6" style:font-weight-asian="bold" style:font-weight-complex="bold"/>
    </style:style>
    <style:style style:name="T147" style:family="text">
      <style:text-properties fo:font-weight="bold" officeooo:rsid="01972c1b" style:font-weight-asian="bold" style:font-weight-complex="bold"/>
    </style:style>
    <style:style style:name="T148" style:family="text">
      <style:text-properties fo:font-weight="bold" officeooo:rsid="006e6f99" style:font-weight-asian="bold" style:font-weight-complex="bold"/>
    </style:style>
    <style:style style:name="T149" style:family="text">
      <style:text-properties fo:font-weight="bold" officeooo:rsid="00c6d5bf" style:font-weight-asian="bold" style:font-weight-complex="bold"/>
    </style:style>
    <style:style style:name="T150" style:family="text">
      <style:text-properties fo:font-weight="bold" officeooo:rsid="01b42ceb" style:font-weight-asian="bold" style:font-weight-complex="bold"/>
    </style:style>
    <style:style style:name="T151" style:family="text">
      <style:text-properties fo:font-weight="bold" officeooo:rsid="01bd084e" style:font-weight-asian="bold" style:font-weight-complex="bold"/>
    </style:style>
    <style:style style:name="T152" style:family="text">
      <style:text-properties fo:font-weight="bold" officeooo:rsid="01c6bb4c" style:font-weight-asian="bold" style:font-weight-complex="bold"/>
    </style:style>
    <style:style style:name="T153" style:family="text">
      <style:text-properties fo:font-weight="bold" officeooo:rsid="01cc78dc" style:font-weight-asian="bold" style:font-weight-complex="bold"/>
    </style:style>
    <style:style style:name="T154" style:family="text">
      <style:text-properties fo:font-weight="bold" officeooo:rsid="01ce00cd" style:font-weight-asian="bold" style:font-weight-complex="bold"/>
    </style:style>
    <style:style style:name="T155" style:family="text">
      <style:text-properties fo:font-weight="bold" officeooo:rsid="01e21a6d" style:font-weight-asian="bold" style:font-weight-complex="bold"/>
    </style:style>
    <style:style style:name="T156" style:family="text">
      <style:text-properties fo:font-weight="bold" officeooo:rsid="01e530ff" style:font-weight-asian="bold" style:font-weight-complex="bold"/>
    </style:style>
    <style:style style:name="T157" style:family="text">
      <style:text-properties fo:font-weight="bold" officeooo:rsid="021c4342" style:font-weight-asian="bold" style:font-weight-complex="bold"/>
    </style:style>
    <style:style style:name="T158" style:family="text">
      <style:text-properties fo:font-weight="bold" officeooo:rsid="01942559" style:font-weight-asian="bold" style:font-weight-complex="bold"/>
    </style:style>
    <style:style style:name="T159" style:family="text">
      <style:text-properties fo:font-weight="bold" officeooo:rsid="024ef493" style:font-weight-asian="bold" style:font-weight-complex="bold"/>
    </style:style>
    <style:style style:name="T160" style:family="text">
      <style:text-properties fo:font-weight="bold" officeooo:rsid="0250c466" style:font-weight-asian="bold" style:font-weight-complex="bold"/>
    </style:style>
    <style:style style:name="T161" style:family="text">
      <style:text-properties fo:font-weight="bold" officeooo:rsid="02548105" style:font-weight-asian="bold" style:font-weight-complex="bold"/>
    </style:style>
    <style:style style:name="T162" style:family="text">
      <style:text-properties fo:font-weight="bold" officeooo:rsid="02583b16" style:font-weight-asian="bold" style:font-weight-complex="bold"/>
    </style:style>
    <style:style style:name="T163" style:family="text">
      <style:text-properties fo:font-weight="bold" officeooo:rsid="028ad026" style:font-weight-asian="bold" style:font-weight-complex="bold"/>
    </style:style>
    <style:style style:name="T164" style:family="text">
      <style:text-properties fo:font-weight="bold" officeooo:rsid="028e3594" style:font-weight-asian="bold" style:font-weight-complex="bold"/>
    </style:style>
    <style:style style:name="T165" style:family="text">
      <style:text-properties fo:font-weight="bold" officeooo:rsid="028f742e" style:font-weight-asian="bold" style:font-weight-complex="bold"/>
    </style:style>
    <style:style style:name="T166" style:family="text">
      <style:text-properties fo:font-weight="bold" officeooo:rsid="005989f9" style:font-weight-asian="bold" style:font-weight-complex="bold"/>
    </style:style>
    <style:style style:name="T167" style:family="text">
      <style:text-properties fo:font-weight="bold" officeooo:rsid="005aafe8" style:font-weight-asian="bold" style:font-weight-complex="bold"/>
    </style:style>
    <style:style style:name="T168" style:family="text">
      <style:text-properties fo:font-weight="bold" officeooo:rsid="005d5455" style:font-weight-asian="bold" style:font-weight-complex="bold"/>
    </style:style>
    <style:style style:name="T169" style:family="text">
      <style:text-properties fo:font-weight="bold" officeooo:rsid="029ac14d" style:font-weight-asian="bold" style:font-weight-complex="bold"/>
    </style:style>
    <style:style style:name="T170" style:family="text">
      <style:text-properties fo:font-weight="bold" officeooo:rsid="02973b1b" style:font-weight-asian="bold" style:font-weight-complex="bold"/>
    </style:style>
    <style:style style:name="T171" style:family="text">
      <style:text-properties fo:font-weight="bold" officeooo:rsid="029c58b6" style:font-weight-asian="bold" style:font-weight-complex="bold"/>
    </style:style>
    <style:style style:name="T172" style:family="text">
      <style:text-properties fo:font-weight="bold" officeooo:rsid="02c9c786" style:font-weight-asian="bold" style:font-weight-complex="bold"/>
    </style:style>
    <style:style style:name="T173" style:family="text">
      <style:text-properties fo:font-weight="bold" officeooo:rsid="02d70b49" style:font-weight-asian="bold" style:font-weight-complex="bold"/>
    </style:style>
    <style:style style:name="T174" style:family="text">
      <style:text-properties fo:font-weight="bold" officeooo:rsid="02dc4eb0" style:font-weight-asian="bold" style:font-weight-complex="bold"/>
    </style:style>
    <style:style style:name="T175" style:family="text">
      <style:text-properties fo:font-weight="bold" officeooo:rsid="00857c25" style:font-weight-asian="bold" style:font-weight-complex="bold"/>
    </style:style>
    <style:style style:name="T176" style:family="text">
      <style:text-properties fo:font-weight="bold" officeooo:rsid="02e3209d" style:font-weight-asian="bold" style:font-weight-complex="bold"/>
    </style:style>
    <style:style style:name="T177" style:family="text">
      <style:text-properties fo:font-weight="bold" officeooo:rsid="02e74685" style:font-weight-asian="bold" style:font-weight-complex="bold"/>
    </style:style>
    <style:style style:name="T178" style:family="text">
      <style:text-properties fo:font-weight="bold" officeooo:rsid="02eb17c6" style:font-weight-asian="bold" style:font-weight-complex="bold"/>
    </style:style>
    <style:style style:name="T179" style:family="text">
      <style:text-properties fo:font-weight="bold" officeooo:rsid="0304aa62" style:font-weight-asian="bold" style:font-weight-complex="bold"/>
    </style:style>
    <style:style style:name="T180" style:family="text">
      <style:text-properties fo:font-weight="bold" officeooo:rsid="03157628" style:font-weight-asian="bold" style:font-weight-complex="bold"/>
    </style:style>
    <style:style style:name="T181" style:family="text">
      <style:text-properties fo:font-weight="bold" officeooo:rsid="0317b948" style:font-weight-asian="bold" style:font-weight-complex="bold"/>
    </style:style>
    <style:style style:name="T182" style:family="text">
      <style:text-properties fo:font-weight="bold" officeooo:rsid="03198a08" style:font-weight-asian="bold" style:font-weight-complex="bold"/>
    </style:style>
    <style:style style:name="T183" style:family="text">
      <style:text-properties fo:font-weight="bold" officeooo:rsid="031b0cd6" style:font-weight-asian="bold" style:font-weight-complex="bold"/>
    </style:style>
    <style:style style:name="T184" style:family="text">
      <style:text-properties fo:font-weight="bold" officeooo:rsid="032c5a6f" style:font-weight-asian="bold" style:font-weight-complex="bold"/>
    </style:style>
    <style:style style:name="T185" style:family="text">
      <style:text-properties fo:font-weight="bold" officeooo:rsid="03313c8d" style:font-weight-asian="bold" style:font-weight-complex="bold"/>
    </style:style>
    <style:style style:name="T186" style:family="text">
      <style:text-properties fo:font-weight="bold" officeooo:rsid="032e4d37" style:font-weight-asian="bold" style:font-weight-complex="bold"/>
    </style:style>
    <style:style style:name="T187" style:family="text">
      <style:text-properties fo:font-weight="bold" officeooo:rsid="0288cbb9" style:font-weight-asian="bold" style:font-weight-complex="bold"/>
    </style:style>
    <style:style style:name="T188" style:family="text">
      <style:text-properties fo:font-weight="bold" officeooo:rsid="034926b3" style:font-weight-asian="bold" style:font-weight-complex="bold"/>
    </style:style>
    <style:style style:name="T189" style:family="text">
      <style:text-properties fo:font-weight="bold" officeooo:rsid="00a62c04" style:font-weight-asian="bold" style:font-weight-complex="bold"/>
    </style:style>
    <style:style style:name="T190" style:family="text">
      <style:text-properties fo:font-weight="bold" officeooo:rsid="03a72c49" style:font-weight-asian="bold" style:font-weight-complex="bold"/>
    </style:style>
    <style:style style:name="T191" style:family="text">
      <style:text-properties fo:font-weight="bold" officeooo:rsid="00edd850" style:font-weight-asian="bold" style:font-weight-complex="bold"/>
    </style:style>
    <style:style style:name="T192" style:family="text">
      <style:text-properties fo:font-weight="bold" officeooo:rsid="03ac1cf7" style:font-weight-asian="bold" style:font-weight-complex="bold"/>
    </style:style>
    <style:style style:name="T193" style:family="text">
      <style:text-properties fo:font-weight="bold" officeooo:rsid="0022878e" style:font-weight-asian="bold" style:font-weight-complex="bold"/>
    </style:style>
    <style:style style:name="T194" style:family="text">
      <style:text-properties fo:font-weight="bold" officeooo:rsid="022ef884" style:font-weight-asian="bold" style:font-weight-complex="bold"/>
    </style:style>
    <style:style style:name="T195" style:family="text">
      <style:text-properties fo:font-weight="bold" officeooo:rsid="03cb40b8" style:font-weight-asian="bold" style:font-weight-complex="bold"/>
    </style:style>
    <style:style style:name="T196" style:family="text">
      <style:text-properties fo:font-weight="bold" officeooo:rsid="04504b47" style:font-weight-asian="bold" style:font-weight-complex="bold"/>
    </style:style>
    <style:style style:name="T197" style:family="text">
      <style:text-properties fo:font-weight="bold" officeooo:rsid="046a1540" style:font-weight-asian="bold" style:font-weight-complex="bold"/>
    </style:style>
    <style:style style:name="T198" style:family="text">
      <style:text-properties fo:font-weight="bold" officeooo:rsid="04a8a2f4" style:font-weight-asian="bold" style:font-weight-complex="bold"/>
    </style:style>
    <style:style style:name="T199" style:family="text">
      <style:text-properties fo:font-weight="bold" officeooo:rsid="04b77694" style:font-weight-asian="bold" style:font-weight-complex="bold"/>
    </style:style>
    <style:style style:name="T200" style:family="text">
      <style:text-properties fo:font-weight="bold" officeooo:rsid="04b7cf51" style:font-weight-asian="bold" style:font-weight-complex="bold"/>
    </style:style>
    <style:style style:name="T201" style:family="text">
      <style:text-properties fo:font-weight="bold" officeooo:rsid="04bc4430" style:font-weight-asian="bold" style:font-weight-complex="bold"/>
    </style:style>
    <style:style style:name="T202" style:family="text">
      <style:text-properties fo:font-weight="bold" officeooo:rsid="04c02520" style:font-weight-asian="bold" style:font-weight-complex="bold"/>
    </style:style>
    <style:style style:name="T203" style:family="text">
      <style:text-properties fo:font-weight="bold" officeooo:rsid="04d4b135" style:font-weight-asian="bold" style:font-weight-complex="bold"/>
    </style:style>
    <style:style style:name="T204" style:family="text">
      <style:text-properties fo:font-weight="bold" fo:background-color="transparent" loext:char-shading-value="0" style:font-weight-asian="bold" style:font-weight-complex="bold"/>
    </style:style>
    <style:style style:name="T205" style:family="text">
      <style:text-properties fo:font-weight="bold" officeooo:rsid="02326edd" fo:background-color="transparent" loext:char-shading-value="0" style:font-weight-asian="bold" style:font-weight-complex="bold"/>
    </style:style>
    <style:style style:name="T206" style:family="text">
      <style:text-properties fo:font-weight="bold" fo:background-color="#ffff00" loext:char-shading-value="0" style:font-weight-asian="bold" style:font-weight-complex="bold"/>
    </style:style>
    <style:style style:name="T207" style:family="text">
      <style:text-properties fo:font-weight="bold" officeooo:rsid="020fd122" fo:background-color="#ffff00" loext:char-shading-value="0" style:font-weight-asian="bold" style:font-weight-complex="bold"/>
    </style:style>
    <style:style style:name="T208" style:family="text">
      <style:text-properties fo:font-weight="bold" fo:background-color="#ffcc00" loext:char-shading-value="0" style:font-weight-asian="bold" style:font-weight-complex="bold"/>
    </style:style>
    <style:style style:name="T209" style:family="text">
      <style:text-properties fo:font-weight="bold" officeooo:rsid="02990a64" fo:background-color="#ffcc00" loext:char-shading-value="0" style:font-weight-asian="bold" style:font-weight-complex="bold"/>
    </style:style>
    <style:style style:name="T210" style:family="text">
      <style:text-properties fo:font-weight="bold" officeooo:rsid="029ac14d" fo:background-color="#ffcc00" loext:char-shading-value="0" style:font-weight-asian="bold" style:font-weight-complex="bold"/>
    </style:style>
    <style:style style:name="T211" style:family="text">
      <style:text-properties style:text-underline-style="solid" style:text-underline-width="auto" style:text-underline-color="font-color" fo:font-weight="bold" officeooo:rsid="000a6551" style:font-weight-asian="bold" style:font-weight-complex="bold"/>
    </style:style>
    <style:style style:name="T212" style:family="text">
      <style:text-properties fo:font-weight="normal" style:font-weight-asian="normal" style:font-weight-complex="normal"/>
    </style:style>
    <style:style style:name="T213" style:family="text">
      <style:text-properties fo:font-weight="normal" officeooo:rsid="0034bc4f" style:font-weight-asian="normal" style:font-weight-complex="normal"/>
    </style:style>
    <style:style style:name="T214" style:family="text">
      <style:text-properties fo:font-weight="normal" officeooo:rsid="01cc78dc" style:font-weight-asian="normal" style:font-weight-complex="normal"/>
    </style:style>
    <style:style style:name="T215" style:family="text">
      <style:text-properties fo:font-weight="normal" officeooo:rsid="01d8e096" style:font-weight-asian="normal" style:font-weight-complex="normal"/>
    </style:style>
    <style:style style:name="T216" style:family="text">
      <style:text-properties fo:font-weight="normal" officeooo:rsid="01e21a6d" style:font-weight-asian="normal" style:font-weight-complex="normal"/>
    </style:style>
    <style:style style:name="T217" style:family="text">
      <style:text-properties fo:font-weight="normal" officeooo:rsid="01e60733" style:font-weight-asian="normal" style:font-weight-complex="normal"/>
    </style:style>
    <style:style style:name="T218" style:family="text">
      <style:text-properties fo:font-weight="normal" officeooo:rsid="02326edd" style:font-weight-asian="normal" style:font-weight-complex="normal"/>
    </style:style>
    <style:style style:name="T219" style:family="text">
      <style:text-properties fo:font-weight="normal" officeooo:rsid="0236215c" style:font-weight-asian="normal" style:font-weight-complex="normal"/>
    </style:style>
    <style:style style:name="T220" style:family="text">
      <style:text-properties fo:font-weight="normal" officeooo:rsid="02548105" style:font-weight-asian="normal" style:font-weight-complex="normal"/>
    </style:style>
    <style:style style:name="T221" style:family="text">
      <style:text-properties fo:font-weight="normal" officeooo:rsid="02583b16" style:font-weight-asian="normal" style:font-weight-complex="normal"/>
    </style:style>
    <style:style style:name="T222" style:family="text">
      <style:text-properties fo:font-weight="normal" officeooo:rsid="01972c1b" style:font-weight-asian="normal" style:font-weight-complex="normal"/>
    </style:style>
    <style:style style:name="T223" style:family="text">
      <style:text-properties fo:font-weight="normal" officeooo:rsid="0259e231" style:font-weight-asian="normal" style:font-weight-complex="normal"/>
    </style:style>
    <style:style style:name="T224" style:family="text">
      <style:text-properties fo:font-weight="normal" officeooo:rsid="025b8ca3" style:font-weight-asian="normal" style:font-weight-complex="normal"/>
    </style:style>
    <style:style style:name="T225" style:family="text">
      <style:text-properties fo:font-weight="normal" officeooo:rsid="025cd94f" style:font-weight-asian="normal" style:font-weight-complex="normal"/>
    </style:style>
    <style:style style:name="T226" style:family="text">
      <style:text-properties fo:font-weight="normal" officeooo:rsid="025da500" style:font-weight-asian="normal" style:font-weight-complex="normal"/>
    </style:style>
    <style:style style:name="T227" style:family="text">
      <style:text-properties fo:font-weight="normal" officeooo:rsid="025f4697" style:font-weight-asian="normal" style:font-weight-complex="normal"/>
    </style:style>
    <style:style style:name="T228" style:family="text">
      <style:text-properties fo:font-weight="normal" officeooo:rsid="0260058c" style:font-weight-asian="normal" style:font-weight-complex="normal"/>
    </style:style>
    <style:style style:name="T229" style:family="text">
      <style:text-properties fo:font-weight="normal" officeooo:rsid="0261d026" style:font-weight-asian="normal" style:font-weight-complex="normal"/>
    </style:style>
    <style:style style:name="T230" style:family="text">
      <style:text-properties fo:font-weight="normal" officeooo:rsid="0263600c" style:font-weight-asian="normal" style:font-weight-complex="normal"/>
    </style:style>
    <style:style style:name="T231" style:family="text">
      <style:text-properties fo:font-weight="normal" officeooo:rsid="026453ac" style:font-weight-asian="normal" style:font-weight-complex="normal"/>
    </style:style>
    <style:style style:name="T232" style:family="text">
      <style:text-properties fo:font-weight="normal" officeooo:rsid="0275c343" style:font-weight-asian="normal" style:font-weight-complex="normal"/>
    </style:style>
    <style:style style:name="T233" style:family="text">
      <style:text-properties fo:font-weight="normal" officeooo:rsid="0278b042" style:font-weight-asian="normal" style:font-weight-complex="normal"/>
    </style:style>
    <style:style style:name="T234" style:family="text">
      <style:text-properties fo:font-weight="normal" officeooo:rsid="027a2db2" style:font-weight-asian="normal" style:font-weight-complex="normal"/>
    </style:style>
    <style:style style:name="T235" style:family="text">
      <style:text-properties fo:font-weight="normal" officeooo:rsid="027b58d0" style:font-weight-asian="normal" style:font-weight-complex="normal"/>
    </style:style>
    <style:style style:name="T236" style:family="text">
      <style:text-properties fo:font-weight="normal" officeooo:rsid="027c8504" style:font-weight-asian="normal" style:font-weight-complex="normal"/>
    </style:style>
    <style:style style:name="T237" style:family="text">
      <style:text-properties fo:font-weight="normal" officeooo:rsid="027e6400" style:font-weight-asian="normal" style:font-weight-complex="normal"/>
    </style:style>
    <style:style style:name="T238" style:family="text">
      <style:text-properties fo:font-weight="normal" officeooo:rsid="027f6500" style:font-weight-asian="normal" style:font-weight-complex="normal"/>
    </style:style>
    <style:style style:name="T239" style:family="text">
      <style:text-properties fo:font-weight="normal" officeooo:rsid="02823338" style:font-weight-asian="normal" style:font-weight-complex="normal"/>
    </style:style>
    <style:style style:name="T240" style:family="text">
      <style:text-properties fo:font-weight="normal" officeooo:rsid="0283cc93" style:font-weight-asian="normal" style:font-weight-complex="normal"/>
    </style:style>
    <style:style style:name="T241" style:family="text">
      <style:text-properties fo:font-weight="normal" officeooo:rsid="02854fd8" style:font-weight-asian="normal" style:font-weight-complex="normal"/>
    </style:style>
    <style:style style:name="T242" style:family="text">
      <style:text-properties fo:font-weight="normal" officeooo:rsid="028592a7" style:font-weight-asian="normal" style:font-weight-complex="normal"/>
    </style:style>
    <style:style style:name="T243" style:family="text">
      <style:text-properties fo:font-weight="normal" officeooo:rsid="0288cbb9" style:font-weight-asian="normal" style:font-weight-complex="normal"/>
    </style:style>
    <style:style style:name="T244" style:family="text">
      <style:text-properties fo:font-weight="normal" officeooo:rsid="028cc479" style:font-weight-asian="normal" style:font-weight-complex="normal"/>
    </style:style>
    <style:style style:name="T245" style:family="text">
      <style:text-properties fo:font-weight="normal" officeooo:rsid="028e3594" style:font-weight-asian="normal" style:font-weight-complex="normal"/>
    </style:style>
    <style:style style:name="T246" style:family="text">
      <style:text-properties fo:font-weight="normal" officeooo:rsid="028f742e" style:font-weight-asian="normal" style:font-weight-complex="normal"/>
    </style:style>
    <style:style style:name="T247" style:family="text">
      <style:text-properties fo:font-weight="normal" officeooo:rsid="0294207c" style:font-weight-asian="normal" style:font-weight-complex="normal"/>
    </style:style>
    <style:style style:name="T248" style:family="text">
      <style:text-properties fo:font-weight="normal" officeooo:rsid="0295ad79" style:font-weight-asian="normal" style:font-weight-complex="normal"/>
    </style:style>
    <style:style style:name="T249" style:family="text">
      <style:text-properties fo:font-weight="normal" officeooo:rsid="02973b1b" style:font-weight-asian="normal" style:font-weight-complex="normal"/>
    </style:style>
    <style:style style:name="T250" style:family="text">
      <style:text-properties fo:font-weight="normal" officeooo:rsid="02990a64" style:font-weight-asian="normal" style:font-weight-complex="normal"/>
    </style:style>
    <style:style style:name="T251" style:family="text">
      <style:text-properties fo:font-weight="normal" officeooo:rsid="029ac14d" style:font-weight-asian="normal" style:font-weight-complex="normal"/>
    </style:style>
    <style:style style:name="T252" style:family="text">
      <style:text-properties fo:font-weight="normal" officeooo:rsid="029ba440" style:font-weight-asian="normal" style:font-weight-complex="normal"/>
    </style:style>
    <style:style style:name="T253" style:family="text">
      <style:text-properties fo:font-weight="normal" officeooo:rsid="029c58b6" style:font-weight-asian="normal" style:font-weight-complex="normal"/>
    </style:style>
    <style:style style:name="T254" style:family="text">
      <style:text-properties fo:font-weight="normal" officeooo:rsid="016ff0d8" style:font-weight-asian="normal" style:font-weight-complex="normal"/>
    </style:style>
    <style:style style:name="T255" style:family="text">
      <style:text-properties fo:font-weight="normal" officeooo:rsid="01703175" style:font-weight-asian="normal" style:font-weight-complex="normal"/>
    </style:style>
    <style:style style:name="T256" style:family="text">
      <style:text-properties fo:font-weight="normal" officeooo:rsid="02d70b49" style:font-weight-asian="normal" style:font-weight-complex="normal"/>
    </style:style>
    <style:style style:name="T257" style:family="text">
      <style:text-properties fo:font-weight="normal" officeooo:rsid="00857c25" style:font-weight-asian="normal" style:font-weight-complex="normal"/>
    </style:style>
    <style:style style:name="T258" style:family="text">
      <style:text-properties fo:font-weight="normal" officeooo:rsid="00d897b6" style:font-weight-asian="normal" style:font-weight-complex="normal"/>
    </style:style>
    <style:style style:name="T259" style:family="text">
      <style:text-properties fo:font-weight="normal" officeooo:rsid="02dc8ff9" style:font-weight-asian="normal" style:font-weight-complex="normal"/>
    </style:style>
    <style:style style:name="T260" style:family="text">
      <style:text-properties fo:font-weight="normal" officeooo:rsid="02e3209d" style:font-weight-asian="normal" style:font-weight-complex="normal"/>
    </style:style>
    <style:style style:name="T261" style:family="text">
      <style:text-properties fo:font-weight="normal" officeooo:rsid="02e74685" style:font-weight-asian="normal" style:font-weight-complex="normal"/>
    </style:style>
    <style:style style:name="T262" style:family="text">
      <style:text-properties fo:font-weight="normal" officeooo:rsid="00a668d6" style:font-weight-asian="normal" style:font-weight-complex="normal"/>
    </style:style>
    <style:style style:name="T263" style:family="text">
      <style:text-properties fo:font-weight="normal" officeooo:rsid="030517c2" style:font-weight-asian="normal" style:font-weight-complex="normal"/>
    </style:style>
    <style:style style:name="T264" style:family="text">
      <style:text-properties fo:font-weight="normal" officeooo:rsid="010e8ba0" style:font-weight-asian="normal" style:font-weight-complex="normal"/>
    </style:style>
    <style:style style:name="T265" style:family="text">
      <style:text-properties fo:font-weight="normal" officeooo:rsid="0314905a" style:font-weight-asian="normal" style:font-weight-complex="normal"/>
    </style:style>
    <style:style style:name="T266" style:family="text">
      <style:text-properties fo:font-weight="normal" officeooo:rsid="031ffc9c" style:font-weight-asian="normal" style:font-weight-complex="normal"/>
    </style:style>
    <style:style style:name="T267" style:family="text">
      <style:text-properties fo:font-weight="normal" officeooo:rsid="03271eae" style:font-weight-asian="normal" style:font-weight-complex="normal"/>
    </style:style>
    <style:style style:name="T268" style:family="text">
      <style:text-properties fo:font-weight="normal" officeooo:rsid="03313c8d" style:font-weight-asian="normal" style:font-weight-complex="normal"/>
    </style:style>
    <style:style style:name="T269" style:family="text">
      <style:text-properties fo:font-weight="normal" officeooo:rsid="034926b3" style:font-weight-asian="normal" style:font-weight-complex="normal"/>
    </style:style>
    <style:style style:name="T270" style:family="text">
      <style:text-properties fo:font-weight="normal" officeooo:rsid="039834b4" style:font-weight-asian="normal" style:font-weight-complex="normal"/>
    </style:style>
    <style:style style:name="T271" style:family="text">
      <style:text-properties fo:font-weight="normal" officeooo:rsid="03994fc1" style:font-weight-asian="normal" style:font-weight-complex="normal"/>
    </style:style>
    <style:style style:name="T272" style:family="text">
      <style:text-properties fo:font-weight="normal" officeooo:rsid="03999250" style:font-weight-asian="normal" style:font-weight-complex="normal"/>
    </style:style>
    <style:style style:name="T273" style:family="text">
      <style:text-properties fo:font-weight="normal" officeooo:rsid="039b63e5" style:font-weight-asian="normal" style:font-weight-complex="normal"/>
    </style:style>
    <style:style style:name="T274" style:family="text">
      <style:text-properties fo:font-weight="normal" officeooo:rsid="03a72c49" style:font-weight-asian="normal" style:font-weight-complex="normal"/>
    </style:style>
    <style:style style:name="T275" style:family="text">
      <style:text-properties fo:font-weight="normal" officeooo:rsid="03ac1cf7" style:font-weight-asian="normal" style:font-weight-complex="normal"/>
    </style:style>
    <style:style style:name="T276" style:family="text">
      <style:text-properties fo:font-weight="normal" officeooo:rsid="00f68711" style:font-weight-asian="normal" style:font-weight-complex="normal"/>
    </style:style>
    <style:style style:name="T277" style:family="text">
      <style:text-properties fo:font-weight="normal" officeooo:rsid="00edd850" style:font-weight-asian="normal" style:font-weight-complex="normal"/>
    </style:style>
    <style:style style:name="T278" style:family="text">
      <style:text-properties fo:font-weight="normal" officeooo:rsid="00f5d669" style:font-weight-asian="normal" style:font-weight-complex="normal"/>
    </style:style>
    <style:style style:name="T279" style:family="text">
      <style:text-properties fo:font-weight="normal" officeooo:rsid="03ba2e2b" style:font-weight-asian="normal" style:font-weight-complex="normal"/>
    </style:style>
    <style:style style:name="T280" style:family="text">
      <style:text-properties fo:font-weight="normal" officeooo:rsid="041b8ad6" style:font-weight-asian="normal" style:font-weight-complex="normal"/>
    </style:style>
    <style:style style:name="T281" style:family="text">
      <style:text-properties fo:font-weight="normal" officeooo:rsid="042ede25" style:font-weight-asian="normal" style:font-weight-complex="normal"/>
    </style:style>
    <style:style style:name="T282" style:family="text">
      <style:text-properties fo:font-weight="normal" officeooo:rsid="0455c0e9" style:font-weight-asian="normal" style:font-weight-complex="normal"/>
    </style:style>
    <style:style style:name="T283" style:family="text">
      <style:text-properties fo:font-weight="normal" officeooo:rsid="045bd3dc" style:font-weight-asian="normal" style:font-weight-complex="normal"/>
    </style:style>
    <style:style style:name="T284" style:family="text">
      <style:text-properties fo:font-weight="normal" officeooo:rsid="03349498" style:font-weight-asian="normal" style:font-weight-complex="normal"/>
    </style:style>
    <style:style style:name="T285" style:family="text">
      <style:text-properties fo:font-weight="normal" officeooo:rsid="04850fcd" style:font-weight-asian="normal" style:font-weight-complex="normal"/>
    </style:style>
    <style:style style:name="T286" style:family="text">
      <style:text-properties fo:font-weight="normal" officeooo:rsid="04a7543c" style:font-weight-asian="normal" style:font-weight-complex="normal"/>
    </style:style>
    <style:style style:name="T287" style:family="text">
      <style:text-properties fo:font-weight="normal" officeooo:rsid="04b77694" style:font-weight-asian="normal" style:font-weight-complex="normal"/>
    </style:style>
    <style:style style:name="T288" style:family="text">
      <style:text-properties fo:font-weight="normal" officeooo:rsid="04b7cf51" style:font-weight-asian="normal" style:font-weight-complex="normal"/>
    </style:style>
    <style:style style:name="T289" style:family="text">
      <style:text-properties fo:font-weight="normal" officeooo:rsid="04b9d36e" style:font-weight-asian="normal" style:font-weight-complex="normal"/>
    </style:style>
    <style:style style:name="T290" style:family="text">
      <style:text-properties fo:font-weight="normal" officeooo:rsid="04bc4430" style:font-weight-asian="normal" style:font-weight-complex="normal"/>
    </style:style>
    <style:style style:name="T291" style:family="text">
      <style:text-properties fo:font-weight="normal" officeooo:rsid="04d2f488" style:font-weight-asian="normal" style:font-weight-complex="normal"/>
    </style:style>
    <style:style style:name="T292" style:family="text">
      <style:text-properties fo:font-weight="normal" officeooo:rsid="04d4b135" style:font-weight-asian="normal" style:font-weight-complex="normal"/>
    </style:style>
    <style:style style:name="T293" style:family="text">
      <style:text-properties fo:font-weight="normal" officeooo:rsid="031ffc9c" fo:background-color="transparent" loext:char-shading-value="0" style:font-weight-asian="normal" style:font-weight-complex="normal"/>
    </style:style>
    <style:style style:name="T294" style:family="text">
      <style:text-properties fo:font-weight="normal" officeooo:rsid="022ef884" fo:background-color="transparent" loext:char-shading-value="0" style:font-weight-asian="normal" style:font-weight-complex="normal"/>
    </style:style>
    <style:style style:name="T295" style:family="text">
      <style:text-properties fo:font-weight="normal" officeooo:rsid="03c908c1" fo:background-color="transparent" loext:char-shading-value="0" style:font-weight-asian="normal" style:font-weight-complex="normal"/>
    </style:style>
    <style:style style:name="T296" style:family="text">
      <style:text-properties fo:font-weight="normal" fo:background-color="#ffffff" loext:char-shading-value="0" style:font-weight-asian="normal" style:font-weight-complex="normal"/>
    </style:style>
    <style:style style:name="T297" style:family="text">
      <style:text-properties fo:font-style="normal" style:font-style-asian="normal" style:font-style-complex="normal"/>
    </style:style>
    <style:style style:name="T298" style:family="text">
      <style:text-properties fo:font-style="normal" officeooo:rsid="0029c431" style:font-style-asian="normal" style:font-style-complex="normal"/>
    </style:style>
    <style:style style:name="T299" style:family="text">
      <style:text-properties fo:font-style="normal" officeooo:rsid="002b59e7" style:font-style-asian="normal" style:font-style-complex="normal"/>
    </style:style>
    <style:style style:name="T300" style:family="text">
      <style:text-properties fo:font-style="normal" officeooo:rsid="002b6163" style:font-style-asian="normal" style:font-style-complex="normal"/>
    </style:style>
    <style:style style:name="T301" style:family="text">
      <style:text-properties fo:font-style="normal" officeooo:rsid="005989f9" style:font-style-asian="normal" style:font-style-complex="normal"/>
    </style:style>
    <style:style style:name="T302" style:family="text">
      <style:text-properties fo:font-style="normal" officeooo:rsid="005d5455" style:font-style-asian="normal" style:font-style-complex="normal"/>
    </style:style>
    <style:style style:name="T303" style:family="text">
      <style:text-properties fo:font-style="normal" officeooo:rsid="005e1bca" style:font-style-asian="normal" style:font-style-complex="normal"/>
    </style:style>
    <style:style style:name="T304" style:family="text">
      <style:text-properties fo:font-style="normal" officeooo:rsid="0089d108" style:font-style-asian="normal" style:font-style-complex="normal"/>
    </style:style>
    <style:style style:name="T305" style:family="text">
      <style:text-properties fo:font-style="normal" officeooo:rsid="008c91a8" style:font-style-asian="normal" style:font-style-complex="normal"/>
    </style:style>
    <style:style style:name="T306" style:family="text">
      <style:text-properties fo:font-style="normal" officeooo:rsid="008ce6f8" style:font-style-asian="normal" style:font-style-complex="normal"/>
    </style:style>
    <style:style style:name="T307" style:family="text">
      <style:text-properties fo:font-style="normal" officeooo:rsid="008d1645" style:font-style-asian="normal" style:font-style-complex="normal"/>
    </style:style>
    <style:style style:name="T308" style:family="text">
      <style:text-properties fo:font-style="normal" officeooo:rsid="008d633e" style:font-style-asian="normal" style:font-style-complex="normal"/>
    </style:style>
    <style:style style:name="T309" style:family="text">
      <style:text-properties fo:font-style="normal" officeooo:rsid="008d815f" style:font-style-asian="normal" style:font-style-complex="normal"/>
    </style:style>
    <style:style style:name="T310" style:family="text">
      <style:text-properties fo:font-style="normal" officeooo:rsid="008e111e" style:font-style-asian="normal" style:font-style-complex="normal"/>
    </style:style>
    <style:style style:name="T311" style:family="text">
      <style:text-properties fo:font-style="normal" officeooo:rsid="008f61af" style:font-style-asian="normal" style:font-style-complex="normal"/>
    </style:style>
    <style:style style:name="T312" style:family="text">
      <style:text-properties fo:font-style="normal" officeooo:rsid="00917ac7" style:font-style-asian="normal" style:font-style-complex="normal"/>
    </style:style>
    <style:style style:name="T313" style:family="text">
      <style:text-properties fo:font-style="normal" officeooo:rsid="00917c62" style:font-style-asian="normal" style:font-style-complex="normal"/>
    </style:style>
    <style:style style:name="T314" style:family="text">
      <style:text-properties fo:font-style="normal" officeooo:rsid="0094fa0f" style:font-style-asian="normal" style:font-style-complex="normal"/>
    </style:style>
    <style:style style:name="T315" style:family="text">
      <style:text-properties fo:font-style="normal" officeooo:rsid="009d7573" style:font-style-asian="normal" style:font-style-complex="normal"/>
    </style:style>
    <style:style style:name="T316" style:family="text">
      <style:text-properties fo:font-style="normal" officeooo:rsid="00a2135e" style:font-style-asian="normal" style:font-style-complex="normal"/>
    </style:style>
    <style:style style:name="T317" style:family="text">
      <style:text-properties fo:font-style="normal" officeooo:rsid="00af324e" style:font-style-asian="normal" style:font-style-complex="normal"/>
    </style:style>
    <style:style style:name="T318" style:family="text">
      <style:text-properties fo:font-style="normal" officeooo:rsid="00b118ee" style:font-style-asian="normal" style:font-style-complex="normal"/>
    </style:style>
    <style:style style:name="T319" style:family="text">
      <style:text-properties fo:font-style="normal" officeooo:rsid="00b27560" style:font-style-asian="normal" style:font-style-complex="normal"/>
    </style:style>
    <style:style style:name="T320" style:family="text">
      <style:text-properties fo:font-style="normal" officeooo:rsid="00b453a4" style:font-style-asian="normal" style:font-style-complex="normal"/>
    </style:style>
    <style:style style:name="T321" style:family="text">
      <style:text-properties fo:font-style="normal" officeooo:rsid="00b62e9b" style:font-style-asian="normal" style:font-style-complex="normal"/>
    </style:style>
    <style:style style:name="T322" style:family="text">
      <style:text-properties fo:font-style="normal" officeooo:rsid="00b9feb1" style:font-style-asian="normal" style:font-style-complex="normal"/>
    </style:style>
    <style:style style:name="T323" style:family="text">
      <style:text-properties fo:font-style="normal" officeooo:rsid="00ba82ac" style:font-style-asian="normal" style:font-style-complex="normal"/>
    </style:style>
    <style:style style:name="T324" style:family="text">
      <style:text-properties fo:font-style="normal" officeooo:rsid="00e06e8f" style:font-style-asian="normal" style:font-style-complex="normal"/>
    </style:style>
    <style:style style:name="T325" style:family="text">
      <style:text-properties fo:font-style="normal" officeooo:rsid="00e2248f" style:font-style-asian="normal" style:font-style-complex="normal"/>
    </style:style>
    <style:style style:name="T326" style:family="text">
      <style:text-properties fo:font-style="normal" officeooo:rsid="00e5dd0a" style:font-style-asian="normal" style:font-style-complex="normal"/>
    </style:style>
    <style:style style:name="T327" style:family="text">
      <style:text-properties fo:font-style="normal" officeooo:rsid="00e74083" style:font-style-asian="normal" style:font-style-complex="normal"/>
    </style:style>
    <style:style style:name="T328" style:family="text">
      <style:text-properties fo:font-style="normal" officeooo:rsid="00ea7bf7" style:font-style-asian="normal" style:font-style-complex="normal"/>
    </style:style>
    <style:style style:name="T329" style:family="text">
      <style:text-properties fo:font-style="normal" officeooo:rsid="00ebe726" style:font-style-asian="normal" style:font-style-complex="normal"/>
    </style:style>
    <style:style style:name="T330" style:family="text">
      <style:text-properties fo:font-style="normal" officeooo:rsid="00ed8a22" style:font-style-asian="normal" style:font-style-complex="normal"/>
    </style:style>
    <style:style style:name="T331" style:family="text">
      <style:text-properties fo:font-style="normal" officeooo:rsid="00edd850" style:font-style-asian="normal" style:font-style-complex="normal"/>
    </style:style>
    <style:style style:name="T332" style:family="text">
      <style:text-properties fo:font-style="normal" officeooo:rsid="00efcaff" style:font-style-asian="normal" style:font-style-complex="normal"/>
    </style:style>
    <style:style style:name="T333" style:family="text">
      <style:text-properties fo:font-style="normal" officeooo:rsid="00f24325" style:font-style-asian="normal" style:font-style-complex="normal"/>
    </style:style>
    <style:style style:name="T334" style:family="text">
      <style:text-properties fo:font-style="normal" officeooo:rsid="00f3f518" style:font-style-asian="normal" style:font-style-complex="normal"/>
    </style:style>
    <style:style style:name="T335" style:family="text">
      <style:text-properties fo:font-style="normal" officeooo:rsid="00f5d669" style:font-style-asian="normal" style:font-style-complex="normal"/>
    </style:style>
    <style:style style:name="T336" style:family="text">
      <style:text-properties fo:font-style="normal" officeooo:rsid="00f68711" style:font-style-asian="normal" style:font-style-complex="normal"/>
    </style:style>
    <style:style style:name="T337" style:family="text">
      <style:text-properties fo:font-style="normal" officeooo:rsid="00f7587f" style:font-style-asian="normal" style:font-style-complex="normal"/>
    </style:style>
    <style:style style:name="T338" style:family="text">
      <style:text-properties fo:font-style="normal" officeooo:rsid="01031d70" style:font-style-asian="normal" style:font-style-complex="normal"/>
    </style:style>
    <style:style style:name="T339" style:family="text">
      <style:text-properties fo:font-style="normal" officeooo:rsid="010ad577" style:font-style-asian="normal" style:font-style-complex="normal"/>
    </style:style>
    <style:style style:name="T340" style:family="text">
      <style:text-properties fo:font-style="normal" officeooo:rsid="010cd3e7" style:font-style-asian="normal" style:font-style-complex="normal"/>
    </style:style>
    <style:style style:name="T341" style:family="text">
      <style:text-properties fo:font-style="normal" officeooo:rsid="010e8ba0" style:font-style-asian="normal" style:font-style-complex="normal"/>
    </style:style>
    <style:style style:name="T342" style:family="text">
      <style:text-properties fo:font-style="normal" officeooo:rsid="01103039" style:font-style-asian="normal" style:font-style-complex="normal"/>
    </style:style>
    <style:style style:name="T343" style:family="text">
      <style:text-properties fo:font-style="normal" officeooo:rsid="011447c1" style:font-style-asian="normal" style:font-style-complex="normal"/>
    </style:style>
    <style:style style:name="T344" style:family="text">
      <style:text-properties fo:font-style="normal" officeooo:rsid="0115ec4e" style:font-style-asian="normal" style:font-style-complex="normal"/>
    </style:style>
    <style:style style:name="T345" style:family="text">
      <style:text-properties fo:font-style="normal" officeooo:rsid="0116f9c9" style:font-style-asian="normal" style:font-style-complex="normal"/>
    </style:style>
    <style:style style:name="T346" style:family="text">
      <style:text-properties fo:font-style="normal" officeooo:rsid="0117d02f" style:font-style-asian="normal" style:font-style-complex="normal"/>
    </style:style>
    <style:style style:name="T347" style:family="text">
      <style:text-properties fo:font-style="normal" officeooo:rsid="011cd9bf" style:font-style-asian="normal" style:font-style-complex="normal"/>
    </style:style>
    <style:style style:name="T348" style:family="text">
      <style:text-properties fo:font-style="normal" officeooo:rsid="01449d68" style:font-style-asian="normal" style:font-style-complex="normal"/>
    </style:style>
    <style:style style:name="T349" style:family="text">
      <style:text-properties fo:font-style="normal" officeooo:rsid="014ec4ea" style:font-style-asian="normal" style:font-style-complex="normal"/>
    </style:style>
    <style:style style:name="T350" style:family="text">
      <style:text-properties fo:font-style="normal" officeooo:rsid="01532359" style:font-style-asian="normal" style:font-style-complex="normal"/>
    </style:style>
    <style:style style:name="T351" style:family="text">
      <style:text-properties fo:font-style="normal" officeooo:rsid="015542ef" style:font-style-asian="normal" style:font-style-complex="normal"/>
    </style:style>
    <style:style style:name="T352" style:family="text">
      <style:text-properties fo:font-style="normal" officeooo:rsid="01573f42" style:font-style-asian="normal" style:font-style-complex="normal"/>
    </style:style>
    <style:style style:name="T353" style:family="text">
      <style:text-properties fo:font-style="normal" officeooo:rsid="0157af8c" style:font-style-asian="normal" style:font-style-complex="normal"/>
    </style:style>
    <style:style style:name="T354" style:family="text">
      <style:text-properties fo:font-style="normal" officeooo:rsid="0157dd30" style:font-style-asian="normal" style:font-style-complex="normal"/>
    </style:style>
    <style:style style:name="T355" style:family="text">
      <style:text-properties fo:font-style="normal" officeooo:rsid="015923bc" style:font-style-asian="normal" style:font-style-complex="normal"/>
    </style:style>
    <style:style style:name="T356" style:family="text">
      <style:text-properties fo:font-style="normal" officeooo:rsid="015dce89" style:font-style-asian="normal" style:font-style-complex="normal"/>
    </style:style>
    <style:style style:name="T357" style:family="text">
      <style:text-properties fo:font-style="normal" officeooo:rsid="0164bf72" style:font-style-asian="normal" style:font-style-complex="normal"/>
    </style:style>
    <style:style style:name="T358" style:family="text">
      <style:text-properties fo:font-style="normal" officeooo:rsid="0167ddf1" style:font-style-asian="normal" style:font-style-complex="normal"/>
    </style:style>
    <style:style style:name="T359" style:family="text">
      <style:text-properties fo:font-style="normal" officeooo:rsid="016b639a" style:font-style-asian="normal" style:font-style-complex="normal"/>
    </style:style>
    <style:style style:name="T360" style:family="text">
      <style:text-properties fo:font-style="normal" officeooo:rsid="0170c4d1" style:font-style-asian="normal" style:font-style-complex="normal"/>
    </style:style>
    <style:style style:name="T361" style:family="text">
      <style:text-properties fo:font-style="normal" officeooo:rsid="01726b3e" style:font-style-asian="normal" style:font-style-complex="normal"/>
    </style:style>
    <style:style style:name="T362" style:family="text">
      <style:text-properties fo:font-style="normal" officeooo:rsid="01744cb5" style:font-style-asian="normal" style:font-style-complex="normal"/>
    </style:style>
    <style:style style:name="T363" style:family="text">
      <style:text-properties fo:font-style="normal" officeooo:rsid="01845b1b" style:font-style-asian="normal" style:font-style-complex="normal"/>
    </style:style>
    <style:style style:name="T364" style:family="text">
      <style:text-properties fo:font-style="normal" officeooo:rsid="0185980c" style:font-style-asian="normal" style:font-style-complex="normal"/>
    </style:style>
    <style:style style:name="T365" style:family="text">
      <style:text-properties fo:font-style="normal" officeooo:rsid="01972c1b" style:font-style-asian="normal" style:font-style-complex="normal"/>
    </style:style>
    <style:style style:name="T366" style:family="text">
      <style:text-properties fo:font-style="normal" officeooo:rsid="019dcd09" style:font-style-asian="normal" style:font-style-complex="normal"/>
    </style:style>
    <style:style style:name="T367" style:family="text">
      <style:text-properties fo:font-style="normal" officeooo:rsid="019f97be" style:font-style-asian="normal" style:font-style-complex="normal"/>
    </style:style>
    <style:style style:name="T368" style:family="text">
      <style:text-properties fo:font-style="normal" officeooo:rsid="01a61a9c" style:font-style-asian="normal" style:font-style-complex="normal"/>
    </style:style>
    <style:style style:name="T369" style:family="text">
      <style:text-properties fo:font-style="normal" officeooo:rsid="01b42ceb" style:font-style-asian="normal" style:font-style-complex="normal"/>
    </style:style>
    <style:style style:name="T370" style:family="text">
      <style:text-properties fo:font-style="normal" officeooo:rsid="01b7ca2a" style:font-style-asian="normal" style:font-style-complex="normal"/>
    </style:style>
    <style:style style:name="T371" style:family="text">
      <style:text-properties fo:font-style="normal" officeooo:rsid="01bba535" style:font-style-asian="normal" style:font-style-complex="normal"/>
    </style:style>
    <style:style style:name="T372" style:family="text">
      <style:text-properties fo:font-style="normal" officeooo:rsid="01c1d276" style:font-style-asian="normal" style:font-style-complex="normal"/>
    </style:style>
    <style:style style:name="T373" style:family="text">
      <style:text-properties fo:font-style="normal" officeooo:rsid="01d4eb8a" style:font-style-asian="normal" style:font-style-complex="normal"/>
    </style:style>
    <style:style style:name="T374" style:family="text">
      <style:text-properties fo:font-style="normal" officeooo:rsid="01d6e358" style:font-style-asian="normal" style:font-style-complex="normal"/>
    </style:style>
    <style:style style:name="T375" style:family="text">
      <style:text-properties fo:font-style="normal" officeooo:rsid="01fd4b41" style:font-style-asian="normal" style:font-style-complex="normal"/>
    </style:style>
    <style:style style:name="T376" style:family="text">
      <style:text-properties fo:font-style="normal" officeooo:rsid="01fe46ff" style:font-style-asian="normal" style:font-style-complex="normal"/>
    </style:style>
    <style:style style:name="T377" style:family="text">
      <style:text-properties fo:font-style="normal" officeooo:rsid="01ff930f" style:font-style-asian="normal" style:font-style-complex="normal"/>
    </style:style>
    <style:style style:name="T378" style:family="text">
      <style:text-properties fo:font-style="normal" officeooo:rsid="0204696f" style:font-style-asian="normal" style:font-style-complex="normal"/>
    </style:style>
    <style:style style:name="T379" style:family="text">
      <style:text-properties fo:font-style="normal" officeooo:rsid="020b74ed" style:font-style-asian="normal" style:font-style-complex="normal"/>
    </style:style>
    <style:style style:name="T380" style:family="text">
      <style:text-properties fo:font-style="normal" officeooo:rsid="020c9432" style:font-style-asian="normal" style:font-style-complex="normal"/>
    </style:style>
    <style:style style:name="T381" style:family="text">
      <style:text-properties fo:font-style="normal" officeooo:rsid="020cbf77" style:font-style-asian="normal" style:font-style-complex="normal"/>
    </style:style>
    <style:style style:name="T382" style:family="text">
      <style:text-properties fo:font-style="normal" officeooo:rsid="02124341" style:font-style-asian="normal" style:font-style-complex="normal"/>
    </style:style>
    <style:style style:name="T383" style:family="text">
      <style:text-properties fo:font-style="normal" officeooo:rsid="0213053c" style:font-style-asian="normal" style:font-style-complex="normal"/>
    </style:style>
    <style:style style:name="T384" style:family="text">
      <style:text-properties fo:font-style="normal" officeooo:rsid="02137673" style:font-style-asian="normal" style:font-style-complex="normal"/>
    </style:style>
    <style:style style:name="T385" style:family="text">
      <style:text-properties fo:font-style="normal" officeooo:rsid="021579ab" style:font-style-asian="normal" style:font-style-complex="normal"/>
    </style:style>
    <style:style style:name="T386" style:family="text">
      <style:text-properties fo:font-style="normal" officeooo:rsid="0215ca80" style:font-style-asian="normal" style:font-style-complex="normal"/>
    </style:style>
    <style:style style:name="T387" style:family="text">
      <style:text-properties fo:font-style="normal" officeooo:rsid="0216bdd7" style:font-style-asian="normal" style:font-style-complex="normal"/>
    </style:style>
    <style:style style:name="T388" style:family="text">
      <style:text-properties fo:font-style="normal" officeooo:rsid="021a5b25" style:font-style-asian="normal" style:font-style-complex="normal"/>
    </style:style>
    <style:style style:name="T389" style:family="text">
      <style:text-properties fo:font-style="normal" officeooo:rsid="021ad2fb" style:font-style-asian="normal" style:font-style-complex="normal"/>
    </style:style>
    <style:style style:name="T390" style:family="text">
      <style:text-properties fo:font-style="normal" officeooo:rsid="02264b57" style:font-style-asian="normal" style:font-style-complex="normal"/>
    </style:style>
    <style:style style:name="T391" style:family="text">
      <style:text-properties fo:font-style="normal" officeooo:rsid="02275a57" style:font-style-asian="normal" style:font-style-complex="normal"/>
    </style:style>
    <style:style style:name="T392" style:family="text">
      <style:text-properties fo:font-style="normal" officeooo:rsid="02282413" style:font-style-asian="normal" style:font-style-complex="normal"/>
    </style:style>
    <style:style style:name="T393" style:family="text">
      <style:text-properties fo:font-style="normal" officeooo:rsid="02285ebf" style:font-style-asian="normal" style:font-style-complex="normal"/>
    </style:style>
    <style:style style:name="T394" style:family="text">
      <style:text-properties fo:font-style="normal" officeooo:rsid="022872db" style:font-style-asian="normal" style:font-style-complex="normal"/>
    </style:style>
    <style:style style:name="T395" style:family="text">
      <style:text-properties fo:font-style="normal" officeooo:rsid="024311ca" style:font-style-asian="normal" style:font-style-complex="normal"/>
    </style:style>
    <style:style style:name="T396" style:family="text">
      <style:text-properties fo:font-style="normal" officeooo:rsid="02583b16" style:font-style-asian="normal" style:font-style-complex="normal"/>
    </style:style>
    <style:style style:name="T397" style:family="text">
      <style:text-properties fo:font-style="normal" officeooo:rsid="02831179" style:font-style-asian="normal" style:font-style-complex="normal"/>
    </style:style>
    <style:style style:name="T398" style:family="text">
      <style:text-properties fo:font-style="normal" officeooo:rsid="00d0d081" style:font-style-asian="normal" style:font-style-complex="normal"/>
    </style:style>
    <style:style style:name="T399" style:family="text">
      <style:text-properties fo:font-style="normal" officeooo:rsid="00af4855" style:font-style-asian="normal" style:font-style-complex="normal"/>
    </style:style>
    <style:style style:name="T400" style:family="text">
      <style:text-properties fo:font-style="normal" officeooo:rsid="0292d47d" style:font-style-asian="normal" style:font-style-complex="normal"/>
    </style:style>
    <style:style style:name="T401" style:family="text">
      <style:text-properties fo:font-style="normal" officeooo:rsid="02cd9442" style:font-style-asian="normal" style:font-style-complex="normal"/>
    </style:style>
    <style:style style:name="T402" style:family="text">
      <style:text-properties fo:font-style="normal" officeooo:rsid="02cede42" style:font-style-asian="normal" style:font-style-complex="normal"/>
    </style:style>
    <style:style style:name="T403" style:family="text">
      <style:text-properties fo:font-style="normal" officeooo:rsid="02cf4780" style:font-style-asian="normal" style:font-style-complex="normal"/>
    </style:style>
    <style:style style:name="T404" style:family="text">
      <style:text-properties fo:font-style="normal" officeooo:rsid="02d0ce3c" style:font-style-asian="normal" style:font-style-complex="normal"/>
    </style:style>
    <style:style style:name="T405" style:family="text">
      <style:text-properties fo:font-style="normal" officeooo:rsid="02d2bbd8" style:font-style-asian="normal" style:font-style-complex="normal"/>
    </style:style>
    <style:style style:name="T406" style:family="text">
      <style:text-properties fo:font-style="normal" officeooo:rsid="02de7908" style:font-style-asian="normal" style:font-style-complex="normal"/>
    </style:style>
    <style:style style:name="T407" style:family="text">
      <style:text-properties fo:font-style="normal" officeooo:rsid="02e3209d" style:font-style-asian="normal" style:font-style-complex="normal"/>
    </style:style>
    <style:style style:name="T408" style:family="text">
      <style:text-properties fo:font-style="normal" officeooo:rsid="02fa7b19" style:font-style-asian="normal" style:font-style-complex="normal"/>
    </style:style>
    <style:style style:name="T409" style:family="text">
      <style:text-properties fo:font-style="normal" officeooo:rsid="02fb9379" style:font-style-asian="normal" style:font-style-complex="normal"/>
    </style:style>
    <style:style style:name="T410" style:family="text">
      <style:text-properties fo:font-style="normal" officeooo:rsid="02fd22f7" style:font-style-asian="normal" style:font-style-complex="normal"/>
    </style:style>
    <style:style style:name="T411" style:family="text">
      <style:text-properties fo:font-style="normal" officeooo:rsid="03030f71" style:font-style-asian="normal" style:font-style-complex="normal"/>
    </style:style>
    <style:style style:name="T412" style:family="text">
      <style:text-properties fo:font-style="normal" officeooo:rsid="03041a6b" style:font-style-asian="normal" style:font-style-complex="normal"/>
    </style:style>
    <style:style style:name="T413" style:family="text">
      <style:text-properties fo:font-style="normal" officeooo:rsid="0305984c" style:font-style-asian="normal" style:font-style-complex="normal"/>
    </style:style>
    <style:style style:name="T414" style:family="text">
      <style:text-properties fo:font-style="normal" officeooo:rsid="030acf96" style:font-style-asian="normal" style:font-style-complex="normal"/>
    </style:style>
    <style:style style:name="T415" style:family="text">
      <style:text-properties fo:font-style="normal" officeooo:rsid="030ae869" style:font-style-asian="normal" style:font-style-complex="normal"/>
    </style:style>
    <style:style style:name="T416" style:family="text">
      <style:text-properties fo:font-style="normal" officeooo:rsid="031299a0" style:font-style-asian="normal" style:font-style-complex="normal"/>
    </style:style>
    <style:style style:name="T417" style:family="text">
      <style:text-properties fo:font-style="normal" officeooo:rsid="03157628" style:font-style-asian="normal" style:font-style-complex="normal"/>
    </style:style>
    <style:style style:name="T418" style:family="text">
      <style:text-properties fo:font-style="normal" officeooo:rsid="0328f606" style:font-style-asian="normal" style:font-style-complex="normal"/>
    </style:style>
    <style:style style:name="T419" style:family="text">
      <style:text-properties fo:font-style="normal" officeooo:rsid="03313c8d" style:font-style-asian="normal" style:font-style-complex="normal"/>
    </style:style>
    <style:style style:name="T420" style:family="text">
      <style:text-properties fo:font-style="normal" officeooo:rsid="03349498" style:font-style-asian="normal" style:font-style-complex="normal"/>
    </style:style>
    <style:style style:name="T421" style:family="text">
      <style:text-properties fo:font-style="normal" officeooo:rsid="0395e933" style:font-style-asian="normal" style:font-style-complex="normal"/>
    </style:style>
    <style:style style:name="T422" style:family="text">
      <style:text-properties fo:font-style="normal" officeooo:rsid="03a05df3" style:font-style-asian="normal" style:font-style-complex="normal"/>
    </style:style>
    <style:style style:name="T423" style:family="text">
      <style:text-properties fo:font-style="normal" officeooo:rsid="03a72c49" style:font-style-asian="normal" style:font-style-complex="normal"/>
    </style:style>
    <style:style style:name="T424" style:family="text">
      <style:text-properties fo:font-style="normal" officeooo:rsid="03aad437" style:font-style-asian="normal" style:font-style-complex="normal"/>
    </style:style>
    <style:style style:name="T425" style:family="text">
      <style:text-properties fo:font-style="normal" officeooo:rsid="03ac1cf7" style:font-style-asian="normal" style:font-style-complex="normal"/>
    </style:style>
    <style:style style:name="T426" style:family="text">
      <style:text-properties fo:font-style="normal" officeooo:rsid="03add640" style:font-style-asian="normal" style:font-style-complex="normal"/>
    </style:style>
    <style:style style:name="T427" style:family="text">
      <style:text-properties fo:font-style="normal" officeooo:rsid="03aeea45" style:font-style-asian="normal" style:font-style-complex="normal"/>
    </style:style>
    <style:style style:name="T428" style:family="text">
      <style:text-properties fo:font-style="normal" officeooo:rsid="03b31c36" style:font-style-asian="normal" style:font-style-complex="normal"/>
    </style:style>
    <style:style style:name="T429" style:family="text">
      <style:text-properties fo:font-style="normal" officeooo:rsid="03b43958" style:font-style-asian="normal" style:font-style-complex="normal"/>
    </style:style>
    <style:style style:name="T430" style:family="text">
      <style:text-properties fo:font-style="normal" officeooo:rsid="03b7be0b" style:font-style-asian="normal" style:font-style-complex="normal"/>
    </style:style>
    <style:style style:name="T431" style:family="text">
      <style:text-properties fo:font-style="normal" officeooo:rsid="03bb7e6c" style:font-style-asian="normal" style:font-style-complex="normal"/>
    </style:style>
    <style:style style:name="T432" style:family="text">
      <style:text-properties fo:font-style="normal" officeooo:rsid="03d79bcd" style:font-style-asian="normal" style:font-style-complex="normal"/>
    </style:style>
    <style:style style:name="T433" style:family="text">
      <style:text-properties fo:font-style="normal" officeooo:rsid="03fdd455" style:font-style-asian="normal" style:font-style-complex="normal"/>
    </style:style>
    <style:style style:name="T434" style:family="text">
      <style:text-properties fo:font-style="normal" officeooo:rsid="041b8ad6" style:font-style-asian="normal" style:font-style-complex="normal"/>
    </style:style>
    <style:style style:name="T435" style:family="text">
      <style:text-properties fo:font-style="normal" officeooo:rsid="04325013" style:font-style-asian="normal" style:font-style-complex="normal"/>
    </style:style>
    <style:style style:name="T436" style:family="text">
      <style:text-properties fo:font-style="normal" officeooo:rsid="04640979" style:font-style-asian="normal" style:font-style-complex="normal"/>
    </style:style>
    <style:style style:name="T437" style:family="text">
      <style:text-properties fo:font-style="normal" officeooo:rsid="04659a45" style:font-style-asian="normal" style:font-style-complex="normal"/>
    </style:style>
    <style:style style:name="T438" style:family="text">
      <style:text-properties fo:font-style="normal" officeooo:rsid="0466c5fe" style:font-style-asian="normal" style:font-style-complex="normal"/>
    </style:style>
    <style:style style:name="T439" style:family="text">
      <style:text-properties fo:font-style="normal" officeooo:rsid="04671951" style:font-style-asian="normal" style:font-style-complex="normal"/>
    </style:style>
    <style:style style:name="T440" style:family="text">
      <style:text-properties fo:font-style="normal" officeooo:rsid="0468e1a1" style:font-style-asian="normal" style:font-style-complex="normal"/>
    </style:style>
    <style:style style:name="T441" style:family="text">
      <style:text-properties fo:font-style="normal" officeooo:rsid="04743e39" style:font-style-asian="normal" style:font-style-complex="normal"/>
    </style:style>
    <style:style style:name="T442" style:family="text">
      <style:text-properties fo:font-style="normal" officeooo:rsid="047f203e" style:font-style-asian="normal" style:font-style-complex="normal"/>
    </style:style>
    <style:style style:name="T443" style:family="text">
      <style:text-properties fo:font-style="normal" officeooo:rsid="04a8a2f4" style:font-style-asian="normal" style:font-style-complex="normal"/>
    </style:style>
    <style:style style:name="T444" style:family="text">
      <style:text-properties fo:font-style="normal" officeooo:rsid="04aa94f5" style:font-style-asian="normal" style:font-style-complex="normal"/>
    </style:style>
    <style:style style:name="T445" style:family="text">
      <style:text-properties fo:font-style="normal" officeooo:rsid="04ad189a" style:font-style-asian="normal" style:font-style-complex="normal"/>
    </style:style>
    <style:style style:name="T446" style:family="text">
      <style:text-properties fo:font-style="normal" officeooo:rsid="04b77694" style:font-style-asian="normal" style:font-style-complex="normal"/>
    </style:style>
    <style:style style:name="T447" style:family="text">
      <style:text-properties fo:font-style="normal" officeooo:rsid="04c02520" style:font-style-asian="normal" style:font-style-complex="normal"/>
    </style:style>
    <style:style style:name="T448" style:family="text">
      <style:text-properties fo:font-style="normal" officeooo:rsid="04c2772c" style:font-style-asian="normal" style:font-style-complex="normal"/>
    </style:style>
    <style:style style:name="T449" style:family="text">
      <style:text-properties fo:font-style="normal" officeooo:rsid="04cb6a9a" style:font-style-asian="normal" style:font-style-complex="normal"/>
    </style:style>
    <style:style style:name="T450" style:family="text">
      <style:text-properties fo:font-style="normal" officeooo:rsid="04cccc4e" style:font-style-asian="normal" style:font-style-complex="normal"/>
    </style:style>
    <style:style style:name="T451" style:family="text">
      <style:text-properties fo:font-style="normal" officeooo:rsid="04db235e" style:font-style-asian="normal" style:font-style-complex="normal"/>
    </style:style>
    <style:style style:name="T452" style:family="text">
      <style:text-properties fo:font-style="normal" officeooo:rsid="04dbee00" style:font-style-asian="normal" style:font-style-complex="normal"/>
    </style:style>
    <style:style style:name="T453" style:family="text">
      <style:text-properties fo:font-style="normal" officeooo:rsid="04dc8aa9" style:font-style-asian="normal" style:font-style-complex="normal"/>
    </style:style>
    <style:style style:name="T454" style:family="text">
      <style:text-properties fo:font-style="normal" officeooo:rsid="04e0915f" style:font-style-asian="normal" style:font-style-complex="normal"/>
    </style:style>
    <style:style style:name="T455" style:family="text">
      <style:text-properties fo:font-style="normal" fo:font-weight="normal" style:font-style-asian="normal" style:font-weight-asian="normal" style:font-style-complex="normal" style:font-weight-complex="normal"/>
    </style:style>
    <style:style style:name="T456" style:family="text">
      <style:text-properties fo:font-style="normal" fo:font-weight="normal" officeooo:rsid="002b6163" style:font-style-asian="normal" style:font-weight-asian="normal" style:font-style-complex="normal" style:font-weight-complex="normal"/>
    </style:style>
    <style:style style:name="T457" style:family="text">
      <style:text-properties fo:font-style="normal" fo:font-weight="normal" officeooo:rsid="0067b482" style:font-style-asian="normal" style:font-weight-asian="normal" style:font-style-complex="normal" style:font-weight-complex="normal"/>
    </style:style>
    <style:style style:name="T458" style:family="text">
      <style:text-properties fo:font-style="normal" fo:font-weight="normal" officeooo:rsid="0068e667" style:font-style-asian="normal" style:font-weight-asian="normal" style:font-style-complex="normal" style:font-weight-complex="normal"/>
    </style:style>
    <style:style style:name="T459" style:family="text">
      <style:text-properties fo:font-style="normal" fo:font-weight="normal" officeooo:rsid="0071b9b8" style:font-style-asian="normal" style:font-weight-asian="normal" style:font-style-complex="normal" style:font-weight-complex="normal"/>
    </style:style>
    <style:style style:name="T460" style:family="text">
      <style:text-properties fo:font-style="normal" fo:font-weight="normal" officeooo:rsid="0073b287" style:font-style-asian="normal" style:font-weight-asian="normal" style:font-style-complex="normal" style:font-weight-complex="normal"/>
    </style:style>
    <style:style style:name="T461" style:family="text">
      <style:text-properties fo:font-style="normal" fo:font-weight="normal" officeooo:rsid="0074ae37" style:font-style-asian="normal" style:font-weight-asian="normal" style:font-style-complex="normal" style:font-weight-complex="normal"/>
    </style:style>
    <style:style style:name="T462" style:family="text">
      <style:text-properties fo:font-style="normal" fo:font-weight="normal" officeooo:rsid="0074d0bd" style:font-style-asian="normal" style:font-weight-asian="normal" style:font-style-complex="normal" style:font-weight-complex="normal"/>
    </style:style>
    <style:style style:name="T463" style:family="text">
      <style:text-properties fo:font-style="normal" fo:font-weight="normal" officeooo:rsid="00754f35" style:font-style-asian="normal" style:font-weight-asian="normal" style:font-style-complex="normal" style:font-weight-complex="normal"/>
    </style:style>
    <style:style style:name="T464" style:family="text">
      <style:text-properties fo:font-style="normal" fo:font-weight="normal" officeooo:rsid="007704fd" style:font-style-asian="normal" style:font-weight-asian="normal" style:font-style-complex="normal" style:font-weight-complex="normal"/>
    </style:style>
    <style:style style:name="T465" style:family="text">
      <style:text-properties fo:font-style="normal" fo:font-weight="normal" officeooo:rsid="007c38c4" style:font-style-asian="normal" style:font-weight-asian="normal" style:font-style-complex="normal" style:font-weight-complex="normal"/>
    </style:style>
    <style:style style:name="T466" style:family="text">
      <style:text-properties fo:font-style="normal" fo:font-weight="normal" officeooo:rsid="00e74083" style:font-style-asian="normal" style:font-weight-asian="normal" style:font-style-complex="normal" style:font-weight-complex="normal"/>
    </style:style>
    <style:style style:name="T467" style:family="text">
      <style:text-properties fo:font-style="normal" fo:font-weight="normal" officeooo:rsid="00ffb647" style:font-style-asian="normal" style:font-weight-asian="normal" style:font-style-complex="normal" style:font-weight-complex="normal"/>
    </style:style>
    <style:style style:name="T468" style:family="text">
      <style:text-properties fo:font-style="normal" fo:font-weight="normal" officeooo:rsid="0108b231" style:font-style-asian="normal" style:font-weight-asian="normal" style:font-style-complex="normal" style:font-weight-complex="normal"/>
    </style:style>
    <style:style style:name="T469" style:family="text">
      <style:text-properties fo:font-style="normal" fo:font-weight="normal" officeooo:rsid="010e8ba0" style:font-style-asian="normal" style:font-weight-asian="normal" style:font-style-complex="normal" style:font-weight-complex="normal"/>
    </style:style>
    <style:style style:name="T470" style:family="text">
      <style:text-properties fo:font-style="normal" fo:font-weight="normal" officeooo:rsid="010f7252" style:font-style-asian="normal" style:font-weight-asian="normal" style:font-style-complex="normal" style:font-weight-complex="normal"/>
    </style:style>
    <style:style style:name="T471" style:family="text">
      <style:text-properties fo:font-style="normal" fo:font-weight="normal" officeooo:rsid="0110ac1d" style:font-style-asian="normal" style:font-weight-asian="normal" style:font-style-complex="normal" style:font-weight-complex="normal"/>
    </style:style>
    <style:style style:name="T472" style:family="text">
      <style:text-properties fo:font-style="normal" fo:font-weight="normal" officeooo:rsid="014a63a5" style:font-style-asian="normal" style:font-weight-asian="normal" style:font-style-complex="normal" style:font-weight-complex="normal"/>
    </style:style>
    <style:style style:name="T473" style:family="text">
      <style:text-properties fo:font-style="normal" fo:font-weight="normal" officeooo:rsid="0167ddf1" style:font-style-asian="normal" style:font-weight-asian="normal" style:font-style-complex="normal" style:font-weight-complex="normal"/>
    </style:style>
    <style:style style:name="T474" style:family="text">
      <style:text-properties fo:font-style="normal" fo:font-weight="normal" officeooo:rsid="016de572" style:font-style-asian="normal" style:font-weight-asian="normal" style:font-style-complex="normal" style:font-weight-complex="normal"/>
    </style:style>
    <style:style style:name="T475" style:family="text">
      <style:text-properties fo:font-style="normal" fo:font-weight="normal" officeooo:rsid="016fe1c9" style:font-style-asian="normal" style:font-weight-asian="normal" style:font-style-complex="normal" style:font-weight-complex="normal"/>
    </style:style>
    <style:style style:name="T476" style:family="text">
      <style:text-properties fo:font-style="normal" fo:font-weight="normal" officeooo:rsid="01675255" style:font-style-asian="normal" style:font-weight-asian="normal" style:font-style-complex="normal" style:font-weight-complex="normal"/>
    </style:style>
    <style:style style:name="T477" style:family="text">
      <style:text-properties fo:font-style="normal" fo:font-weight="normal" officeooo:rsid="01703175" style:font-style-asian="normal" style:font-weight-asian="normal" style:font-style-complex="normal" style:font-weight-complex="normal"/>
    </style:style>
    <style:style style:name="T478" style:family="text">
      <style:text-properties fo:font-style="normal" fo:font-weight="normal" officeooo:rsid="0174cc68" style:font-style-asian="normal" style:font-weight-asian="normal" style:font-style-complex="normal" style:font-weight-complex="normal"/>
    </style:style>
    <style:style style:name="T479" style:family="text">
      <style:text-properties fo:font-style="normal" fo:font-weight="normal" officeooo:rsid="0175af5a" style:font-style-asian="normal" style:font-weight-asian="normal" style:font-style-complex="normal" style:font-weight-complex="normal"/>
    </style:style>
    <style:style style:name="T480" style:family="text">
      <style:text-properties fo:font-style="normal" fo:font-weight="normal" officeooo:rsid="017a3b26" style:font-style-asian="normal" style:font-weight-asian="normal" style:font-style-complex="normal" style:font-weight-complex="normal"/>
    </style:style>
    <style:style style:name="T481" style:family="text">
      <style:text-properties fo:font-style="normal" fo:font-weight="normal" officeooo:rsid="017d71d8" style:font-style-asian="normal" style:font-weight-asian="normal" style:font-style-complex="normal" style:font-weight-complex="normal"/>
    </style:style>
    <style:style style:name="T482" style:family="text">
      <style:text-properties fo:font-style="normal" fo:font-weight="normal" officeooo:rsid="01869373" style:font-style-asian="normal" style:font-weight-asian="normal" style:font-style-complex="normal" style:font-weight-complex="normal"/>
    </style:style>
    <style:style style:name="T483" style:family="text">
      <style:text-properties fo:font-style="normal" fo:font-weight="normal" officeooo:rsid="01885d24" style:font-style-asian="normal" style:font-weight-asian="normal" style:font-style-complex="normal" style:font-weight-complex="normal"/>
    </style:style>
    <style:style style:name="T484" style:family="text">
      <style:text-properties fo:font-style="normal" fo:font-weight="normal" officeooo:rsid="0189bb37" style:font-style-asian="normal" style:font-weight-asian="normal" style:font-style-complex="normal" style:font-weight-complex="normal"/>
    </style:style>
    <style:style style:name="T485" style:family="text">
      <style:text-properties fo:font-style="normal" fo:font-weight="normal" officeooo:rsid="018b3b37" style:font-style-asian="normal" style:font-weight-asian="normal" style:font-style-complex="normal" style:font-weight-complex="normal"/>
    </style:style>
    <style:style style:name="T486" style:family="text">
      <style:text-properties fo:font-style="normal" fo:font-weight="normal" officeooo:rsid="00857c25" style:font-style-asian="normal" style:font-weight-asian="normal" style:font-style-complex="normal" style:font-weight-complex="normal"/>
    </style:style>
    <style:style style:name="T487" style:family="text">
      <style:text-properties fo:font-style="normal" fo:font-weight="normal" officeooo:rsid="01b2421e" style:font-style-asian="normal" style:font-weight-asian="normal" style:font-style-complex="normal" style:font-weight-complex="normal"/>
    </style:style>
    <style:style style:name="T488" style:family="text">
      <style:text-properties fo:font-style="normal" fo:font-weight="normal" officeooo:rsid="01b42ceb" style:font-style-asian="normal" style:font-weight-asian="normal" style:font-style-complex="normal" style:font-weight-complex="normal"/>
    </style:style>
    <style:style style:name="T489" style:family="text">
      <style:text-properties fo:font-style="normal" fo:font-weight="normal" officeooo:rsid="01b997eb" style:font-style-asian="normal" style:font-weight-asian="normal" style:font-style-complex="normal" style:font-weight-complex="normal"/>
    </style:style>
    <style:style style:name="T490" style:family="text">
      <style:text-properties fo:font-style="normal" fo:font-weight="normal" officeooo:rsid="01c00e45" style:font-style-asian="normal" style:font-weight-asian="normal" style:font-style-complex="normal" style:font-weight-complex="normal"/>
    </style:style>
    <style:style style:name="T491" style:family="text">
      <style:text-properties fo:font-style="normal" fo:font-weight="normal" officeooo:rsid="01da61da" style:font-style-asian="normal" style:font-weight-asian="normal" style:font-style-complex="normal" style:font-weight-complex="normal"/>
    </style:style>
    <style:style style:name="T492" style:family="text">
      <style:text-properties fo:font-style="normal" fo:font-weight="normal" officeooo:rsid="01dbf1c0" style:font-style-asian="normal" style:font-weight-asian="normal" style:font-style-complex="normal" style:font-weight-complex="normal"/>
    </style:style>
    <style:style style:name="T493" style:family="text">
      <style:text-properties fo:font-style="normal" fo:font-weight="normal" officeooo:rsid="01e21a6d" style:font-style-asian="normal" style:font-weight-asian="normal" style:font-style-complex="normal" style:font-weight-complex="normal"/>
    </style:style>
    <style:style style:name="T494" style:family="text">
      <style:text-properties fo:font-style="normal" fo:font-weight="normal" officeooo:rsid="01e530ff" style:font-style-asian="normal" style:font-weight-asian="normal" style:font-style-complex="normal" style:font-weight-complex="normal"/>
    </style:style>
    <style:style style:name="T495" style:family="text">
      <style:text-properties fo:font-style="normal" fo:font-weight="normal" officeooo:rsid="01e7ff8f" style:font-style-asian="normal" style:font-weight-asian="normal" style:font-style-complex="normal" style:font-weight-complex="normal"/>
    </style:style>
    <style:style style:name="T496" style:family="text">
      <style:text-properties fo:font-style="normal" fo:font-weight="normal" officeooo:rsid="01e8e98a" style:font-style-asian="normal" style:font-weight-asian="normal" style:font-style-complex="normal" style:font-weight-complex="normal"/>
    </style:style>
    <style:style style:name="T497" style:family="text">
      <style:text-properties fo:font-style="normal" fo:font-weight="normal" officeooo:rsid="01ea3550" style:font-style-asian="normal" style:font-weight-asian="normal" style:font-style-complex="normal" style:font-weight-complex="normal"/>
    </style:style>
    <style:style style:name="T498" style:family="text">
      <style:text-properties fo:font-style="normal" fo:font-weight="normal" officeooo:rsid="01eb8b1e" style:font-style-asian="normal" style:font-weight-asian="normal" style:font-style-complex="normal" style:font-weight-complex="normal"/>
    </style:style>
    <style:style style:name="T499" style:family="text">
      <style:text-properties fo:font-style="normal" fo:font-weight="normal" officeooo:rsid="01ed4d14" style:font-style-asian="normal" style:font-weight-asian="normal" style:font-style-complex="normal" style:font-weight-complex="normal"/>
    </style:style>
    <style:style style:name="T500" style:family="text">
      <style:text-properties fo:font-style="normal" fo:font-weight="normal" officeooo:rsid="01f066b0" style:font-style-asian="normal" style:font-weight-asian="normal" style:font-style-complex="normal" style:font-weight-complex="normal"/>
    </style:style>
    <style:style style:name="T501" style:family="text">
      <style:text-properties fo:font-style="normal" fo:font-weight="normal" officeooo:rsid="01f1ad77" style:font-style-asian="normal" style:font-weight-asian="normal" style:font-style-complex="normal" style:font-weight-complex="normal"/>
    </style:style>
    <style:style style:name="T502" style:family="text">
      <style:text-properties fo:font-style="normal" fo:font-weight="normal" officeooo:rsid="01f26f88" style:font-style-asian="normal" style:font-weight-asian="normal" style:font-style-complex="normal" style:font-weight-complex="normal"/>
    </style:style>
    <style:style style:name="T503" style:family="text">
      <style:text-properties fo:font-style="normal" fo:font-weight="normal" officeooo:rsid="01f2bec2" style:font-style-asian="normal" style:font-weight-asian="normal" style:font-style-complex="normal" style:font-weight-complex="normal"/>
    </style:style>
    <style:style style:name="T504" style:family="text">
      <style:text-properties fo:font-style="normal" fo:font-weight="normal" officeooo:rsid="01f300ac" style:font-style-asian="normal" style:font-weight-asian="normal" style:font-style-complex="normal" style:font-weight-complex="normal"/>
    </style:style>
    <style:style style:name="T505" style:family="text">
      <style:text-properties fo:font-style="normal" fo:font-weight="normal" officeooo:rsid="01f4f46a" style:font-style-asian="normal" style:font-weight-asian="normal" style:font-style-complex="normal" style:font-weight-complex="normal"/>
    </style:style>
    <style:style style:name="T506" style:family="text">
      <style:text-properties fo:font-style="normal" fo:font-weight="normal" officeooo:rsid="01fd9128" style:font-style-asian="normal" style:font-weight-asian="normal" style:font-style-complex="normal" style:font-weight-complex="normal"/>
    </style:style>
    <style:style style:name="T507" style:family="text">
      <style:text-properties fo:font-style="normal" fo:font-weight="normal" officeooo:rsid="02075a8e" style:font-style-asian="normal" style:font-weight-asian="normal" style:font-style-complex="normal" style:font-weight-complex="normal"/>
    </style:style>
    <style:style style:name="T508" style:family="text">
      <style:text-properties fo:font-style="normal" fo:font-weight="normal" officeooo:rsid="020923e5" style:font-style-asian="normal" style:font-weight-asian="normal" style:font-style-complex="normal" style:font-weight-complex="normal"/>
    </style:style>
    <style:style style:name="T509" style:family="text">
      <style:text-properties fo:font-style="normal" fo:font-weight="normal" officeooo:rsid="020b74ed" style:font-style-asian="normal" style:font-weight-asian="normal" style:font-style-complex="normal" style:font-weight-complex="normal"/>
    </style:style>
    <style:style style:name="T510" style:family="text">
      <style:text-properties fo:font-style="normal" fo:font-weight="normal" officeooo:rsid="021d2670" style:font-style-asian="normal" style:font-weight-asian="normal" style:font-style-complex="normal" style:font-weight-complex="normal"/>
    </style:style>
    <style:style style:name="T511" style:family="text">
      <style:text-properties fo:font-style="normal" fo:font-weight="normal" officeooo:rsid="022ef884" style:font-style-asian="normal" style:font-weight-asian="normal" style:font-style-complex="normal" style:font-weight-complex="normal"/>
    </style:style>
    <style:style style:name="T512" style:family="text">
      <style:text-properties fo:font-style="normal" fo:font-weight="normal" officeooo:rsid="02307608" style:font-style-asian="normal" style:font-weight-asian="normal" style:font-style-complex="normal" style:font-weight-complex="normal"/>
    </style:style>
    <style:style style:name="T513" style:family="text">
      <style:text-properties fo:font-style="normal" fo:font-weight="normal" officeooo:rsid="02423c43" style:font-style-asian="normal" style:font-weight-asian="normal" style:font-style-complex="normal" style:font-weight-complex="normal"/>
    </style:style>
    <style:style style:name="T514" style:family="text">
      <style:text-properties fo:font-style="normal" fo:font-weight="normal" officeooo:rsid="02463f95" style:font-style-asian="normal" style:font-weight-asian="normal" style:font-style-complex="normal" style:font-weight-complex="normal"/>
    </style:style>
    <style:style style:name="T515" style:family="text">
      <style:text-properties fo:font-style="normal" fo:font-weight="normal" officeooo:rsid="02683472" style:font-style-asian="normal" style:font-weight-asian="normal" style:font-style-complex="normal" style:font-weight-complex="normal"/>
    </style:style>
    <style:style style:name="T516" style:family="text">
      <style:text-properties fo:font-style="normal" fo:font-weight="normal" officeooo:rsid="0268a319" style:font-style-asian="normal" style:font-weight-asian="normal" style:font-style-complex="normal" style:font-weight-complex="normal"/>
    </style:style>
    <style:style style:name="T517" style:family="text">
      <style:text-properties fo:font-style="normal" fo:font-weight="normal" officeooo:rsid="026c852b" style:font-style-asian="normal" style:font-weight-asian="normal" style:font-style-complex="normal" style:font-weight-complex="normal"/>
    </style:style>
    <style:style style:name="T518" style:family="text">
      <style:text-properties fo:font-style="normal" fo:font-weight="normal" officeooo:rsid="02703a73" style:font-style-asian="normal" style:font-weight-asian="normal" style:font-style-complex="normal" style:font-weight-complex="normal"/>
    </style:style>
    <style:style style:name="T519" style:family="text">
      <style:text-properties fo:font-style="normal" fo:font-weight="normal" officeooo:rsid="02717042" style:font-style-asian="normal" style:font-weight-asian="normal" style:font-style-complex="normal" style:font-weight-complex="normal"/>
    </style:style>
    <style:style style:name="T520" style:family="text">
      <style:text-properties fo:font-style="normal" fo:font-weight="normal" officeooo:rsid="02823338" style:font-style-asian="normal" style:font-weight-asian="normal" style:font-style-complex="normal" style:font-weight-complex="normal"/>
    </style:style>
    <style:style style:name="T521" style:family="text">
      <style:text-properties fo:font-style="normal" fo:font-weight="normal" officeooo:rsid="02831179" style:font-style-asian="normal" style:font-weight-asian="normal" style:font-style-complex="normal" style:font-weight-complex="normal"/>
    </style:style>
    <style:style style:name="T522" style:family="text">
      <style:text-properties fo:font-style="normal" fo:font-weight="normal" officeooo:rsid="02854fd8" style:font-style-asian="normal" style:font-weight-asian="normal" style:font-style-complex="normal" style:font-weight-complex="normal"/>
    </style:style>
    <style:style style:name="T523" style:family="text">
      <style:text-properties fo:font-style="normal" fo:font-weight="normal" officeooo:rsid="028592a7" style:font-style-asian="normal" style:font-weight-asian="normal" style:font-style-complex="normal" style:font-weight-complex="normal"/>
    </style:style>
    <style:style style:name="T524" style:family="text">
      <style:text-properties fo:font-style="normal" fo:font-weight="normal" officeooo:rsid="0288cbb9" style:font-style-asian="normal" style:font-weight-asian="normal" style:font-style-complex="normal" style:font-weight-complex="normal"/>
    </style:style>
    <style:style style:name="T525" style:family="text">
      <style:text-properties fo:font-style="normal" fo:font-weight="normal" officeooo:rsid="0289cc63" style:font-style-asian="normal" style:font-weight-asian="normal" style:font-style-complex="normal" style:font-weight-complex="normal"/>
    </style:style>
    <style:style style:name="T526" style:family="text">
      <style:text-properties fo:font-style="normal" fo:font-weight="normal" officeooo:rsid="028e3594" style:font-style-asian="normal" style:font-weight-asian="normal" style:font-style-complex="normal" style:font-weight-complex="normal"/>
    </style:style>
    <style:style style:name="T527" style:family="text">
      <style:text-properties fo:font-style="normal" fo:font-weight="normal" officeooo:rsid="0120ac38" style:font-style-asian="normal" style:font-weight-asian="normal" style:font-style-complex="normal" style:font-weight-complex="normal"/>
    </style:style>
    <style:style style:name="T528" style:family="text">
      <style:text-properties fo:font-style="normal" fo:font-weight="normal" officeooo:rsid="0292f8ba" style:font-style-asian="normal" style:font-weight-asian="normal" style:font-style-complex="normal" style:font-weight-complex="normal"/>
    </style:style>
    <style:style style:name="T529" style:family="text">
      <style:text-properties fo:font-style="normal" fo:font-weight="normal" officeooo:rsid="0294207c" style:font-style-asian="normal" style:font-weight-asian="normal" style:font-style-complex="normal" style:font-weight-complex="normal"/>
    </style:style>
    <style:style style:name="T530" style:family="text">
      <style:text-properties fo:font-style="normal" fo:font-weight="normal" officeooo:rsid="0295ad79" style:font-style-asian="normal" style:font-weight-asian="normal" style:font-style-complex="normal" style:font-weight-complex="normal"/>
    </style:style>
    <style:style style:name="T531" style:family="text">
      <style:text-properties fo:font-style="normal" fo:font-weight="normal" officeooo:rsid="02990a64" style:font-style-asian="normal" style:font-weight-asian="normal" style:font-style-complex="normal" style:font-weight-complex="normal"/>
    </style:style>
    <style:style style:name="T532" style:family="text">
      <style:text-properties fo:font-style="normal" fo:font-weight="normal" officeooo:rsid="029ac14d" style:font-style-asian="normal" style:font-weight-asian="normal" style:font-style-complex="normal" style:font-weight-complex="normal"/>
    </style:style>
    <style:style style:name="T533" style:family="text">
      <style:text-properties fo:font-style="normal" fo:font-weight="normal" officeooo:rsid="02973b1b" style:font-style-asian="normal" style:font-weight-asian="normal" style:font-style-complex="normal" style:font-weight-complex="normal"/>
    </style:style>
    <style:style style:name="T534" style:family="text">
      <style:text-properties fo:font-style="normal" fo:font-weight="normal" officeooo:rsid="02d2bbd8" style:font-style-asian="normal" style:font-weight-asian="normal" style:font-style-complex="normal" style:font-weight-complex="normal"/>
    </style:style>
    <style:style style:name="T535" style:family="text">
      <style:text-properties fo:font-style="normal" fo:font-weight="normal" officeooo:rsid="02d3bd99" style:font-style-asian="normal" style:font-weight-asian="normal" style:font-style-complex="normal" style:font-weight-complex="normal"/>
    </style:style>
    <style:style style:name="T536" style:family="text">
      <style:text-properties fo:font-style="normal" fo:font-weight="normal" officeooo:rsid="02d70b49" style:font-style-asian="normal" style:font-weight-asian="normal" style:font-style-complex="normal" style:font-weight-complex="normal"/>
    </style:style>
    <style:style style:name="T537" style:family="text">
      <style:text-properties fo:font-style="normal" fo:font-weight="normal" officeooo:rsid="02d813f4" style:font-style-asian="normal" style:font-weight-asian="normal" style:font-style-complex="normal" style:font-weight-complex="normal"/>
    </style:style>
    <style:style style:name="T538" style:family="text">
      <style:text-properties fo:font-style="normal" fo:font-weight="normal" officeooo:rsid="02dab81f" style:font-style-asian="normal" style:font-weight-asian="normal" style:font-style-complex="normal" style:font-weight-complex="normal"/>
    </style:style>
    <style:style style:name="T539" style:family="text">
      <style:text-properties fo:font-style="normal" fo:font-weight="normal" officeooo:rsid="02d0ce3c" style:font-style-asian="normal" style:font-weight-asian="normal" style:font-style-complex="normal" style:font-weight-complex="normal"/>
    </style:style>
    <style:style style:name="T540" style:family="text">
      <style:text-properties fo:font-style="normal" fo:font-weight="normal" officeooo:rsid="02e15897" style:font-style-asian="normal" style:font-weight-asian="normal" style:font-style-complex="normal" style:font-weight-complex="normal"/>
    </style:style>
    <style:style style:name="T541" style:family="text">
      <style:text-properties fo:font-style="normal" fo:font-weight="normal" officeooo:rsid="02fd22f7" style:font-style-asian="normal" style:font-weight-asian="normal" style:font-style-complex="normal" style:font-weight-complex="normal"/>
    </style:style>
    <style:style style:name="T542" style:family="text">
      <style:text-properties fo:font-style="normal" fo:font-weight="normal" officeooo:rsid="00fbd112" style:font-style-asian="normal" style:font-weight-asian="normal" style:font-style-complex="normal" style:font-weight-complex="normal"/>
    </style:style>
    <style:style style:name="T543" style:family="text">
      <style:text-properties fo:font-style="normal" fo:font-weight="normal" officeooo:rsid="03030f71" style:font-style-asian="normal" style:font-weight-asian="normal" style:font-style-complex="normal" style:font-weight-complex="normal"/>
    </style:style>
    <style:style style:name="T544" style:family="text">
      <style:text-properties fo:font-style="normal" fo:font-weight="normal" officeooo:rsid="03041a6b" style:font-style-asian="normal" style:font-weight-asian="normal" style:font-style-complex="normal" style:font-weight-complex="normal"/>
    </style:style>
    <style:style style:name="T545" style:family="text">
      <style:text-properties fo:font-style="normal" fo:font-weight="normal" officeooo:rsid="010c716f" style:font-style-asian="normal" style:font-weight-asian="normal" style:font-style-complex="normal" style:font-weight-complex="normal"/>
    </style:style>
    <style:style style:name="T546" style:family="text">
      <style:text-properties fo:font-style="normal" fo:font-weight="normal" officeooo:rsid="0305984c" style:font-style-asian="normal" style:font-weight-asian="normal" style:font-style-complex="normal" style:font-weight-complex="normal"/>
    </style:style>
    <style:style style:name="T547" style:family="text">
      <style:text-properties fo:font-style="normal" fo:font-weight="normal" officeooo:rsid="0306ff8b" style:font-style-asian="normal" style:font-weight-asian="normal" style:font-style-complex="normal" style:font-weight-complex="normal"/>
    </style:style>
    <style:style style:name="T548" style:family="text">
      <style:text-properties fo:font-style="normal" fo:font-weight="normal" officeooo:rsid="0307ae3b" style:font-style-asian="normal" style:font-weight-asian="normal" style:font-style-complex="normal" style:font-weight-complex="normal"/>
    </style:style>
    <style:style style:name="T549" style:family="text">
      <style:text-properties fo:font-style="normal" fo:font-weight="normal" officeooo:rsid="03087058" style:font-style-asian="normal" style:font-weight-asian="normal" style:font-style-complex="normal" style:font-weight-complex="normal"/>
    </style:style>
    <style:style style:name="T550" style:family="text">
      <style:text-properties fo:font-style="normal" fo:font-weight="normal" officeooo:rsid="0309202e" style:font-style-asian="normal" style:font-weight-asian="normal" style:font-style-complex="normal" style:font-weight-complex="normal"/>
    </style:style>
    <style:style style:name="T551" style:family="text">
      <style:text-properties fo:font-style="normal" fo:font-weight="normal" officeooo:rsid="031ffc9c" style:font-style-asian="normal" style:font-weight-asian="normal" style:font-style-complex="normal" style:font-weight-complex="normal"/>
    </style:style>
    <style:style style:name="T552" style:family="text">
      <style:text-properties fo:font-style="normal" fo:font-weight="normal" officeooo:rsid="03349498" style:font-style-asian="normal" style:font-weight-asian="normal" style:font-style-complex="normal" style:font-weight-complex="normal"/>
    </style:style>
    <style:style style:name="T553" style:family="text">
      <style:text-properties fo:font-style="normal" fo:font-weight="normal" officeooo:rsid="034926b3" style:font-style-asian="normal" style:font-weight-asian="normal" style:font-style-complex="normal" style:font-weight-complex="normal"/>
    </style:style>
    <style:style style:name="T554" style:family="text">
      <style:text-properties fo:font-style="normal" fo:font-weight="normal" officeooo:rsid="03933e75" style:font-style-asian="normal" style:font-weight-asian="normal" style:font-style-complex="normal" style:font-weight-complex="normal"/>
    </style:style>
    <style:style style:name="T555" style:family="text">
      <style:text-properties fo:font-style="normal" fo:font-weight="normal" officeooo:rsid="039de7d2" style:font-style-asian="normal" style:font-weight-asian="normal" style:font-style-complex="normal" style:font-weight-complex="normal"/>
    </style:style>
    <style:style style:name="T556" style:family="text">
      <style:text-properties fo:font-style="normal" fo:font-weight="normal" officeooo:rsid="039e4515" style:font-style-asian="normal" style:font-weight-asian="normal" style:font-style-complex="normal" style:font-weight-complex="normal"/>
    </style:style>
    <style:style style:name="T557" style:family="text">
      <style:text-properties fo:font-style="normal" fo:font-weight="normal" officeooo:rsid="039fac9b" style:font-style-asian="normal" style:font-weight-asian="normal" style:font-style-complex="normal" style:font-weight-complex="normal"/>
    </style:style>
    <style:style style:name="T558" style:family="text">
      <style:text-properties fo:font-style="normal" fo:font-weight="normal" officeooo:rsid="03a1f8b7" style:font-style-asian="normal" style:font-weight-asian="normal" style:font-style-complex="normal" style:font-weight-complex="normal"/>
    </style:style>
    <style:style style:name="T559" style:family="text">
      <style:text-properties fo:font-style="normal" fo:font-weight="normal" officeooo:rsid="03a72c49" style:font-style-asian="normal" style:font-weight-asian="normal" style:font-style-complex="normal" style:font-weight-complex="normal"/>
    </style:style>
    <style:style style:name="T560" style:family="text">
      <style:text-properties fo:font-style="normal" fo:font-weight="normal" officeooo:rsid="03a9b0ba" style:font-style-asian="normal" style:font-weight-asian="normal" style:font-style-complex="normal" style:font-weight-complex="normal"/>
    </style:style>
    <style:style style:name="T561" style:family="text">
      <style:text-properties fo:font-style="normal" fo:font-weight="normal" officeooo:rsid="03aad437" style:font-style-asian="normal" style:font-weight-asian="normal" style:font-style-complex="normal" style:font-weight-complex="normal"/>
    </style:style>
    <style:style style:name="T562" style:family="text">
      <style:text-properties fo:font-style="normal" fo:font-weight="normal" officeooo:rsid="0116f9c9" style:font-style-asian="normal" style:font-weight-asian="normal" style:font-style-complex="normal" style:font-weight-complex="normal"/>
    </style:style>
    <style:style style:name="T563" style:family="text">
      <style:text-properties fo:font-style="normal" fo:font-weight="normal" officeooo:rsid="03ac1cf7" style:font-style-asian="normal" style:font-weight-asian="normal" style:font-style-complex="normal" style:font-weight-complex="normal"/>
    </style:style>
    <style:style style:name="T564" style:family="text">
      <style:text-properties fo:font-style="normal" fo:font-weight="normal" officeooo:rsid="00efcaff" style:font-style-asian="normal" style:font-weight-asian="normal" style:font-style-complex="normal" style:font-weight-complex="normal"/>
    </style:style>
    <style:style style:name="T565" style:family="text">
      <style:text-properties fo:font-style="normal" fo:font-weight="normal" officeooo:rsid="03c908c1" style:font-style-asian="normal" style:font-weight-asian="normal" style:font-style-complex="normal" style:font-weight-complex="normal"/>
    </style:style>
    <style:style style:name="T566" style:family="text">
      <style:text-properties fo:font-style="normal" fo:font-weight="normal" officeooo:rsid="0185980c" style:font-style-asian="normal" style:font-weight-asian="normal" style:font-style-complex="normal" style:font-weight-complex="normal"/>
    </style:style>
    <style:style style:name="T567" style:family="text">
      <style:text-properties fo:font-style="normal" fo:font-weight="normal" officeooo:rsid="03d724ee" style:font-style-asian="normal" style:font-weight-asian="normal" style:font-style-complex="normal" style:font-weight-complex="normal"/>
    </style:style>
    <style:style style:name="T568" style:family="text">
      <style:text-properties fo:font-style="normal" fo:font-weight="normal" officeooo:rsid="03d79bcd" style:font-style-asian="normal" style:font-weight-asian="normal" style:font-style-complex="normal" style:font-weight-complex="normal"/>
    </style:style>
    <style:style style:name="T569" style:family="text">
      <style:text-properties fo:font-style="normal" fo:font-weight="normal" officeooo:rsid="041b8ad6" style:font-style-asian="normal" style:font-weight-asian="normal" style:font-style-complex="normal" style:font-weight-complex="normal"/>
    </style:style>
    <style:style style:name="T570" style:family="text">
      <style:text-properties fo:font-style="normal" fo:font-weight="normal" officeooo:rsid="044271b7" style:font-style-asian="normal" style:font-weight-asian="normal" style:font-style-complex="normal" style:font-weight-complex="normal"/>
    </style:style>
    <style:style style:name="T571" style:family="text">
      <style:text-properties fo:font-style="normal" fo:font-weight="normal" officeooo:rsid="0456ea3c" style:font-style-asian="normal" style:font-weight-asian="normal" style:font-style-complex="normal" style:font-weight-complex="normal"/>
    </style:style>
    <style:style style:name="T572" style:family="text">
      <style:text-properties fo:font-style="normal" fo:font-weight="normal" officeooo:rsid="04584e09" style:font-style-asian="normal" style:font-weight-asian="normal" style:font-style-complex="normal" style:font-weight-complex="normal"/>
    </style:style>
    <style:style style:name="T573" style:family="text">
      <style:text-properties fo:font-style="normal" fo:font-weight="normal" officeooo:rsid="04671951" style:font-style-asian="normal" style:font-weight-asian="normal" style:font-style-complex="normal" style:font-weight-complex="normal"/>
    </style:style>
    <style:style style:name="T574" style:family="text">
      <style:text-properties fo:font-style="normal" fo:font-weight="normal" officeooo:rsid="046c8e37" style:font-style-asian="normal" style:font-weight-asian="normal" style:font-style-complex="normal" style:font-weight-complex="normal"/>
    </style:style>
    <style:style style:name="T575" style:family="text">
      <style:text-properties fo:font-style="normal" fo:font-weight="normal" officeooo:rsid="046fe1cb" style:font-style-asian="normal" style:font-weight-asian="normal" style:font-style-complex="normal" style:font-weight-complex="normal"/>
    </style:style>
    <style:style style:name="T576" style:family="text">
      <style:text-properties fo:font-style="normal" fo:font-weight="normal" officeooo:rsid="047f203e" style:font-style-asian="normal" style:font-weight-asian="normal" style:font-style-complex="normal" style:font-weight-complex="normal"/>
    </style:style>
    <style:style style:name="T577" style:family="text">
      <style:text-properties fo:font-style="normal" fo:font-weight="normal" officeooo:rsid="04a8a2f4" style:font-style-asian="normal" style:font-weight-asian="normal" style:font-style-complex="normal" style:font-weight-complex="normal"/>
    </style:style>
    <style:style style:name="T578" style:family="text">
      <style:text-properties fo:font-style="normal" fo:font-weight="normal" officeooo:rsid="04ad189a" style:font-style-asian="normal" style:font-weight-asian="normal" style:font-style-complex="normal" style:font-weight-complex="normal"/>
    </style:style>
    <style:style style:name="T579" style:family="text">
      <style:text-properties fo:font-style="normal" fo:font-weight="normal" officeooo:rsid="04b77694" style:font-style-asian="normal" style:font-weight-asian="normal" style:font-style-complex="normal" style:font-weight-complex="normal"/>
    </style:style>
    <style:style style:name="T580" style:family="text">
      <style:text-properties fo:font-style="normal" fo:font-weight="normal" officeooo:rsid="04b7cf51" style:font-style-asian="normal" style:font-weight-asian="normal" style:font-style-complex="normal" style:font-weight-complex="normal"/>
    </style:style>
    <style:style style:name="T581" style:family="text">
      <style:text-properties fo:font-style="normal" fo:font-weight="normal" officeooo:rsid="04b9d36e" style:font-style-asian="normal" style:font-weight-asian="normal" style:font-style-complex="normal" style:font-weight-complex="normal"/>
    </style:style>
    <style:style style:name="T582" style:family="text">
      <style:text-properties fo:font-style="normal" fo:font-weight="normal" officeooo:rsid="04c02520" style:font-style-asian="normal" style:font-weight-asian="normal" style:font-style-complex="normal" style:font-weight-complex="normal"/>
    </style:style>
    <style:style style:name="T583" style:family="text">
      <style:text-properties fo:font-style="normal" fo:font-weight="normal" officeooo:rsid="04c2772c" style:font-style-asian="normal" style:font-weight-asian="normal" style:font-style-complex="normal" style:font-weight-complex="normal"/>
    </style:style>
    <style:style style:name="T584" style:family="text">
      <style:text-properties fo:font-style="normal" fo:font-weight="normal" officeooo:rsid="04c38113" style:font-style-asian="normal" style:font-weight-asian="normal" style:font-style-complex="normal" style:font-weight-complex="normal"/>
    </style:style>
    <style:style style:name="T585" style:family="text">
      <style:text-properties fo:font-style="normal" fo:font-weight="normal" officeooo:rsid="04c6063d" style:font-style-asian="normal" style:font-weight-asian="normal" style:font-style-complex="normal" style:font-weight-complex="normal"/>
    </style:style>
    <style:style style:name="T586" style:family="text">
      <style:text-properties fo:font-style="normal" fo:font-weight="normal" officeooo:rsid="04c9765b" style:font-style-asian="normal" style:font-weight-asian="normal" style:font-style-complex="normal" style:font-weight-complex="normal"/>
    </style:style>
    <style:style style:name="T587" style:family="text">
      <style:text-properties fo:font-style="normal" fo:font-weight="normal" officeooo:rsid="04de930d" style:font-style-asian="normal" style:font-weight-asian="normal" style:font-style-complex="normal" style:font-weight-complex="normal"/>
    </style:style>
    <style:style style:name="T588" style:family="text">
      <style:text-properties fo:font-style="normal" fo:font-weight="normal" officeooo:rsid="04e0915f" style:font-style-asian="normal" style:font-weight-asian="normal" style:font-style-complex="normal" style:font-weight-complex="normal"/>
    </style:style>
    <style:style style:name="T589" style:family="text">
      <style:text-properties fo:font-style="normal" fo:font-weight="normal" fo:background-color="transparent" loext:char-shading-value="0" style:font-style-asian="normal" style:font-weight-asian="normal" style:font-style-complex="normal" style:font-weight-complex="normal"/>
    </style:style>
    <style:style style:name="T590"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91"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92"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93"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594"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595"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596" style:family="text">
      <style:text-properties fo:font-style="normal" fo:font-weight="normal" fo:background-color="#dddddd" loext:char-shading-value="0" style:font-style-asian="normal" style:font-weight-asian="normal" style:font-style-complex="normal" style:font-weight-complex="normal"/>
    </style:style>
    <style:style style:name="T597"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98" style:family="text">
      <style:text-properties fo:font-style="normal" style:text-underline-style="none" officeooo:rsid="00b118ee" style:font-style-asian="normal" style:font-style-complex="normal"/>
    </style:style>
    <style:style style:name="T599" style:family="text">
      <style:text-properties fo:font-style="normal" style:text-underline-style="none" fo:font-weight="normal" style:font-style-asian="normal" style:font-weight-asian="normal" style:font-style-complex="normal" style:font-weight-complex="normal"/>
    </style:style>
    <style:style style:name="T600" style:family="text">
      <style:text-properties fo:font-style="normal" style:text-underline-style="none" fo:font-weight="normal" officeooo:rsid="018b3b37" style:font-style-asian="normal" style:font-weight-asian="normal" style:font-style-complex="normal" style:font-weight-complex="normal"/>
    </style:style>
    <style:style style:name="T601" style:family="text">
      <style:text-properties fo:font-style="normal" style:text-underline-style="none" fo:font-weight="normal" officeooo:rsid="018f84a1" style:font-style-asian="normal" style:font-weight-asian="normal" style:font-style-complex="normal" style:font-weight-complex="normal"/>
    </style:style>
    <style:style style:name="T602"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03" style:family="text">
      <style:text-properties fo:font-style="normal" fo:font-weight="bold" style:font-style-asian="normal" style:font-weight-asian="bold" style:font-style-complex="normal" style:font-weight-complex="bold"/>
    </style:style>
    <style:style style:name="T604" style:family="text">
      <style:text-properties fo:font-style="normal" fo:font-weight="bold" officeooo:rsid="00f68711" style:font-style-asian="normal" style:font-weight-asian="bold" style:font-style-complex="normal" style:font-weight-complex="bold"/>
    </style:style>
    <style:style style:name="T605" style:family="text">
      <style:text-properties fo:font-style="normal" fo:font-weight="bold" officeooo:rsid="00ed8a22" style:font-style-asian="normal" style:font-weight-asian="bold" style:font-style-complex="normal" style:font-weight-complex="bold"/>
    </style:style>
    <style:style style:name="T606" style:family="text">
      <style:text-properties fo:font-style="normal" fo:font-weight="bold" officeooo:rsid="00ea7bf7" style:font-style-asian="normal" style:font-weight-asian="bold" style:font-style-complex="normal" style:font-weight-complex="bold"/>
    </style:style>
    <style:style style:name="T607" style:family="text">
      <style:text-properties fo:font-style="normal" fo:font-weight="bold" officeooo:rsid="00efcaff" style:font-style-asian="normal" style:font-weight-asian="bold" style:font-style-complex="normal" style:font-weight-complex="bold"/>
    </style:style>
    <style:style style:name="T608" style:family="text">
      <style:text-properties fo:font-style="normal" fo:font-weight="bold" officeooo:rsid="0116cacd" style:font-style-asian="normal" style:font-weight-asian="bold" style:font-style-complex="normal" style:font-weight-complex="bold"/>
    </style:style>
    <style:style style:name="T609" style:family="text">
      <style:text-properties fo:font-style="normal" fo:font-weight="bold" officeooo:rsid="008c91a8" style:font-style-asian="normal" style:font-weight-asian="bold" style:font-style-complex="normal" style:font-weight-complex="bold"/>
    </style:style>
    <style:style style:name="T610" style:family="text">
      <style:text-properties fo:font-style="normal" fo:font-weight="bold" officeooo:rsid="00b6117c" style:font-style-asian="normal" style:font-weight-asian="bold" style:font-style-complex="normal" style:font-weight-complex="bold"/>
    </style:style>
    <style:style style:name="T611" style:family="text">
      <style:text-properties fo:font-style="normal" fo:font-weight="bold" officeooo:rsid="008d815f" style:font-style-asian="normal" style:font-weight-asian="bold" style:font-style-complex="normal" style:font-weight-complex="bold"/>
    </style:style>
    <style:style style:name="T612" style:family="text">
      <style:text-properties fo:font-style="normal" fo:font-weight="bold" officeooo:rsid="008ce6f8" style:font-style-asian="normal" style:font-weight-asian="bold" style:font-style-complex="normal" style:font-weight-complex="bold"/>
    </style:style>
    <style:style style:name="T613" style:family="text">
      <style:text-properties fo:font-style="normal" fo:font-weight="bold" officeooo:rsid="00b27560" style:font-style-asian="normal" style:font-weight-asian="bold" style:font-style-complex="normal" style:font-weight-complex="bold"/>
    </style:style>
    <style:style style:name="T614" style:family="text">
      <style:text-properties fo:font-style="normal" fo:font-weight="bold" officeooo:rsid="0071b9b8" style:font-style-asian="normal" style:font-weight-asian="bold" style:font-style-complex="normal" style:font-weight-complex="bold"/>
    </style:style>
    <style:style style:name="T615" style:family="text">
      <style:text-properties fo:font-style="normal" fo:font-weight="bold" officeooo:rsid="0074ae37" style:font-style-asian="normal" style:font-weight-asian="bold" style:font-style-complex="normal" style:font-weight-complex="bold"/>
    </style:style>
    <style:style style:name="T616" style:family="text">
      <style:text-properties fo:font-style="normal" fo:font-weight="bold" officeooo:rsid="007c38c4" style:font-style-asian="normal" style:font-weight-asian="bold" style:font-style-complex="normal" style:font-weight-complex="bold"/>
    </style:style>
    <style:style style:name="T617" style:family="text">
      <style:text-properties fo:font-style="normal" fo:font-weight="bold" officeooo:rsid="0074d0bd" style:font-style-asian="normal" style:font-weight-asian="bold" style:font-style-complex="normal" style:font-weight-complex="bold"/>
    </style:style>
    <style:style style:name="T618" style:family="text">
      <style:text-properties fo:font-style="normal" fo:font-weight="bold" officeooo:rsid="00754f35" style:font-style-asian="normal" style:font-weight-asian="bold" style:font-style-complex="normal" style:font-weight-complex="bold"/>
    </style:style>
    <style:style style:name="T619" style:family="text">
      <style:text-properties fo:font-style="normal" fo:font-weight="bold" officeooo:rsid="014a63a5" style:font-style-asian="normal" style:font-weight-asian="bold" style:font-style-complex="normal" style:font-weight-complex="bold"/>
    </style:style>
    <style:style style:name="T620" style:family="text">
      <style:text-properties fo:font-style="normal" fo:font-weight="bold" officeooo:rsid="015542ef" style:font-style-asian="normal" style:font-weight-asian="bold" style:font-style-complex="normal" style:font-weight-complex="bold"/>
    </style:style>
    <style:style style:name="T621" style:family="text">
      <style:text-properties fo:font-style="normal" fo:font-weight="bold" officeooo:rsid="0157dd30" style:font-style-asian="normal" style:font-weight-asian="bold" style:font-style-complex="normal" style:font-weight-complex="bold"/>
    </style:style>
    <style:style style:name="T622" style:family="text">
      <style:text-properties fo:font-style="normal" fo:font-weight="bold" officeooo:rsid="0157af8c" style:font-style-asian="normal" style:font-weight-asian="bold" style:font-style-complex="normal" style:font-weight-complex="bold"/>
    </style:style>
    <style:style style:name="T623" style:family="text">
      <style:text-properties fo:font-style="normal" fo:font-weight="bold" officeooo:rsid="0162c81f" style:font-style-asian="normal" style:font-weight-asian="bold" style:font-style-complex="normal" style:font-weight-complex="bold"/>
    </style:style>
    <style:style style:name="T624" style:family="text">
      <style:text-properties fo:font-style="normal" fo:font-weight="bold" officeooo:rsid="0167ddf1" style:font-style-asian="normal" style:font-weight-asian="bold" style:font-style-complex="normal" style:font-weight-complex="bold"/>
    </style:style>
    <style:style style:name="T625" style:family="text">
      <style:text-properties fo:font-style="normal" fo:font-weight="bold" officeooo:rsid="016fe1c9" style:font-style-asian="normal" style:font-weight-asian="bold" style:font-style-complex="normal" style:font-weight-complex="bold"/>
    </style:style>
    <style:style style:name="T626" style:family="text">
      <style:text-properties fo:font-style="normal" fo:font-weight="bold" officeooo:rsid="0174cc68" style:font-style-asian="normal" style:font-weight-asian="bold" style:font-style-complex="normal" style:font-weight-complex="bold"/>
    </style:style>
    <style:style style:name="T627" style:family="text">
      <style:text-properties fo:font-style="normal" fo:font-weight="bold" officeooo:rsid="01803628" style:font-style-asian="normal" style:font-weight-asian="bold" style:font-style-complex="normal" style:font-weight-complex="bold"/>
    </style:style>
    <style:style style:name="T628" style:family="text">
      <style:text-properties fo:font-style="normal" fo:font-weight="bold" officeooo:rsid="01b7ca2a" style:font-style-asian="normal" style:font-weight-asian="bold" style:font-style-complex="normal" style:font-weight-complex="bold"/>
    </style:style>
    <style:style style:name="T629" style:family="text">
      <style:text-properties fo:font-style="normal" fo:font-weight="bold" officeooo:rsid="02124341" style:font-style-asian="normal" style:font-weight-asian="bold" style:font-style-complex="normal" style:font-weight-complex="bold"/>
    </style:style>
    <style:style style:name="T630" style:family="text">
      <style:text-properties fo:font-style="normal" fo:font-weight="bold" officeooo:rsid="01744cb5" style:font-style-asian="normal" style:font-weight-asian="bold" style:font-style-complex="normal" style:font-weight-complex="bold"/>
    </style:style>
    <style:style style:name="T631" style:family="text">
      <style:text-properties fo:font-style="normal" fo:font-weight="bold" officeooo:rsid="0213053c" style:font-style-asian="normal" style:font-weight-asian="bold" style:font-style-complex="normal" style:font-weight-complex="bold"/>
    </style:style>
    <style:style style:name="T632" style:family="text">
      <style:text-properties fo:font-style="normal" fo:font-weight="bold" officeooo:rsid="0216bdd7" style:font-style-asian="normal" style:font-weight-asian="bold" style:font-style-complex="normal" style:font-weight-complex="bold"/>
    </style:style>
    <style:style style:name="T633" style:family="text">
      <style:text-properties fo:font-style="normal" fo:font-weight="bold" officeooo:rsid="0216d150" style:font-style-asian="normal" style:font-weight-asian="bold" style:font-style-complex="normal" style:font-weight-complex="bold"/>
    </style:style>
    <style:style style:name="T634" style:family="text">
      <style:text-properties fo:font-style="normal" fo:font-weight="bold" officeooo:rsid="021d2670" style:font-style-asian="normal" style:font-weight-asian="bold" style:font-style-complex="normal" style:font-weight-complex="bold"/>
    </style:style>
    <style:style style:name="T635" style:family="text">
      <style:text-properties fo:font-style="normal" fo:font-weight="bold" officeooo:rsid="02463f95" style:font-style-asian="normal" style:font-weight-asian="bold" style:font-style-complex="normal" style:font-weight-complex="bold"/>
    </style:style>
    <style:style style:name="T636" style:family="text">
      <style:text-properties fo:font-style="normal" fo:font-weight="bold" officeooo:rsid="01e8e98a" style:font-style-asian="normal" style:font-weight-asian="bold" style:font-style-complex="normal" style:font-weight-complex="bold"/>
    </style:style>
    <style:style style:name="T637" style:family="text">
      <style:text-properties fo:font-style="normal" fo:font-weight="bold" officeooo:rsid="01e7e823" style:font-style-asian="normal" style:font-weight-asian="bold" style:font-style-complex="normal" style:font-weight-complex="bold"/>
    </style:style>
    <style:style style:name="T638" style:family="text">
      <style:text-properties fo:font-style="normal" fo:font-weight="bold" officeooo:rsid="026e79d0" style:font-style-asian="normal" style:font-weight-asian="bold" style:font-style-complex="normal" style:font-weight-complex="bold"/>
    </style:style>
    <style:style style:name="T639" style:family="text">
      <style:text-properties fo:font-style="normal" fo:font-weight="bold" officeooo:rsid="01ea3550" style:font-style-asian="normal" style:font-weight-asian="bold" style:font-style-complex="normal" style:font-weight-complex="bold"/>
    </style:style>
    <style:style style:name="T640" style:family="text">
      <style:text-properties fo:font-style="normal" fo:font-weight="bold" officeooo:rsid="02679056" style:font-style-asian="normal" style:font-weight-asian="bold" style:font-style-complex="normal" style:font-weight-complex="bold"/>
    </style:style>
    <style:style style:name="T641" style:family="text">
      <style:text-properties fo:font-style="normal" fo:font-weight="bold" officeooo:rsid="01eb8b1e" style:font-style-asian="normal" style:font-weight-asian="bold" style:font-style-complex="normal" style:font-weight-complex="bold"/>
    </style:style>
    <style:style style:name="T642" style:family="text">
      <style:text-properties fo:font-style="normal" fo:font-weight="bold" officeooo:rsid="01ed4d14" style:font-style-asian="normal" style:font-weight-asian="bold" style:font-style-complex="normal" style:font-weight-complex="bold"/>
    </style:style>
    <style:style style:name="T643" style:family="text">
      <style:text-properties fo:font-style="normal" fo:font-weight="bold" officeooo:rsid="02698a6d" style:font-style-asian="normal" style:font-weight-asian="bold" style:font-style-complex="normal" style:font-weight-complex="bold"/>
    </style:style>
    <style:style style:name="T644" style:family="text">
      <style:text-properties fo:font-style="normal" fo:font-weight="bold" officeooo:rsid="026eee6e" style:font-style-asian="normal" style:font-weight-asian="bold" style:font-style-complex="normal" style:font-weight-complex="bold"/>
    </style:style>
    <style:style style:name="T645" style:family="text">
      <style:text-properties fo:font-style="normal" fo:font-weight="bold" officeooo:rsid="026c852b" style:font-style-asian="normal" style:font-weight-asian="bold" style:font-style-complex="normal" style:font-weight-complex="bold"/>
    </style:style>
    <style:style style:name="T646" style:family="text">
      <style:text-properties fo:font-style="normal" fo:font-weight="bold" officeooo:rsid="02683472" style:font-style-asian="normal" style:font-weight-asian="bold" style:font-style-complex="normal" style:font-weight-complex="bold"/>
    </style:style>
    <style:style style:name="T647" style:family="text">
      <style:text-properties fo:font-style="normal" fo:font-weight="bold" officeooo:rsid="02703a73" style:font-style-asian="normal" style:font-weight-asian="bold" style:font-style-complex="normal" style:font-weight-complex="bold"/>
    </style:style>
    <style:style style:name="T648" style:family="text">
      <style:text-properties fo:font-style="normal" fo:font-weight="bold" officeooo:rsid="02707d53" style:font-style-asian="normal" style:font-weight-asian="bold" style:font-style-complex="normal" style:font-weight-complex="bold"/>
    </style:style>
    <style:style style:name="T649" style:family="text">
      <style:text-properties fo:font-style="normal" fo:font-weight="bold" officeooo:rsid="0068e667" style:font-style-asian="normal" style:font-weight-asian="bold" style:font-style-complex="normal" style:font-weight-complex="bold"/>
    </style:style>
    <style:style style:name="T650" style:family="text">
      <style:text-properties fo:font-style="normal" fo:font-weight="bold" officeooo:rsid="010e8ba0" style:font-style-asian="normal" style:font-weight-asian="bold" style:font-style-complex="normal" style:font-weight-complex="bold"/>
    </style:style>
    <style:style style:name="T651" style:family="text">
      <style:text-properties fo:font-style="normal" fo:font-weight="bold" officeooo:rsid="01da61da" style:font-style-asian="normal" style:font-weight-asian="bold" style:font-style-complex="normal" style:font-weight-complex="bold"/>
    </style:style>
    <style:style style:name="T652" style:family="text">
      <style:text-properties fo:font-style="normal" fo:font-weight="bold" officeooo:rsid="01dbf1c0" style:font-style-asian="normal" style:font-weight-asian="bold" style:font-style-complex="normal" style:font-weight-complex="bold"/>
    </style:style>
    <style:style style:name="T653" style:family="text">
      <style:text-properties fo:font-style="normal" fo:font-weight="bold" officeooo:rsid="01f066b0" style:font-style-asian="normal" style:font-weight-asian="bold" style:font-style-complex="normal" style:font-weight-complex="bold"/>
    </style:style>
    <style:style style:name="T654" style:family="text">
      <style:text-properties fo:font-style="normal" fo:font-weight="bold" officeooo:rsid="01f1ad77" style:font-style-asian="normal" style:font-weight-asian="bold" style:font-style-complex="normal" style:font-weight-complex="bold"/>
    </style:style>
    <style:style style:name="T655" style:family="text">
      <style:text-properties fo:font-style="normal" fo:font-weight="bold" officeooo:rsid="01f26f88" style:font-style-asian="normal" style:font-weight-asian="bold" style:font-style-complex="normal" style:font-weight-complex="bold"/>
    </style:style>
    <style:style style:name="T656" style:family="text">
      <style:text-properties fo:font-style="normal" fo:font-weight="bold" officeooo:rsid="01f2bec2" style:font-style-asian="normal" style:font-weight-asian="bold" style:font-style-complex="normal" style:font-weight-complex="bold"/>
    </style:style>
    <style:style style:name="T657" style:family="text">
      <style:text-properties fo:font-style="normal" fo:font-weight="bold" officeooo:rsid="01f300ac" style:font-style-asian="normal" style:font-weight-asian="bold" style:font-style-complex="normal" style:font-weight-complex="bold"/>
    </style:style>
    <style:style style:name="T658" style:family="text">
      <style:text-properties fo:font-style="normal" fo:font-weight="bold" officeooo:rsid="01f4f46a" style:font-style-asian="normal" style:font-weight-asian="bold" style:font-style-complex="normal" style:font-weight-complex="bold"/>
    </style:style>
    <style:style style:name="T659" style:family="text">
      <style:text-properties fo:font-style="normal" fo:font-weight="bold" officeooo:rsid="039e4515" style:font-style-asian="normal" style:font-weight-asian="bold" style:font-style-complex="normal" style:font-weight-complex="bold"/>
    </style:style>
    <style:style style:name="T660" style:family="text">
      <style:text-properties fo:font-style="normal" fo:font-weight="bold" officeooo:rsid="03a37b62" style:font-style-asian="normal" style:font-weight-asian="bold" style:font-style-complex="normal" style:font-weight-complex="bold"/>
    </style:style>
    <style:style style:name="T661" style:family="text">
      <style:text-properties fo:font-style="normal" fo:font-weight="bold" officeooo:rsid="03a72c49" style:font-style-asian="normal" style:font-weight-asian="bold" style:font-style-complex="normal" style:font-weight-complex="bold"/>
    </style:style>
    <style:style style:name="T662" style:family="text">
      <style:text-properties fo:font-style="normal" fo:font-weight="bold" officeooo:rsid="03a9b0ba" style:font-style-asian="normal" style:font-weight-asian="bold" style:font-style-complex="normal" style:font-weight-complex="bold"/>
    </style:style>
    <style:style style:name="T663" style:family="text">
      <style:text-properties fo:font-style="normal" fo:font-weight="bold" officeooo:rsid="03aad437" style:font-style-asian="normal" style:font-weight-asian="bold" style:font-style-complex="normal" style:font-weight-complex="bold"/>
    </style:style>
    <style:style style:name="T664" style:family="text">
      <style:text-properties fo:font-style="normal" fo:font-weight="bold" officeooo:rsid="0116f9c9" style:font-style-asian="normal" style:font-weight-asian="bold" style:font-style-complex="normal" style:font-weight-complex="bold"/>
    </style:style>
    <style:style style:name="T665" style:family="text">
      <style:text-properties fo:font-style="normal" fo:font-weight="bold" officeooo:rsid="020b74ed" style:font-style-asian="normal" style:font-weight-asian="bold" style:font-style-complex="normal" style:font-weight-complex="bold"/>
    </style:style>
    <style:style style:name="T666" style:family="text">
      <style:text-properties fo:font-style="normal" fo:font-weight="bold" officeooo:rsid="020c9432" style:font-style-asian="normal" style:font-weight-asian="bold" style:font-style-complex="normal" style:font-weight-complex="bold"/>
    </style:style>
    <style:style style:name="T667"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68" style:family="text">
      <style:text-properties fo:font-style="normal" fo:font-weight="bold" fo:background-color="#ffff00" loext:char-shading-value="0" style:font-style-asian="normal" style:font-weight-asian="bold" style:font-style-complex="normal" style:font-weight-complex="bold"/>
    </style:style>
    <style:style style:name="T669" style:family="text">
      <style:text-properties fo:font-style="normal" fo:font-weight="bold" officeooo:rsid="01ad068f" fo:background-color="#ffff00" loext:char-shading-value="0" style:font-style-asian="normal" style:font-weight-asian="bold" style:font-style-complex="normal" style:font-weight-complex="bold"/>
    </style:style>
    <style:style style:name="T670" style:family="text">
      <style:text-properties fo:font-style="normal" fo:font-weight="bold" officeooo:rsid="0167ddf1" fo:background-color="#ffff00" loext:char-shading-value="0" style:font-style-asian="normal" style:font-weight-asian="bold" style:font-style-complex="normal" style:font-weight-complex="bold"/>
    </style:style>
    <style:style style:name="T671" style:family="text">
      <style:text-properties fo:font-style="normal" fo:font-weight="bold" officeooo:rsid="0189bb37" fo:background-color="#ffff00" loext:char-shading-value="0" style:font-style-asian="normal" style:font-weight-asian="bold" style:font-style-complex="normal" style:font-weight-complex="bold"/>
    </style:style>
    <style:style style:name="T672" style:family="text">
      <style:text-properties fo:font-style="normal" fo:font-weight="bold" officeooo:rsid="04c6063d" fo:background-color="#ffff00" loext:char-shading-value="0" style:font-style-asian="normal" style:font-weight-asian="bold" style:font-style-complex="normal" style:font-weight-complex="bold"/>
    </style:style>
    <style:style style:name="T673"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74"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75"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76" style:family="text">
      <style:text-properties fo:font-style="normal" fo:font-weight="bold" fo:background-color="#ffcc00" loext:char-shading-value="0" style:font-style-asian="normal" style:font-weight-asian="bold" style:font-style-complex="normal" style:font-weight-complex="bold"/>
    </style:style>
    <style:style style:name="T677"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78"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79" style:family="text">
      <style:text-properties fo:font-style="normal" fo:font-weight="bold" officeooo:rsid="04aa94f5" fo:background-color="#ffcc00" loext:char-shading-value="0" style:font-style-asian="normal" style:font-weight-asian="bold" style:font-style-complex="normal" style:font-weight-complex="bold"/>
    </style:style>
    <style:style style:name="T680" style:family="text">
      <style:text-properties fo:font-style="normal" fo:font-weight="bold" officeooo:rsid="04ad9607" fo:background-color="#ffcc00" loext:char-shading-value="0" style:font-style-asian="normal" style:font-weight-asian="bold" style:font-style-complex="normal" style:font-weight-complex="bold"/>
    </style:style>
    <style:style style:name="T681" style:family="text">
      <style:text-properties fo:font-style="normal" fo:background-color="transparent" loext:char-shading-value="0" style:font-style-asian="normal" style:font-style-complex="normal"/>
    </style:style>
    <style:style style:name="T682" style:family="text">
      <style:text-properties fo:font-style="normal" officeooo:rsid="01fd9128" fo:background-color="transparent" loext:char-shading-value="0" style:font-style-asian="normal" style:font-style-complex="normal"/>
    </style:style>
    <style:style style:name="T683" style:family="text">
      <style:text-properties fo:font-style="normal" fo:background-color="#ffff00" loext:char-shading-value="0" style:font-style-asian="normal" style:font-style-complex="normal"/>
    </style:style>
    <style:style style:name="T684" style:family="text">
      <style:text-properties fo:font-style="normal" officeooo:rsid="030ae869" fo:background-color="#ffff00" loext:char-shading-value="0" style:font-style-asian="normal" style:font-style-complex="normal"/>
    </style:style>
    <style:style style:name="T685" style:family="text">
      <style:text-properties fo:font-style="normal" fo:background-color="#ffcc00" loext:char-shading-value="0" style:font-style-asian="normal" style:font-style-complex="normal"/>
    </style:style>
    <style:style style:name="T686" style:family="text">
      <style:text-properties fo:font-style="normal" fo:background-color="#99ff66" loext:char-shading-value="0" style:font-style-asian="normal" style:font-style-complex="normal"/>
    </style:style>
    <style:style style:name="T687" style:family="text">
      <style:text-properties fo:font-style="normal" officeooo:rsid="02326edd" fo:background-color="#cc9900" loext:char-shading-value="0" style:font-style-asian="normal" style:font-style-complex="normal"/>
    </style:style>
    <style:style style:name="T688" style:family="text">
      <style:text-properties fo:font-style="normal" officeooo:rsid="0343c1c0" fo:background-color="#cc9900" loext:char-shading-value="0" style:font-style-asian="normal" style:font-style-complex="normal"/>
    </style:style>
    <style:style style:name="T689" style:family="text">
      <style:text-properties fo:font-style="normal" officeooo:rsid="02326edd" fo:background-color="#00cc00" loext:char-shading-value="0" style:font-style-asian="normal" style:font-style-complex="normal"/>
    </style:style>
    <style:style style:name="T690" style:family="text">
      <style:text-properties fo:font-style="normal" officeooo:rsid="0343c1c0" fo:background-color="#00cc00" loext:char-shading-value="0" style:font-style-asian="normal" style:font-style-complex="normal"/>
    </style:style>
    <style:style style:name="T691" style:family="text">
      <style:text-properties fo:font-style="normal" officeooo:rsid="02326edd" fo:background-color="#ff9900" loext:char-shading-value="0" style:font-style-asian="normal" style:font-style-complex="normal"/>
    </style:style>
    <style:style style:name="T692" style:family="text">
      <style:text-properties fo:font-style="normal" officeooo:rsid="0343c1c0" fo:background-color="#ff9900" loext:char-shading-value="0" style:font-style-asian="normal" style:font-style-complex="normal"/>
    </style:style>
    <style:style style:name="T693" style:family="text">
      <style:text-properties officeooo:rsid="00190df0"/>
    </style:style>
    <style:style style:name="T694" style:family="text">
      <style:text-properties officeooo:rsid="001cbc6e"/>
    </style:style>
    <style:style style:name="T695" style:family="text">
      <style:text-properties officeooo:rsid="0022878e"/>
    </style:style>
    <style:style style:name="T696" style:family="text">
      <style:text-properties officeooo:rsid="0025713b"/>
    </style:style>
    <style:style style:name="T697" style:family="text">
      <style:text-properties officeooo:rsid="00280495"/>
    </style:style>
    <style:style style:name="T698" style:family="text">
      <style:text-properties officeooo:rsid="00289aa7"/>
    </style:style>
    <style:style style:name="T699" style:family="text">
      <style:text-properties officeooo:rsid="00295c2e"/>
    </style:style>
    <style:style style:name="T700" style:family="text">
      <style:text-properties officeooo:rsid="003baf82"/>
    </style:style>
    <style:style style:name="T701" style:family="text">
      <style:text-properties officeooo:rsid="003db748"/>
    </style:style>
    <style:style style:name="T702" style:family="text">
      <style:text-properties officeooo:rsid="0054dbaa"/>
    </style:style>
    <style:style style:name="T703" style:family="text">
      <style:text-properties officeooo:rsid="005989f9"/>
    </style:style>
    <style:style style:name="T704" style:family="text">
      <style:text-properties officeooo:rsid="005c77d9"/>
    </style:style>
    <style:style style:name="T705" style:family="text">
      <style:text-properties officeooo:rsid="00653075"/>
    </style:style>
    <style:style style:name="T706" style:family="text">
      <style:text-properties officeooo:rsid="006e6f99"/>
    </style:style>
    <style:style style:name="T707" style:family="text">
      <style:text-properties officeooo:rsid="008371d9"/>
    </style:style>
    <style:style style:name="T708" style:family="text">
      <style:text-properties officeooo:rsid="00857c25"/>
    </style:style>
    <style:style style:name="T709" style:family="text">
      <style:text-properties officeooo:rsid="009d7573"/>
    </style:style>
    <style:style style:name="T710" style:family="text">
      <style:text-properties officeooo:rsid="00a063b5"/>
    </style:style>
    <style:style style:name="T711" style:family="text">
      <style:text-properties officeooo:rsid="00a486e9"/>
    </style:style>
    <style:style style:name="T712" style:family="text">
      <style:text-properties officeooo:rsid="00a62c04"/>
    </style:style>
    <style:style style:name="T713" style:family="text">
      <style:text-properties officeooo:rsid="00a668d6"/>
    </style:style>
    <style:style style:name="T714" style:family="text">
      <style:text-properties officeooo:rsid="00b62e9b"/>
    </style:style>
    <style:style style:name="T715" style:family="text">
      <style:text-properties officeooo:rsid="00bc0048"/>
    </style:style>
    <style:style style:name="T716" style:family="text">
      <style:text-properties officeooo:rsid="00c6d5bf"/>
    </style:style>
    <style:style style:name="T717" style:family="text">
      <style:text-properties officeooo:rsid="00c95d90"/>
    </style:style>
    <style:style style:name="T718" style:family="text">
      <style:text-properties officeooo:rsid="00cb5f0c"/>
    </style:style>
    <style:style style:name="T719" style:family="text">
      <style:text-properties officeooo:rsid="00e06e8f"/>
    </style:style>
    <style:style style:name="T720" style:family="text">
      <style:text-properties officeooo:rsid="00e5dd0a"/>
    </style:style>
    <style:style style:name="T721" style:family="text">
      <style:text-properties officeooo:rsid="00ebe726"/>
    </style:style>
    <style:style style:name="T722" style:family="text">
      <style:text-properties officeooo:rsid="00f791e7"/>
    </style:style>
    <style:style style:name="T723" style:family="text">
      <style:text-properties officeooo:rsid="0104880a"/>
    </style:style>
    <style:style style:name="T724" style:family="text">
      <style:text-properties officeooo:rsid="010ad577"/>
    </style:style>
    <style:style style:name="T725" style:family="text">
      <style:text-properties officeooo:rsid="010c716f"/>
    </style:style>
    <style:style style:name="T726" style:family="text">
      <style:text-properties officeooo:rsid="0120ac38"/>
    </style:style>
    <style:style style:name="T727" style:family="text">
      <style:text-properties officeooo:rsid="0122db3d"/>
    </style:style>
    <style:style style:name="T728" style:family="text">
      <style:text-properties officeooo:rsid="012494e9"/>
    </style:style>
    <style:style style:name="T729" style:family="text">
      <style:text-properties officeooo:rsid="0125d1c6"/>
    </style:style>
    <style:style style:name="T730" style:family="text">
      <style:text-properties officeooo:rsid="0126c018"/>
    </style:style>
    <style:style style:name="T731" style:family="text">
      <style:text-properties officeooo:rsid="0127cc0a"/>
    </style:style>
    <style:style style:name="T732" style:family="text">
      <style:text-properties officeooo:rsid="01454381"/>
    </style:style>
    <style:style style:name="T733" style:family="text">
      <style:text-properties officeooo:rsid="01455d8d"/>
    </style:style>
    <style:style style:name="T734" style:family="text">
      <style:text-properties officeooo:rsid="014c9db0"/>
    </style:style>
    <style:style style:name="T735" style:family="text">
      <style:text-properties officeooo:rsid="014ec4ea"/>
    </style:style>
    <style:style style:name="T736" style:family="text">
      <style:text-properties style:text-underline-style="none"/>
    </style:style>
    <style:style style:name="T737" style:family="text">
      <style:text-properties style:text-underline-style="none" fo:font-weight="bold" style:font-weight-asian="bold" style:font-weight-complex="bold"/>
    </style:style>
    <style:style style:name="T738" style:family="text">
      <style:text-properties style:text-underline-style="none" fo:font-weight="bold" officeooo:rsid="02264b57" style:font-weight-asian="bold" style:font-weight-complex="bold"/>
    </style:style>
    <style:style style:name="T739" style:family="text">
      <style:text-properties style:text-underline-style="none" fo:font-weight="bold" officeooo:rsid="01549ab1" style:font-weight-asian="bold" style:font-weight-complex="bold"/>
    </style:style>
    <style:style style:name="T740" style:family="text">
      <style:text-properties style:text-underline-style="none" officeooo:rsid="0151b235"/>
    </style:style>
    <style:style style:name="T741" style:family="text">
      <style:text-properties style:text-underline-style="none" fo:font-weight="normal" style:font-weight-asian="normal" style:font-weight-complex="normal"/>
    </style:style>
    <style:style style:name="T742" style:family="text">
      <style:text-properties style:text-underline-style="none" fo:font-weight="normal" officeooo:rsid="018c5549" style:font-weight-asian="normal" style:font-weight-complex="normal"/>
    </style:style>
    <style:style style:name="T743" style:family="text">
      <style:text-properties style:text-underline-style="none" fo:font-weight="normal" officeooo:rsid="02264b57" style:font-weight-asian="normal" style:font-weight-complex="normal"/>
    </style:style>
    <style:style style:name="T744" style:family="text">
      <style:text-properties style:text-underline-style="none" officeooo:rsid="01549ab1"/>
    </style:style>
    <style:style style:name="T745" style:family="text">
      <style:text-properties style:text-underline-style="none" officeooo:rsid="02264b57"/>
    </style:style>
    <style:style style:name="T746" style:family="text">
      <style:text-properties officeooo:rsid="01726b3e"/>
    </style:style>
    <style:style style:name="T747" style:family="text">
      <style:text-properties officeooo:rsid="01942559"/>
    </style:style>
    <style:style style:name="T748" style:family="text">
      <style:text-properties officeooo:rsid="01972c1b"/>
    </style:style>
    <style:style style:name="T749" style:family="text">
      <style:text-properties officeooo:rsid="01bba535"/>
    </style:style>
    <style:style style:name="T750" style:family="text">
      <style:text-properties officeooo:rsid="01bd084e"/>
    </style:style>
    <style:style style:name="T751" style:family="text">
      <style:text-properties officeooo:rsid="01c44038"/>
    </style:style>
    <style:style style:name="T752" style:family="text">
      <style:text-properties officeooo:rsid="01c66123"/>
    </style:style>
    <style:style style:name="T753" style:family="text">
      <style:text-properties officeooo:rsid="01c6bb4c"/>
    </style:style>
    <style:style style:name="T754" style:family="text">
      <style:text-properties officeooo:rsid="01cc78dc"/>
    </style:style>
    <style:style style:name="T755" style:family="text">
      <style:text-properties officeooo:rsid="01ce00cd"/>
    </style:style>
    <style:style style:name="T756" style:family="text">
      <style:text-properties officeooo:rsid="01ce2e20"/>
    </style:style>
    <style:style style:name="T757" style:family="text">
      <style:text-properties officeooo:rsid="01e60733"/>
    </style:style>
    <style:style style:name="T758" style:family="text">
      <style:text-properties officeooo:rsid="01f83a8a"/>
    </style:style>
    <style:style style:name="T759" style:family="text">
      <style:text-properties officeooo:rsid="01fd4b41"/>
    </style:style>
    <style:style style:name="T760" style:family="text">
      <style:text-properties officeooo:rsid="0213053c"/>
    </style:style>
    <style:style style:name="T761" style:family="text">
      <style:text-properties officeooo:rsid="021c4342"/>
    </style:style>
    <style:style style:name="T762" style:family="text">
      <style:text-properties officeooo:rsid="0221e8b2"/>
    </style:style>
    <style:style style:name="T763" style:family="text">
      <style:text-properties officeooo:rsid="02275a57"/>
    </style:style>
    <style:style style:name="T764" style:family="text">
      <style:text-properties officeooo:rsid="022d2a5a"/>
    </style:style>
    <style:style style:name="T765" style:family="text">
      <style:text-properties officeooo:rsid="0234db07"/>
    </style:style>
    <style:style style:name="T766" style:family="text">
      <style:text-properties officeooo:rsid="0236215c"/>
    </style:style>
    <style:style style:name="T767" style:family="text">
      <style:text-properties officeooo:rsid="0239c52c"/>
    </style:style>
    <style:style style:name="T768" style:family="text">
      <style:text-properties officeooo:rsid="023c9ed7"/>
    </style:style>
    <style:style style:name="T769" style:family="text">
      <style:text-properties officeooo:rsid="0243f074"/>
    </style:style>
    <style:style style:name="T770" style:family="text">
      <style:text-properties officeooo:rsid="02583b16"/>
    </style:style>
    <style:style style:name="T771" style:family="text">
      <style:text-properties officeooo:rsid="0259e231"/>
    </style:style>
    <style:style style:name="T772" style:family="text">
      <style:text-properties officeooo:rsid="025b8ca3"/>
    </style:style>
    <style:style style:name="T773" style:family="text">
      <style:text-properties officeooo:rsid="025cd94f"/>
    </style:style>
    <style:style style:name="T774" style:family="text">
      <style:text-properties officeooo:rsid="025f4697"/>
    </style:style>
    <style:style style:name="T775" style:family="text">
      <style:text-properties officeooo:rsid="0263600c"/>
    </style:style>
    <style:style style:name="T776" style:family="text">
      <style:text-properties officeooo:rsid="026453ac"/>
    </style:style>
    <style:style style:name="T777" style:family="text">
      <style:text-properties officeooo:rsid="0275c343"/>
    </style:style>
    <style:style style:name="T778" style:family="text">
      <style:text-properties officeooo:rsid="0278b042"/>
    </style:style>
    <style:style style:name="T779" style:family="text">
      <style:text-properties officeooo:rsid="027c8504"/>
    </style:style>
    <style:style style:name="T780" style:family="text">
      <style:text-properties officeooo:rsid="027e6400"/>
    </style:style>
    <style:style style:name="T781" style:family="text">
      <style:text-properties officeooo:rsid="027f6500"/>
    </style:style>
    <style:style style:name="T782" style:family="text">
      <style:text-properties officeooo:rsid="02823338"/>
    </style:style>
    <style:style style:name="T783" style:family="text">
      <style:text-properties officeooo:rsid="02854fd8"/>
    </style:style>
    <style:style style:name="T784" style:family="text">
      <style:text-properties officeooo:rsid="0288cbb9"/>
    </style:style>
    <style:style style:name="T785" style:family="text">
      <style:text-properties officeooo:rsid="005d5455"/>
    </style:style>
    <style:style style:name="T786" style:family="text">
      <style:text-properties fo:color="#ff3333" fo:font-weight="bold" style:font-weight-asian="bold" style:font-weight-complex="bold"/>
    </style:style>
    <style:style style:name="T787" style:family="text">
      <style:text-properties fo:color="#ff3333" fo:font-weight="bold" officeooo:rsid="02a4ad8e" style:font-weight-asian="bold" style:font-weight-complex="bold"/>
    </style:style>
    <style:style style:name="T788" style:family="text">
      <style:text-properties fo:color="#ff3333" fo:font-style="italic" style:text-underline-style="none" fo:font-weight="bold" officeooo:rsid="000a6551" style:font-style-asian="italic" style:font-weight-asian="bold" style:font-style-complex="italic" style:font-weight-complex="bold"/>
    </style:style>
    <style:style style:name="T789" style:family="text">
      <style:text-properties officeooo:rsid="02a2e511"/>
    </style:style>
    <style:style style:name="T790" style:family="text">
      <style:text-properties officeooo:rsid="02a4ad8e"/>
    </style:style>
    <style:style style:name="T791" style:family="text">
      <style:text-properties fo:color="#ffffff" fo:font-style="normal" officeooo:rsid="01fd9128" fo:background-color="#00ccff" loext:char-shading-value="0" style:font-style-asian="normal" style:font-style-complex="normal"/>
    </style:style>
    <style:style style:name="T792" style:family="text">
      <style:text-properties fo:color="#ffffff" fo:font-style="normal" officeooo:rsid="02326edd" fo:background-color="#00ccff" loext:char-shading-value="0" style:font-style-asian="normal" style:font-style-complex="normal"/>
    </style:style>
    <style:style style:name="T793" style:family="text">
      <style:text-properties fo:color="#ffffff" fo:font-style="normal" officeooo:rsid="01fd9128" fo:background-color="#0066cc" loext:char-shading-value="0" style:font-style-asian="normal" style:font-style-complex="normal"/>
    </style:style>
    <style:style style:name="T794" style:family="text">
      <style:text-properties fo:color="#ffffff" fo:font-style="normal" officeooo:rsid="02326edd" fo:background-color="#0066cc" loext:char-shading-value="0" style:font-style-asian="normal" style:font-style-complex="normal"/>
    </style:style>
    <style:style style:name="T795" style:family="text">
      <style:text-properties fo:color="#ffffff" fo:font-style="normal" officeooo:rsid="0343c1c0" fo:background-color="#0066cc" loext:char-shading-value="0" style:font-style-asian="normal" style:font-style-complex="normal"/>
    </style:style>
    <style:style style:name="T796" style:family="text">
      <style:text-properties fo:color="#ffffff" fo:font-weight="bold" fo:background-color="#ff3333" loext:char-shading-value="0" style:font-weight-asian="bold" style:font-weight-complex="bold"/>
    </style:style>
    <style:style style:name="T797" style:family="text">
      <style:text-properties fo:color="#ffffff" fo:font-weight="bold" fo:background-color="#00ccff" loext:char-shading-value="0" style:font-weight-asian="bold" style:font-weight-complex="bold"/>
    </style:style>
    <style:style style:name="T798"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799"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00" style:family="text">
      <style:text-properties fo:color="#ffffff" style:font-name="FreeMono2"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801" style:family="text">
      <style:text-properties fo:color="#ffffff" style:font-name="FreeMono2"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802" style:family="text">
      <style:text-properties fo:color="#ffffff" style:font-name="FreeMono2"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803"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804"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805"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806"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807"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808" style:family="text">
      <style:text-properties fo:color="#ffffff" style:font-name="FreeMono2" fo:font-size="9pt" fo:font-weight="bold" fo:background-color="#00ccff" loext:char-shading-value="0" style:font-size-asian="9pt" style:font-weight-asian="bold" style:font-size-complex="9pt" style:font-weight-complex="bold"/>
    </style:style>
    <style:style style:name="T809" style:family="text">
      <style:text-properties fo:color="#ffffff" style:font-name="FreeMono2" fo:font-size="9pt" fo:font-weight="bold" officeooo:rsid="0234db07" fo:background-color="#00ccff" loext:char-shading-value="0" style:font-size-asian="9pt" style:font-weight-asian="bold" style:font-size-complex="9pt" style:font-weight-complex="bold"/>
    </style:style>
    <style:style style:name="T810" style:family="text">
      <style:text-properties fo:color="#ffffff" officeooo:rsid="03f48ebb" fo:background-color="#00ccff" loext:char-shading-value="0"/>
    </style:style>
    <style:style style:name="T811" style:family="text">
      <style:text-properties fo:color="#ffffff" officeooo:rsid="03f320fe" fo:background-color="#00ccff" loext:char-shading-value="0"/>
    </style:style>
    <style:style style:name="T812" style:family="text">
      <style:text-properties fo:color="#ffffff" officeooo:rsid="03f320fe" fo:background-color="#0066cc" loext:char-shading-value="0"/>
    </style:style>
    <style:style style:name="T813" style:family="text">
      <style:text-properties fo:color="#ffffff" officeooo:rsid="03f48ebb" fo:background-color="#0066cc" loext:char-shading-value="0"/>
    </style:style>
    <style:style style:name="T814" style:family="text">
      <style:text-properties fo:background-color="transparent" loext:char-shading-value="0"/>
    </style:style>
    <style:style style:name="T815" style:family="text">
      <style:text-properties officeooo:rsid="04ab5348" fo:background-color="transparent" loext:char-shading-value="0"/>
    </style:style>
    <style:style style:name="T816" style:family="text">
      <style:text-properties officeooo:rsid="02c9c786"/>
    </style:style>
    <style:style style:name="T817" style:family="text">
      <style:text-properties officeooo:rsid="02d0ce3c"/>
    </style:style>
    <style:style style:name="T818" style:family="text">
      <style:text-properties officeooo:rsid="02dc4eb0"/>
    </style:style>
    <style:style style:name="T819" style:family="text">
      <style:text-properties officeooo:rsid="02e3209d"/>
    </style:style>
    <style:style style:name="T820" style:family="text">
      <style:text-properties officeooo:rsid="02e4cac6"/>
    </style:style>
    <style:style style:name="T821" style:family="text">
      <style:text-properties officeooo:rsid="02e6b301"/>
    </style:style>
    <style:style style:name="T822" style:family="text">
      <style:text-properties officeooo:rsid="02e7118d"/>
    </style:style>
    <style:style style:name="T823" style:family="text">
      <style:text-properties officeooo:rsid="02eb17c6"/>
    </style:style>
    <style:style style:name="T824" style:family="text">
      <style:text-properties officeooo:rsid="02f5cfcd"/>
    </style:style>
    <style:style style:name="T825" style:family="text">
      <style:text-properties officeooo:rsid="02f6d9d7"/>
    </style:style>
    <style:style style:name="T826" style:family="text">
      <style:text-properties officeooo:rsid="02f9e797"/>
    </style:style>
    <style:style style:name="T827" style:family="text">
      <style:text-properties officeooo:rsid="02fb9379"/>
    </style:style>
    <style:style style:name="T828" style:family="text">
      <style:text-properties officeooo:rsid="03041a6b"/>
    </style:style>
    <style:style style:name="T829" style:family="text">
      <style:text-properties officeooo:rsid="0304aa62"/>
    </style:style>
    <style:style style:name="T830" style:family="text">
      <style:text-properties officeooo:rsid="030517c2"/>
    </style:style>
    <style:style style:name="T831" style:family="text">
      <style:text-properties style:font-name="FreeMono2" fo:font-size="9pt" fo:font-weight="bold" fo:background-color="#ffff00" loext:char-shading-value="0" style:font-size-asian="9pt" style:font-weight-asian="bold" style:font-size-complex="9pt" style:font-weight-complex="bold"/>
    </style:style>
    <style:style style:name="T832"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833" style:family="text">
      <style:text-properties style:font-name="FreeMono2" fo:font-size="9pt" fo:font-weight="bold" fo:background-color="#eeeeee" loext:char-shading-value="0" style:font-size-asian="9pt" style:font-weight-asian="bold" style:font-size-complex="9pt" style:font-weight-complex="bold"/>
    </style:style>
    <style:style style:name="T834" style:family="text">
      <style:text-properties style:font-name="FreeMono2" fo:font-size="9pt" fo:font-weight="bold" officeooo:rsid="00f791e7" fo:background-color="#eeeeee" loext:char-shading-value="0" style:font-size-asian="9pt" style:font-weight-asian="bold" style:font-size-complex="9pt" style:font-weight-complex="bold"/>
    </style:style>
    <style:style style:name="T835" style:family="text">
      <style:text-properties style:font-name="FreeMono2" fo:font-size="9pt" fo:font-weight="bold" officeooo:rsid="023c9ed7" fo:background-color="#eeeeee" loext:char-shading-value="0" style:font-size-asian="9pt" style:font-weight-asian="bold" style:font-size-complex="9pt" style:font-weight-complex="bold"/>
    </style:style>
    <style:style style:name="T836" style:family="text">
      <style:text-properties style:font-name="FreeMono2" fo:font-size="9pt" fo:font-weight="bold" officeooo:rsid="0317b948" fo:background-color="#eeeeee" loext:char-shading-value="0" style:font-size-asian="9pt" style:font-weight-asian="bold" style:font-size-complex="9pt" style:font-weight-complex="bold"/>
    </style:style>
    <style:style style:name="T837" style:family="text">
      <style:text-properties style:font-name="FreeMono2" fo:font-size="9pt" fo:font-weight="bold" officeooo:rsid="0316a158" fo:background-color="#eeeeee" loext:char-shading-value="0" style:font-size-asian="9pt" style:font-weight-asian="bold" style:font-size-complex="9pt" style:font-weight-complex="bold"/>
    </style:style>
    <style:style style:name="T838" style:family="text">
      <style:text-properties style:font-name="FreeMono2" fo:font-size="9pt" fo:font-weight="bold" officeooo:rsid="0054dbaa" fo:background-color="#eeeeee" loext:char-shading-value="0" style:font-size-asian="9pt" style:font-weight-asian="bold" style:font-size-complex="9pt" style:font-weight-complex="bold"/>
    </style:style>
    <style:style style:name="T839" style:family="text">
      <style:text-properties style:font-name="FreeMono2" fo:font-size="9pt" fo:font-weight="bold" officeooo:rsid="046ef363" fo:background-color="#eeeeee" loext:char-shading-value="0" style:font-size-asian="9pt" style:font-weight-asian="bold" style:font-size-complex="9pt" style:font-weight-complex="bold"/>
    </style:style>
    <style:style style:name="T840" style:family="text">
      <style:text-properties style:font-name="FreeMono2" fo:font-size="9pt" fo:font-weight="bold" officeooo:rsid="04d2f488" fo:background-color="#eeeeee" loext:char-shading-value="0" style:font-size-asian="9pt" style:font-weight-asian="bold" style:font-size-complex="9pt" style:font-weight-complex="bold"/>
    </style:style>
    <style:style style:name="T841" style:family="text">
      <style:text-properties style:font-name="FreeMono2" fo:font-size="9pt" fo:font-weight="bold" fo:background-color="#ffcc00" loext:char-shading-value="0" style:font-size-asian="9pt" style:font-weight-asian="bold" style:font-size-complex="9pt" style:font-weight-complex="bold"/>
    </style:style>
    <style:style style:name="T842" style:family="text">
      <style:text-properties style:font-name="FreeMono2" fo:font-size="9pt" fo:font-weight="bold" officeooo:rsid="04da13f9" fo:background-color="#ffcc00" loext:char-shading-value="0" style:font-size-asian="9pt" style:font-weight-asian="bold" style:font-size-complex="9pt" style:font-weight-complex="bold"/>
    </style:style>
    <style:style style:name="T843"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844"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845" style:family="text">
      <style:text-properties style:font-name="FreeMono2"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846" style:family="text">
      <style:text-properties style:font-name="FreeMono2"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847" style:family="text">
      <style:text-properties style:font-name="FreeMono2"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848" style:family="text">
      <style:text-properties style:font-name="FreeMono2"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849" style:family="text">
      <style:text-properties style:font-name="FreeMono2"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850" style:family="text">
      <style:text-properties style:font-name="FreeMono2"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851" style:family="text">
      <style:text-properties style:font-name="FreeMono2"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852" style:family="text">
      <style:text-properties style:font-name="FreeMono2"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853" style:family="text">
      <style:text-properties style:font-name="FreeMono2"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854" style:family="text">
      <style:text-properties style:font-name="FreeMono2"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855" style:family="text">
      <style:text-properties style:font-name="FreeMono2"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856" style:family="text">
      <style:text-properties style:font-name="FreeMono2"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857" style:family="text">
      <style:text-properties style:font-name="FreeMono2"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858" style:family="text">
      <style:text-properties style:font-name="FreeMono2"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859" style:family="text">
      <style:text-properties style:font-name="FreeMono2"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860" style:family="text">
      <style:text-properties style:font-name="FreeMono2"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861" style:family="text">
      <style:text-properties style:font-name="FreeMono2"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862" style:family="text">
      <style:text-properties style:font-name="FreeMono2"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863" style:family="text">
      <style:text-properties style:font-name="FreeMono2"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864" style:family="text">
      <style:text-properties style:font-name="FreeMono2"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865" style:family="text">
      <style:text-properties style:font-name="FreeMono2"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866" style:family="text">
      <style:text-properties style:font-name="FreeMono2"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867" style:family="text">
      <style:text-properties style:font-name="FreeMono2"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868" style:family="text">
      <style:text-properties style:font-name="FreeMono2"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869" style:family="text">
      <style:text-properties style:font-name="FreeMono2"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870" style:family="text">
      <style:text-properties style:font-name="FreeMono2"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871" style:family="text">
      <style:text-properties style:font-name="FreeMono2"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872" style:family="text">
      <style:text-properties style:font-name="FreeMono2"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873" style:family="text">
      <style:text-properties style:font-name="FreeMono2"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874" style:family="text">
      <style:text-properties style:font-name="FreeMono2"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875" style:family="text">
      <style:text-properties style:font-name="FreeMono2"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876" style:family="text">
      <style:text-properties style:font-name="FreeMono2"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877" style:family="text">
      <style:text-properties style:font-name="FreeMono2"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878" style:family="text">
      <style:text-properties style:font-name="FreeMono2"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879" style:family="text">
      <style:text-properties style:font-name="FreeMono2"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880" style:family="text">
      <style:text-properties style:font-name="FreeMono2"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881" style:family="text">
      <style:text-properties style:font-name="FreeMono2"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882" style:family="text">
      <style:text-properties style:font-name="FreeMono2"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883" style:family="text">
      <style:text-properties style:font-name="FreeMono2"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884" style:family="text">
      <style:text-properties style:font-name="FreeMono2"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885" style:family="text">
      <style:text-properties style:font-name="FreeMono2"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886" style:family="text">
      <style:text-properties style:font-name="FreeMono2" fo:font-size="9pt" fo:font-style="normal" fo:font-weight="bold" officeooo:rsid="04ad189a" fo:background-color="#eeeeee" loext:char-shading-value="0" style:font-size-asian="9pt" style:font-style-asian="normal" style:font-weight-asian="bold" style:font-size-complex="9pt" style:font-style-complex="normal" style:font-weight-complex="bold"/>
    </style:style>
    <style:style style:name="T887"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888"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889"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890" style:family="text">
      <style:text-properties style:font-name="FreeMono2"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891"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892"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893"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894" style:family="text">
      <style:text-properties style:font-name="FreeMono2"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895" style:family="text">
      <style:text-properties style:font-name="FreeMono2"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896" style:family="text">
      <style:text-properties style:font-name="FreeMono2"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897" style:family="text">
      <style:text-properties style:font-name="FreeMono2" fo:font-size="9pt" fo:font-style="normal" fo:font-weight="bold" style:font-size-asian="9pt" style:font-style-asian="normal" style:font-weight-asian="bold" style:font-size-complex="9pt" style:font-style-complex="normal" style:font-weight-complex="bold"/>
    </style:style>
    <style:style style:name="T898"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899"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900"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901" style:family="text">
      <style:text-properties style:font-name="FreeMono2"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902" style:family="text">
      <style:text-properties style:font-name="FreeMono2"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903" style:family="text">
      <style:text-properties style:font-name="FreeMono2"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904" style:family="text">
      <style:text-properties style:font-name="FreeMono2"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905" style:family="text">
      <style:text-properties style:font-name="FreeMono2" fo:font-size="9pt" fo:font-style="normal" fo:background-color="#99ff66" loext:char-shading-value="0" style:font-size-asian="9pt" style:font-style-asian="normal" style:font-size-complex="9pt" style:font-style-complex="normal"/>
    </style:style>
    <style:style style:name="T906" style:family="text">
      <style:text-properties style:font-name="FreeMono2" fo:font-size="9pt" fo:font-style="normal" fo:background-color="#eeeeee" loext:char-shading-value="0" style:font-size-asian="9pt" style:font-style-asian="normal" style:font-size-complex="9pt" style:font-style-complex="normal"/>
    </style:style>
    <style:style style:name="T907"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908"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909" style:family="text">
      <style:text-properties style:font-name="FreeMono2" fo:font-size="9pt" fo:font-style="normal" officeooo:rsid="02d70b49" fo:background-color="#eeeeee" loext:char-shading-value="0" style:font-size-asian="9pt" style:font-style-asian="normal" style:font-size-complex="9pt" style:font-style-complex="normal"/>
    </style:style>
    <style:style style:name="T910" style:family="text">
      <style:text-properties style:font-name="FreeMono2" fo:font-size="9pt" fo:font-style="normal" fo:background-color="#ffcc00" loext:char-shading-value="0" style:font-size-asian="9pt" style:font-style-asian="normal" style:font-size-complex="9pt" style:font-style-complex="normal"/>
    </style:style>
    <style:style style:name="T911" style:family="text">
      <style:text-properties style:font-name="FreeMono2" fo:font-size="9pt" fo:font-style="normal" fo:background-color="#ffff00" loext:char-shading-value="0" style:font-size-asian="9pt" style:font-style-asian="normal" style:font-size-complex="9pt" style:font-style-complex="normal"/>
    </style:style>
    <style:style style:name="T912" style:family="text">
      <style:text-properties style:font-name="FreeMono2"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913" style:family="text">
      <style:text-properties style:font-name="FreeMono2" fo:font-style="normal" fo:background-color="#eeeeee" loext:char-shading-value="0" style:font-style-asian="normal" style:font-style-complex="normal"/>
    </style:style>
    <style:style style:name="T914"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915"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916"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917" style:family="text">
      <style:text-properties officeooo:rsid="030de001"/>
    </style:style>
    <style:style style:name="T918" style:family="text">
      <style:text-properties officeooo:rsid="030f5ac9"/>
    </style:style>
    <style:style style:name="T919" style:family="text">
      <style:text-properties fo:background-color="#ffff00" loext:char-shading-value="0"/>
    </style:style>
    <style:style style:name="T920" style:family="text">
      <style:text-properties officeooo:rsid="0160fd57" fo:background-color="#ffff00" loext:char-shading-value="0"/>
    </style:style>
    <style:style style:name="T921" style:family="text">
      <style:text-properties officeooo:rsid="03a72c49" fo:background-color="#ffff00" loext:char-shading-value="0"/>
    </style:style>
    <style:style style:name="T922" style:family="text">
      <style:text-properties officeooo:rsid="034278c1" fo:background-color="#ffff00" loext:char-shading-value="0"/>
    </style:style>
    <style:style style:name="T923" style:family="text">
      <style:text-properties officeooo:rsid="0314905a"/>
    </style:style>
    <style:style style:name="T924" style:family="text">
      <style:text-properties officeooo:rsid="03157628"/>
    </style:style>
    <style:style style:name="T925" style:family="text">
      <style:text-properties officeooo:rsid="0316a158"/>
    </style:style>
    <style:style style:name="T926" style:family="text">
      <style:text-properties officeooo:rsid="0317b948"/>
    </style:style>
    <style:style style:name="T927" style:family="text">
      <style:text-properties officeooo:rsid="032e4d37"/>
    </style:style>
    <style:style style:name="T928" style:family="text">
      <style:text-properties officeooo:rsid="034926b3"/>
    </style:style>
    <style:style style:name="T929" style:family="text">
      <style:text-properties officeooo:rsid="0350c945"/>
    </style:style>
    <style:style style:name="T930" style:family="text">
      <style:text-properties officeooo:rsid="0352b93f"/>
    </style:style>
    <style:style style:name="T931" style:family="text">
      <style:text-properties officeooo:rsid="03543b5a"/>
    </style:style>
    <style:style style:name="T932" style:family="text">
      <style:text-properties style:use-window-font-color="true" fo:font-weight="bold" fo:background-color="#ffff00" loext:char-shading-value="0" style:font-weight-asian="bold" style:font-weight-complex="bold"/>
    </style:style>
    <style:style style:name="T933" style:family="text">
      <style:text-properties style:use-window-font-color="true" fo:font-weight="bold" officeooo:rsid="023df095" fo:background-color="#ffff00" loext:char-shading-value="0" style:font-weight-asian="bold" style:font-weight-complex="bold"/>
    </style:style>
    <style:style style:name="T934" style:family="text">
      <style:text-properties style:use-window-font-color="true" fo:font-weight="bold" officeooo:rsid="006e6f99" fo:background-color="#ffff00" loext:char-shading-value="0" style:font-weight-asian="bold" style:font-weight-complex="bold"/>
    </style:style>
    <style:style style:name="T935" style:family="text">
      <style:text-properties style:use-window-font-color="true" fo:font-weight="bold" officeooo:rsid="0198f425" fo:background-color="#ffff00" loext:char-shading-value="0" style:font-weight-asian="bold" style:font-weight-complex="bold"/>
    </style:style>
    <style:style style:name="T936" style:family="text">
      <style:text-properties style:use-window-font-color="true" fo:font-weight="bold" officeooo:rsid="005c77d9" fo:background-color="#ffff00" loext:char-shading-value="0" style:font-weight-asian="bold" style:font-weight-complex="bold"/>
    </style:style>
    <style:style style:name="T937" style:family="text">
      <style:text-properties style:use-window-font-color="true" fo:font-weight="bold" fo:background-color="#dddddd" loext:char-shading-value="0" style:font-weight-asian="bold" style:font-weight-complex="bold"/>
    </style:style>
    <style:style style:name="T938" style:family="text">
      <style:text-properties style:use-window-font-color="true" fo:font-weight="normal" fo:background-color="transparent" loext:char-shading-value="0" style:font-weight-asian="normal" style:font-weight-complex="normal"/>
    </style:style>
    <style:style style:name="T939" style:family="text">
      <style:text-properties style:use-window-font-color="true" fo:font-weight="normal" officeooo:rsid="023faac0" fo:background-color="transparent" loext:char-shading-value="0" style:font-weight-asian="normal" style:font-weight-complex="normal"/>
    </style:style>
    <style:style style:name="T940" style:family="text">
      <style:text-properties style:use-window-font-color="true" fo:font-weight="normal" fo:background-color="#00ccff" loext:char-shading-value="0" style:font-weight-asian="normal" style:font-weight-complex="normal"/>
    </style:style>
    <style:style style:name="T941" style:family="text">
      <style:text-properties style:use-window-font-color="true" fo:font-weight="normal" style:font-weight-asian="normal" style:font-weight-complex="normal"/>
    </style:style>
    <style:style style:name="T942" style:family="text">
      <style:text-properties style:use-window-font-color="true" fo:font-weight="normal" officeooo:rsid="024e584c" style:font-weight-asian="normal" style:font-weight-complex="normal"/>
    </style:style>
    <style:style style:name="T943" style:family="text">
      <style:text-properties style:use-window-font-color="true" fo:font-weight="normal" officeooo:rsid="01942559" style:font-weight-asian="normal" style:font-weight-complex="normal"/>
    </style:style>
    <style:style style:name="T944"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945"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946" style:family="text">
      <style:text-properties style:use-window-font-color="true" fo:font-style="normal" fo:font-weight="bold" officeooo:rsid="04a51177" fo:background-color="#ffcc00" loext:char-shading-value="0" style:font-style-asian="normal" style:font-weight-asian="bold" style:font-style-complex="normal" style:font-weight-complex="bold"/>
    </style:style>
    <style:style style:name="T947" style:family="text">
      <style:text-properties style:use-window-font-color="true" fo:font-style="normal" fo:font-weight="bold" style:font-style-asian="normal" style:font-weight-asian="bold" style:font-style-complex="normal" style:font-weight-complex="bold"/>
    </style:style>
    <style:style style:name="T948" style:family="text">
      <style:text-properties style:use-window-font-color="true" fo:font-style="normal" fo:font-weight="bold" officeooo:rsid="03740d9b" style:font-style-asian="normal" style:font-weight-asian="bold" style:font-style-complex="normal" style:font-weight-complex="bold"/>
    </style:style>
    <style:style style:name="T949" style:family="text">
      <style:text-properties style:use-window-font-color="true" fo:font-style="normal" fo:font-weight="bold" officeooo:rsid="03a37b62" style:font-style-asian="normal" style:font-weight-asian="bold" style:font-style-complex="normal" style:font-weight-complex="bold"/>
    </style:style>
    <style:style style:name="T950" style:family="text">
      <style:text-properties style:use-window-font-color="true" fo:font-style="normal" fo:font-weight="bold" officeooo:rsid="03a41510" style:font-style-asian="normal" style:font-weight-asian="bold" style:font-style-complex="normal" style:font-weight-complex="bold"/>
    </style:style>
    <style:style style:name="T951" style:family="text">
      <style:text-properties style:use-window-font-color="true" fo:font-style="normal" fo:font-weight="bold" officeooo:rsid="03a9b0ba" style:font-style-asian="normal" style:font-weight-asian="bold" style:font-style-complex="normal" style:font-weight-complex="bold"/>
    </style:style>
    <style:style style:name="T952" style:family="text">
      <style:text-properties style:use-window-font-color="true" fo:font-style="normal" fo:font-weight="bold" officeooo:rsid="04ca3c87" style:font-style-asian="normal" style:font-weight-asian="bold" style:font-style-complex="normal" style:font-weight-complex="bold"/>
    </style:style>
    <style:style style:name="T953" style:family="text">
      <style:text-properties style:use-window-font-color="true" fo:font-style="normal" fo:font-weight="bold" officeooo:rsid="04cb6a9a" style:font-style-asian="normal" style:font-weight-asian="bold" style:font-style-complex="normal" style:font-weight-complex="bold"/>
    </style:style>
    <style:style style:name="T954" style:family="text">
      <style:text-properties style:use-window-font-color="true" fo:font-style="normal" fo:font-weight="bold" officeooo:rsid="04d4b135" style:font-style-asian="normal" style:font-weight-asian="bold" style:font-style-complex="normal" style:font-weight-complex="bold"/>
    </style:style>
    <style:style style:name="T955"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956" style:family="text">
      <style:text-properties style:use-window-font-color="true" fo:font-style="normal" fo:font-weight="bold" fo:background-color="#dddddd" loext:char-shading-value="0" style:font-style-asian="normal" style:font-weight-asian="bold" style:font-style-complex="normal" style:font-weight-complex="bold"/>
    </style:style>
    <style:style style:name="T957" style:family="text">
      <style:text-properties style:use-window-font-color="true" fo:font-style="normal" fo:font-weight="bold" officeooo:rsid="04a51177" fo:background-color="#dddddd" loext:char-shading-value="0" style:font-style-asian="normal" style:font-weight-asian="bold" style:font-style-complex="normal" style:font-weight-complex="bold"/>
    </style:style>
    <style:style style:name="T958" style:family="text">
      <style:text-properties style:use-window-font-color="true" fo:font-style="normal" fo:font-weight="bold" officeooo:rsid="04a8a2f4" fo:background-color="#dddddd" loext:char-shading-value="0" style:font-style-asian="normal" style:font-weight-asian="bold" style:font-style-complex="normal" style:font-weight-complex="bold"/>
    </style:style>
    <style:style style:name="T959" style:family="text">
      <style:text-properties style:use-window-font-color="true" fo:font-style="normal" fo:font-weight="bold" officeooo:rsid="04aa94f5" fo:background-color="#dddddd" loext:char-shading-value="0" style:font-style-asian="normal" style:font-weight-asian="bold" style:font-style-complex="normal" style:font-weight-complex="bold"/>
    </style:style>
    <style:style style:name="T960" style:family="text">
      <style:text-properties style:use-window-font-color="true" fo:font-style="normal" fo:font-weight="bold" officeooo:rsid="04ab5348" fo:background-color="#dddddd" loext:char-shading-value="0" style:font-style-asian="normal" style:font-weight-asian="bold" style:font-style-complex="normal" style:font-weight-complex="bold"/>
    </style:style>
    <style:style style:name="T961" style:family="text">
      <style:text-properties style:use-window-font-color="true" fo:font-style="normal" fo:font-weight="bold" officeooo:rsid="04ad9607" fo:background-color="#dddddd" loext:char-shading-value="0" style:font-style-asian="normal" style:font-weight-asian="bold" style:font-style-complex="normal" style:font-weight-complex="bold"/>
    </style:style>
    <style:style style:name="T962" style:family="text">
      <style:text-properties style:use-window-font-color="true" fo:font-style="normal" fo:font-weight="bold" officeooo:rsid="04a8a2f4" fo:background-color="#ffff00" loext:char-shading-value="0" style:font-style-asian="normal" style:font-weight-asian="bold" style:font-style-complex="normal" style:font-weight-complex="bold"/>
    </style:style>
    <style:style style:name="T963" style:family="text">
      <style:text-properties style:use-window-font-color="true" fo:font-style="normal" fo:font-weight="bold" officeooo:rsid="04cb6a9a" fo:background-color="#ffff00" loext:char-shading-value="0" style:font-style-asian="normal" style:font-weight-asian="bold" style:font-style-complex="normal" style:font-weight-complex="bold"/>
    </style:style>
    <style:style style:name="T964" style:family="text">
      <style:text-properties style:use-window-font-color="true" fo:font-style="normal" fo:font-weight="bold" officeooo:rsid="04d4b135" fo:background-color="#ffff00" loext:char-shading-value="0" style:font-style-asian="normal" style:font-weight-asian="bold" style:font-style-complex="normal" style:font-weight-complex="bold"/>
    </style:style>
    <style:style style:name="T965" style:family="text">
      <style:text-properties style:use-window-font-color="true" fo:font-style="normal" officeooo:rsid="0216bdd7" style:font-style-asian="normal" style:font-style-complex="normal"/>
    </style:style>
    <style:style style:name="T966" style:family="text">
      <style:text-properties style:use-window-font-color="true" fo:font-style="normal" fo:font-weight="normal" style:font-style-asian="normal" style:font-weight-asian="normal" style:font-style-complex="normal" style:font-weight-complex="normal"/>
    </style:style>
    <style:style style:name="T967" style:family="text">
      <style:text-properties style:use-window-font-color="true" fo:font-style="normal" fo:font-weight="normal" officeooo:rsid="03a1f8b7" style:font-style-asian="normal" style:font-weight-asian="normal" style:font-style-complex="normal" style:font-weight-complex="normal"/>
    </style:style>
    <style:style style:name="T968" style:family="text">
      <style:text-properties style:use-window-font-color="true" fo:font-style="normal" fo:font-weight="normal" officeooo:rsid="03a37b62" style:font-style-asian="normal" style:font-weight-asian="normal" style:font-style-complex="normal" style:font-weight-complex="normal"/>
    </style:style>
    <style:style style:name="T969" style:family="text">
      <style:text-properties style:use-window-font-color="true" fo:font-style="normal" fo:font-weight="normal" officeooo:rsid="03a41510" style:font-style-asian="normal" style:font-weight-asian="normal" style:font-style-complex="normal" style:font-weight-complex="normal"/>
    </style:style>
    <style:style style:name="T970" style:family="text">
      <style:text-properties style:use-window-font-color="true" fo:font-style="normal" fo:font-weight="normal" officeooo:rsid="03a6ae02" style:font-style-asian="normal" style:font-weight-asian="normal" style:font-style-complex="normal" style:font-weight-complex="normal"/>
    </style:style>
    <style:style style:name="T971" style:family="text">
      <style:text-properties style:use-window-font-color="true" fo:font-style="normal" fo:font-weight="normal" officeooo:rsid="03a9b0ba" style:font-style-asian="normal" style:font-weight-asian="normal" style:font-style-complex="normal" style:font-weight-complex="normal"/>
    </style:style>
    <style:style style:name="T972" style:family="text">
      <style:text-properties style:use-window-font-color="true" fo:font-style="normal" fo:font-weight="normal" officeooo:rsid="04a51177" style:font-style-asian="normal" style:font-weight-asian="normal" style:font-style-complex="normal" style:font-weight-complex="normal"/>
    </style:style>
    <style:style style:name="T973" style:family="text">
      <style:text-properties style:use-window-font-color="true" fo:font-style="normal" fo:font-weight="normal" officeooo:rsid="04a8a2f4" style:font-style-asian="normal" style:font-weight-asian="normal" style:font-style-complex="normal" style:font-weight-complex="normal"/>
    </style:style>
    <style:style style:name="T974" style:family="text">
      <style:text-properties style:use-window-font-color="true" fo:font-style="normal" fo:font-weight="normal" officeooo:rsid="04c6063d" style:font-style-asian="normal" style:font-weight-asian="normal" style:font-style-complex="normal" style:font-weight-complex="normal"/>
    </style:style>
    <style:style style:name="T975" style:family="text">
      <style:text-properties style:use-window-font-color="true" fo:font-style="normal" fo:font-weight="normal" officeooo:rsid="04cb6a9a" style:font-style-asian="normal" style:font-weight-asian="normal" style:font-style-complex="normal" style:font-weight-complex="normal"/>
    </style:style>
    <style:style style:name="T976" style:family="text">
      <style:text-properties style:use-window-font-color="true" fo:font-style="normal" fo:font-weight="normal" officeooo:rsid="04d4b135" style:font-style-asian="normal" style:font-weight-asian="normal" style:font-style-complex="normal" style:font-weight-complex="normal"/>
    </style:style>
    <style:style style:name="T977"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978"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979" style:family="text">
      <style:text-properties style:use-window-font-color="true" fo:font-style="italic" fo:font-weight="bold" officeooo:rsid="000a6551" style:font-style-asian="italic" style:font-weight-asian="bold" style:font-style-complex="italic" style:font-weight-complex="bold"/>
    </style:style>
    <style:style style:name="T980" style:family="text">
      <style:text-properties style:use-window-font-color="true" fo:font-style="italic" fo:font-weight="normal" officeooo:rsid="03a9b0ba" style:font-style-asian="italic" style:font-weight-asian="normal" style:font-style-complex="italic" style:font-weight-complex="normal"/>
    </style:style>
    <style:style style:name="T981"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982" style:family="text">
      <style:text-properties style:use-window-font-color="true" officeooo:rsid="03f48ebb" fo:background-color="#ffff00" loext:char-shading-value="0"/>
    </style:style>
    <style:style style:name="T983" style:family="text">
      <style:text-properties style:use-window-font-color="true" officeooo:rsid="03f320fe" fo:background-color="#ffff00" loext:char-shading-value="0"/>
    </style:style>
    <style:style style:name="T984" style:family="text">
      <style:text-properties style:use-window-font-color="true" officeooo:rsid="03f320fe" fo:background-color="#cc9900" loext:char-shading-value="0"/>
    </style:style>
    <style:style style:name="T985" style:family="text">
      <style:text-properties style:use-window-font-color="true" officeooo:rsid="03f48ebb" fo:background-color="#cc9900" loext:char-shading-value="0"/>
    </style:style>
    <style:style style:name="T986" style:family="text">
      <style:text-properties style:use-window-font-color="true" officeooo:rsid="03f48ebb" fo:background-color="#99ff66" loext:char-shading-value="0"/>
    </style:style>
    <style:style style:name="T987" style:family="text">
      <style:text-properties style:use-window-font-color="true" officeooo:rsid="03f320fe" fo:background-color="#99ff66" loext:char-shading-value="0"/>
    </style:style>
    <style:style style:name="T988" style:family="text">
      <style:text-properties style:use-window-font-color="true" officeooo:rsid="03f320fe" fo:background-color="#00cc00" loext:char-shading-value="0"/>
    </style:style>
    <style:style style:name="T989" style:family="text">
      <style:text-properties style:use-window-font-color="true" officeooo:rsid="03f48ebb" fo:background-color="#00cc00" loext:char-shading-value="0"/>
    </style:style>
    <style:style style:name="T990" style:family="text">
      <style:text-properties style:use-window-font-color="true" fo:background-color="#ffcc00" loext:char-shading-value="0"/>
    </style:style>
    <style:style style:name="T991" style:family="text">
      <style:text-properties style:use-window-font-color="true" officeooo:rsid="03f48ebb" fo:background-color="#ffcc00" loext:char-shading-value="0"/>
    </style:style>
    <style:style style:name="T992" style:family="text">
      <style:text-properties style:use-window-font-color="true" officeooo:rsid="03f320fe" fo:background-color="#ffcc00" loext:char-shading-value="0"/>
    </style:style>
    <style:style style:name="T993" style:family="text">
      <style:text-properties style:use-window-font-color="true" officeooo:rsid="03f320fe" fo:background-color="#ff9900" loext:char-shading-value="0"/>
    </style:style>
    <style:style style:name="T994" style:family="text">
      <style:text-properties style:use-window-font-color="true" officeooo:rsid="03f48ebb" fo:background-color="#ff9900" loext:char-shading-value="0"/>
    </style:style>
    <style:style style:name="T995"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996"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997" style:family="text">
      <style:text-properties style:use-window-font-color="true" style:font-name="FreeMono2" fo:font-size="9pt" fo:font-style="normal" fo:background-color="#ffcc00" loext:char-shading-value="0" style:font-size-asian="9pt" style:font-style-asian="normal" style:font-size-complex="9pt" style:font-style-complex="normal"/>
    </style:style>
    <style:style style:name="T998" style:family="text">
      <style:text-properties style:use-window-font-color="true" style:font-name="FreeMono2" fo:font-size="9pt" fo:font-style="normal" officeooo:rsid="04a8a2f4" fo:background-color="#ffcc00" loext:char-shading-value="0" style:font-size-asian="9pt" style:font-style-asian="normal" style:font-size-complex="9pt" style:font-style-complex="normal"/>
    </style:style>
    <style:style style:name="T999" style:family="text">
      <style:text-properties style:use-window-font-color="true" style:font-name="FreeMono2" fo:font-size="9pt" fo:font-style="normal" fo:font-weight="bold" officeooo:rsid="04d4b135" fo:background-color="#eeeeee" loext:char-shading-value="0" style:font-size-asian="9pt" style:font-style-asian="normal" style:font-weight-asian="bold" style:font-size-complex="9pt" style:font-style-complex="normal" style:font-weight-complex="bold"/>
    </style:style>
    <style:style style:name="T1000" style:family="text">
      <style:text-properties fo:color="#009900"/>
    </style:style>
    <style:style style:name="T1001" style:family="text">
      <style:text-properties fo:color="#009900" fo:font-weight="normal" officeooo:rsid="029ba440" style:font-weight-asian="normal" style:font-weight-complex="normal"/>
    </style:style>
    <style:style style:name="T1002" style:family="text">
      <style:text-properties fo:color="#009900" fo:font-weight="normal" fo:background-color="transparent" loext:char-shading-value="0" style:font-weight-asian="normal" style:font-weight-complex="normal"/>
    </style:style>
    <style:style style:name="T1003" style:family="text">
      <style:text-properties fo:color="#009900" fo:font-weight="normal" officeooo:rsid="02409f0d" fo:background-color="transparent" loext:char-shading-value="0" style:font-weight-asian="normal" style:font-weight-complex="normal"/>
    </style:style>
    <style:style style:name="T1004" style:family="text">
      <style:text-properties fo:color="#009900" fo:font-weight="bold" style:font-weight-asian="bold" style:font-weight-complex="bold"/>
    </style:style>
    <style:style style:name="T1005" style:family="text">
      <style:text-properties fo:color="#009900" fo:font-weight="bold" officeooo:rsid="029ba440" style:font-weight-asian="bold" style:font-weight-complex="bold"/>
    </style:style>
    <style:style style:name="T1006" style:family="text">
      <style:text-properties fo:color="#009900" fo:font-weight="bold" officeooo:rsid="00a62c04" style:font-weight-asian="bold" style:font-weight-complex="bold"/>
    </style:style>
    <style:style style:name="T1007" style:family="text">
      <style:text-properties fo:color="#009900" fo:font-weight="bold" officeooo:rsid="02eb17c6" style:font-weight-asian="bold" style:font-weight-complex="bold"/>
    </style:style>
    <style:style style:name="T1008" style:family="text">
      <style:text-properties fo:color="#009900" fo:font-weight="bold" officeooo:rsid="036af9c0" style:font-weight-asian="bold" style:font-weight-complex="bold"/>
    </style:style>
    <style:style style:name="T1009" style:family="text">
      <style:text-properties fo:color="#009900" fo:font-weight="bold" officeooo:rsid="00a668d6" style:font-weight-asian="bold" style:font-weight-complex="bold"/>
    </style:style>
    <style:style style:name="T1010" style:family="text">
      <style:text-properties fo:color="#009900" fo:font-weight="bold" officeooo:rsid="006e6f99" style:font-weight-asian="bold" style:font-weight-complex="bold"/>
    </style:style>
    <style:style style:name="T1011" style:family="text">
      <style:text-properties fo:color="#009900" fo:font-weight="bold" officeooo:rsid="019fbdbc" style:font-weight-asian="bold" style:font-weight-complex="bold"/>
    </style:style>
    <style:style style:name="T1012" style:family="text">
      <style:text-properties fo:color="#009900" fo:font-weight="bold" officeooo:rsid="0198f425" style:font-weight-asian="bold" style:font-weight-complex="bold"/>
    </style:style>
    <style:style style:name="T1013" style:family="text">
      <style:text-properties fo:color="#009900" fo:font-weight="bold" officeooo:rsid="013eb8cd" style:font-weight-asian="bold" style:font-weight-complex="bold"/>
    </style:style>
    <style:style style:name="T1014" style:family="text">
      <style:text-properties fo:color="#009900" fo:font-weight="bold" officeooo:rsid="005c77d9" style:font-weight-asian="bold" style:font-weight-complex="bold"/>
    </style:style>
    <style:style style:name="T1015" style:family="text">
      <style:text-properties fo:color="#009900" fo:font-weight="bold" officeooo:rsid="03876691" style:font-weight-asian="bold" style:font-weight-complex="bold"/>
    </style:style>
    <style:style style:name="T1016" style:family="text">
      <style:text-properties fo:color="#009900" fo:font-weight="bold" officeooo:rsid="0314905a" style:font-weight-asian="bold" style:font-weight-complex="bold"/>
    </style:style>
    <style:style style:name="T1017" style:family="text">
      <style:text-properties fo:color="#009900" fo:font-weight="bold" officeooo:rsid="031299a0" style:font-weight-asian="bold" style:font-weight-complex="bold"/>
    </style:style>
    <style:style style:name="T1018" style:family="text">
      <style:text-properties fo:color="#009900" fo:font-weight="bold" officeooo:rsid="03976e65" style:font-weight-asian="bold" style:font-weight-complex="bold"/>
    </style:style>
    <style:style style:name="T1019" style:family="text">
      <style:text-properties fo:color="#009900" fo:font-weight="bold" officeooo:rsid="03b13294" style:font-weight-asian="bold" style:font-weight-complex="bold"/>
    </style:style>
    <style:style style:name="T1020" style:family="text">
      <style:text-properties fo:color="#009900" fo:font-weight="bold" officeooo:rsid="01cc78dc" style:font-weight-asian="bold" style:font-weight-complex="bold"/>
    </style:style>
    <style:style style:name="T1021" style:family="text">
      <style:text-properties fo:color="#009900" fo:font-weight="bold" officeooo:rsid="01ccb4ae" style:font-weight-asian="bold" style:font-weight-complex="bold"/>
    </style:style>
    <style:style style:name="T1022" style:family="text">
      <style:text-properties fo:color="#009900" fo:font-weight="bold" officeooo:rsid="01cff4e9" style:font-weight-asian="bold" style:font-weight-complex="bold"/>
    </style:style>
    <style:style style:name="T1023" style:family="text">
      <style:text-properties fo:color="#009900" fo:font-weight="bold" officeooo:rsid="00857c25" style:font-weight-asian="bold" style:font-weight-complex="bold"/>
    </style:style>
    <style:style style:name="T1024" style:family="text">
      <style:text-properties fo:color="#009900" fo:font-weight="bold" officeooo:rsid="04bb8a79" style:font-weight-asian="bold" style:font-weight-complex="bold"/>
    </style:style>
    <style:style style:name="T1025" style:family="text">
      <style:text-properties fo:color="#009900" fo:font-weight="bold" officeooo:rsid="04bc4430" style:font-weight-asian="bold" style:font-weight-complex="bold"/>
    </style:style>
    <style:style style:name="T1026" style:family="text">
      <style:text-properties fo:color="#009900" fo:font-weight="bold" officeooo:rsid="04be063d" style:font-weight-asian="bold" style:font-weight-complex="bold"/>
    </style:style>
    <style:style style:name="T1027" style:family="text">
      <style:text-properties fo:color="#009900" fo:font-weight="bold" officeooo:rsid="04be74cf" style:font-weight-asian="bold" style:font-weight-complex="bold"/>
    </style:style>
    <style:style style:name="T1028" style:family="text">
      <style:text-properties fo:color="#009900" fo:font-weight="bold" officeooo:rsid="04d4b135" style:font-weight-asian="bold" style:font-weight-complex="bold"/>
    </style:style>
    <style:style style:name="T1029" style:family="text">
      <style:text-properties fo:color="#009900" fo:font-style="normal" fo:font-weight="normal" style:font-style-asian="normal" style:font-weight-asian="normal" style:font-style-complex="normal" style:font-weight-complex="normal"/>
    </style:style>
    <style:style style:name="T1030" style:family="text">
      <style:text-properties fo:color="#009900" fo:font-style="normal" fo:font-weight="normal" officeooo:rsid="0074d0bd" style:font-style-asian="normal" style:font-weight-asian="normal" style:font-style-complex="normal" style:font-weight-complex="normal"/>
    </style:style>
    <style:style style:name="T1031" style:family="text">
      <style:text-properties fo:color="#009900" fo:font-style="normal" fo:font-weight="normal" officeooo:rsid="007704fd" style:font-style-asian="normal" style:font-weight-asian="normal" style:font-style-complex="normal" style:font-weight-complex="normal"/>
    </style:style>
    <style:style style:name="T1032" style:family="text">
      <style:text-properties fo:color="#009900" fo:font-style="normal" fo:font-weight="normal" officeooo:rsid="014a63a5" style:font-style-asian="normal" style:font-weight-asian="normal" style:font-style-complex="normal" style:font-weight-complex="normal"/>
    </style:style>
    <style:style style:name="T1033" style:family="text">
      <style:text-properties fo:color="#009900" fo:font-style="normal" fo:font-weight="normal" officeooo:rsid="007b2fb9" style:font-style-asian="normal" style:font-weight-asian="normal" style:font-style-complex="normal" style:font-weight-complex="normal"/>
    </style:style>
    <style:style style:name="T1034" style:family="text">
      <style:text-properties fo:color="#009900" fo:font-style="normal" fo:font-weight="normal" officeooo:rsid="0071b9b8" style:font-style-asian="normal" style:font-weight-asian="normal" style:font-style-complex="normal" style:font-weight-complex="normal"/>
    </style:style>
    <style:style style:name="T1035" style:family="text">
      <style:text-properties fo:color="#009900" fo:font-style="normal" fo:font-weight="normal" officeooo:rsid="0074ae37" style:font-style-asian="normal" style:font-weight-asian="normal" style:font-style-complex="normal" style:font-weight-complex="normal"/>
    </style:style>
    <style:style style:name="T1036" style:family="text">
      <style:text-properties fo:color="#009900" fo:font-style="normal" fo:font-weight="normal" officeooo:rsid="007c38c4" style:font-style-asian="normal" style:font-weight-asian="normal" style:font-style-complex="normal" style:font-weight-complex="normal"/>
    </style:style>
    <style:style style:name="T1037" style:family="text">
      <style:text-properties fo:color="#009900" fo:font-style="normal" fo:font-weight="normal" officeooo:rsid="007e4de3" style:font-style-asian="normal" style:font-weight-asian="normal" style:font-style-complex="normal" style:font-weight-complex="normal"/>
    </style:style>
    <style:style style:name="T1038" style:family="text">
      <style:text-properties fo:color="#009900" fo:font-style="normal" fo:font-weight="normal" officeooo:rsid="007d141b" style:font-style-asian="normal" style:font-weight-asian="normal" style:font-style-complex="normal" style:font-weight-complex="normal"/>
    </style:style>
    <style:style style:name="T1039" style:family="text">
      <style:text-properties fo:color="#009900" fo:font-style="normal" fo:font-weight="normal" officeooo:rsid="01573f42" style:font-style-asian="normal" style:font-weight-asian="normal" style:font-style-complex="normal" style:font-weight-complex="normal"/>
    </style:style>
    <style:style style:name="T1040" style:family="text">
      <style:text-properties fo:color="#009900" fo:font-style="normal" fo:font-weight="normal" officeooo:rsid="01c00e45" style:font-style-asian="normal" style:font-weight-asian="normal" style:font-style-complex="normal" style:font-weight-complex="normal"/>
    </style:style>
    <style:style style:name="T1041" style:family="text">
      <style:text-properties fo:color="#009900" fo:font-style="normal" fo:font-weight="normal" officeooo:rsid="01b997eb" style:font-style-asian="normal" style:font-weight-asian="normal" style:font-style-complex="normal" style:font-weight-complex="normal"/>
    </style:style>
    <style:style style:name="T1042" style:family="text">
      <style:text-properties fo:color="#009900" fo:font-style="normal" fo:font-weight="normal" officeooo:rsid="016de572" style:font-style-asian="normal" style:font-weight-asian="normal" style:font-style-complex="normal" style:font-weight-complex="normal"/>
    </style:style>
    <style:style style:name="T1043" style:family="text">
      <style:text-properties fo:color="#009900" fo:font-style="normal" fo:font-weight="normal" officeooo:rsid="016fe1c9" style:font-style-asian="normal" style:font-weight-asian="normal" style:font-style-complex="normal" style:font-weight-complex="normal"/>
    </style:style>
    <style:style style:name="T1044" style:family="text">
      <style:text-properties fo:color="#009900" fo:font-style="normal" fo:font-weight="normal" officeooo:rsid="03740d9b" style:font-style-asian="normal" style:font-weight-asian="normal" style:font-style-complex="normal" style:font-weight-complex="normal"/>
    </style:style>
    <style:style style:name="T1045" style:family="text">
      <style:text-properties fo:color="#009900" fo:font-style="normal" fo:font-weight="normal" officeooo:rsid="0174cc68" style:font-style-asian="normal" style:font-weight-asian="normal" style:font-style-complex="normal" style:font-weight-complex="normal"/>
    </style:style>
    <style:style style:name="T1046" style:family="text">
      <style:text-properties fo:color="#009900" fo:font-style="normal" fo:font-weight="normal" officeooo:rsid="0175af5a" style:font-style-asian="normal" style:font-weight-asian="normal" style:font-style-complex="normal" style:font-weight-complex="normal"/>
    </style:style>
    <style:style style:name="T1047" style:family="text">
      <style:text-properties fo:color="#009900" fo:font-style="normal" fo:font-weight="normal" officeooo:rsid="01675255" style:font-style-asian="normal" style:font-weight-asian="normal" style:font-style-complex="normal" style:font-weight-complex="normal"/>
    </style:style>
    <style:style style:name="T1048" style:family="text">
      <style:text-properties fo:color="#009900" fo:font-style="normal" fo:font-weight="normal" officeooo:rsid="03a41510" style:font-style-asian="normal" style:font-weight-asian="normal" style:font-style-complex="normal" style:font-weight-complex="normal"/>
    </style:style>
    <style:style style:name="T1049" style:family="text">
      <style:text-properties fo:color="#009900" fo:font-style="normal" fo:font-weight="normal" officeooo:rsid="03a6ae02" style:font-style-asian="normal" style:font-weight-asian="normal" style:font-style-complex="normal" style:font-weight-complex="normal"/>
    </style:style>
    <style:style style:name="T1050" style:family="text">
      <style:text-properties fo:color="#009900" fo:font-style="normal" fo:font-weight="normal" officeooo:rsid="04b5bdaf" style:font-style-asian="normal" style:font-weight-asian="normal" style:font-style-complex="normal" style:font-weight-complex="normal"/>
    </style:style>
    <style:style style:name="T1051" style:family="text">
      <style:text-properties fo:color="#009900" fo:font-style="normal" fo:font-weight="normal" officeooo:rsid="04c6063d" style:font-style-asian="normal" style:font-weight-asian="normal" style:font-style-complex="normal" style:font-weight-complex="normal"/>
    </style:style>
    <style:style style:name="T1052" style:family="text">
      <style:text-properties fo:color="#009900" fo:font-style="normal" fo:font-weight="normal" officeooo:rsid="04cb6a9a" style:font-style-asian="normal" style:font-weight-asian="normal" style:font-style-complex="normal" style:font-weight-complex="normal"/>
    </style:style>
    <style:style style:name="T1053"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054"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055"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056"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057"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058"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059"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060" style:family="text">
      <style:text-properties fo:color="#009900" fo:font-style="normal" style:font-style-asian="normal" style:font-style-complex="normal"/>
    </style:style>
    <style:style style:name="T1061" style:family="text">
      <style:text-properties fo:color="#009900" fo:font-style="normal" officeooo:rsid="020cbf77" style:font-style-asian="normal" style:font-style-complex="normal"/>
    </style:style>
    <style:style style:name="T1062" style:family="text">
      <style:text-properties fo:color="#009900" fo:font-style="normal" officeooo:rsid="01a13f19" style:font-style-asian="normal" style:font-style-complex="normal"/>
    </style:style>
    <style:style style:name="T1063" style:family="text">
      <style:text-properties fo:color="#009900" fo:font-style="normal" officeooo:rsid="008d815f" style:font-style-asian="normal" style:font-style-complex="normal"/>
    </style:style>
    <style:style style:name="T1064" style:family="text">
      <style:text-properties fo:color="#009900" fo:font-style="normal" officeooo:rsid="00ba82ac" style:font-style-asian="normal" style:font-style-complex="normal"/>
    </style:style>
    <style:style style:name="T1065" style:family="text">
      <style:text-properties fo:color="#009900" fo:font-style="normal" officeooo:rsid="0096e400" style:font-style-asian="normal" style:font-style-complex="normal"/>
    </style:style>
    <style:style style:name="T1066" style:family="text">
      <style:text-properties fo:color="#009900" fo:font-style="normal" officeooo:rsid="0097d07c" style:font-style-asian="normal" style:font-style-complex="normal"/>
    </style:style>
    <style:style style:name="T1067" style:family="text">
      <style:text-properties fo:color="#009900" fo:font-style="normal" officeooo:rsid="00986263" style:font-style-asian="normal" style:font-style-complex="normal"/>
    </style:style>
    <style:style style:name="T1068" style:family="text">
      <style:text-properties fo:color="#009900" fo:font-style="normal" officeooo:rsid="03313c8d" style:font-style-asian="normal" style:font-style-complex="normal"/>
    </style:style>
    <style:style style:name="T1069" style:family="text">
      <style:text-properties fo:color="#009900" fo:font-style="normal" officeooo:rsid="0332a05b" style:font-style-asian="normal" style:font-style-complex="normal"/>
    </style:style>
    <style:style style:name="T1070" style:family="text">
      <style:text-properties fo:color="#009900" fo:font-style="normal" officeooo:rsid="015542ef" style:font-style-asian="normal" style:font-style-complex="normal"/>
    </style:style>
    <style:style style:name="T1071" style:family="text">
      <style:text-properties fo:color="#009900" fo:font-style="normal" officeooo:rsid="0157af8c" style:font-style-asian="normal" style:font-style-complex="normal"/>
    </style:style>
    <style:style style:name="T1072" style:family="text">
      <style:text-properties fo:color="#009900" fo:font-style="normal" officeooo:rsid="0157dd30" style:font-style-asian="normal" style:font-style-complex="normal"/>
    </style:style>
    <style:style style:name="T1073" style:family="text">
      <style:text-properties fo:color="#009900" fo:font-style="normal" officeooo:rsid="02282413" style:font-style-asian="normal" style:font-style-complex="normal"/>
    </style:style>
    <style:style style:name="T1074" style:family="text">
      <style:text-properties fo:color="#009900" fo:font-style="normal" officeooo:rsid="01573f42" style:font-style-asian="normal" style:font-style-complex="normal"/>
    </style:style>
    <style:style style:name="T1075" style:family="text">
      <style:text-properties fo:color="#009900" fo:font-style="normal" officeooo:rsid="01c1d276" style:font-style-asian="normal" style:font-style-complex="normal"/>
    </style:style>
    <style:style style:name="T1076" style:family="text">
      <style:text-properties fo:color="#009900" fo:font-style="normal" officeooo:rsid="01b7ca2a" style:font-style-asian="normal" style:font-style-complex="normal"/>
    </style:style>
    <style:style style:name="T1077" style:family="text">
      <style:text-properties fo:color="#009900" fo:font-style="normal" officeooo:rsid="0216bdd7" style:font-style-asian="normal" style:font-style-complex="normal"/>
    </style:style>
    <style:style style:name="T1078" style:family="text">
      <style:text-properties fo:color="#009900" fo:font-style="normal" officeooo:rsid="0116cacd" style:font-style-asian="normal" style:font-style-complex="normal"/>
    </style:style>
    <style:style style:name="T1079" style:family="text">
      <style:text-properties fo:color="#009900" fo:font-style="normal" officeooo:rsid="03e7cbf4" style:font-style-asian="normal" style:font-style-complex="normal"/>
    </style:style>
    <style:style style:name="T1080" style:family="text">
      <style:text-properties fo:color="#009900" fo:font-style="normal" officeooo:rsid="04b5bdaf" style:font-style-asian="normal" style:font-style-complex="normal"/>
    </style:style>
    <style:style style:name="T1081" style:family="text">
      <style:text-properties fo:color="#009900" fo:font-style="normal" fo:font-weight="bold" style:font-style-asian="normal" style:font-weight-asian="bold" style:font-style-complex="normal" style:font-weight-complex="bold"/>
    </style:style>
    <style:style style:name="T1082" style:family="text">
      <style:text-properties fo:color="#009900" fo:font-style="normal" fo:font-weight="bold" officeooo:rsid="01fe46ff" style:font-style-asian="normal" style:font-weight-asian="bold" style:font-style-complex="normal" style:font-weight-complex="bold"/>
    </style:style>
    <style:style style:name="T1083" style:family="text">
      <style:text-properties fo:color="#009900" fo:font-style="normal" fo:font-weight="bold" officeooo:rsid="01ff1400" style:font-style-asian="normal" style:font-weight-asian="bold" style:font-style-complex="normal" style:font-weight-complex="bold"/>
    </style:style>
    <style:style style:name="T1084" style:family="text">
      <style:text-properties fo:color="#009900" fo:font-style="normal" fo:font-weight="bold" officeooo:rsid="02001c92" style:font-style-asian="normal" style:font-weight-asian="bold" style:font-style-complex="normal" style:font-weight-complex="bold"/>
    </style:style>
    <style:style style:name="T1085" style:family="text">
      <style:text-properties fo:color="#009900" fo:font-style="normal" fo:font-weight="bold" officeooo:rsid="0096e400" style:font-style-asian="normal" style:font-weight-asian="bold" style:font-style-complex="normal" style:font-weight-complex="bold"/>
    </style:style>
    <style:style style:name="T1086" style:family="text">
      <style:text-properties fo:color="#009900" fo:font-style="normal" fo:font-weight="bold" officeooo:rsid="0097d07c" style:font-style-asian="normal" style:font-weight-asian="bold" style:font-style-complex="normal" style:font-weight-complex="bold"/>
    </style:style>
    <style:style style:name="T1087" style:family="text">
      <style:text-properties fo:color="#009900" fo:font-style="normal" fo:font-weight="bold" officeooo:rsid="00986263" style:font-style-asian="normal" style:font-weight-asian="bold" style:font-style-complex="normal" style:font-weight-complex="bold"/>
    </style:style>
    <style:style style:name="T1088" style:family="text">
      <style:text-properties fo:color="#009900" fo:font-style="normal" fo:font-weight="bold" officeooo:rsid="00b6117c" style:font-style-asian="normal" style:font-weight-asian="bold" style:font-style-complex="normal" style:font-weight-complex="bold"/>
    </style:style>
    <style:style style:name="T1089" style:family="text">
      <style:text-properties fo:color="#009900" fo:font-style="normal" fo:font-weight="bold" officeooo:rsid="009add0c" style:font-style-asian="normal" style:font-weight-asian="bold" style:font-style-complex="normal" style:font-weight-complex="bold"/>
    </style:style>
    <style:style style:name="T1090" style:family="text">
      <style:text-properties fo:color="#009900" fo:font-style="normal" fo:font-weight="bold" officeooo:rsid="0366270c" style:font-style-asian="normal" style:font-weight-asian="bold" style:font-style-complex="normal" style:font-weight-complex="bold"/>
    </style:style>
    <style:style style:name="T1091" style:family="text">
      <style:text-properties fo:color="#009900" fo:font-style="normal" fo:font-weight="bold" officeooo:rsid="01573f42" style:font-style-asian="normal" style:font-weight-asian="bold" style:font-style-complex="normal" style:font-weight-complex="bold"/>
    </style:style>
    <style:style style:name="T1092" style:family="text">
      <style:text-properties fo:color="#009900" fo:font-style="normal" fo:font-weight="bold" officeooo:rsid="016de572" style:font-style-asian="normal" style:font-weight-asian="bold" style:font-style-complex="normal" style:font-weight-complex="bold"/>
    </style:style>
    <style:style style:name="T1093" style:family="text">
      <style:text-properties fo:color="#009900" fo:font-style="normal" fo:font-weight="bold" officeooo:rsid="016fe1c9" style:font-style-asian="normal" style:font-weight-asian="bold" style:font-style-complex="normal" style:font-weight-complex="bold"/>
    </style:style>
    <style:style style:name="T1094" style:family="text">
      <style:text-properties fo:color="#009900" fo:font-style="normal" fo:font-weight="bold" officeooo:rsid="02124341" style:font-style-asian="normal" style:font-weight-asian="bold" style:font-style-complex="normal" style:font-weight-complex="bold"/>
    </style:style>
    <style:style style:name="T1095" style:family="text">
      <style:text-properties fo:color="#009900" fo:font-style="normal" fo:font-weight="bold" officeooo:rsid="03740d9b" style:font-style-asian="normal" style:font-weight-asian="bold" style:font-style-complex="normal" style:font-weight-complex="bold"/>
    </style:style>
    <style:style style:name="T1096" style:family="text">
      <style:text-properties fo:color="#009900" fo:font-style="normal" fo:font-weight="bold" officeooo:rsid="0174cc68" style:font-style-asian="normal" style:font-weight-asian="bold" style:font-style-complex="normal" style:font-weight-complex="bold"/>
    </style:style>
    <style:style style:name="T1097" style:family="text">
      <style:text-properties fo:color="#009900" fo:font-style="normal" fo:font-weight="bold" officeooo:rsid="0175af5a" style:font-style-asian="normal" style:font-weight-asian="bold" style:font-style-complex="normal" style:font-weight-complex="bold"/>
    </style:style>
    <style:style style:name="T1098" style:family="text">
      <style:text-properties fo:color="#009900" fo:font-style="normal" fo:font-weight="bold" officeooo:rsid="01eb8b1e" style:font-style-asian="normal" style:font-weight-asian="bold" style:font-style-complex="normal" style:font-weight-complex="bold"/>
    </style:style>
    <style:style style:name="T1099" style:family="text">
      <style:text-properties fo:color="#009900" fo:font-style="normal" fo:font-weight="bold" officeooo:rsid="02707d53" style:font-style-asian="normal" style:font-weight-asian="bold" style:font-style-complex="normal" style:font-weight-complex="bold"/>
    </style:style>
    <style:style style:name="T1100" style:family="text">
      <style:text-properties fo:color="#009900" fo:font-style="normal" fo:font-weight="bold" officeooo:rsid="01ed4d14" style:font-style-asian="normal" style:font-weight-asian="bold" style:font-style-complex="normal" style:font-weight-complex="bold"/>
    </style:style>
    <style:style style:name="T1101" style:family="text">
      <style:text-properties fo:color="#009900" fo:font-style="normal" fo:font-weight="bold" officeooo:rsid="01e12f0b" style:font-style-asian="normal" style:font-weight-asian="bold" style:font-style-complex="normal" style:font-weight-complex="bold"/>
    </style:style>
    <style:style style:name="T1102" style:family="text">
      <style:text-properties fo:color="#009900" fo:font-style="normal" fo:font-weight="bold" officeooo:rsid="01dbf1c0" style:font-style-asian="normal" style:font-weight-asian="bold" style:font-style-complex="normal" style:font-weight-complex="bold"/>
    </style:style>
    <style:style style:name="T1103" style:family="text">
      <style:text-properties fo:color="#009900" fo:font-style="normal" fo:font-weight="bold" officeooo:rsid="039fac9b" style:font-style-asian="normal" style:font-weight-asian="bold" style:font-style-complex="normal" style:font-weight-complex="bold"/>
    </style:style>
    <style:style style:name="T1104" style:family="text">
      <style:text-properties fo:color="#009900" fo:font-style="normal" fo:font-weight="bold" officeooo:rsid="01f1ad77" style:font-style-asian="normal" style:font-weight-asian="bold" style:font-style-complex="normal" style:font-weight-complex="bold"/>
    </style:style>
    <style:style style:name="T1105" style:family="text">
      <style:text-properties fo:color="#009900" fo:font-style="normal" fo:font-weight="bold" officeooo:rsid="01f26f88" style:font-style-asian="normal" style:font-weight-asian="bold" style:font-style-complex="normal" style:font-weight-complex="bold"/>
    </style:style>
    <style:style style:name="T1106" style:family="text">
      <style:text-properties fo:color="#009900" fo:font-style="normal" fo:font-weight="bold" officeooo:rsid="03a37b62" style:font-style-asian="normal" style:font-weight-asian="bold" style:font-style-complex="normal" style:font-weight-complex="bold"/>
    </style:style>
    <style:style style:name="T1107" style:family="text">
      <style:text-properties fo:color="#009900" fo:font-style="normal" fo:font-weight="bold" officeooo:rsid="03a41510" style:font-style-asian="normal" style:font-weight-asian="bold" style:font-style-complex="normal" style:font-weight-complex="bold"/>
    </style:style>
    <style:style style:name="T1108" style:family="text">
      <style:text-properties fo:color="#009900" fo:font-style="normal" fo:font-weight="bold" officeooo:rsid="03a5d78d" style:font-style-asian="normal" style:font-weight-asian="bold" style:font-style-complex="normal" style:font-weight-complex="bold"/>
    </style:style>
    <style:style style:name="T1109" style:family="text">
      <style:text-properties fo:color="#009900" fo:font-style="normal" fo:font-weight="bold" officeooo:rsid="03a6ae02" style:font-style-asian="normal" style:font-weight-asian="bold" style:font-style-complex="normal" style:font-weight-complex="bold"/>
    </style:style>
    <style:style style:name="T1110" style:family="text">
      <style:text-properties fo:color="#009900" fo:font-style="normal" fo:font-weight="bold" officeooo:rsid="03a9b0ba" style:font-style-asian="normal" style:font-weight-asian="bold" style:font-style-complex="normal" style:font-weight-complex="bold"/>
    </style:style>
    <style:style style:name="T1111" style:family="text">
      <style:text-properties fo:color="#009900" fo:font-style="normal" fo:font-weight="bold" officeooo:rsid="03b31c36" style:font-style-asian="normal" style:font-weight-asian="bold" style:font-style-complex="normal" style:font-weight-complex="bold"/>
    </style:style>
    <style:style style:name="T1112" style:family="text">
      <style:text-properties fo:color="#009900" fo:font-style="normal" fo:font-weight="bold" officeooo:rsid="03d977ee" style:font-style-asian="normal" style:font-weight-asian="bold" style:font-style-complex="normal" style:font-weight-complex="bold"/>
    </style:style>
    <style:style style:name="T1113" style:family="text">
      <style:text-properties fo:color="#009900" fo:font-style="normal" fo:font-weight="bold" officeooo:rsid="0167ddf1" style:font-style-asian="normal" style:font-weight-asian="bold" style:font-style-complex="normal" style:font-weight-complex="bold"/>
    </style:style>
    <style:style style:name="T1114" style:family="text">
      <style:text-properties fo:color="#009900" fo:font-style="normal" fo:font-weight="bold" officeooo:rsid="016b639a" style:font-style-asian="normal" style:font-weight-asian="bold" style:font-style-complex="normal" style:font-weight-complex="bold"/>
    </style:style>
    <style:style style:name="T1115" style:family="text">
      <style:text-properties fo:color="#009900" fo:font-style="normal" fo:font-weight="bold" officeooo:rsid="0213053c" style:font-style-asian="normal" style:font-weight-asian="bold" style:font-style-complex="normal" style:font-weight-complex="bold"/>
    </style:style>
    <style:style style:name="T1116" style:family="text">
      <style:text-properties fo:color="#009900" fo:font-style="normal" fo:font-weight="bold" officeooo:rsid="0216bdd7" style:font-style-asian="normal" style:font-weight-asian="bold" style:font-style-complex="normal" style:font-weight-complex="bold"/>
    </style:style>
    <style:style style:name="T1117" style:family="text">
      <style:text-properties fo:color="#009900" fo:font-style="normal" fo:font-weight="bold" officeooo:rsid="0216d150" style:font-style-asian="normal" style:font-weight-asian="bold" style:font-style-complex="normal" style:font-weight-complex="bold"/>
    </style:style>
    <style:style style:name="T1118" style:family="text">
      <style:text-properties fo:color="#009900" fo:font-style="normal" fo:font-weight="bold" officeooo:rsid="021d2670" style:font-style-asian="normal" style:font-weight-asian="bold" style:font-style-complex="normal" style:font-weight-complex="bold"/>
    </style:style>
    <style:style style:name="T1119" style:family="text">
      <style:text-properties fo:color="#009900" fo:font-style="normal" fo:font-weight="bold" officeooo:rsid="01689791" style:font-style-asian="normal" style:font-weight-asian="bold" style:font-style-complex="normal" style:font-weight-complex="bold"/>
    </style:style>
    <style:style style:name="T1120" style:family="text">
      <style:text-properties fo:color="#009900" fo:font-style="normal" fo:font-weight="bold" officeooo:rsid="01b96afb" style:font-style-asian="normal" style:font-weight-asian="bold" style:font-style-complex="normal" style:font-weight-complex="bold"/>
    </style:style>
    <style:style style:name="T1121" style:family="text">
      <style:text-properties fo:color="#009900" fo:font-style="normal" fo:font-weight="bold" officeooo:rsid="01c14b0e" style:font-style-asian="normal" style:font-weight-asian="bold" style:font-style-complex="normal" style:font-weight-complex="bold"/>
    </style:style>
    <style:style style:name="T1122" style:family="text">
      <style:text-properties fo:color="#009900" fo:font-style="normal" fo:font-weight="bold" officeooo:rsid="01b7ca2a" style:font-style-asian="normal" style:font-weight-asian="bold" style:font-style-complex="normal" style:font-weight-complex="bold"/>
    </style:style>
    <style:style style:name="T1123" style:family="text">
      <style:text-properties fo:color="#009900" fo:font-style="normal" fo:font-weight="bold" officeooo:rsid="01bf89d1" style:font-style-asian="normal" style:font-weight-asian="bold" style:font-style-complex="normal" style:font-weight-complex="bold"/>
    </style:style>
    <style:style style:name="T1124" style:family="text">
      <style:text-properties fo:color="#009900" fo:font-style="normal" fo:font-weight="bold" officeooo:rsid="01b997eb" style:font-style-asian="normal" style:font-weight-asian="bold" style:font-style-complex="normal" style:font-weight-complex="bold"/>
    </style:style>
    <style:style style:name="T1125" style:family="text">
      <style:text-properties fo:color="#009900" fo:font-style="normal" fo:font-weight="bold" officeooo:rsid="0074ae37" style:font-style-asian="normal" style:font-weight-asian="bold" style:font-style-complex="normal" style:font-weight-complex="bold"/>
    </style:style>
    <style:style style:name="T1126" style:family="text">
      <style:text-properties fo:color="#009900" fo:font-style="normal" fo:font-weight="bold" officeooo:rsid="0078736f" style:font-style-asian="normal" style:font-weight-asian="bold" style:font-style-complex="normal" style:font-weight-complex="bold"/>
    </style:style>
    <style:style style:name="T1127" style:family="text">
      <style:text-properties fo:color="#009900" fo:font-style="normal" fo:font-weight="bold" officeooo:rsid="0071b9b8" style:font-style-asian="normal" style:font-weight-asian="bold" style:font-style-complex="normal" style:font-weight-complex="bold"/>
    </style:style>
    <style:style style:name="T1128" style:family="text">
      <style:text-properties fo:color="#009900" fo:font-style="normal" fo:font-weight="bold" officeooo:rsid="007b2fb9" style:font-style-asian="normal" style:font-weight-asian="bold" style:font-style-complex="normal" style:font-weight-complex="bold"/>
    </style:style>
    <style:style style:name="T1129" style:family="text">
      <style:text-properties fo:color="#009900" fo:font-style="normal" fo:font-weight="bold" officeooo:rsid="02463f95" style:font-style-asian="normal" style:font-weight-asian="bold" style:font-style-complex="normal" style:font-weight-complex="bold"/>
    </style:style>
    <style:style style:name="T1130" style:family="text">
      <style:text-properties fo:color="#009900" fo:font-style="normal" fo:font-weight="bold" officeooo:rsid="0068e667" style:font-style-asian="normal" style:font-weight-asian="bold" style:font-style-complex="normal" style:font-weight-complex="bold"/>
    </style:style>
    <style:style style:name="T1131" style:family="text">
      <style:text-properties fo:color="#009900" fo:font-style="normal" fo:font-weight="bold" officeooo:rsid="00aa6fad" style:font-style-asian="normal" style:font-weight-asian="bold" style:font-style-complex="normal" style:font-weight-complex="bold"/>
    </style:style>
    <style:style style:name="T1132" style:family="text">
      <style:text-properties fo:color="#009900" fo:font-style="normal" fo:font-weight="bold" officeooo:rsid="02d3bd99" style:font-style-asian="normal" style:font-weight-asian="bold" style:font-style-complex="normal" style:font-weight-complex="bold"/>
    </style:style>
    <style:style style:name="T1133" style:family="text">
      <style:text-properties fo:color="#009900" fo:font-style="normal" fo:font-weight="bold" officeooo:rsid="032ff8c8" style:font-style-asian="normal" style:font-weight-asian="bold" style:font-style-complex="normal" style:font-weight-complex="bold"/>
    </style:style>
    <style:style style:name="T1134" style:family="text">
      <style:text-properties fo:color="#009900" fo:font-style="normal" fo:font-weight="bold" officeooo:rsid="03313c8d" style:font-style-asian="normal" style:font-weight-asian="bold" style:font-style-complex="normal" style:font-weight-complex="bold"/>
    </style:style>
    <style:style style:name="T1135" style:family="text">
      <style:text-properties fo:color="#009900" fo:font-style="normal" fo:font-weight="bold" officeooo:rsid="01a13f19" style:font-style-asian="normal" style:font-weight-asian="bold" style:font-style-complex="normal" style:font-weight-complex="bold"/>
    </style:style>
    <style:style style:name="T1136" style:family="text">
      <style:text-properties fo:color="#009900" fo:font-style="normal" fo:font-weight="bold" officeooo:rsid="03e7cbf4" style:font-style-asian="normal" style:font-weight-asian="bold" style:font-style-complex="normal" style:font-weight-complex="bold"/>
    </style:style>
    <style:style style:name="T1137" style:family="text">
      <style:text-properties fo:color="#009900" fo:font-style="normal" fo:font-weight="bold" officeooo:rsid="008ce6f8" style:font-style-asian="normal" style:font-weight-asian="bold" style:font-style-complex="normal" style:font-weight-complex="bold"/>
    </style:style>
    <style:style style:name="T1138" style:family="text">
      <style:text-properties fo:color="#009900" fo:font-style="normal" fo:font-weight="bold" officeooo:rsid="008d49e0" style:font-style-asian="normal" style:font-weight-asian="bold" style:font-style-complex="normal" style:font-weight-complex="bold"/>
    </style:style>
    <style:style style:name="T1139" style:family="text">
      <style:text-properties fo:color="#009900" fo:font-style="normal" fo:font-weight="bold" officeooo:rsid="008d815f" style:font-style-asian="normal" style:font-weight-asian="bold" style:font-style-complex="normal" style:font-weight-complex="bold"/>
    </style:style>
    <style:style style:name="T1140" style:family="text">
      <style:text-properties fo:color="#009900" fo:font-style="normal" fo:font-weight="bold" officeooo:rsid="0094fa0f" style:font-style-asian="normal" style:font-weight-asian="bold" style:font-style-complex="normal" style:font-weight-complex="bold"/>
    </style:style>
    <style:style style:name="T1141" style:family="text">
      <style:text-properties fo:color="#009900" fo:font-style="normal" fo:font-weight="bold" officeooo:rsid="03e95f20" style:font-style-asian="normal" style:font-weight-asian="bold" style:font-style-complex="normal" style:font-weight-complex="bold"/>
    </style:style>
    <style:style style:name="T1142" style:family="text">
      <style:text-properties fo:color="#009900" fo:font-style="normal" fo:font-weight="bold" officeooo:rsid="0204696f" style:font-style-asian="normal" style:font-weight-asian="bold" style:font-style-complex="normal" style:font-weight-complex="bold"/>
    </style:style>
    <style:style style:name="T1143" style:family="text">
      <style:text-properties fo:color="#009900" fo:font-style="normal" fo:font-weight="bold" officeooo:rsid="01ff930f" style:font-style-asian="normal" style:font-weight-asian="bold" style:font-style-complex="normal" style:font-weight-complex="bold"/>
    </style:style>
    <style:style style:name="T1144" style:family="text">
      <style:text-properties fo:color="#009900" fo:font-style="normal" fo:font-weight="bold" officeooo:rsid="020b74ed" style:font-style-asian="normal" style:font-weight-asian="bold" style:font-style-complex="normal" style:font-weight-complex="bold"/>
    </style:style>
    <style:style style:name="T1145" style:family="text">
      <style:text-properties fo:color="#009900" fo:font-style="normal" fo:font-weight="bold" officeooo:rsid="020c9432" style:font-style-asian="normal" style:font-weight-asian="bold" style:font-style-complex="normal" style:font-weight-complex="bold"/>
    </style:style>
    <style:style style:name="T1146" style:family="text">
      <style:text-properties fo:color="#009900" fo:font-style="normal" fo:font-weight="bold" officeooo:rsid="04ad9607" style:font-style-asian="normal" style:font-weight-asian="bold" style:font-style-complex="normal" style:font-weight-complex="bold"/>
    </style:style>
    <style:style style:name="T1147" style:family="text">
      <style:text-properties fo:color="#009900" fo:font-style="normal" fo:font-weight="bold" officeooo:rsid="04b47614" style:font-style-asian="normal" style:font-weight-asian="bold" style:font-style-complex="normal" style:font-weight-complex="bold"/>
    </style:style>
    <style:style style:name="T1148" style:family="text">
      <style:text-properties fo:color="#009900" fo:font-style="normal" fo:font-weight="bold" officeooo:rsid="04b5bdaf" style:font-style-asian="normal" style:font-weight-asian="bold" style:font-style-complex="normal" style:font-weight-complex="bold"/>
    </style:style>
    <style:style style:name="T1149" style:family="text">
      <style:text-properties fo:color="#009900" fo:font-style="normal" fo:font-weight="bold" officeooo:rsid="04bf50e7" style:font-style-asian="normal" style:font-weight-asian="bold" style:font-style-complex="normal" style:font-weight-complex="bold"/>
    </style:style>
    <style:style style:name="T1150" style:family="text">
      <style:text-properties fo:color="#009900" fo:font-style="normal" fo:font-weight="bold" officeooo:rsid="04bfb623" style:font-style-asian="normal" style:font-weight-asian="bold" style:font-style-complex="normal" style:font-weight-complex="bold"/>
    </style:style>
    <style:style style:name="T1151" style:family="text">
      <style:text-properties fo:color="#009900" fo:font-style="normal" fo:font-weight="bold" officeooo:rsid="04c6063d" style:font-style-asian="normal" style:font-weight-asian="bold" style:font-style-complex="normal" style:font-weight-complex="bold"/>
    </style:style>
    <style:style style:name="T1152" style:family="text">
      <style:text-properties fo:color="#009900" fo:font-style="normal" fo:font-weight="bold" officeooo:rsid="04c9765b" style:font-style-asian="normal" style:font-weight-asian="bold" style:font-style-complex="normal" style:font-weight-complex="bold"/>
    </style:style>
    <style:style style:name="T1153" style:family="text">
      <style:text-properties fo:color="#009900" fo:font-style="normal" fo:font-weight="bold" officeooo:rsid="04ca3c87" style:font-style-asian="normal" style:font-weight-asian="bold" style:font-style-complex="normal" style:font-weight-complex="bold"/>
    </style:style>
    <style:style style:name="T1154" style:family="text">
      <style:text-properties fo:color="#009900" fo:font-style="normal" fo:font-weight="bold" officeooo:rsid="04cb6a9a" style:font-style-asian="normal" style:font-weight-asian="bold" style:font-style-complex="normal" style:font-weight-complex="bold"/>
    </style:style>
    <style:style style:name="T1155" style:family="text">
      <style:text-properties fo:color="#009900" fo:font-style="normal" fo:font-weight="bold" officeooo:rsid="04cccc4e" style:font-style-asian="normal" style:font-weight-asian="bold" style:font-style-complex="normal" style:font-weight-complex="bold"/>
    </style:style>
    <style:style style:name="T1156" style:family="text">
      <style:text-properties fo:color="#009900" fo:font-style="normal" fo:font-weight="bold" officeooo:rsid="04ce95a3" style:font-style-asian="normal" style:font-weight-asian="bold" style:font-style-complex="normal" style:font-weight-complex="bold"/>
    </style:style>
    <style:style style:name="T1157" style:family="text">
      <style:text-properties fo:color="#009900" fo:font-style="normal" fo:font-weight="bold" officeooo:rsid="04d4b135" style:font-style-asian="normal" style:font-weight-asian="bold" style:font-style-complex="normal" style:font-weight-complex="bold"/>
    </style:style>
    <style:style style:name="T1158"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159"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160" style:family="text">
      <style:text-properties fo:color="#009900" fo:font-style="normal" fo:font-weight="bold" officeooo:rsid="04bf50e7" fo:background-color="#dddddd" loext:char-shading-value="0" style:font-style-asian="normal" style:font-weight-asian="bold" style:font-style-complex="normal" style:font-weight-complex="bold"/>
    </style:style>
    <style:style style:name="T1161" style:family="text">
      <style:text-properties fo:color="#009900" fo:font-style="normal" fo:font-weight="bold" officeooo:rsid="04ca3c87" fo:background-color="#dddddd" loext:char-shading-value="0" style:font-style-asian="normal" style:font-weight-asian="bold" style:font-style-complex="normal" style:font-weight-complex="bold"/>
    </style:style>
    <style:style style:name="T1162" style:family="text">
      <style:text-properties fo:color="#009900" fo:font-style="normal" style:text-underline-style="none" fo:font-weight="bold" style:font-style-asian="normal" style:font-weight-asian="bold" style:font-style-complex="normal" style:font-weight-complex="bold"/>
    </style:style>
    <style:style style:name="T1163" style:family="text">
      <style:text-properties fo:color="#009900" fo:font-style="normal" style:text-underline-style="none" fo:font-weight="bold" officeooo:rsid="018f84a1" style:font-style-asian="normal" style:font-weight-asian="bold" style:font-style-complex="normal" style:font-weight-complex="bold"/>
    </style:style>
    <style:style style:name="T1164" style:family="text">
      <style:text-properties fo:color="#009900" fo:font-style="normal" officeooo:rsid="01c1d276" fo:background-color="#dddddd" loext:char-shading-value="0" style:font-style-asian="normal" style:font-style-complex="normal"/>
    </style:style>
    <style:style style:name="T1165" style:family="text">
      <style:text-properties fo:color="#009900" fo:font-style="normal" officeooo:rsid="00b9feb1" fo:background-color="#dddddd" loext:char-shading-value="0" style:font-style-asian="normal" style:font-style-complex="normal"/>
    </style:style>
    <style:style style:name="T1166" style:family="text">
      <style:text-properties fo:color="#009900" fo:font-style="normal" officeooo:rsid="01c00e45" fo:background-color="#dddddd" loext:char-shading-value="0" style:font-style-asian="normal" style:font-style-complex="normal"/>
    </style:style>
    <style:style style:name="T1167" style:family="text">
      <style:text-properties fo:color="#009900" fo:font-style="normal" officeooo:rsid="00ba82ac" fo:background-color="#dddddd" loext:char-shading-value="0" style:font-style-asian="normal" style:font-style-complex="normal"/>
    </style:style>
    <style:style style:name="T1168" style:family="text">
      <style:text-properties fo:color="#009900" fo:font-style="normal" officeooo:rsid="03e7cbf4" fo:background-color="#dddddd" loext:char-shading-value="0" style:font-style-asian="normal" style:font-style-complex="normal"/>
    </style:style>
    <style:style style:name="T1169" style:family="text">
      <style:text-properties fo:color="#009900" fo:font-style="normal" officeooo:rsid="01a13f19" fo:background-color="#dddddd" loext:char-shading-value="0" style:font-style-asian="normal" style:font-style-complex="normal"/>
    </style:style>
    <style:style style:name="T1170" style:family="text">
      <style:text-properties fo:color="#009900" fo:font-style="normal" officeooo:rsid="02114701" fo:background-color="#dddddd" loext:char-shading-value="0" style:font-style-asian="normal" style:font-style-complex="normal"/>
    </style:style>
    <style:style style:name="T1171" style:family="text">
      <style:text-properties fo:color="#009900" fo:font-style="italic" fo:font-weight="normal" style:font-style-asian="italic" style:font-weight-asian="normal" style:font-style-complex="italic" style:font-weight-complex="normal"/>
    </style:style>
    <style:style style:name="T1172" style:family="text">
      <style:text-properties fo:color="#009900" fo:font-style="italic" fo:font-weight="normal" officeooo:rsid="014a63a5" style:font-style-asian="italic" style:font-weight-asian="normal" style:font-style-complex="italic" style:font-weight-complex="normal"/>
    </style:style>
    <style:style style:name="T1173" style:family="text">
      <style:text-properties fo:color="#009900" fo:font-style="italic" fo:font-weight="normal" officeooo:rsid="029ba440" style:font-style-asian="italic" style:font-weight-asian="normal" style:font-style-complex="italic" style:font-weight-complex="normal"/>
    </style:style>
    <style:style style:name="T1174" style:family="text">
      <style:text-properties fo:color="#009900" fo:font-style="italic" officeooo:rsid="00a668d6" style:font-style-asian="italic" style:font-style-complex="italic"/>
    </style:style>
    <style:style style:name="T1175" style:family="text">
      <style:text-properties fo:color="#009900" fo:font-style="italic" fo:font-weight="bold" style:font-style-asian="italic" style:font-weight-asian="bold" style:font-style-complex="italic" style:font-weight-complex="bold"/>
    </style:style>
    <style:style style:name="T1176" style:family="text">
      <style:text-properties fo:color="#009900" fo:font-style="italic" fo:font-weight="bold" officeooo:rsid="00a668d6" style:font-style-asian="italic" style:font-weight-asian="bold" style:font-style-complex="italic" style:font-weight-complex="bold"/>
    </style:style>
    <style:style style:name="T1177" style:family="text">
      <style:text-properties fo:color="#009900" fo:font-style="italic" fo:font-weight="bold" officeooo:rsid="0174cc68" style:font-style-asian="italic" style:font-weight-asian="bold" style:font-style-complex="italic" style:font-weight-complex="bold"/>
    </style:style>
    <style:style style:name="T1178" style:family="text">
      <style:text-properties fo:color="#009900" fo:font-style="italic" fo:font-weight="bold" officeooo:rsid="0175af5a" style:font-style-asian="italic" style:font-weight-asian="bold" style:font-style-complex="italic" style:font-weight-complex="bold"/>
    </style:style>
    <style:style style:name="T1179" style:family="text">
      <style:text-properties fo:color="#009900" fo:font-style="italic" fo:font-weight="bold" officeooo:rsid="005c77d9" style:font-style-asian="italic" style:font-weight-asian="bold" style:font-style-complex="italic" style:font-weight-complex="bold"/>
    </style:style>
    <style:style style:name="T1180" style:family="text">
      <style:text-properties fo:color="#009900" fo:font-style="italic" fo:font-weight="bold" officeooo:rsid="038947ee" style:font-style-asian="italic" style:font-weight-asian="bold" style:font-style-complex="italic" style:font-weight-complex="bold"/>
    </style:style>
    <style:style style:name="T1181" style:family="text">
      <style:text-properties fo:color="#009900" fo:font-style="italic" fo:font-weight="bold" officeooo:rsid="031299a0" style:font-style-asian="italic" style:font-weight-asian="bold" style:font-style-complex="italic" style:font-weight-complex="bold"/>
    </style:style>
    <style:style style:name="T1182" style:family="text">
      <style:text-properties fo:color="#009900" fo:font-style="italic" fo:font-weight="bold" officeooo:rsid="00c6d5bf" style:font-style-asian="italic" style:font-weight-asian="bold" style:font-style-complex="italic" style:font-weight-complex="bold"/>
    </style:style>
    <style:style style:name="T1183" style:family="text">
      <style:text-properties fo:color="#009900" fo:font-style="italic" fo:font-weight="bold" officeooo:rsid="039c1796" style:font-style-asian="italic" style:font-weight-asian="bold" style:font-style-complex="italic" style:font-weight-complex="bold"/>
    </style:style>
    <style:style style:name="T1184" style:family="text">
      <style:text-properties fo:color="#009900" fo:font-style="italic" fo:font-weight="bold" officeooo:rsid="039fac9b" style:font-style-asian="italic" style:font-weight-asian="bold" style:font-style-complex="italic" style:font-weight-complex="bold"/>
    </style:style>
    <style:style style:name="T1185" style:family="text">
      <style:text-properties fo:color="#009900" fo:font-style="italic" fo:font-weight="bold" officeooo:rsid="02124341" style:font-style-asian="italic" style:font-weight-asian="bold" style:font-style-complex="italic" style:font-weight-complex="bold"/>
    </style:style>
    <style:style style:name="T1186" style:family="text">
      <style:text-properties fo:color="#009900" fo:font-style="italic" fo:font-weight="bold" officeooo:rsid="02001c92" style:font-style-asian="italic" style:font-weight-asian="bold" style:font-style-complex="italic" style:font-weight-complex="bold"/>
    </style:style>
    <style:style style:name="T1187" style:family="text">
      <style:text-properties fo:color="#009900" fo:font-style="italic" fo:font-weight="bold" officeooo:rsid="01ff930f" style:font-style-asian="italic" style:font-weight-asian="bold" style:font-style-complex="italic" style:font-weight-complex="bold"/>
    </style:style>
    <style:style style:name="T1188" style:family="text">
      <style:text-properties fo:color="#009900" fo:font-style="italic" fo:font-weight="bold" officeooo:rsid="04b47614" style:font-style-asian="italic" style:font-weight-asian="bold" style:font-style-complex="italic" style:font-weight-complex="bold"/>
    </style:style>
    <style:style style:name="T1189" style:family="text">
      <style:text-properties fo:color="#009900" fo:font-style="italic" fo:font-weight="bold" officeooo:rsid="04b5bdaf" style:font-style-asian="italic" style:font-weight-asian="bold" style:font-style-complex="italic" style:font-weight-complex="bold"/>
    </style:style>
    <style:style style:name="T1190" style:family="text">
      <style:text-properties fo:color="#009900" fo:font-style="italic" fo:font-weight="bold" officeooo:rsid="04ca3c87" style:font-style-asian="italic" style:font-weight-asian="bold" style:font-style-complex="italic" style:font-weight-complex="bold"/>
    </style:style>
    <style:style style:name="T1191"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192"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193"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194"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195" style:family="text">
      <style:text-properties fo:color="#009900" fo:font-style="italic" style:text-underline-style="none" fo:font-weight="bold" officeooo:rsid="02264b57" style:font-style-asian="italic" style:font-weight-asian="bold" style:font-style-complex="italic" style:font-weight-complex="bold"/>
    </style:style>
    <style:style style:name="T1196"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197"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198" style:family="text">
      <style:text-properties fo:color="#009900" style:text-line-through-style="solid" style:text-line-through-type="single" fo:font-weight="normal" officeooo:rsid="029ba440" style:font-weight-asian="normal" style:font-weight-complex="normal"/>
    </style:style>
    <style:style style:name="T1199"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200"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201" style:family="text">
      <style:text-properties fo:color="#009900" style:text-line-through-style="solid" style:text-line-through-type="single" fo:font-style="italic" officeooo:rsid="00986263" style:font-style-asian="italic" style:font-style-complex="italic"/>
    </style:style>
    <style:style style:name="T1202" style:family="text">
      <style:text-properties fo:color="#009900" officeooo:rsid="00857c25"/>
    </style:style>
    <style:style style:name="T1203" style:family="text">
      <style:text-properties fo:color="#009900" officeooo:rsid="00a668d6"/>
    </style:style>
    <style:style style:name="T1204" style:family="text">
      <style:text-properties fo:color="#009900" style:text-underline-style="none"/>
    </style:style>
    <style:style style:name="T1205" style:family="text">
      <style:text-properties fo:color="#009900" style:text-underline-style="none" officeooo:rsid="02264b57"/>
    </style:style>
    <style:style style:name="T1206" style:family="text">
      <style:text-properties fo:color="#009900" style:text-underline-style="none" officeooo:rsid="0151b235"/>
    </style:style>
    <style:style style:name="T1207" style:family="text">
      <style:text-properties fo:color="#009900" style:text-underline-style="none" fo:font-weight="normal" officeooo:rsid="02264b57" style:font-weight-asian="normal" style:font-weight-complex="normal"/>
    </style:style>
    <style:style style:name="T1208" style:family="text">
      <style:text-properties fo:color="#009900" style:text-underline-style="none" fo:font-weight="normal" officeooo:rsid="0151b235" style:font-weight-asian="normal" style:font-weight-complex="normal"/>
    </style:style>
    <style:style style:name="T1209" style:family="text">
      <style:text-properties fo:color="#009900" style:text-underline-style="none" fo:font-weight="bold" style:font-weight-asian="bold" style:font-weight-complex="bold"/>
    </style:style>
    <style:style style:name="T1210" style:family="text">
      <style:text-properties fo:color="#009900" style:text-underline-style="none" fo:font-weight="bold" officeooo:rsid="02264b57" style:font-weight-asian="bold" style:font-weight-complex="bold"/>
    </style:style>
    <style:style style:name="T1211" style:family="text">
      <style:text-properties fo:color="#009900" style:text-underline-style="none" fo:font-weight="bold" officeooo:rsid="03dfbee7" style:font-weight-asian="bold" style:font-weight-complex="bold"/>
    </style:style>
    <style:style style:name="T1212" style:family="text">
      <style:text-properties fo:color="#009900" officeooo:rsid="00c125c3"/>
    </style:style>
    <style:style style:name="T1213" style:family="text">
      <style:text-properties fo:color="#009900" officeooo:rsid="00540843"/>
    </style:style>
    <style:style style:name="T1214" style:family="text">
      <style:text-properties fo:color="#009900" officeooo:rsid="00800b4a"/>
    </style:style>
    <style:style style:name="T1215" style:family="text">
      <style:text-properties fo:color="#009900" officeooo:rsid="0386e87f"/>
    </style:style>
    <style:style style:name="T1216" style:family="text">
      <style:text-properties fo:color="#009900" officeooo:rsid="005c77d9"/>
    </style:style>
    <style:style style:name="T1217" style:family="text">
      <style:text-properties fo:color="#009900" officeooo:rsid="011fa1e4"/>
    </style:style>
    <style:style style:name="T1218" style:family="text">
      <style:text-properties fo:color="#009900" officeooo:rsid="013d08f8"/>
    </style:style>
    <style:style style:name="T1219" style:family="text">
      <style:text-properties fo:color="#009900" officeooo:rsid="03876691"/>
    </style:style>
    <style:style style:name="T1220" style:family="text">
      <style:text-properties fo:background-color="#ffffff" loext:char-shading-value="0"/>
    </style:style>
    <style:style style:name="T1221" style:family="text">
      <style:text-properties officeooo:rsid="0395e933"/>
    </style:style>
    <style:style style:name="T1222" style:family="text">
      <style:text-properties fo:background-color="#ffcc00" loext:char-shading-value="0"/>
    </style:style>
    <style:style style:name="T1223" style:family="text">
      <style:text-properties officeooo:rsid="03999250" fo:background-color="#ffcc00" loext:char-shading-value="0"/>
    </style:style>
    <style:style style:name="T1224" style:family="text">
      <style:text-properties officeooo:rsid="03a72c49"/>
    </style:style>
    <style:style style:name="T1225" style:family="text">
      <style:text-properties officeooo:rsid="03aad437"/>
    </style:style>
    <style:style style:name="T1226" style:family="text">
      <style:text-properties officeooo:rsid="00edd850"/>
    </style:style>
    <style:style style:name="T1227" style:family="text">
      <style:text-properties officeooo:rsid="03aeea45"/>
    </style:style>
    <style:style style:name="T1228" style:family="text">
      <style:text-properties officeooo:rsid="03b09b3a"/>
    </style:style>
    <style:style style:name="T1229" style:family="text">
      <style:text-properties officeooo:rsid="03b13294"/>
    </style:style>
    <style:style style:name="T1230" style:family="text">
      <style:text-properties officeooo:rsid="03b31c36"/>
    </style:style>
    <style:style style:name="T1231" style:family="text">
      <style:text-properties fo:color="#000000" fo:background-color="#ffff00" loext:char-shading-value="0"/>
    </style:style>
    <style:style style:name="T1232" style:family="text">
      <style:text-properties fo:color="#000000" officeooo:rsid="03b31c36" fo:background-color="#ffff00" loext:char-shading-value="0"/>
    </style:style>
    <style:style style:name="T1233" style:family="text">
      <style:text-properties fo:color="#000000" fo:font-style="normal" officeooo:rsid="030ae869" fo:background-color="#ffff00" loext:char-shading-value="0" style:font-style-asian="normal" style:font-style-complex="normal"/>
    </style:style>
    <style:style style:name="T1234"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235"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236" style:family="text">
      <style:text-properties fo:background-color="#00ccff" loext:char-shading-value="0"/>
    </style:style>
    <style:style style:name="T1237" style:family="text">
      <style:text-properties officeooo:rsid="03cb40b8"/>
    </style:style>
    <style:style style:name="T1238" style:family="text">
      <style:text-properties officeooo:rsid="03cf15cb"/>
    </style:style>
    <style:style style:name="T1239" style:family="text">
      <style:text-properties fo:color="#808080" fo:font-style="italic" officeooo:rsid="03f320fe" style:font-style-asian="italic" style:font-style-complex="italic"/>
    </style:style>
    <style:style style:name="T1240" style:family="text">
      <style:text-properties fo:color="#808080" style:font-name="Liberation Serif" fo:font-size="10pt" fo:font-style="italic" officeooo:rsid="03f320fe" style:font-size-asian="10pt" style:font-style-asian="italic" style:font-size-complex="10pt" style:font-style-complex="italic"/>
    </style:style>
    <style:style style:name="T1241" style:family="text">
      <style:text-properties fo:color="#808080" style:font-name="Liberation Serif" officeooo:rsid="03f320fe"/>
    </style:style>
    <style:style style:name="T1242" style:family="text">
      <style:text-properties fo:color="#808080" fo:font-style="normal" officeooo:rsid="03f320fe" style:font-style-asian="normal" style:font-style-complex="normal"/>
    </style:style>
    <style:style style:name="T1243" style:family="text">
      <style:text-properties fo:color="#808080" officeooo:rsid="03f320fe"/>
    </style:style>
    <style:style style:name="T1244" style:family="text">
      <style:text-properties fo:color="#808080" officeooo:rsid="03f48ebb"/>
    </style:style>
    <style:style style:name="T1245" style:family="text">
      <style:text-properties officeooo:rsid="03f84253"/>
    </style:style>
    <style:style style:name="T1246" style:family="text">
      <style:text-properties officeooo:rsid="000a96af"/>
    </style:style>
    <style:style style:name="T1247" style:family="text">
      <style:text-properties officeooo:rsid="041a668c"/>
    </style:style>
    <style:style style:name="T1248" style:family="text">
      <style:text-properties officeooo:rsid="041b8ad6"/>
    </style:style>
    <style:style style:name="T1249" style:family="text">
      <style:text-properties officeooo:rsid="041e730d"/>
    </style:style>
    <style:style style:name="T1250" style:family="text">
      <style:text-properties officeooo:rsid="0420bcf2"/>
    </style:style>
    <style:style style:name="T1251" style:family="text">
      <style:text-properties officeooo:rsid="0423c17f"/>
    </style:style>
    <style:style style:name="T1252" style:family="text">
      <style:text-properties style:font-name="Liberation Serif" fo:font-size="40pt" fo:font-style="italic" officeooo:rsid="04dbee00" style:font-size-asian="40pt" style:font-style-asian="italic" style:font-size-complex="40pt" style:font-style-complex="italic"/>
    </style:style>
    <style:style style:name="T1253" style:family="text">
      <style:text-properties fo:color="#6666ff" officeooo:rsid="0022878e"/>
    </style:style>
    <style:style style:name="T1254" style:family="text">
      <style:text-properties fo:color="#6666ff" fo:font-weight="bold" officeooo:rsid="0022878e" style:font-weight-asian="bold" style:font-weight-complex="bold"/>
    </style:style>
    <style:style style:name="T1255" style:family="text">
      <style:text-properties fo:font-size="16pt" officeooo:rsid="000a6551" style:font-size-asian="16pt" style:font-size-complex="16pt"/>
    </style:style>
    <style:style style:name="T1256" style:family="text">
      <style:text-properties fo:font-size="16pt" fo:font-style="italic" officeooo:rsid="04dbee00" style:font-size-asian="16pt" style:font-style-asian="italic" style:font-size-complex="16pt" style:font-style-complex="italic"/>
    </style:style>
    <style:style style:name="T1257" style:family="text">
      <style:text-properties fo:font-size="16pt" fo:font-style="italic" fo:font-weight="bold" officeooo:rsid="04dbee00" style:font-size-asian="16pt" style:font-style-asian="italic" style:font-weight-asian="bold" style:font-size-complex="16pt" style:font-style-complex="italic" style:font-weight-complex="bold"/>
    </style:style>
    <style:style style:name="T1258" style:family="text">
      <style:text-properties fo:font-size="11pt" fo:font-style="italic" officeooo:rsid="02a2e511" style:font-size-asian="11pt" style:font-style-asian="italic" style:font-size-complex="11pt" style:font-style-complex="italic"/>
    </style:style>
    <style:style style:name="T1259" style:family="text">
      <style:text-properties officeooo:rsid="04325013"/>
    </style:style>
    <style:style style:name="T1260" style:family="text">
      <style:text-properties officeooo:rsid="04504b47"/>
    </style:style>
    <style:style style:name="T1261" style:family="text">
      <style:text-properties fo:background-color="#dddddd" loext:char-shading-value="0"/>
    </style:style>
    <style:style style:name="T1262" style:family="text">
      <style:text-properties officeooo:rsid="0350f249" fo:background-color="#dddddd" loext:char-shading-value="0"/>
    </style:style>
    <style:style style:name="T1263" style:family="text">
      <style:text-properties officeooo:rsid="0462c0b8"/>
    </style:style>
    <style:style style:name="T1264" style:family="text">
      <style:text-properties officeooo:rsid="046ef363"/>
    </style:style>
    <style:style style:name="T1265" style:family="text">
      <style:text-properties officeooo:rsid="04743e39"/>
    </style:style>
    <style:style style:name="T1266" style:family="text">
      <style:text-properties officeooo:rsid="04a38833"/>
    </style:style>
    <style:style style:name="T1267" style:family="text">
      <style:text-properties officeooo:rsid="04ab5348"/>
    </style:style>
    <style:style style:name="T1268" style:family="text">
      <style:text-properties officeooo:rsid="04da13f9"/>
    </style:style>
    <style:style style:name="T1269" style:family="text">
      <style:text-properties officeooo:rsid="04db235e"/>
    </style:style>
    <style:style style:name="T1270" style:family="text">
      <style:text-properties officeooo:rsid="04dbee00"/>
    </style:style>
    <style:style style:name="T1271" style:family="text">
      <style:text-properties officeooo:rsid="00191d87"/>
    </style:style>
    <style:style style:name="T1272" style:family="text">
      <style:text-properties officeooo:rsid="01294716"/>
    </style:style>
    <style:style style:name="T1273" style:family="text">
      <style:text-properties officeooo:rsid="0016e613"/>
    </style:style>
    <style:style style:name="T1274" style:family="text">
      <style:text-properties officeooo:rsid="04e0915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1"/>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3">For my <text:span text:style-name="T140">Lord and Savior</text:span>, <text:span text:style-name="T786">Jesus Christ</text:span>.<text:line-break/>And for my own son, Alex.</text:p>
      <text:p text:style-name="P6"/>
      <text:p text:style-name="P13"/>
      <text:p text:style-name="P13"/>
      <text:p text:style-name="P13"/>
      <text:p text:style-name="P13"/>
      <text:p text:style-name="P264"><text:span text:style-name="Book_20_Title"><text:span text:style-name="T1252">LASM</text:span></text:span></text:p>
      <text:p text:style-name="P15"/>
      <text:p text:style-name="P15"><text:line-break/><text:line-break/><text:span text:style-name="T1257">LibSF Assembler</text:span><text:span text:style-name="T1255"><text:line-break/></text:span><text:span text:style-name="T1256">for x86, ARM, and LibSF 386-x40</text:span></text:p>
      <text:p text:style-name="P12"/>
      <text:p text:style-name="P12"/>
      <text:p text:style-name="P12"><text:line-break/></text:p>
      <text:p text:style-name="P12"/>
      <text:p text:style-name="P12"/>
      <text:p text:style-name="P12"/>
      <text:p text:style-name="P247"><text:span text:style-name="T789"><text:line-break/></text:span><text:span text:style-name="T1258">by </text:span><text:span text:style-name="T981">Rick C. Hodgin</text:span><text:span text:style-name="T1258"><text:line-break/>of </text:span><text:span text:style-name="T981">Liberty Software Foundation</text:span></text:p>
      <text:p text:style-name="P6"/>
      <text:p text:style-name="P11"/>
      <text:h text:style-name="P275" text:outline-level="1"/>
      <text:p text:style-name="P11"/>
      <text:p text:style-name="P11"/>
      <text:p text:style-name="P11"/>
      <text:p text:style-name="P11"/>
      <text:p text:style-name="P16"><text:span text:style-name="T143">P</text:span><text:span text:style-name="T1">ublic </text:span><text:span text:style-name="T143">B</text:span><text:span text:style-name="T1">enefit </text:span><text:span text:style-name="T143">L</text:span><text:span text:style-name="T1">icense</text:span> -- <text:span text:style-name="T916">Oct.09.2014</text:span><text:span text:style-name="T1251"><text:line-break/></text:span>by <text:span text:style-name="T193">Lib</text:span><text:span text:style-name="T695">erty </text:span><text:span text:style-name="T193">S</text:span><text:span text:style-name="T695">oftware </text:span><text:span text:style-name="T193">F</text:span><text:span text:style-name="T695">oundation</text:span></text:p>
      <text:p text:style-name="P16"><text:span text:style-name="T695"><text:line-break/><text:line-break/></text:span><text:a xlink:type="simple" xlink:href="http://www.libsf.org/licenses" text:style-name="Internet_20_link" text:visited-style-name="Visited_20_Internet_20_Link"><text:span text:style-name="T1253">http://www.libsf.org/</text:span></text:a><text:a xlink:type="simple" xlink:href="http://www.libsf.org/licenses" text:style-name="Internet_20_link" text:visited-style-name="Visited_20_Internet_20_Link"><text:span text:style-name="T1254">licenses</text:span></text:a><text:span text:style-name="T695"><text:line-break/></text:span></text:p>
      <text:p text:style-name="Copyright"/>
      <text:p text:style-name="Copyright"/>
      <text:p text:style-name="Copyright"><text:span text:style-name="T1">This document is released into </text:span><text:span text:style-name="T20">the </text:span><text:span text:style-name="T979">Public Domain</text:span><text:span text:style-name="T1">… </text:span><text:span text:style-name="T788">with a caveat</text:span><text:span text:style-name="T1">:</text:span></text:p>
      <text:p text:style-name="P17"><text:line-break/><text:line-break/></text:p>
      <text:p text:style-name="P248"><text:span text:style-name="T143">S</text:span><text:span text:style-name="T140">elf-accountability to God</text:span> … that you keep th<text:span text:style-name="T1251">is</text:span></text:p>
      <text:p text:style-name="P249">content open so that others will receive <text:span text:style-name="T790">it</text:span></text:p>
      <text:p text:style-name="P249">from you <text:span text:style-name="T695">in </text:span>the <text:span text:style-name="T695">s</text:span>ame <text:span text:style-name="T695">manner </text:span>… <text:span text:style-name="T787">in love</text:span>.</text:p>
      <text:p text:style-name="Copyright"><text:line-break/><text:line-break/><text:line-break/></text:p>
      <text:p text:style-name="Copyright"><text:line-break/>First Edition: <text:s/><text:span text:style-name="T915">Nov.</text:span><text:span text:style-name="T914">1</text:span><text:span text:style-name="T915">5</text:span><text:span text:style-name="T914">.2015</text:span><text:span text:style-name="T211"><text:line-break/></text:span><text:span text:style-name="T2">Printed in </text:span><text:span text:style-name="T41">Phoenix, AZ<text:line-break/></text:span><text:span text:style-name="T2">United States of America</text:span><text:line-break/>ISBN: <text:s/><text:span text:style-name="T914">No ISBN for This Document</text:span></text:p>
      <text:p text:style-name="Copyright"/>
      <text:p text:style-name="P18"/>
      <text:h text:style-name="P276" text:outline-level="1"/>
      <text:p text:style-name="Copyright"/>
      <text:p text:style-name="P320"><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59"><text:a xlink:type="simple" xlink:href="#__RefHeading__21_1056490440" text:style-name="Index_20_Link" text:visited-style-name="Index_20_Link">Table of Contents<text:tab/>4</text:a></text:p>
          <text:p text:style-name="P259"><text:a xlink:type="simple" xlink:href="#__RefHeading___Toc393885066" text:style-name="Index_20_Link" text:visited-style-name="Index_20_Link">Preface<text:tab/>7</text:a></text:p>
          <text:p text:style-name="P260"><text:a xlink:type="simple" xlink:href="#__RefHeading__191_1056490440" text:style-name="Index_20_Link" text:visited-style-name="Index_20_Link">Overall design<text:tab/>7</text:a></text:p>
          <text:p text:style-name="P260"><text:a xlink:type="simple" xlink:href="#__RefHeading__193_1056490440" text:style-name="Index_20_Link" text:visited-style-name="Index_20_Link">Sourcelight<text:tab/>8</text:a></text:p>
          <text:p text:style-name="P260"><text:a xlink:type="simple" xlink:href="#__RefHeading__195_1056490440" text:style-name="Index_20_Link" text:visited-style-name="Index_20_Link">Front-end<text:tab/>8</text:a></text:p>
          <text:p text:style-name="P260"><text:a xlink:type="simple" xlink:href="#__RefHeading__197_1056490440" text:style-name="Index_20_Link" text:visited-style-name="Index_20_Link">Compiler<text:tab/>8</text:a></text:p>
          <text:p text:style-name="P260"><text:a xlink:type="simple" xlink:href="#__RefHeading__727_1056490440" text:style-name="Index_20_Link" text:visited-style-name="Index_20_Link">Generator<text:tab/>9</text:a></text:p>
          <text:p text:style-name="P260"><text:a xlink:type="simple" xlink:href="#__RefHeading__201_1056490440" text:style-name="Index_20_Link" text:visited-style-name="Index_20_Link">Assembler<text:tab/>9</text:a></text:p>
          <text:p text:style-name="P260"><text:a xlink:type="simple" xlink:href="#__RefHeading__729_1056490440" text:style-name="Index_20_Link" text:visited-style-name="Index_20_Link">Linker<text:tab/>10</text:a></text:p>
          <text:p text:style-name="P260"><text:a xlink:type="simple" xlink:href="#__RefHeading__205_1056490440" text:style-name="Index_20_Link" text:visited-style-name="Index_20_Link">LiveCode<text:tab/>10</text:a></text:p>
          <text:p text:style-name="P259"><text:a xlink:type="simple" xlink:href="#__RefHeading___Toc393885067" text:style-name="Index_20_Link" text:visited-style-name="Index_20_Link">Philosophy<text:tab/>13</text:a></text:p>
          <text:p text:style-name="P260"><text:a xlink:type="simple" xlink:href="#__RefHeading__2755_118560278" text:style-name="Index_20_Link" text:visited-style-name="Index_20_Link">LibSF<text:tab/>13</text:a></text:p>
          <text:p text:style-name="P258"><text:a xlink:type="simple" xlink:href="#__RefHeading__10017_1415873427" text:style-name="Index_20_Link" text:visited-style-name="Index_20_Link">In Application<text:tab/>14</text:a></text:p>
          <text:p text:style-name="P258"><text:a xlink:type="simple" xlink:href="#__RefHeading__10019_1415873427" text:style-name="Index_20_Link" text:visited-style-name="Index_20_Link">In Focus<text:tab/>14</text:a></text:p>
          <text:p text:style-name="P258"><text:a xlink:type="simple" xlink:href="#__RefHeading__2737_118560278" text:style-name="Index_20_Link" text:visited-style-name="Index_20_Link">RDC and CAlive<text:tab/>15</text:a></text:p>
          <text:p text:style-name="P258"><text:a xlink:type="simple" xlink:href="#__RefHeading__10021_1415873427" text:style-name="Index_20_Link" text:visited-style-name="Index_20_Link">Invitation<text:tab/>15</text:a></text:p>
          <text:p text:style-name="P259"><text:a xlink:type="simple" xlink:href="#__RefHeading___Toc393885068" text:style-name="Index_20_Link" text:visited-style-name="Index_20_Link">CAlive<text:tab/>17</text:a></text:p>
          <text:p text:style-name="P260"><text:a xlink:type="simple" xlink:href="#__RefHeading___Toc393885069" text:style-name="Index_20_Link" text:visited-style-name="Index_20_Link">The Language<text:tab/>17</text:a></text:p>
          <text:p text:style-name="P258"><text:a xlink:type="simple" xlink:href="#__RefHeading__2006_118560278" text:style-name="Index_20_Link" text:visited-style-name="Index_20_Link">C and C++ developers<text:tab/>17</text:a></text:p>
          <text:p text:style-name="P260"><text:a xlink:type="simple" xlink:href="#__RefHeading__2739_118560278" text:style-name="Index_20_Link" text:visited-style-name="Index_20_Link">Engage, Unengage, and Binary<text:tab/>18</text:a></text:p>
          <text:p text:style-name="P260"><text:a xlink:type="simple" xlink:href="#__RefHeading__10023_1415873427" text:style-name="Index_20_Link" text:visited-style-name="Index_20_Link">Member Access with . or -&gt;<text:tab/>18</text:a></text:p>
          <text:p text:style-name="P260"><text:a xlink:type="simple" xlink:href="#__RefHeading__2741_118560278" text:style-name="Index_20_Link" text:visited-style-name="Index_20_Link">LiveCode<text:tab/>18</text:a></text:p>
          <text:p text:style-name="P260"><text:a xlink:type="simple" xlink:href="#__RefHeading__2660_343834233" text:style-name="Index_20_Link" text:visited-style-name="Index_20_Link">Program Inquirys<text:tab/>19</text:a></text:p>
          <text:p text:style-name="P260"><text:a xlink:type="simple" xlink:href="#__RefHeading__10229_251287257" text:style-name="Index_20_Link" text:visited-style-name="Index_20_Link">livecode_precompile() and livecode_update()<text:tab/>19</text:a></text:p>
          <text:p text:style-name="P260"><text:a xlink:type="simple" xlink:href="#__RefHeading__10025_1415873427" text:style-name="Index_20_Link" text:visited-style-name="Index_20_Link">livecode_inquiry()<text:tab/>20</text:a></text:p>
          <text:p text:style-name="P260"><text:a xlink:type="simple" xlink:href="#__RefHeading__2654_343834233" text:style-name="Index_20_Link" text:visited-style-name="Index_20_Link">Code Groupings<text:tab/>21</text:a></text:p>
          <text:p text:style-name="P260"><text:a xlink:type="simple" xlink:href="#__RefHeading__4299_889146227" text:style-name="Index_20_Link" text:visited-style-name="Index_20_Link">N| Line Renumbering<text:tab/>23</text:a></text:p>
          <text:p text:style-name="P260"><text:a xlink:type="simple" xlink:href="#__RefHeading__4301_889146227" text:style-name="Index_20_Link" text:visited-style-name="Index_20_Link">Double {{ and }}<text:tab/>24</text:a></text:p>
          <text:p text:style-name="P260"><text:a xlink:type="simple" xlink:href="#__RefHeading__4303_889146227" text:style-name="Index_20_Link" text:visited-style-name="Index_20_Link">Multi-line #define Macros<text:tab/>24</text:a></text:p>
          <text:p text:style-name="P260"><text:a xlink:type="simple" xlink:href="#__RefHeading__2662_343834233" text:style-name="Index_20_Link" text:visited-style-name="Index_20_Link">Fundamental Data Types<text:tab/>25</text:a></text:p>
          <text:p text:style-name="P258"><text:a xlink:type="simple" xlink:href="#__RefHeading__4305_889146227" text:style-name="Index_20_Link" text:visited-style-name="Index_20_Link">Overrides<text:tab/>25</text:a></text:p>
          <text:p text:style-name="P258"><text:a xlink:type="simple" xlink:href="#__RefHeading__2664_343834233" text:style-name="Index_20_Link" text:visited-style-name="Index_20_Link">Endianness<text:tab/>26</text:a></text:p>
          <text:p text:style-name="P260"><text:a xlink:type="simple" xlink:href="#__RefHeading__2666_343834233" text:style-name="Index_20_Link" text:visited-style-name="Index_20_Link">New Types<text:tab/>26</text:a></text:p>
          <text:p text:style-name="P258"><text:a xlink:type="simple" xlink:href="#__RefHeading__2668_343834233" text:style-name="Index_20_Link" text:visited-style-name="Index_20_Link">Auto-sizing<text:tab/>27</text:a></text:p>
          <text:p text:style-name="P260"><text:a xlink:type="simple" xlink:href="#__RefHeading__2670_343834233" text:style-name="Index_20_Link" text:visited-style-name="Index_20_Link">Built-in Extensions<text:tab/>27</text:a></text:p>
          <text:p text:style-name="P261"><text:a xlink:type="simple" xlink:href="#__RefHeading__6446_1459851776" text:style-name="Index_20_Link" text:visited-style-name="Index_20_Link">Built-in Struct and Class Types<text:tab/>27</text:a></text:p>
          <text:p text:style-name="P261"><text:a xlink:type="simple" xlink:href="#__RefHeading__6448_1459851776" text:style-name="Index_20_Link" text:visited-style-name="Index_20_Link">Keywords<text:tab/>28</text:a></text:p>
          <text:p text:style-name="P260"><text:a xlink:type="simple" xlink:href="#__RefHeading__6450_1459851776" text:style-name="Index_20_Link" text:visited-style-name="Index_20_Link">Compile-time Functions and Constants<text:tab/>28</text:a></text:p>
          <text:p text:style-name="P260"><text:a xlink:type="simple" xlink:href="#__RefHeading__6452_1459851776" text:style-name="Index_20_Link" text:visited-style-name="Index_20_Link">Casks<text:tab/>29</text:a></text:p>
          <text:p text:style-name="P261"><text:soft-page-break/><text:a xlink:type="simple" xlink:href="#__RefHeading__6454_1459851776" text:style-name="Index_20_Link" text:visited-style-name="Index_20_Link">Sides and Slots<text:tab/>29</text:a></text:p>
          <text:p text:style-name="P261"><text:a xlink:type="simple" xlink:href="#__RefHeading__6456_1459851776" text:style-name="Index_20_Link" text:visited-style-name="Index_20_Link">Specialized Roles<text:tab/>30</text:a></text:p>
          <text:p text:style-name="P261"><text:a xlink:type="simple" xlink:href="#__RefHeading__6458_1459851776" text:style-name="Index_20_Link" text:visited-style-name="Index_20_Link">~|utility|~<text:tab/>30</text:a></text:p>
          <text:p text:style-name="P261"><text:a xlink:type="simple" xlink:href="#__RefHeading__6460_1459851776" text:style-name="Index_20_Link" text:visited-style-name="Index_20_Link">&lt;|logic|&gt;<text:tab/>31</text:a></text:p>
          <text:p text:style-name="P261"><text:a xlink:type="simple" xlink:href="#__RefHeading__6462_1459851776" text:style-name="Index_20_Link" text:visited-style-name="Index_20_Link">(|Reference|)<text:tab/>31</text:a></text:p>
          <text:p text:style-name="P261"><text:a xlink:type="simple" xlink:href="#__RefHeading__6464_1459851776" text:style-name="Index_20_Link" text:visited-style-name="Index_20_Link">[|Definition|]<text:tab/>32</text:a></text:p>
          <text:p text:style-name="P261"><text:a xlink:type="simple" xlink:href="#__RefHeading__6929_1667753502" text:style-name="Index_20_Link" text:visited-style-name="Index_20_Link">\|Code|/<text:tab/>34</text:a></text:p>
          <text:p text:style-name="P261"><text:a xlink:type="simple" xlink:href="#__RefHeading__10027_1415873427" text:style-name="Index_20_Link" text:visited-style-name="Index_20_Link">/|Auto|\<text:tab/>34</text:a></text:p>
          <text:p text:style-name="P258"><text:a xlink:type="simple" xlink:href="#__RefHeading__6466_1459851776" text:style-name="Index_20_Link" text:visited-style-name="Index_20_Link">Drop-ins<text:tab/>34</text:a></text:p>
          <text:p text:style-name="P260"><text:a xlink:type="simple" xlink:href="#__RefHeading__6468_1459851776" text:style-name="Index_20_Link" text:visited-style-name="Index_20_Link">#Pragmas<text:tab/>35</text:a></text:p>
          <text:p text:style-name="P260"><text:a xlink:type="simple" xlink:href="#__RefHeading__2672_343834233" text:style-name="Index_20_Link" text:visited-style-name="Index_20_Link">Structs<text:tab/>36</text:a></text:p>
          <text:p text:style-name="P258"><text:a xlink:type="simple" xlink:href="#__RefHeading__4307_889146227" text:style-name="Index_20_Link" text:visited-style-name="Index_20_Link">Renaming Members<text:tab/>37</text:a></text:p>
          <text:p text:style-name="P260"><text:a xlink:type="simple" xlink:href="#__RefHeading__2674_343834233" text:style-name="Index_20_Link" text:visited-style-name="Index_20_Link">Classes<text:tab/>37</text:a></text:p>
          <text:p text:style-name="P260"><text:a xlink:type="simple" xlink:href="#__RefHeading__7749_739758564" text:style-name="Index_20_Link" text:visited-style-name="Index_20_Link">Angels<text:tab/>39</text:a></text:p>
          <text:p text:style-name="P260"><text:a xlink:type="simple" xlink:href="#__RefHeading__4459_889146227" text:style-name="Index_20_Link" text:visited-style-name="Index_20_Link">Structs Are Public Classes<text:tab/>41</text:a></text:p>
          <text:p text:style-name="P260"><text:a xlink:type="simple" xlink:href="#__RefHeading__10029_1415873427" text:style-name="Index_20_Link" text:visited-style-name="Index_20_Link">Conveyable Member References<text:tab/>41</text:a></text:p>
          <text:p text:style-name="P260"><text:a xlink:type="simple" xlink:href="#__RefHeading__6470_1459851776" text:style-name="Index_20_Link" text:visited-style-name="Index_20_Link">Volatile, Static, Extern, Successive, and Literal<text:tab/>42</text:a></text:p>
          <text:p text:style-name="P260"><text:a xlink:type="simple" xlink:href="#__RefHeading__6472_1459851776" text:style-name="Index_20_Link" text:visited-style-name="Index_20_Link">Markers and Unwindtos<text:tab/>43</text:a></text:p>
          <text:p text:style-name="P260"><text:a xlink:type="simple" xlink:href="#__RefHeading__2676_343834233" text:style-name="Index_20_Link" text:visited-style-name="Index_20_Link">Auto-Resolves<text:tab/>43</text:a></text:p>
          <text:p text:style-name="P260"><text:a xlink:type="simple" xlink:href="#__RefHeading__2678_343834233" text:style-name="Index_20_Link" text:visited-style-name="Index_20_Link">Process Control<text:tab/>45</text:a></text:p>
          <text:p text:style-name="P260"><text:a xlink:type="simple" xlink:href="#__RefHeading__2680_343834233" text:style-name="Index_20_Link" text:visited-style-name="Index_20_Link">Thread control<text:tab/>45</text:a></text:p>
          <text:p text:style-name="P260"><text:a xlink:type="simple" xlink:href="#__RefHeading__6474_1459851776" text:style-name="Index_20_Link" text:visited-style-name="Index_20_Link">Purposes and Ports<text:tab/>46</text:a></text:p>
          <text:p text:style-name="P258"><text:a xlink:type="simple" xlink:href="#__RefHeading__6476_1459851776" text:style-name="Index_20_Link" text:visited-style-name="Index_20_Link">Purposes<text:tab/>47</text:a></text:p>
          <text:p text:style-name="P261"><text:a xlink:type="simple" xlink:href="#__RefHeading__6478_1459851776" text:style-name="Index_20_Link" text:visited-style-name="Index_20_Link">Function Overloading<text:tab/>48</text:a></text:p>
          <text:p text:style-name="P258"><text:a xlink:type="simple" xlink:href="#__RefHeading__6480_1459851776" text:style-name="Index_20_Link" text:visited-style-name="Index_20_Link">Ports<text:tab/>48</text:a></text:p>
          <text:p text:style-name="P260"><text:a xlink:type="simple" xlink:href="#__RefHeading__6482_1459851776" text:style-name="Index_20_Link" text:visited-style-name="Index_20_Link">Adhocs<text:tab/>49</text:a></text:p>
          <text:p text:style-name="P260"><text:a xlink:type="simple" xlink:href="#__RefHeading__4311_889146227" text:style-name="Index_20_Link" text:visited-style-name="Index_20_Link">Flowofs<text:tab/>50</text:a></text:p>
          <text:p text:style-name="P260"><text:a xlink:type="simple" xlink:href="#__RefHeading__4313_889146227" text:style-name="Index_20_Link" text:visited-style-name="Index_20_Link">Flow Blocks<text:tab/>53</text:a></text:p>
          <text:p text:style-name="P260"><text:a xlink:type="simple" xlink:href="#__RefHeading__6484_1459851776" text:style-name="Index_20_Link" text:visited-style-name="Index_20_Link">Side Coding<text:tab/>56</text:a></text:p>
        </text:index-body>
      </text:table-of-content>
      <text:p text:style-name="Paragraph"/>
      <text:p text:style-name="P10"/>
      <text:p text:style-name="Paragraph"/>
      <text:p text:style-name="Paragraph"/>
      <text:p text:style-name="Paragraph"/>
      <text:p text:style-name="Paragraph"/>
      <text:p text:style-name="P7"><text:bookmark-start text:name="__RefHeading___Toc393885066"/>Preface<text:bookmark-end text:name="__RefHeading___Toc393885066"/></text:p>
      <text:p text:style-name="P145">This book describes <text:span text:style-name="T1270">a low-level assembler</text:span>: <text:s/><text:span text:style-name="T86">LASM</text:span><text:span text:style-name="T455">.</text:span></text:p>
      <text:p text:style-name="P146"><text:span text:style-name="T86">LASM</text:span><text:span text:style-name="T1246"> is a low-level assembler with some </text:span><text:span text:style-name="T86">high level extensions</text:span><text:span text:style-name="T1246"> designed to make the job of creating assembly code a little more familiar to the high-level language programmer.</text:span></text:p>
      <text:p text:style-name="P146"/>
      <text:p text:style-name="P146"/>
      <text:p text:style-name="P146"/>
      <text:p text:style-name="P146"/>
      <text:h text:style-name="P310" text:outline-level="1"><text:bookmark-start text:name="__RefHeading__191_1056490440"/><text:span text:style-name="T1271">Overall design</text:span><text:bookmark-end text:name="__RefHeading__191_1056490440"/></text:h>
      <text:p text:style-name="P143"><text:span text:style-name="T1270">In general, </text:span><text:span text:style-name="T42">LASM</text:span><text:span text:style-name="T452"> is an Intel-syntax assembler, an ARM-syntax assembler assembler, and a LibSF-syntax assembler. <text:s/>The file extension is .lasm for the primary assembly files, and .lasp for include files. <text:s/>However, it includes some high level extensions which are in addition to the standard syntaxes.</text:span></text:p>
      <text:h text:style-name="P311" text:outline-level="1"><text:bookmark-start text:name="__RefHeading__201_1056490440"/><text:span text:style-name="T1272">Assembler</text:span><text:bookmark-end text:name="__RefHeading__201_1056490440"/></text:h>
      <text:p text:style-name="P147">The <text:span text:style-name="T2">assembler</text:span> <text:span text:style-name="T693">module is essentially a complete compiler, but one which accesses some different internal functionality to compute the binary output. <text:s/>It translates assembly source code into a binary object file suitable for later linking.</text:span></text:p>
      <text:h text:style-name="Heading_20_1" text:outline-level="1"><text:bookmark-start text:name="__RefHeading__729_1056490440"/>Linker<text:bookmark-end text:name="__RefHeading__729_1056490440"/></text:h>
      <text:p text:style-name="P323">The <text:span text:style-name="T2">linker</text:span> <text:span text:style-name="T1247">module receive the binary input from the assembler stage, and processes it through to additional binary output which is suitable for the target operating system.</text:span></text:p>
      <text:h text:style-name="P312" text:outline-level="1"><text:bookmark-start text:name="__RefHeading__205_1056490440"/><text:span text:style-name="T1273">LiveCode</text:span><text:bookmark-end text:name="__RefHeading__205_1056490440"/></text:h>
      <text:p text:style-name="Paragraph"><text:span text:style-name="T2">LiveCode</text:span> <text:span text:style-name="T694">is the name given to the ABI (application binary interface) </text:span><text:span text:style-name="T42">LASM</text:span><text:span text:style-name="T694"> employs. <text:s/>It was created by LibSF and is designed to allow for rapid changes to a binary image running in memory. <text:s/>It provides full support to allow every aspect of the program to be edited on-the-fly while the program is running.</text:span></text:p>
      <text:p text:style-name="P105"><text:span text:style-name="T2">LiveCode</text:span> uses a BXML file (Binary XML) to hold the various modules which are present (depending on compiler settings):</text:p>
      <text:list xml:id="list5683304547779644768" text:style-name="L2">
        <text:list-header>
          <text:p text:style-name="P322"><text:span text:style-name="T44">o<text:tab/></text:span><text:span text:style-name="T2">Full </text:span><text:span text:style-name="T43">original </text:span><text:span text:style-name="T2">source code, </text:span><text:span text:style-name="T43">and/</text:span><text:span text:style-name="T2">or links to disk-based source code<text:line-break/></text:span><text:span text:style-name="T44">o<text:tab/></text:span><text:span text:style-name="T2">Machine code<text:line-break/></text:span><text:span text:style-name="T44">o<text:tab/></text:span><text:span text:style-name="T2">Compiler, </text:span><text:span text:style-name="T37">and</text:span><text:span text:style-name="T2"> </text:span><text:span text:style-name="T37">Debugger</text:span><text:span text:style-name="T2"> settings and environment<text:line-break/></text:span><text:span text:style-name="T44">o<text:tab/></text:span><text:span text:style-name="T2">Meta data</text:span><text:line-break/></text:p>
        </text:list-header>
      </text:list>
      <text:p text:style-name="P148"><text:span text:style-name="T2">LiveCode</text:span> introduce<text:span text:style-name="T1248">s</text:span> a new ability <text:span text:style-name="T1248">to the compilation process</text:span>: <text:s/><text:span text:style-name="T37">the </text:span><text:span text:style-name="T2">ability to run </text:span><text:span text:style-name="T46">errant code</text:span><text:span text:style-name="T2">.</text:span></text:p>
      <text:p text:style-name="P148">If source code is malformed, it <text:span text:style-name="T1248">does </text:span>not <text:span text:style-name="T1248">necessarily </text:span>prevent <text:span text:style-name="T43">LASM</text:span><text:span text:style-name="T1248"> from ultimately generating </text:span>a binary which will run. <text:s/><text:span text:style-name="T43">LiveCode</text:span><text:span text:style-name="T434"> </text:span><text:span text:style-name="T453">produces code which </text:span><text:span text:style-name="T434">result</text:span><text:span text:style-name="T453">s</text:span><text:span text:style-name="T434"> in </text:span><text:span text:style-name="T453">an engagement </text:span>of <text:span text:style-name="T1248">as much of the binary as is possible to run until the line with errant code is reached. <text:s/>At that point it will trigger a new </text:span><text:span text:style-name="T37">LiveCode</text:span><text:span text:style-name="T434"> feature, called an </text:span>an <text:span text:style-name="T82">i</text:span><text:span text:style-name="T46">nquiry</text:span><text:span text:style-name="T455">, </text:span><text:span text:style-name="T569">which allows the binary to be suspended into a debugger where live changes to the code can be made to correct the errant condition</text:span><text:span text:style-name="T455">.</text:span></text:p>
      <text:p text:style-name="Paragraph"/>
      <text:p text:style-name="P187"><text:span text:style-name="T141">Note:</text:span><text:span text:style-name="T213"><text:tab/></text:span><text:span text:style-name="T212">An </text:span><text:span text:style-name="T81">i</text:span><text:span text:style-name="T46">nquiry</text:span><text:span text:style-name="T212"> is a </text:span><text:span text:style-name="T280">new running program </text:span><text:span text:style-name="T212">state where </text:span><text:span text:style-name="T280">it </text:span><text:span text:style-name="T212">suspends to </text:span><text:span text:style-name="T280">a </text:span><text:span text:style-name="T212">debugger, allowing the source code or runtime environment to be corrected so the program can continue. <text:s/></text:span><text:span text:style-name="T280">If no resolution is possible, then the program can be unengaged. <text:s/>In addition, if no debugger is available, a special LiveCode function can be called which will handle the errant condition programmatically.</text:span></text:p>
      <text:p text:style-name="P172"/>
      <text:p text:style-name="P8"><text:bookmark-start text:name="__RefHeading___Toc393885067"/>Philosophy<text:bookmark-end text:name="__RefHeading___Toc393885067"/></text:p>
      <text:h text:style-name="P277" text:outline-level="1"><text:bookmark-start text:name="__RefHeading__2755_118560278"/>LibSF<text:bookmark-end text:name="__RefHeading__2755_118560278"/></text:h>
      <text:p text:style-name="Paragraph"><text:span text:style-name="T696">The </text:span><text:span text:style-name="T38">Liberty Software Foundation</text:span><text:span text:style-name="T696"> maintains a fundamental philosophy, one which is derived from the relationship each of us shares here on this planet as comparable citizens, placed here by the wisdom and guidance of Jesus Christ</text:span>.</text:p>
      <text:p text:style-name="P141"><text:span text:style-name="T1249">We remember always that </text:span>He had a plan for us as a community of fellows, in service to Him <text:span text:style-name="T1249">(</text:span>and therefore to each other<text:span text:style-name="T1249">) when He placed us here</text:span>. <text:s/>As such, the <text:span text:style-name="T2">Liberty Sof</text:span><text:span text:style-name="T39">t</text:span><text:span text:style-name="T2">ware Foundation</text:span> philosophy is summed up generally <text:span text:style-name="T824">in </text:span>this brief saying:</text:p>
      <text:p text:style-name="P173"/>
      <text:p text:style-name="P246">In God's sight we've come together...</text:p>
      <text:p text:style-name="P245"><text:s text:c="2"/>We've come together to help each other...</text:p>
      <text:p text:style-name="P245"><text:s text:c="4"/>Let's grow this project up … together!</text:p>
      <text:p text:style-name="P245"><text:s text:c="6"/>In service and Love to the Lord, forever!</text:p>
      <text:p text:style-name="P173"/>
      <text:p text:style-name="P142">At all points in <text:span text:style-name="T697">creation</text:span>, Jesus <text:span text:style-name="T824">Christ orchestrated a magnificent, </text:span>harmon<text:span text:style-name="T824">ious, and</text:span> <text:span text:style-name="T697">inspiring creation of </text:span>awe and wonder. <text:s/><text:span text:style-name="T697">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41">Every sign <text:span text:style-name="T698">that </text:span>we have been given demonstrates, <text:span text:style-name="T698">with fullest clarity, </text:span>that we are part of a community of man <text:span text:style-name="T1250">here upon this planet, that our lives are integral pieces of the lives of those around us (both near and far). <text:s/>Not one of us is here by accident. <text:s/>And all of us are here with a purpose unto God, and unto one another.</text:span></text:p>
      <text:p text:style-name="P140">Those of us who author content for the <text:span text:style-name="T2">Liberty Software Foundation</text:span> recognize and acknowledge <text:span text:style-name="T1250">this relationship. <text:s/>We acknowledge </text:span>that it was God who first gave <text:span text:style-name="T1250">all of </text:span>us every unique and special ability and talent we possess, <text:span text:style-name="T825">that </text:span>the opportunities we've had for schooling, learning <text:span text:style-name="T1250">in general</text:span>, <text:span text:style-name="T699">and everything else associated with the arrival at our vocation and position in this world, that all of it came from Him.</text:span></text:p>
      <text:p text:style-name="P139"><text:soft-page-break/>Without God's guiding hand often pulling us along as we go, we would not be where we are today, nor would we be the people we are today. <text:s/><text:span text:style-name="T1250">Those of us at the </text:span><text:span text:style-name="T40">Liberty Software Foundation</text:span><text:span text:style-name="T1250"> bring this realization </text:span><text:span text:style-name="T83">front and center</text:span><text:span text:style-name="T1250">, desiring to </text:span><text:span text:style-name="T83">give back unto God</text:span><text:span text:style-name="T1250"> the </text:span><text:span text:style-name="T83">fullest fruits</text:span><text:span text:style-name="T1250"> of that which He </text:span><text:span text:style-name="T83">first gave us</text:span><text:span text:style-name="T1250">: <text:s/></text:span><text:span text:style-name="T2">everything </text:span><text:span text:style-name="T29">we possess</text:span><text:span text:style-name="T2">.</text:span></text:p>
      <text:h text:style-name="Heading_20_2" text:outline-level="2"><text:bookmark-start text:name="__RefHeading__10017_1415873427"/><text:span text:style-name="T826">In </text:span>Application<text:bookmark-end text:name="__RefHeading__10017_1415873427"/></text:h>
      <text:p text:style-name="P138">The Liberty Software Foundation content is all released into the Public Domain with a single caveat: <text:s/><text:span text:style-name="T46">that each person receiving it employ self-accountability unto God that the content will remain open</text:span><text:span text:style-name="T2">.</text:span></text:p>
      <text:p text:style-name="P138"><text:span text:style-name="T297">This is, after all, the model God gave mankind with regards to the Earth and everything in it. <text:s/>It was His intention that we receive His gift with gladness, and </text:span><text:span text:style-name="T408">also receive </text:span><text:span text:style-name="T297">His guidance for using that gift with gladness, and then employ </text:span><text:span text:style-name="T408">His gift of guidance upon </text:span><text:span text:style-name="T297">the gift </text:span><text:span text:style-name="T408">of the Earth and everything in it, enjoying it all </text:span><text:span text:style-name="T297">to </text:span><text:span text:style-name="T408">the </text:span><text:span text:style-name="T297">fullest capacity </text:span><text:span text:style-name="T408">(</text:span><text:span text:style-name="T297">as per His correct and desirable guidance and instruction</text:span><text:span text:style-name="T408">)</text:span><text:span text:style-name="T297">.</text:span></text:p>
      <text:p text:style-name="P138"><text:span text:style-name="T297">However, God is not the only entity at work in our lives. <text:s/>A prideful and arrogant enemy of God aro</text:span><text:span text:style-name="T408">se and approached </text:span><text:span text:style-name="T297">man, tempting him to seek guidance </text:span><text:span text:style-name="T408">from a source </text:span><text:span text:style-name="T297">apart from God. <text:s/></text:span><text:span text:style-name="T408">And </text:span><text:span text:style-name="T297">when this was accomplished, the world we see around us today was manifested.</text:span></text:p>
      <text:p text:style-name="P137"><text:span text:style-name="T297">The ways of this world </text:span><text:span text:style-name="T409">today </text:span><text:span text:style-name="T297">are not the way</text:span><text:span text:style-name="T409">s</text:span><text:span text:style-name="T297"> this world was intended to be </text:span><text:span text:style-name="T409">for man</text:span><text:span text:style-name="T297">. <text:s/>It is </text:span><text:span text:style-name="T409">this </text:span><text:span text:style-name="T297">way </text:span><text:span text:style-name="T409">today </text:span><text:span text:style-name="T297">because people </text:span><text:span text:style-name="T409">have </text:span><text:span text:style-name="T297">stopped listening to God, </text:span><text:span text:style-name="T409">following instead </text:span><text:span text:style-name="T297">after the enemy of God through his temptations </text:span><text:span text:style-name="T298">of </text:span><text:span text:style-name="T297">sin </text:span><text:span text:style-name="T409">upon our sinful nature</text:span><text:span text:style-name="T297">. <text:s/></text:span><text:span text:style-name="T298">Our bodies </text:span><text:span text:style-name="T409">exist </text:span><text:span text:style-name="T298">in a fallen state </text:span><text:span text:style-name="T409">(they age, get sick)</text:span><text:span text:style-name="T298">, and we are spiritually dead </text:span><text:span text:style-name="T409">(</text:span><text:span text:style-name="T298">unable to discern matters of the spirit</text:span><text:span text:style-name="T409">)</text:span><text:span text:style-name="T298">, yet we </text:span><text:span text:style-name="T409">are and </text:span><text:span text:style-name="T298">remain three-</text:span><text:span text:style-name="T409">part </text:span><text:span text:style-name="T298">beings </text:span><text:span text:style-name="T409">made up of distinct components</text:span><text:span text:style-name="T298">: <text:s/></text:span><text:span text:style-name="T3">soul, spirit, body.</text:span><text:span text:style-name="T298"> <text:s/></text:span><text:span text:style-name="T409">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5"><text:span text:style-name="T827">I</text:span>n this world <text:span text:style-name="T827">today, </text:span>it is only through the redemptive blood of Jesus Christ that any of us can come to faith <text:span text:style-name="T827">and be saved, to </text:span>come to Jesus Christ, ask forgiveness for our sins, <text:span text:style-name="T827">and literally </text:span>have those sins taken away from us bringing us again into a right standing with God <text:span text:style-name="T827">so </text:span>that we are then alive again spiritually, able to discern and comprehend the things of God <text:span text:style-name="T827">gain (the “born again” nature)</text:span>.</text:p>
      <text:p text:style-name="P35">And for those of us at the Liberty Software Foundation who have come to Jesus Christ and received the <text:span text:style-name="T827">re</text:span>birth, our attentions are now focu<text:span text:style-name="T827">s</text:span>ed back on that which God would've had us do from the beginning <text:span text:style-name="T827">(</text:span>had we not fallen into temptation, and <text:span text:style-name="T827">died because of </text:span>sin<text:span text:style-name="T827">)</text:span>.</text:p>
      <text:h text:style-name="P319" text:outline-level="2"><text:bookmark-start text:name="__RefHeading__10019_1415873427"/>In Focus<text:bookmark-end text:name="__RefHeading__10019_1415873427"/></text:h>
      <text:p text:style-name="P136"><text:span text:style-name="T297">The Liberty Software Foundation employs a larger philosophy in everything that we do </text:span><text:span text:style-name="T299">than that which would apply to </text:span><text:span text:style-name="T300">the mere authoring of </text:span><text:span text:style-name="T410">some </text:span><text:span text:style-name="T299">digital content</text:span><text:span text:style-name="T297">. <text:s/></text:span><text:span text:style-name="T300">That philosophy ties back to what </text:span><text:span text:style-name="T297">is called the </text:span><text:span text:style-name="T46">Village Freedom Project</text:span><text:span text:style-name="T455">, and </text:span><text:span text:style-name="T456">it </text:span><text:span text:style-name="T455">is part of a philosophy whereby this very type of </text:span><text:span text:style-name="T456">assertive and affirmative </text:span><text:span text:style-name="T455">actio</text:span><text:span text:style-name="T456">n for God, purposed upon Him with the fullness of our lives, is given </text:span><text:span text:style-name="T541">by us </text:span><text:span text:style-name="T456">in all areas of our lives.</text:span></text:p>
      <text:p text:style-name="P135"><text:span text:style-name="T456">T</text:span><text:span text:style-name="T455">o put it simply: <text:s/></text:span><text:span text:style-name="T89">We are His prayerful servants in this world, living our lives for Him, and brining knowledge of Him to the people of this world in everything we do.</text:span></text:p>
      <text:h text:style-name="P314" text:outline-level="2"><text:bookmark-start text:name="__RefHeading__2737_118560278"/>LASM<text:bookmark-end text:name="__RefHeading__2737_118560278"/></text:h>
      <text:p text:style-name="P133"><text:span text:style-name="T455">It is the general belief of those at LibSF that computers should aid people in their work. <text:s/></text:span><text:span text:style-name="T467">They should provide </text:span><text:span text:style-name="T455">features and tools which allow them to conduct their tasks more efficiently.</text:span></text:p>
      <text:p text:style-name="P134"><text:span text:style-name="T131">LASM</text:span><text:span text:style-name="T89"> </text:span><text:span text:style-name="T132">has been </text:span><text:span text:style-name="T542">designed from inception to </text:span><text:span text:style-name="T467">be part of an integrated environment. <text:s/></text:span><text:span text:style-name="T587">It is the low-level assembler used for LibSF's operating system </text:span><text:span text:style-name="T588">kernels</text:span><text:span text:style-name="T587">, Exodus, Armodus, and Arxodus, </text:span><text:span text:style-name="T588">allowing for all kernel and driver development. <text:s/>For higher level applications, the </text:span><text:span text:style-name="T133">RDC</text:span><text:span text:style-name="T588"> toolchain is employed. <text:s/>It contains an even more robust set of tools, including its own assembler, called </text:span><text:span text:style-name="T133">AAlive</text:span><text:span text:style-name="T588">.</text:span></text:p>
      <text:h text:style-name="P318" text:outline-level="2"><text:bookmark-start text:name="__RefHeading__10021_1415873427"/><text:span text:style-name="T46">Invitation</text:span><text:bookmark-end text:name="__RefHeading__10021_1415873427"/></text:h>
      <text:p text:style-name="P41">We at the LibSF would like to invite you to come participate in writing software for Jesus Christ, and for our fellow man. <text:s/>To use the unique and special talents, abilities, interests, and fields of expertise, to serve the Lord in this way.</text:p>
      <text:p text:style-name="P41">Won't you come and join the community of man who reaches deep within themselves and offers up that which the Lord first gave us?</text:p>
      <text:p text:style-name="Paragraph"/>
      <text:p text:style-name="P9"><text:bookmark-start text:name="__RefHeading___Toc393885068"/><text:span text:style-name="T1274">LASM</text:span><text:bookmark-end text:name="__RefHeading___Toc393885068"/></text:p>
      <text:h text:style-name="P278" text:outline-level="1"><text:bookmark-start text:name="__RefHeading___Toc393885069"/>The Language<text:bookmark-end text:name="__RefHeading___Toc393885069"/></text:h>
      <text:p text:style-name="P132"><text:span text:style-name="T133">LASM</text:span><text:span text:style-name="T700"> wa</text:span>s <text:span text:style-name="T701">designed to take the traditional assembler syntaxes and extend them to allow human beings familiar with higher level language skills to make the transition to assembly a little more easier.</text:span></text:p>
      <text:h text:style-name="P279" text:outline-level="1"><text:bookmark-start text:name="__RefHeading__2739_118560278"/>Engage, Unengage, <text:span text:style-name="T705">and Binary</text:span><text:bookmark-end text:name="__RefHeading__2739_118560278"/></text:h>
      <text:p text:style-name="P131"><text:span text:style-name="T297">LibSF use</text:span><text:span text:style-name="T325">s</text:span><text:span text:style-name="T297"> the terms </text:span><text:span text:style-name="T134">engage</text:span><text:span text:style-name="T297"> and </text:span><text:span text:style-name="T134">unengage</text:span><text:span text:style-name="T297"> to describe starting </text:span><text:span text:style-name="T325">and stopping </text:span><text:span text:style-name="T297">something. <text:s/></text:span><text:span text:style-name="T338">A program, </text:span><text:span text:style-name="T411">proces</text:span><text:span text:style-name="T454">s</text:span><text:span text:style-name="T411">, or thread</text:span><text:span text:style-name="T338"> is </text:span><text:span text:style-name="T30">engaged</text:span><text:span text:style-name="T338">, and </text:span><text:span text:style-name="T411">later</text:span><text:span text:style-name="T338"> </text:span><text:span text:style-name="T30">unengaged</text:span><text:span text:style-name="T338">, as part of its normal life cycle.</text:span></text:p>
      <text:p text:style-name="P326"><text:span text:style-name="T454">LASM is part of a tool-chain comprised of the </text:span><text:span text:style-name="T45">LC</text:span><text:span text:style-name="T454"> compiler, and </text:span><text:span text:style-name="T45">LASM</text:span><text:span text:style-name="T454">.</text:span></text:p>
      <text:p text:style-name="P326"/>
      <text:p text:style-name="P327">&lt;u8&gt;<text:tab/>byte ptr<text:tab/><text:tab/><text:tab/><text:tab/>&lt;f32&gt;<text:tab/>real4 ptr<text:line-break/>&lt;u16&gt;<text:tab/>word ptr<text:tab/><text:tab/><text:tab/><text:tab/>&lt;f64&gt;<text:tab/>real8 ptr<text:line-break/>&lt;u32&gt;<text:tab/>dword ptr<text:tab/><text:tab/><text:tab/>&lt;f80)<text:tab/>real10 ptr<text:line-break/>&lt;u48&gt;<text:tab/>fword ptr<text:line-break/>&lt;u64&gt;<text:tab/>qword ptr</text:p>
      <text:p text:style-name="P327">u8<text:tab/>db<text:line-break/>u16<text:tab/>dw<text:line-break/>u32<text:tab/>dd<text:line-break/>u64<text:tab/>dq</text:p>
      <text:p text:style-name="P327">value EQU 5<text:tab/><text:tab/><text:tab/><text:tab/>value = 5</text:p>
      <text:p text:style-name="P327">INCLUDE x:\path\to\file.asm<text:tab/><text:tab/>#include “x:\path\to\file.asm”</text:p>
      <text:p text:style-name="P327">call<text:tab/>function<text:tab/><text:tab/><text:tab/><text:tab/>function()</text:p>
      <text:p text:style-name="P327"/>
      <text:p text:style-name="P326"><text:soft-page-break/><text:span text:style-name="T411">C</text:span><text:span text:style-name="T297">ompiled software </text:span><text:span text:style-name="T411">goes through cycles from </text:span><text:span text:style-name="T412">(1)</text:span><text:span text:style-name="T411"> </text:span><text:span text:style-name="T71">source code</text:span><text:span text:style-name="T543">, </text:span><text:span text:style-name="T544">(2)</text:span><text:span text:style-name="T543"> </text:span><text:span text:style-name="T71">intermediate code</text:span><text:span text:style-name="T543">, </text:span><text:span text:style-name="T544">(3)</text:span><text:span text:style-name="T543"> </text:span><text:span text:style-name="T72">assembly code</text:span><text:span text:style-name="T544">, (4)</text:span><text:span text:style-name="T543"> </text:span><text:span text:style-name="T71">object code</text:span><text:span text:style-name="T543">, which ultimately produce </text:span><text:span text:style-name="T297">a </text:span><text:span text:style-name="T412">(5)</text:span><text:span text:style-name="T297"> </text:span><text:span text:style-name="T46">binary</text:span><text:span text:style-name="T455"> </text:span><text:span text:style-name="T468">in its machine code form</text:span><text:span text:style-name="T543">.</text:span></text:p>
      <text:h text:style-name="P280" text:outline-level="1"><text:bookmark-start text:name="__RefHeading__10023_1415873427"/><text:span text:style-name="T411">M</text:span><text:span text:style-name="T297">ember Access </text:span><text:span text:style-name="T415">with </text:span><text:span text:style-name="T1233">.</text:span><text:span text:style-name="T415"> </text:span><text:span text:style-name="T431">or</text:span><text:span text:style-name="T415"> </text:span><text:span text:style-name="T684">-&gt;</text:span><text:bookmark-end text:name="__RefHeading__10023_1415873427"/></text:h>
      <text:p text:style-name="P82">CAlive<text:span text:style-name="T297"> has made the decision to merge the </text:span>dot <text:span text:style-name="T843">.</text:span><text:span text:style-name="T297"> and </text:span>pointer <text:span text:style-name="T843">-&gt;</text:span><text:span text:style-name="T297"> access to members. <text:s/>This means that use of either </text:span><text:span text:style-name="T843">parent.member</text:span><text:span text:style-name="T297"> or </text:span><text:span text:style-name="T843">parent-&gt;member</text:span><text:span text:style-name="T297"> will work in all cases, on all variables, and with equal weight and assessment. <text:s/>There is no difference in syntax if an object was declared locally, or is accessed through a pointer. <text:s/></text:span>CAlive<text:span text:style-name="T297"> auto-resolves this for the developer by context, removing another painful hurdle so often seen in C-like development.</text:span></text:p>
      <text:h text:style-name="P282" text:outline-level="1"><text:bookmark-start text:name="__RefHeading__2741_118560278"/>LiveCode<text:bookmark-end text:name="__RefHeading__2741_118560278"/></text:h>
      <text:p text:style-name="P130"><text:span text:style-name="T2">CAlive</text:span> uses a new <text:span text:style-name="T720">ABI (A</text:span>pplication <text:span text:style-name="T720">B</text:span>inary <text:span text:style-name="T720">I</text:span>nterface) called <text:span text:style-name="T46">LiveCode</text:span>. <text:s/><text:span text:style-name="T2">LiveCode</text:span> is a <text:span text:style-name="T828">full</text:span> <text:span text:style-name="T2">edit-and-continue</text:span> <text:span text:style-name="T723">(</text:span>or <text:span text:style-name="T2">fix-and-continue</text:span><text:span text:style-name="T723">)</text:span> ABI. <text:s/><text:span text:style-name="T720">I</text:span>t allows changes to be made to all code and data a<text:span text:style-name="T724">t both</text:span> <text:span text:style-name="T720">development time and runtime</text:span>.</text:p>
      <text:p text:style-name="P129"><text:span text:style-name="T720">Because of this ability, error conditions do not typically generate errors. <text:s/>Instead, they </text:span><text:span text:style-name="T339">signal </text:span><text:span text:style-name="T412">something called an </text:span><text:span text:style-name="T31">inquiry</text:span><text:span text:style-name="T412">. <text:s/></text:span><text:span text:style-name="T31">Inquirys</text:span><text:span text:style-name="T412"> are triggered to indicate </text:span><text:span text:style-name="T339">something unexpected </text:span><text:span text:style-name="T412">was </text:span><text:span text:style-name="T339">encountered. <text:s/></text:span><text:span text:style-name="T412">They </text:span><text:span text:style-name="T339">suspend </text:span><text:span text:style-name="T412">the program, and wait </text:span><text:span text:style-name="T339">for </text:span><text:span text:style-name="T412">a developer </text:span><text:span text:style-name="T339">fix </text:span><text:span text:style-name="T412">the condition s</text:span><text:span text:style-name="T339">o </text:span><text:span text:style-name="T412">the program </text:span><text:span text:style-name="T339">can continue.</text:span></text:p>
      <text:p text:style-name="P20"><text:span text:style-name="T2">LiveCode</text:span> <text:span text:style-name="T725">provides a full trace of every source code to </text:span>machine code, <text:span text:style-name="T829">including additional tags provided for by </text:span><text:span text:style-name="T32">side coding</text:span><text:span text:style-name="T829"> </text:span><text:span text:style-name="T807">\|code|/</text:span><text:span text:style-name="T829"> casks (explained later)</text:span>.</text:p>
      <text:p text:style-name="P186"><text:span text:style-name="T142">Note:</text:span><text:span text:style-name="T545"><text:tab/></text:span><text:span text:style-name="T725">There may be multiple levels of source code conversion, such as expanded macros, and pre- or post-processing by third party tools.</text:span></text:p>
      <text:p text:style-name="P186"><text:span text:style-name="T179">Note:</text:span><text:span text:style-name="T829"><text:tab/>All such levels of processing are included as well.</text:span></text:p>
      <text:p text:style-name="P34"><text:span text:style-name="T16">LiveCode's</text:span> step-by-step tracing allows a type of diff to be created at <text:span text:style-name="T725">various </text:span>level<text:span text:style-name="T725">s</text:span>, determining what <text:span text:style-name="T830">exactly </text:span>needs to be changed in the running <text:span text:style-name="T2">binary.</text:span><text:span text:style-name="T212"> <text:s/></text:span><text:span text:style-name="T263">And GUI editor refactoring features aid in that change by assigning new names to existing tokens, or by refactoring members from one location to another.</text:span></text:p>
      <text:h text:style-name="P283" text:outline-level="1"><text:bookmark-start text:name="__RefHeading__2660_343834233"/><text:span text:style-name="T917">Program </text:span>Inquiry<text:span text:style-name="T917">s</text:span><text:bookmark-end text:name="__RefHeading__2660_343834233"/></text:h>
      <text:p text:style-name="P128"><text:span text:style-name="T413">As previously mentioned, </text:span><text:span text:style-name="T10">CAlive </text:span><text:span text:style-name="T327">introduces </text:span><text:span text:style-name="T340">a runtime suspension </text:span><text:span text:style-name="T341">state </text:span><text:span text:style-name="T340">called an </text:span><text:span text:style-name="T51">inquiry</text:span><text:span text:style-name="T466">.</text:span></text:p>
      <text:p text:style-name="P128"><text:soft-page-break/><text:span text:style-name="T97">Inquirys</text:span><text:span text:style-name="T469"> are entered into as the result of an unhandled exception, or </text:span><text:span text:style-name="T546">b </text:span><text:span text:style-name="T469">use of the new </text:span><text:span text:style-name="T73">inquiry</text:span><text:span text:style-name="T650"> </text:span><text:span text:style-name="T73">keyword</text:span><text:span text:style-name="T469">. <text:s/></text:span><text:span text:style-name="T113">Inquirys</text:span><text:span text:style-name="T546"> </text:span><text:span text:style-name="T469">exist in lieu of </text:span><text:span text:style-name="T546">exceptions and </text:span><text:span text:style-name="T469">errors, and allow developer intervention to correct the errant state, and resume the running process, </text:span><text:span text:style-name="T546">without losing anything active in memory</text:span><text:span text:style-name="T469">.</text:span></text:p>
      <text:p text:style-name="P72"><text:span text:style-name="T264">I</text:span><text:span text:style-name="T212">nquirys</text:span><text:span text:style-name="T455"> can also be introduced directly by the compiler or linker when some pieces required to complete the </text:span><text:span text:style-name="T212">binary</text:span><text:span text:style-name="T455"> perfectly are not present. <text:s/>Rather than failing to create a </text:span><text:span text:style-name="T212">binary</text:span><text:span text:style-name="T455"> in such a case, </text:span><text:span text:style-name="T212">RDC and CAlive</text:span><text:span text:style-name="T455"> simply wrap the missing components in </text:span><text:span text:style-name="T212">inquiry</text:span><text:span text:style-name="T455"> signals, which allow the missing bits to be fixed when encountered.</text:span></text:p>
      <text:p text:style-name="P127"><text:span text:style-name="T469">Once an </text:span><text:span text:style-name="T97">inquiry</text:span><text:span text:style-name="T469"> is entered into, the </text:span><text:span text:style-name="T547">program is suspended and </text:span><text:span text:style-name="T469">developer is able to examine the running state and determine what needs to be corrected to allow the program to continue. <text:s/></text:span><text:span text:style-name="T547">Or, the developer may choose to </text:span><text:span text:style-name="T114">unengage</text:span><text:span text:style-name="T547"> </text:span><text:span text:style-name="T469">the program if the condition is </text:span><text:span text:style-name="T547">non-</text:span><text:span text:style-name="T469">recoverable.</text:span></text:p>
      <text:h text:style-name="P284" text:outline-level="1"><text:bookmark-start text:name="__RefHeading__10229_251287257"/><text:span text:style-name="T921">livecode</text:span><text:span text:style-name="T919">_</text:span><text:span text:style-name="T921">precompile</text:span><text:span text:style-name="T919">()</text:span> <text:span text:style-name="T1224">and </text:span><text:span text:style-name="T921">livecode_update()</text:span><text:bookmark-end text:name="__RefHeading__10229_251287257"/></text:h>
      <text:p text:style-name="P71">CAlive<text:span text:style-name="T297"> introduces the ability to control compilation by use of function</text:span><text:span text:style-name="T422">s</text:span><text:span text:style-name="T297"> that </text:span><text:span text:style-name="T422">are </text:span><text:span text:style-name="T423">compiled and </text:span><text:span text:style-name="T297">evaluated at compile-time. <text:s/></text:span><text:span text:style-name="T423">These are</text:span><text:span text:style-name="T297">: <text:s/></text:span><text:span text:style-name="T852">livecode_precompile()</text:span><text:span text:style-name="T559">, and </text:span><text:span text:style-name="T852">livecode_update()</text:span><text:span text:style-name="T559">.</text:span></text:p>
      <text:p text:style-name="P179"><text:span text:style-name="T1224">Note:</text:span><text:span text:style-name="T274"><text:tab/></text:span><text:span text:style-name="T1224">livecode_precompile()</text:span><text:span text:style-name="T274"> is called only on a full recompile. <text:s/>CAlive calls the </text:span><text:span text:style-name="T1224">livecode_update()</text:span><text:span text:style-name="T274"> with data for all livecode updates.</text:span></text:p>
      <text:p text:style-name="P70"><text:span text:style-name="T190">livecode</text:span><text:span text:style-name="T140">_precompile()</text:span><text:span text:style-name="T212"><text:line-break/></text:span><text:span text:style-name="T559">This function i</text:span><text:span text:style-name="T297">s used to allow </text:span><text:span text:style-name="T423">controllable </text:span><text:span text:style-name="T297">pre-compilation </text:span><text:span text:style-name="T423">edits and a full examination of all </text:span><text:span text:style-name="T297">source code, </text:span><text:span text:style-name="T423">#include </text:span><text:span text:style-name="T297">files, </text:span><text:span text:style-name="T423">macro expansions made in iteration, and more.</text:span></text:p>
      <text:p text:style-name="P70"><text:span text:style-name="T423">A</text:span><text:span text:style-name="T297">fter </text:span><text:span text:style-name="T423">each </text:span><text:span text:style-name="T297">main source file </text:span><text:span text:style-name="T423">has </text:span><text:span text:style-name="T297">been loaded, all their #include files have been loaded, and macros have been expanded, </text:span><text:span text:style-name="T423">if it was found,</text:span><text:span text:style-name="T297"> </text:span><text:span text:style-name="T1224">CAlive</text:span><text:span text:style-name="T423"> will compile and execute the </text:span><text:span text:style-name="T852">livecode_precompile()</text:span><text:span text:style-name="T423"> code before compiling the rest of the source code</text:span><text:span text:style-name="T297">.</text:span></text:p>
      <text:p text:style-name="P236"><text:span text:style-name="T1081">// Code to handle custom compilation steps goes here<text:line-break/></text:span><text:span text:style-name="T455">bool </text:span><text:span text:style-name="T661">livecode</text:span><text:span text:style-name="T603">_</text:span><text:span text:style-name="T660">pre</text:span><text:span text:style-name="T603">compile</text:span><text:span text:style-name="T455">(</text:span><text:span text:style-name="T603">C</text:span><text:span text:style-name="T662">C</text:span><text:span text:style-name="T603">ompile</text:span><text:span text:style-name="T455">* </text:span><text:span text:style-name="T560">context</text:span><text:span text:style-name="T455">)<text:line-break/>{<text:line-break/> <text:s text:c="3"/></text:span><text:span text:style-name="T662">C</text:span><text:span text:style-name="T603">CompileLine</text:span><text:span text:style-name="T455">* </text:span><text:span text:style-name="T558">cl, </text:span><text:span text:style-name="T560">clNew</text:span><text:span text:style-name="T455">;<text:line-break/> <text:s text:c="3"/></text:span><text:span text:style-name="T662">CcompileFile</text:span><text:span text:style-name="T560">* cf;</text:span><text:span text:style-name="T455"><text:line-break/><text:line-break/><text:line-break/></text:span><text:span text:style-name="T1081"> <text:s text:c="3"/>// Compiler switches can be set </text:span><text:span text:style-name="T1107">or retrieved</text:span><text:span text:style-name="T1081"><text:line-break/></text:span><text:span text:style-name="T966"> <text:s text:c="3"/>c</text:span><text:span text:style-name="T969">ompile</text:span><text:span text:style-name="T966">-&gt;</text:span><text:span text:style-name="T947">switches.</text:span><text:span text:style-name="T950">set</text:span><text:span text:style-name="T969">(</text:span><text:span text:style-name="T966">name, value</text:span><text:span text:style-name="T969">)</text:span><text:span text:style-name="T966">;<text:line-break/> <text:s text:c="3"/></text:span><text:span text:style-name="T969">if (compile-&gt;</text:span><text:span text:style-name="T950">switches.get</text:span><text:span text:style-name="T969">(name).</text:span><text:span text:style-name="T971">equals(</text:span><text:span text:style-name="T969">value</text:span><text:span text:style-name="T971">)</text:span><text:span text:style-name="T969">)<text:line-break/></text:span><text:span text:style-name="T1107"> <text:s text:c="7"/>// Action here</text:span><text:span text:style-name="T966"><text:line-break/></text:span><text:span text:style-name="T1081"><text:line-break/><text:line-break/></text:span><text:span text:style-name="T1056">||||||||||</text:span><text:span text:style-name="T1109"><text:line-break/></text:span><text:span text:style-name="T1056">||||</text:span><text:span text:style-name="T1109"> </text:span><text:span text:style-name="T1107">Lists of files can be examined:</text:span><text:span text:style-name="T1048"><text:line-break/></text:span><text:span text:style-name="T1056">|||</text:span><text:span text:style-name="T1107"><text:line-break/></text:span><text:span text:style-name="T1056">|||</text:span><text:span text:style-name="T969"> <text:s/>for </text:span><text:span text:style-name="T971">(cf</text:span><text:span text:style-name="T969"> = compile-&gt;</text:span><text:span text:style-name="T950">f</text:span><text:span text:style-name="T951">ile.first</text:span><text:span text:style-name="T969">(); </text:span><text:span text:style-name="T971">cf; cf</text:span><text:span text:style-name="T969"> = </text:span><text:span text:style-name="T971">cf</text:span><text:span text:style-name="T969">-&gt;</text:span><text:span text:style-name="T950">next</text:span><text:span text:style-name="T969">()</text:span><text:span text:style-name="T971">)</text:span><text:span text:style-name="T969"><text:line-break/></text:span><text:soft-page-break/><text:span text:style-name="T1056">|||</text:span><text:span text:style-name="T969"> <text:s/>{<text:line-break/></text:span><text:span text:style-name="T1056">|||</text:span><text:span text:style-name="T1107"> <text:s text:c="5"/>// Obtain information on files here.<text:line-break/></text:span><text:span text:style-name="T1056">|||</text:span><text:span text:style-name="T1107"> <text:s text:c="5"/>// Find our their source code blocks<text:line-break/></text:span><text:span text:style-name="T1056">|||</text:span><text:span text:style-name="T1107"> <text:s text:c="5"/>// </text:span><text:span text:style-name="T1108">Load new files<text:line-break/></text:span><text:span text:style-name="T1056">|||</text:span><text:span text:style-name="T1108"> <text:s text:c="5"/>// Delete files completely</text:span><text:span text:style-name="T1107"><text:line-break/></text:span><text:span text:style-name="T1056">|||</text:span><text:span text:style-name="T1107"> <text:s text:c="5"/>// Swap out </text:span><text:span text:style-name="T1108">their </text:span><text:span text:style-name="T1107">code based on compiler environment settings<text:line-break/></text:span><text:span text:style-name="T1056">|||</text:span><text:span text:style-name="T1107"> <text:s text:c="5"/>// Et cetera<text:line-break/></text:span><text:span text:style-name="T1056">|||</text:span><text:span text:style-name="T969"> <text:s/>}<text:line-break/></text:span><text:span text:style-name="T1056">|||</text:span><text:span text:style-name="T969"><text:line-break/></text:span><text:span text:style-name="T1056">||||||</text:span><text:span text:style-name="T966"><text:line-break/></text:span><text:span text:style-name="T1081"><text:line-break/><text:line-break/></text:span><text:span text:style-name="T1056">||||||||||</text:span><text:span text:style-name="T1049"><text:line-break/></text:span><text:span text:style-name="T1056">||||</text:span><text:span text:style-name="T1081"> Source code lines can be traversed:</text:span><text:span text:style-name="T1029"><text:line-break/></text:span><text:span text:style-name="T1056">|||</text:span><text:span text:style-name="T1081"><text:line-break/></text:span><text:span text:style-name="T1056">|||</text:span><text:span text:style-name="T966"> <text:s/>for </text:span><text:span text:style-name="T971">(</text:span><text:span text:style-name="T967">cl</text:span><text:span text:style-name="T966"> = </text:span><text:span text:style-name="T969">compile</text:span><text:span text:style-name="T966">-&gt;</text:span><text:span text:style-name="T951">sourceCode</text:span><text:span text:style-name="T949">.</text:span><text:span text:style-name="T951">first</text:span><text:span text:style-name="T968">(); </text:span><text:span text:style-name="T971">cl; </text:span><text:span text:style-name="T967">cl</text:span><text:span text:style-name="T966"> = </text:span><text:span text:style-name="T967">cl-&gt;</text:span><text:span text:style-name="T949">next</text:span><text:span text:style-name="T968">()</text:span><text:span text:style-name="T971">)</text:span><text:span text:style-name="T966"><text:line-break/></text:span><text:span text:style-name="T1056">|||</text:span><text:span text:style-name="T966"> <text:s/>{<text:line-break/></text:span><text:span text:style-name="T1056">|||</text:span><text:span text:style-name="T1081"> <text:s text:c="5"/>// Source code lines can be </text:span><text:span text:style-name="T1106">inserted:<text:line-break/></text:span><text:span text:style-name="T1056">|||</text:span><text:span text:style-name="T968"> <text:s text:c="5"/></text:span><text:span text:style-name="T971">clNew = </text:span><text:span text:style-name="T968">cl-&gt;</text:span><text:span text:style-name="T949">insert</text:span><text:span text:style-name="T968">(“// new source code line”, </text:span><text:span text:style-name="T1106">/*before?*/</text:span><text:span text:style-name="T968">false);<text:line-break/></text:span><text:span text:style-name="T1056">|||</text:span><text:span text:style-name="T968"><text:line-break/></text:span><text:span text:style-name="T1056">|||</text:span><text:span text:style-name="T1106"> <text:s text:c="4"/>// Marked “already compiled”<text:line-break/></text:span><text:span text:style-name="T1056">|||</text:span><text:span text:style-name="T968"> <text:s text:c="5"/>cl</text:span><text:span text:style-name="T971">New-&gt;</text:span><text:span text:style-name="T951">flags.set</text:span><text:span text:style-name="T971">(</text:span><text:span text:style-name="T980">completed</text:span><text:span text:style-name="T971">, true);</text:span><text:span text:style-name="T968"><text:line-break/></text:span><text:span text:style-name="T1056">|||</text:span><text:span text:style-name="T968"><text:line-break/></text:span><text:span text:style-name="T1056">|||</text:span><text:span text:style-name="T1106"> <text:s text:c="5"/>// Deleted:<text:line-break/></text:span><text:span text:style-name="T1056">|||</text:span><text:span text:style-name="T968"> <text:s text:c="5"/>cl = cl-&gt;</text:span><text:span text:style-name="T949">delete</text:span><text:span text:style-name="T968">();<text:line-break/></text:span><text:span text:style-name="T1056">|||</text:span><text:span text:style-name="T968"><text:line-break/></text:span><text:span text:style-name="T1056">|||</text:span><text:span text:style-name="T1106"> <text:s text:c="4"/>// Altered:<text:line-break/></text:span><text:span text:style-name="T1056">|||</text:span><text:span text:style-name="T968"> <text:s text:c="4"/>cl-&gt;</text:span><text:span text:style-name="T949">update</text:span><text:span text:style-name="T968">(“// new source code line content”);</text:span><text:span text:style-name="T966"><text:line-break/></text:span><text:span text:style-name="T1056">|||</text:span><text:span text:style-name="T968"><text:line-break/></text:span><text:span text:style-name="T1056">|||</text:span><text:span text:style-name="T1106"> <text:s text:c="4"/>// And generally examine and process </text:span><text:span text:style-name="T1110">as necessary</text:span><text:span text:style-name="T1106"><text:line-break/></text:span><text:span text:style-name="T1056">|||</text:span><text:span text:style-name="T970"> </text:span><text:span text:style-name="T966"><text:s/>}<text:line-break/></text:span><text:span text:style-name="T1056">|||</text:span><text:span text:style-name="T970"><text:line-break/></text:span><text:span text:style-name="T1056">||||||</text:span><text:span text:style-name="T970"><text:line-break/></text:span><text:span text:style-name="T966"><text:line-break/></text:span><text:span text:style-name="T455">}</text:span></text:p>
      <text:p text:style-name="P126"><text:span text:style-name="T455">The </text:span><text:span text:style-name="T843">livecode_</text:span><text:span text:style-name="T851">precompile</text:span><text:span text:style-name="T843">()</text:span><text:span text:style-name="T455"> function </text:span><text:span text:style-name="T570">is called on </text:span><text:span text:style-name="T455">compilation steps during livecode updates. <text:s/></text:span></text:p>
      <text:h text:style-name="P285" text:outline-level="1"><text:bookmark-start text:name="__RefHeading__10025_1415873427"/><text:span text:style-name="T1225">livecode</text:span>_inquiry()<text:bookmark-end text:name="__RefHeading__10025_1415873427"/></text:h>
      <text:p text:style-name="P125"><text:span text:style-name="T548">The </text:span><text:span text:style-name="T116">inquiry</text:span><text:span text:style-name="T548"> </text:span><text:span text:style-name="T469">solution </text:span><text:span text:style-name="T548">in use by </text:span><text:span text:style-name="T115">RDC and CAlive</text:span><text:span text:style-name="T469"> is powerful </text:span><text:span text:style-name="T561">for live maintenance</text:span><text:span text:style-name="T469">, but it </text:span><text:span text:style-name="T548">does </text:span><text:span text:style-name="T469">require manual intervention by the developer. <text:s/></text:span><text:span text:style-name="T548">It is recognized that this type of immediate, hands-on attention </text:span><text:span text:style-name="T549">may </text:span><text:span text:style-name="T548">not always </text:span><text:span text:style-name="T549">be </text:span><text:span text:style-name="T548">possible. <text:s/>As such, a</text:span><text:span text:style-name="T470">n </text:span><text:span text:style-name="T469">automated </text:span><text:span text:style-name="T471">facility</text:span><text:span text:style-name="T470"> to handle </text:span><text:span text:style-name="T98">inquirys</text:span><text:span text:style-name="T470"> </text:span><text:span text:style-name="T469">is also provided </text:span><text:span text:style-name="T470">for in </text:span><text:span text:style-name="T549">the framework</text:span><text:span text:style-name="T470">.</text:span></text:p>
      <text:p text:style-name="P125"><text:span text:style-name="T550">The automated facility </text:span><text:span text:style-name="T471">is </text:span><text:span text:style-name="T561">available </text:span><text:span text:style-name="T469">to handle </text:span><text:span text:style-name="T470">conditions when a </text:span><text:span text:style-name="T471">debugger </text:span><text:span text:style-name="T561">and/or developer</text:span><text:span text:style-name="T471"> </text:span><text:span text:style-name="T470">is </text:span><text:span text:style-name="T469">not immediately available. <text:s/></text:span><text:span text:style-name="T550">It</text:span><text:span text:style-name="T561">'</text:span><text:span text:style-name="T550">s </text:span><text:span text:style-name="T469">handled through a new function called </text:span><text:span text:style-name="T848">livecode</text:span><text:span text:style-name="T850">_inquiry()</text:span><text:span text:style-name="T470">, which </text:span><text:span text:style-name="T550">exists as </text:span><text:span text:style-name="T470">a function </text:span><text:span text:style-name="T561">definition at some point in the file</text:span><text:span text:style-name="T470">. <text:s/></text:span><text:span text:style-name="T550">This function </text:span><text:span text:style-name="T561">can </text:span><text:span text:style-name="T471">only </text:span><text:span text:style-name="T561">be </text:span><text:span text:style-name="T550">called </text:span><text:span text:style-name="T471">by the OS, </text:span><text:span text:style-name="T561">and is called</text:span><text:span text:style-name="T471"> </text:span><text:span text:style-name="T470">whenever an </text:span><text:span text:style-name="T98">inquiry</text:span><text:span text:style-name="T470"> </text:span><text:span text:style-name="T471">is </text:span><text:span text:style-name="T470">encountered </text:span><text:span text:style-name="T471">and </text:span><text:span text:style-name="T470">a debugger </text:span><text:span text:style-name="T561">instance </text:span><text:span text:style-name="T470">is not </text:span><text:span text:style-name="T561">available</text:span><text:span text:style-name="T470">.</text:span></text:p>
      <text:p text:style-name="P124"><text:span text:style-name="T342">The </text:span><text:span text:style-name="T848">livecode</text:span><text:span text:style-name="T849">_inquiry()</text:span><text:span text:style-name="T342"> </text:span><text:span text:style-name="T327">function </text:span><text:span text:style-name="T342">is </text:span><text:span text:style-name="T414">given context information about the </text:span><text:span text:style-name="T33">inquiry</text:span><text:span text:style-name="T414">, </text:span><text:span text:style-name="T424">where it occurred, what type of </text:span><text:span text:style-name="T34">inquiry</text:span><text:span text:style-name="T424"> it was, etc., <text:s/>This allows </text:span><text:span text:style-name="T326">a </text:span><text:span text:style-name="T297">determinable actio</text:span><text:span text:style-name="T326">n </text:span><text:span text:style-name="T414">to be </text:span><text:span text:style-name="T34">taken</text:span><text:span text:style-name="T326">. <text:s/></text:span><text:span text:style-name="T424">It </text:span><text:span text:style-name="T327">may include a </text:span><text:span text:style-name="T10">memory dump</text:span><text:span text:style-name="T327">, some type of </text:span><text:span text:style-name="T10">user interaction</text:span><text:span text:style-name="T327">, </text:span><text:span text:style-name="T342">a transfer of control to </text:span><text:span text:style-name="T17">another function</text:span><text:span text:style-name="T342">, </text:span><text:span text:style-name="T327">or even reporting the </text:span><text:span text:style-name="T10">inquiry</text:span><text:span text:style-name="T327"> as a </text:span><text:span text:style-name="T342">legitimate</text:span><text:span text:style-name="T327"> error </text:span><text:span text:style-name="T424">condition, </text:span><text:span text:style-name="T414">and </text:span><text:span text:style-name="T424">subsequently</text:span><text:span text:style-name="T414"> </text:span><text:span text:style-name="T33">unengaging</text:span><text:span text:style-name="T414"> the program</text:span><text:span text:style-name="T327">.</text:span></text:p>
      <text:p text:style-name="P123"><text:soft-page-break/><text:span text:style-name="T327">H</text:span><text:span text:style-name="T297">ere's an example of the implementation of the </text:span><text:span text:style-name="T848">livecode</text:span><text:span text:style-name="T843">_inquiry()</text:span><text:span text:style-name="T297"> function:</text:span></text:p>
      <text:p text:style-name="P235"><text:span text:style-name="T343">function </text:span><text:span text:style-name="T663">livecode</text:span><text:span text:style-name="T603">_inquiry</text:span><text:span text:style-name="T297"><text:line-break/></text:span><text:span text:style-name="T343">|params </text:span><text:span text:style-name="T394">livecode</text:span><text:span text:style-name="T297"> liveCode<text:line-break/>{<text:line-break/> switch (</text:span><text:span text:style-name="T344">liveCode.</text:span><text:span text:style-name="T297">inquiry.code)<text:line-break/> {<text:line-break/> case </text:span><text:span text:style-name="T603">_</text:span><text:span text:style-name="T623">INQUIRY_</text:span><text:span text:style-name="T608">DOUBLE</text:span><text:span text:style-name="T603">_</text:span><text:span text:style-name="T608">INQUIRY</text:span><text:span text:style-name="T297">:<text:line-break/></text:span><text:span text:style-name="T1060"> // </text:span><text:span text:style-name="T1078">An inquiry was encountered in main_inquiry()</text:span><text:span text:style-name="T1060"><text:line-break/></text:span><text:span text:style-name="T297"> break;<text:line-break/><text:line-break/> case </text:span><text:span text:style-name="T603">_INQUIRY_UNHANDLED_</text:span><text:span text:style-name="T608">INQUIRY</text:span><text:span text:style-name="T297">:<text:line-break/></text:span><text:span text:style-name="T1060"> // </text:span><text:span text:style-name="T1078">An unspecified inquiry was encountered</text:span><text:span text:style-name="T1060"><text:line-break/></text:span><text:span text:style-name="T297"> break;<text:line-break/><text:line-break/></text:span><text:span text:style-name="T1060"> // et cetera...<text:line-break/></text:span><text:span text:style-name="T297"> }<text:line-break/>}</text:span></text:p>
      <text:h text:style-name="P286" text:outline-level="1"><text:span text:style-name="T2">any</text:span> and <text:span text:style-name="T2">allow</text:span></text:h>
      <text:p text:style-name="P78">CAlive<text:span text:style-name="T297"> introduces </text:span><text:span text:style-name="T447">two new types called </text:span><text:span text:style-name="T202">any</text:span><text:span text:style-name="T582"> and </text:span><text:span text:style-name="T202">allow</text:span><text:span text:style-name="T582">. <text:s/></text:span><text:span text:style-name="T583">These are </text:span><text:span text:style-name="T447">designed to </text:span><text:span text:style-name="T448">(1) </text:span><text:span text:style-name="T447">make the transfer of pointer data easier </text:span><text:span text:style-name="T448">(without casting)</text:span><text:span text:style-name="T447">, </text:span><text:span text:style-name="T448">(2) </text:span><text:span text:style-name="T447">to provide a mechanism to allow unnamed parameters to be passed </text:span><text:span text:style-name="T448">to a function</text:span><text:span text:style-name="T447">, and </text:span><text:span text:style-name="T448">(3) </text:span><text:span text:style-name="T447">to provide a method of accounting for </text:span><text:span text:style-name="T448">and accessing the receipt of </text:span><text:span text:style-name="T447">variable parameters </text:span><text:span text:style-name="T448">within a function</text:span><text:span text:style-name="T447">.</text:span></text:p>
      <text:p text:style-name="P83">any<text:span text:style-name="T455"> can be used as </text:span><text:span text:style-name="T584">in lieu of a void* to indicate that the poitner can be automatically translated to any other type of pointer without casting. <text:s/>It can also be used </text:span><text:span text:style-name="T455">as an unnamed parameter declaration.</text:span></text:p>
      <text:p text:style-name="P84">allow<text:span text:style-name="T455"> is </text:span><text:span text:style-name="T585">only </text:span><text:span text:style-name="T455">used in function declarations, and in function body </text:span><text:span text:style-name="T212">param</text:span><text:span text:style-name="T455"> listings. <text:s/>It </text:span><text:span text:style-name="T585">provides a logical array which accesses the types and data passed to the function.</text:span></text:p>
      <text:p text:style-name="P240"><text:span text:style-name="T1151">// </text:span><text:span text:style-name="T1152">An example of any* used in lieu of void*</text:span><text:span text:style-name="T585"><text:line-break/>struct S</text:span><text:span text:style-name="T586">A</text:span><text:span text:style-name="T585">bc<text:line-break/>{<text:line-break/> void* <text:s/>v;<text:line-break/> <text:s text:c="3"/></text:span><text:span text:style-name="T672">any* <text:s text:c="2"/>a;</text:span><text:span text:style-name="T585"> <text:s text:c="9"/></text:span><text:span text:style-name="T1151">// Identical to void*, except it does not</text:span><text:span text:style-name="T585"><text:line-break/> <text:s text:c="22"/></text:span><text:span text:style-name="T1151">// require casting to another type</text:span><text:span text:style-name="T585"><text:line-break/>};<text:line-break/><text:line-break/>SAbc abc;<text:line-break/>char* cv;<text:line-break/>char* ca;<text:line-break/><text:line-break/></text:span><text:span text:style-name="T1051">// Initialize </text:span><text:span text:style-name="T1029">code would be here</text:span><text:span text:style-name="T585"><text:line-break/><text:line-break/>cv = (char*)abc.v; <text:s text:c="4"/></text:span><text:span text:style-name="T1151">// Requires cast</text:span><text:span text:style-name="T1051"> on void* to another type</text:span><text:span text:style-name="T585"><text:line-break/></text:span><text:span text:style-name="T672">ca = abc.a;</text:span><text:span text:style-name="T585"> <text:s text:c="11"/></text:span><text:span text:style-name="T1151">// Does not require cast</text:span><text:span text:style-name="T1051"> on any* to another type<text:line-break/></text:span><text:span text:style-name="T974"><text:line-break/><text:line-break/></text:span><text:span text:style-name="T1161">||||||||||</text:span><text:span text:style-name="T1153"><text:line-break/></text:span><text:span text:style-name="T1161">||||</text:span><text:span text:style-name="T1153"> See </text:span><text:span text:style-name="T1190">jump f();</text:span><text:span text:style-name="T1153"> for an</text:span><text:span text:style-name="T1155">other</text:span><text:span text:style-name="T1153"> example using </text:span><text:span text:style-name="T1190">any</text:span><text:span text:style-name="T1153"> to hold unnamed params<text:line-break/></text:span><text:span text:style-name="T1161">||||||||||</text:span><text:span text:style-name="T1153"><text:line-break/></text:span><text:soft-page-break/><text:span text:style-name="T952"><text:line-break/><text:line-break/></text:span><text:span text:style-name="T1154">// Declaration and prototype<text:line-break/></text:span><text:span text:style-name="T975">int my_function(</text:span><text:span text:style-name="T963">any</text:span><text:span text:style-name="T975">);<text:line-break/><text:line-break/></text:span><text:span text:style-name="T1154"><text:line-break/>// Body definition<text:line-break/></text:span><text:span text:style-name="T975">function </text:span><text:span text:style-name="T953">my_function</text:span><text:span text:style-name="T975"><text:line-break/>| returns int r<text:line-break/>| params </text:span><text:span text:style-name="T963">any</text:span><text:span text:style-name="T975"><text:line-break/>{<text:line-break/> <text:s text:c="3"/>// Code goes here, parameters accessed manually on the stack<text:line-break/>}</text:span></text:p>
      <text:p text:style-name="P149"><text:span text:style-name="T450">T</text:span><text:span text:style-name="T449">he passed parameters can be accessed by their expected incoming types:</text:span></text:p>
      <text:p text:style-name="P241"><text:span text:style-name="T1154">// Declaration and prototype<text:line-break/></text:span><text:span text:style-name="T975">int </text:span><text:span text:style-name="T953">my_function</text:span><text:span text:style-name="T975">(</text:span><text:span text:style-name="T963">any</text:span><text:span text:style-name="T975">);<text:line-break/></text:span><text:span text:style-name="T1154"><text:line-break/><text:line-break/>// Usage in code:<text:line-break/></text:span><text:span text:style-name="T953">my_function</text:span><text:span text:style-name="T975">(1,2,3,4); <text:s text:c="2"/></text:span><text:span text:style-name="T1154">// Note that the 4th parameter is NOT accessible<text:line-break/> // directly in my_function()'s body<text:line-break/></text:span><text:span text:style-name="T1052"><text:line-break/><text:line-break/></text:span><text:span text:style-name="T1154">// Body definition<text:line-break/></text:span><text:span text:style-name="T975">function </text:span><text:span text:style-name="T953">my_function</text:span><text:span text:style-name="T975"><text:line-break/>| returns int r<text:line-break/>| </text:span><text:span text:style-name="T963">params int a, int b, int c</text:span><text:span text:style-name="T975"> <text:s text:c="3"/></text:span><text:span text:style-name="T1154">// No 4th parameter</text:span><text:span text:style-name="T975"><text:line-break/>{<text:line-break/></text:span><text:span text:style-name="T1154"> // Code goes here, the first three parameters accessed by name<text:line-break/> // </text:span><text:span text:style-name="T1156">T</text:span><text:span text:style-name="T1154">he 4th parameter is accessible </text:span><text:span text:style-name="T1156">manually </text:span><text:span text:style-name="T1154">on the stack.<text:line-break/> // </text:span><text:span text:style-name="T1156">Had this function been declared to match the </text:span><text:span text:style-name="T1154"><text:line-break/></text:span><text:span text:style-name="T975">}</text:span></text:p>
      <text:p text:style-name="P150"><text:span text:style-name="T455">Use </text:span><text:span text:style-name="T89">allow</text:span><text:span text:style-name="T455"> in lieu of </text:span><text:span text:style-name="T843">...</text:span><text:span text:style-name="T455"> to indicate there are variadic parameters. <text:s/>It conveys a name through which additional parameters can be accessed at runtime, without requiring a </text:span><text:span text:style-name="T89">va_arg</text:span><text:span text:style-name="T455"> solution.</text:span></text:p>
      <text:p text:style-name="P174"><text:span text:style-name="T140">Note:</text:span><text:span text:style-name="T212"><text:tab/>va_arg is still supported.</text:span></text:p>
      <text:p text:style-name="P151"><text:span text:style-name="T212">To access each element in an </text:span><text:span text:style-name="T89">allow</text:span><text:span text:style-name="T212">, use its </text:span><text:span text:style-name="T833">name[n]</text:span><text:span text:style-name="T212"> reference beginning at </text:span><text:span text:style-name="T833">n=1</text:span><text:span text:style-name="T212">. <text:s/></text:span><text:span text:style-name="T833">n=0</text:span><text:span text:style-name="T212"> is reserved as an int type holding the </text:span><text:span text:style-name="T89">allow</text:span><text:span text:style-name="T212"> parameter count (as in </text:span><text:span text:style-name="T833">int count = name[0]</text:span><text:span text:style-name="T212">). <text:s/>In addition, </text:span><text:span text:style-name="T89">dot tags</text:span><text:span text:style-name="T212"> are available which provide </text:span><text:span text:style-name="T130">type</text:span><text:span text:style-name="T89"> information</text:span><text:span text:style-name="T212"> for each parameter. <text:s/>Use of </text:span><text:span text:style-name="T833">name[n].type</text:span><text:span text:style-name="T212"> returns an integer which follows back to a litany of </text:span><text:span text:style-name="T833">_LIVECODE_ALLOW_TYPE_*</text:span><text:span text:style-name="T212"> constants, which resolve to back to their fundamental types (including </text:span><text:span text:style-name="T840">any</text:span><text:span text:style-name="T833">*</text:span><text:span text:style-name="T212"> for types </text:span><text:span text:style-name="T291">of </text:span><text:span text:style-name="T130">class*</text:span><text:span text:style-name="T291"> or </text:span><text:span text:style-name="T130">struct*</text:span><text:span text:style-name="T212">).</text:span></text:p>
      <text:p text:style-name="P188"><text:span text:style-name="T140">Note:</text:span><text:span text:style-name="T212"><text:tab/>This ability is designed to be used in functions which are called using allow parameters.</text:span></text:p>
      <text:p text:style-name="P188"><text:span text:style-name="T140">Note:</text:span><text:span text:style-name="T212"><text:tab/>The allow parameter can be subsequently passed to additional functions. <text:s/>They </text:span><text:soft-page-break/><text:span text:style-name="T212">will inherit the exact parameters the original received as a </text:span><text:span text:style-name="T140">direct reference</text:span><text:span text:style-name="T212"> to those values. <text:s/>To make an </text:span><text:span text:style-name="T140">explicit copy</text:span><text:span text:style-name="T212"> of the allow parameters, use the </text:span><text:span text:style-name="T140">copyof()</text:span><text:span text:style-name="T212"> macro.</text:span></text:p>
      <text:p text:style-name="P242"><text:span text:style-name="T1153">// Use of </text:span><text:span text:style-name="T1190">allow</text:span><text:span text:style-name="T1153"> parameters<text:line-break/></text:span><text:span text:style-name="T976">function my_function<text:line-break/>| returns int r<text:line-break/>| params </text:span><text:span text:style-name="T964">allow p</text:span><text:span text:style-name="T976"><text:line-break/>{<text:line-break/> <text:s text:c="3"/>int i;<text:line-break/></text:span><text:span text:style-name="T1157"><text:line-break/> <text:s text:c="3"/>// Dump passed parameters if the count is &gt; 0<text:line-break/></text:span><text:span text:style-name="T976"> <text:s text:c="3"/>if (</text:span><text:span text:style-name="T954">p[0]</text:span><text:span text:style-name="T976"> &gt; 0)<text:line-break/> <text:s text:c="3"/>{<text:line-break/></text:span><text:span text:style-name="T1157"> <text:s text:c="7"/>// At least one parameter<text:line-break/></text:span><text:span text:style-name="T976"> <text:s text:c="7"/>printf("Param count: %d\n", </text:span><text:span text:style-name="T954">p[0]</text:span><text:span text:style-name="T976">);<text:line-break/> <text:s text:c="7"/>for (i = 1; i &lt; p[0]; i++)<text:line-break/> <text:s text:c="11"/>printf(" -- p[%d] is %d, %s\n", i, </text:span><text:span text:style-name="T954">p[i].type</text:span><text:span text:style-name="T976">,<text:line-break/> <text:s text:c="30"/></text:span><text:span text:style-name="T964">iLiveCode_allow_getTypeName</text:span><text:span text:style-name="T954">(p[i].type)</text:span><text:span text:style-name="T976">);<text:line-break/></text:span><text:span text:style-name="T1157"><text:line-break/> <text:s text:c="7"/>// Call another function with these same parameters:<text:line-break/> <text:s text:c="7"/></text:span><text:span text:style-name="T976">other_function(</text:span><text:span text:style-name="T964">p</text:span><text:span text:style-name="T976">);</text:span><text:span text:style-name="T1157"> <text:s text:c="2"/>// Receives a direct pointer to the data<text:line-break/><text:line-break/> <text:s text:c="7"/>// Call another function with a copy of the p parameters<text:line-break/></text:span><text:span text:style-name="T976"> <text:s text:c="7"/>other_function(</text:span><text:span text:style-name="T964">copyof(p)</text:span><text:span text:style-name="T976">);<text:line-break/><text:line-break/> <text:s text:c="3"/>} else {<text:line-break/></text:span><text:span text:style-name="T1157"> <text:s text:c="7"/>// No parameters<text:line-break/></text:span><text:span text:style-name="T976"> <text:s text:c="7"/>printf("No parameters passed.\n");<text:line-break/> <text:s text:c="3"/>}<text:line-break/>}</text:span></text:p>
      <text:p text:style-name="P189"><text:span text:style-name="T203">Note:</text:span><text:span text:style-name="T292"><text:tab/>allow parameters can be augmented at any point using the built-in LiveCode functions:</text:span></text:p>
      <text:p text:style-name="P243"><text:span text:style-name="T1028"><text:s text:c="4"/>// </text:span><text:span text:style-name="T1004">Allows deletion of ann </text:span><text:span text:style-name="T1175">allow</text:span><text:span text:style-name="T1004"> param</text:span><text:span text:style-name="T292"><text:line-break/> <text:s text:c="3"/></text:span><text:span text:style-name="T203">iLiveCode_allow_delete</text:span><text:span text:style-name="T292">(name, index);<text:line-break/><text:line-break/><text:line-break/></text:span><text:span text:style-name="T1028"> <text:s text:c="3"/>// </text:span><text:span text:style-name="T1004">Parameters can be inserted</text:span><text:span text:style-name="T1028"><text:line-break/></text:span><text:span text:style-name="T292"> <text:s text:c="3"/></text:span><text:span text:style-name="T203">iLiveCode_allow_insertAfter</text:span><text:span text:style-name="T292">(name, index, newParam);<text:line-break/> <text:s text:c="3"/></text:span><text:span text:style-name="T1028">// </text:span><text:span text:style-name="T1004">Note: <text:s/>T</text:span><text:span text:style-name="T1028">o insert at the start of the list, use index = 0</text:span><text:span text:style-name="T292"><text:line-break/><text:line-break/><text:line-break/></text:span><text:span text:style-name="T1028"> <text:s text:c="3"/>// Multiple parameters can be appended </text:span><text:span text:style-name="T1004">in one command</text:span><text:span text:style-name="T1028"><text:line-break/></text:span><text:span text:style-name="T292"> <text:s text:c="3"/></text:span><text:span text:style-name="T203">iLiveCode_allow_append</text:span><text:span text:style-name="T292">(name, ...);</text:span></text:p>
      <text:p text:style-name="P190"><text:span text:style-name="T203">Note:</text:span><text:span text:style-name="T292"><text:tab/>There is a minor performance hit in accessing and using allow parameters, but their typing advantages make it well worth the hit in most cases.</text:span></text:p>
      <text:p text:style-name="P190"><text:span text:style-name="T140">Note:</text:span><text:span text:style-name="T212"><text:tab/></text:span><text:span text:style-name="T292">To minimize the hit on heavy use, copy the </text:span><text:span text:style-name="T999">name[N]</text:span><text:span text:style-name="T292"> parameter to a local variable </text:span><text:span text:style-name="T212">one time</text:span><text:span text:style-name="T292">, and </text:span><text:span text:style-name="T212">then </text:span><text:span text:style-name="T292">use </text:span><text:span text:style-name="T212">the local variable </text:span><text:span text:style-name="T292">from that point forward. <text:s/></text:span><text:span text:style-name="T212">If the parameter needs updated, then store it one time at the end of normal </text:span><text:soft-page-break/><text:span text:style-name="T212">processing.</text:span></text:p>
      <text:h text:style-name="P287" text:outline-level="1"><text:span text:style-name="T2">thisCode</text:span> and <text:span text:style-name="T2">thisCodeOf(x())-&gt;</text:span></text:h>
      <text:p text:style-name="P75">CAlive<text:span text:style-name="T297"> introduces two concepts which relate to a particular location in source code. <text:s/></text:span><text:span text:style-name="T446">They are the </text:span><text:span text:style-name="T287">thisCode</text:span><text:span text:style-name="T579"> identifier, and the </text:span><text:span text:style-name="T287">thisCodeOf()</text:span><text:span text:style-name="T579"> function.</text:span></text:p>
      <text:p text:style-name="P75"><text:span text:style-name="T199">thisCode</text:span><text:span text:style-name="T579"> is a context-relative identifier which can be passed to other functions </text:span><text:span text:style-name="T580">using </text:span><text:span text:style-name="T579">the </text:span><text:span text:style-name="T200">thiscod</text:span><text:span text:style-name="T199">e</text:span><text:span text:style-name="T579"> type. <text:s/></text:span><text:span text:style-name="T288">thisCode</text:span><text:span text:style-name="T579"> allows things which are visible to </text:span><text:span text:style-name="T580">its home location </text:span><text:span text:style-name="T579">to </text:span><text:span text:style-name="T580">then </text:span><text:span text:style-name="T579">be exposed </text:span><text:span text:style-name="T580">and accessed </text:span><text:span text:style-name="T579">through the pointer. <text:s/></text:span><text:span text:style-name="T580">It conveys explicit source information, including the namespace, function, and line number it came originated at, allowing for the comparison of two </text:span><text:span text:style-name="T288">thiscode</text:span><text:span text:style-name="T580"> variables.</text:span></text:p>
      <text:p text:style-name="P75"><text:span text:style-name="T199">thisCodeOf()</text:span><text:span text:style-name="T579"> is a compile-time feature which </text:span><text:span text:style-name="T580">allows for </text:span><text:span text:style-name="T579">accesses </text:span><text:span text:style-name="T580">up the call stack. <text:s/>They can be nested, but each one must have </text:span><text:span text:style-name="T581">either </text:span><text:span text:style-name="T580">the known function name they're accessing, </text:span><text:span text:style-name="T581">or a </text:span><text:span text:style-name="T289">thiscode</text:span><text:span text:style-name="T581"> variable</text:span><text:span text:style-name="T580"> conveyed within. <text:s/>This ability is made available in </text:span><text:span text:style-name="T288">CAlive</text:span><text:span text:style-name="T580"> to make documentation clearer, and to reduce the need to pass parameters which may or may not be needed.</text:span></text:p>
      <text:p text:style-name="P75"><text:span text:style-name="T580">When used as a traditional pointer </text:span><text:span text:style-name="T581">on a </text:span><text:span text:style-name="T289">thiscode</text:span><text:span text:style-name="T581"> type</text:span><text:span text:style-name="T580">, </text:span><text:span text:style-name="T288">thisCodeOf()</text:span><text:span text:style-name="T580"> exhibits a performance hit because it must </text:span><text:span text:style-name="T581">validate the named token and type on each reference and use</text:span><text:span text:style-name="T580">.</text:span></text:p>
      <text:p text:style-name="P239"><text:span text:style-name="T1004">// </text:span><text:span text:style-name="T1024">Usage examples of thisCode and thisCodeOf()</text:span><text:span text:style-name="T212"><text:line-break/>function </text:span><text:span text:style-name="T140">main</text:span><text:span text:style-name="T212"><text:line-break/>| returns int r<text:line-break/>| params int argc, char* argv[]<text:line-break/>{<text:line-break/> <text:s text:c="3"/>f</text:span><text:span text:style-name="T290">irst</text:span><text:span text:style-name="T212">();<text:line-break/> <text:s text:c="3"/>slow(</text:span><text:span text:style-name="T140">thisCode</text:span><text:span text:style-name="T212">);<text:line-break/> <text:s text:c="3"/>fast(</text:span><text:span text:style-name="T140">thisCode</text:span><text:span text:style-name="T212">);<text:line-break/>}<text:line-break/><text:line-break/><text:line-break/></text:span><text:span text:style-name="T1004">// </text:span><text:span text:style-name="T1026">Accesses main()'s argc integer</text:span><text:span text:style-name="T212"><text:line-break/>function </text:span><text:span text:style-name="T140">f</text:span><text:span text:style-name="T201">irst</text:span><text:span text:style-name="T212"><text:line-break/>{<text:line-break/> <text:s text:c="3"/>printf("%d parameters\n", </text:span><text:span text:style-name="T206">thisCodeOf</text:span><text:span text:style-name="T140">(main())-</text:span><text:span text:style-name="T201">&gt;</text:span><text:span text:style-name="T140">argc</text:span><text:span text:style-name="T212">);<text:line-break/> <text:s text:c="3"/></text:span><text:span text:style-name="T290">second</text:span><text:span text:style-name="T212">();<text:line-break/>}<text:line-break/><text:line-break/><text:line-break/></text:span><text:span text:style-name="T1004">// </text:span><text:span text:style-name="T1026">Accesses up the call stack, to first(), then to main()</text:span><text:span text:style-name="T212"><text:line-break/>function </text:span><text:span text:style-name="T201">second</text:span><text:span text:style-name="T212"><text:line-break/>{<text:line-break/></text:span><text:span text:style-name="T1004"> <text:s text:c="3"/>// </text:span><text:span text:style-name="T1024">T</text:span><text:span text:style-name="T1004">raverse call stack if you know it, up to f</text:span><text:span text:style-name="T1025">irst</text:span><text:span text:style-name="T1004">(), then main()<text:line-break/></text:span><text:span text:style-name="T212"> <text:s text:c="3"/>printf("%s is the first user param\n",<text:line-break/> <text:s text:c="21"/></text:span><text:span text:style-name="T206">thisCodeOf</text:span><text:span text:style-name="T140">(f</text:span><text:span text:style-name="T201">irst</text:span><text:span text:style-name="T140">())-</text:span><text:span text:style-name="T201">&gt;</text:span><text:span text:style-name="T206">thisCodeOf</text:span><text:span text:style-name="T140">(main())-</text:span><text:span text:style-name="T201">&gt;</text:span><text:span text:style-name="T140">argv[1]</text:span><text:span text:style-name="T212">);<text:line-break/>}<text:line-break/><text:line-break/><text:line-break/></text:span><text:span text:style-name="T1004">// </text:span><text:span text:style-name="T1026">Uses a generic livecode reference that </text:span><text:span text:style-name="T1027">must be validated on use</text:span><text:span text:style-name="T212"><text:line-break/>function </text:span><text:span text:style-name="T140">slow</text:span><text:span text:style-name="T212"><text:line-break/>| params </text:span><text:span text:style-name="T206">livecode</text:span><text:span text:style-name="T140"> lc</text:span><text:span text:style-name="T212"><text:line-break/>{<text:line-break/></text:span><text:soft-page-break/><text:span text:style-name="T1004"> <text:s text:c="3"/>// </text:span><text:span text:style-name="T1024">Must </text:span><text:span text:style-name="T1004">validate lc, lookup the named token, validate </text:span><text:span text:style-name="T1024">its </text:span><text:span text:style-name="T1004">type usage<text:line-break/></text:span><text:span text:style-name="T212"> <text:s text:c="3"/>printf("%d parameters, % is the first user param\n",<text:line-break/> <text:s text:c="48"/></text:span><text:span text:style-name="T140">lc-</text:span><text:span text:style-name="T201">&gt;</text:span><text:span text:style-name="T140">argc</text:span><text:span text:style-name="T212">, </text:span><text:span text:style-name="T140">lc-</text:span><text:span text:style-name="T201">&gt;</text:span><text:span text:style-name="T140">argv[1]</text:span><text:span text:style-name="T212">);<text:line-break/>}<text:line-break/><text:line-break/><text:line-break/></text:span><text:span text:style-name="T1004">// </text:span><text:span text:style-name="T1026">Uses a known livecode reference, </text:span><text:span text:style-name="T1027">no performance hit</text:span><text:span text:style-name="T212"><text:line-break/>function </text:span><text:span text:style-name="T140">fast</text:span><text:span text:style-name="T212"><text:line-break/>| params </text:span><text:span text:style-name="T206">livecode</text:span><text:span text:style-name="T204">(main())</text:span><text:span text:style-name="T140"> lc_main</text:span><text:span text:style-name="T212"><text:line-break/>{<text:line-break/> <text:s text:c="3"/></text:span><text:span text:style-name="T1004">// </text:span><text:span text:style-name="T1024">V</text:span><text:span text:style-name="T1004">alidation is </text:span><text:span text:style-name="T1024">not </text:span><text:span text:style-name="T1004">required. </text:span><text:span text:style-name="T1024">I</text:span><text:span text:style-name="T1004">t knows exactly what lc_main is</text:span><text:span text:style-name="T212"><text:line-break/> <text:s text:c="3"/>printf("%d parameters, % is the first user param\n",<text:line-break/> <text:s text:c="37"/></text:span><text:span text:style-name="T140">lc_main-</text:span><text:span text:style-name="T201">&gt;</text:span><text:span text:style-name="T140">argc</text:span><text:span text:style-name="T212">, </text:span><text:span text:style-name="T140">lc_main-</text:span><text:span text:style-name="T201">&gt;</text:span><text:span text:style-name="T140">argv[1]</text:span><text:span text:style-name="T212">);<text:line-break/>}</text:span></text:p>
      <text:p text:style-name="P21"><text:span text:style-name="T140">Note:</text:span><text:tab/>Use of either of these methods requires intimate knowledge of the machine state and/or call hierarchy as it uses information determined at both compile-time or runtime to obtain the data's location on the stack. <text:s/>Unless the parameter definitions match up exactly, the code would not work properly and would access some unknown bit of data, possibly signaling an inquiry.</text:p>
      <text:p text:style-name="P262"><text:span text:style-name="T212">Note:<text:tab/>The</text:span> thisCode context provides a way to reference to the context by which the current instruction pointer is executing. <text:s/>There are two ways to use thisCode -- (1) The slow method, which does validation, runtime token name lookup, and type validation on each use, and (2) the fast method, which knows at compile-time the context the LiveCode variable relates to, allowing direct access and type validation at that time.</text:p>
      <text:h text:style-name="P288" text:outline-level="1">jump f();</text:h>
      <text:p text:style-name="P76">CAlive<text:span text:style-name="T297"> introduces the ability to jump to a function, bypassing its </text:span><text:span text:style-name="T736">prologue</text:span><text:span text:style-name="T297"> code. <text:s/>This feature can easily result in an inquiry, and should only be used when the conditions of execution are well known.</text:span></text:p>
      <text:p text:style-name="P77"><text:span text:style-name="T297">In this example, parameters are passed into a kickoff function using an </text:span>any<text:span text:style-name="T297">. <text:s/>This hides the parameters, though they still exist on the stack.</text:span></text:p>
      <text:p text:style-name="P238"><text:span text:style-name="T1081">// </text:span><text:span text:style-name="T1148">Passes parameters received by an </text:span><text:span text:style-name="T1189">any</text:span><text:span text:style-name="T297"><text:line-break/>function </text:span><text:span text:style-name="T603">main</text:span><text:span text:style-name="T297"><text:line-break/>| returns int r<text:line-break/>| params int argc, char* argv[]<text:line-break/>{<text:line-break/></text:span><text:span text:style-name="T1060"> <text:s text:c="3"/>// </text:span><text:span text:style-name="T1080">Only calls </text:span><text:span text:style-name="T1189">kickoff()</text:span><text:span text:style-name="T1050">, and then kickoff() does the </text:span><text:span text:style-name="T1189">jump</text:span><text:span text:style-name="T1060"><text:line-break/></text:span><text:span text:style-name="T455"> <text:s text:c="3"/>kickoff(2, 1, 2);<text:line-break/> <text:s text:c="3"/>kickoff(3, 1, 2, 3);<text:line-break/></text:span><text:span text:style-name="T297">}<text:line-break/><text:line-break/><text:line-break/></text:span><text:span text:style-name="T1160">||||||||||</text:span><text:span text:style-name="T1081"><text:line-break/></text:span><text:span text:style-name="T1160">||||</text:span><text:span text:style-name="T1149"> </text:span><text:span text:style-name="T1081">Note: <text:s/>The extra passed parameters </text:span><text:span text:style-name="T1149">are </text:span><text:span text:style-name="T1081">hidden in the anonymous </text:span><text:span text:style-name="T1175">any</text:span><text:span text:style-name="T1081">.<text:line-break/></text:span><text:soft-page-break/><text:span text:style-name="T1160">||||</text:span><text:span text:style-name="T1081"> <text:s text:c="7"/>They're not automatically accessible here in kickoff(), but<text:line-break/></text:span><text:span text:style-name="T1160">||||</text:span><text:span text:style-name="T1081"> <text:s text:c="7"/>they do still exist, and when the jump is executed below, the<text:line-break/></text:span><text:span text:style-name="T1160">||||</text:span><text:span text:style-name="T1081"> <text:s text:c="7"/>functions which receive them will be able to access them by<text:line-break/></text:span><text:span text:style-name="T1160">||||</text:span><text:span text:style-name="T1081"> <text:s text:c="7"/>their own declaration, one which aligns with the stack.<text:line-break/></text:span><text:span text:style-name="T1160">||||||||||</text:span><text:span text:style-name="T297"><text:line-break/>function </text:span><text:span text:style-name="T603">kickoff</text:span><text:span text:style-name="T297"><text:line-break/>| params int param_count, any<text:line-break/>{<text:line-break/> <text:s text:c="3"/></text:span><text:span text:style-name="T1060">// Note: <text:s/>All parameters are inherited by kickoff_2_params()<text:line-break/></text:span><text:span text:style-name="T297"> <text:s text:c="8"/>if (param_count == 2) <text:s text:c="3"/></text:span><text:span text:style-name="T668">jump kickoff_2_params();</text:span><text:span text:style-name="T297"><text:line-break/> <text:s text:c="3"/>else if (param_count == 3) <text:s text:c="3"/></text:span><text:span text:style-name="T668">jump kickoff_3_params();</text:span><text:span text:style-name="T297"><text:line-break/></text:span><text:span text:style-name="T1060"> <text:s text:c="3"/>// Note: <text:s/>No params were passed to kickoff_N_params().</text:span><text:span text:style-name="T297"><text:line-break/>}<text:line-break/><text:line-break/><text:line-break/></text:span><text:span text:style-name="T1081">// </text:span><text:span text:style-name="T1147">This function exposes two params </text:span><text:span text:style-name="T1150">from </text:span><text:span text:style-name="T1147">kickoff()</text:span><text:span text:style-name="T1150">'s</text:span><text:span text:style-name="T1147"> </text:span><text:span text:style-name="T1188">any</text:span><text:span text:style-name="T1147"> declaration</text:span><text:span text:style-name="T1081"><text:line-break/></text:span><text:span text:style-name="T297">function </text:span><text:span text:style-name="T603">kickoff_2_params</text:span><text:span text:style-name="T297"><text:line-break/>| params int, int a, int b <text:s text:c="10"/></text:span><text:span text:style-name="T1081">// </text:span><text:span text:style-name="T1147">Both are accessible</text:span><text:span text:style-name="T297"><text:line-break/>{<text:line-break/></text:span><text:span text:style-name="T1060"> <text:s text:c="3"/>// Code is entered here, receiving all params kickoff() received.<text:line-break/> <text:s text:c="3"/>// The first parameter has no name so it not directly accessible,<text:line-break/> <text:s text:c="3"/>// but remains only as a placeholder to align the stack.</text:span><text:span text:style-name="T297"><text:line-break/>}<text:line-break/><text:line-break/><text:line-break/></text:span><text:span text:style-name="T1081">// </text:span><text:span text:style-name="T1147">This function exposes three params </text:span><text:span text:style-name="T1150">from </text:span><text:span text:style-name="T1147">kickoff()</text:span><text:span text:style-name="T1150">'s</text:span><text:span text:style-name="T1147"> </text:span><text:span text:style-name="T1188">any</text:span><text:span text:style-name="T1147"> declaration</text:span><text:span text:style-name="T1081"><text:line-break/></text:span><text:span text:style-name="T297">function </text:span><text:span text:style-name="T603">kickoff_3_params</text:span><text:span text:style-name="T297"><text:line-break/>| params int, int a, int b, int c <text:s text:c="3"/></text:span><text:span text:style-name="T1081">// </text:span><text:span text:style-name="T1147">All three are accessible</text:span><text:span text:style-name="T297"><text:line-break/>{<text:line-break/></text:span><text:span text:style-name="T1060"> <text:s text:c="3"/>// Code is entered here, receiving all params kickoff() received.<text:line-break/> <text:s text:c="3"/>// The first parameter has no name so it not directly accessible,<text:line-break/> <text:s text:c="3"/>// but remains only as a placeholder to align the stack.</text:span><text:span text:style-name="T297"><text:line-break/>}</text:span></text:p>
      <text:h text:style-name="P293" text:outline-level="1"><text:bookmark-start text:name="__RefHeading__2654_343834233"/><text:span text:style-name="T918">Code </text:span>Grouping<text:span text:style-name="T721">s</text:span><text:bookmark-end text:name="__RefHeading__2654_343834233"/></text:h>
      <text:p text:style-name="P122"><text:span text:style-name="T2">CAlive</text:span> introduces <text:span text:style-name="T89">groupin</text:span><text:span text:style-name="T94">g</text:span><text:span text:style-name="T95">s</text:span><text:span text:style-name="T719">. <text:s/></text:span><text:span text:style-name="T13">Groupings</text:span><text:span text:style-name="T330"> </text:span><text:span text:style-name="T424">allow for related information to be conveyed in a visible manner. <text:s/>They </text:span><text:span text:style-name="T330">are divided into two </text:span><text:span text:style-name="T424">general </text:span><text:span text:style-name="T330">types, </text:span><text:span text:style-name="T424">both of which </text:span><text:span text:style-name="T416">make use of the pipe sign </text:span><text:span text:style-name="T844">|</text:span><text:span text:style-name="T416"> character</text:span><text:span text:style-name="T330">:</text:span></text:p>
      <text:p text:style-name="P253"><text:span text:style-name="T424">H</text:span><text:span text:style-name="T336">eader </text:span><text:span text:style-name="T345">groupings</text:span><text:span text:style-name="T562"><text:line-break/></text:span><text:span text:style-name="T561">These are used in normal code blocks, and convey that, which in standard C syntax, would be something like an expression or parameters.</text:span></text:p>
      <text:p text:style-name="P251"><text:span text:style-name="T663">U</text:span><text:span text:style-name="T604">ser </text:span><text:span text:style-name="T664">groupings</text:span><text:span text:style-name="T345"><text:line-break/></text:span><text:span text:style-name="T424">These are used ad hoc as needed throughout the source file, and allow an obvious visual g</text:span><text:span text:style-name="T426">r</text:span><text:span text:style-name="T424">ouping of related content.</text:span></text:p>
      <text:p text:style-name="P121"><text:span text:style-name="T15">G</text:span><text:span text:style-name="T14">r</text:span><text:span text:style-name="T12">oupings</text:span><text:span text:style-name="T329"> </text:span><text:span text:style-name="T347">can </text:span><text:span text:style-name="T329">occur </text:span><text:span text:style-name="T346">only </text:span><text:span text:style-name="T333">as the first non-whitespace</text:span><text:span text:style-name="T334"> token</text:span><text:span text:style-name="T333"> </text:span><text:span text:style-name="T135">at the start of a </text:span><text:span text:style-name="T136">source code </text:span><text:span text:style-name="T135">line</text:span><text:span text:style-name="T329">.</text:span></text:p>
      <text:p text:style-name="P120"><text:span text:style-name="T604">Header </text:span><text:span text:style-name="T605">groupings</text:span><text:span text:style-name="T330"> are </text:span><text:span text:style-name="T335">introduced to </text:span><text:span text:style-name="T425">provide </text:span><text:span text:style-name="T330">a new way to define things like </text:span><text:span text:style-name="T847">functions</text:span><text:span text:style-name="T330">, </text:span><text:span text:style-name="T847">adhocs</text:span><text:span text:style-name="T330">, </text:span><text:span text:style-name="T847">flowofs</text:span><text:span text:style-name="T330">,</text:span><text:span text:style-name="T425"> </text:span><text:span text:style-name="T845">do while { }</text:span><text:span text:style-name="T425"> blocks, </text:span><text:span text:style-name="T845">for { }</text:span><text:span text:style-name="T35"> </text:span><text:span text:style-name="T425">blocks,</text:span><text:span text:style-name="T330"> and </text:span><text:span text:style-name="T35">member functions</text:span><text:span text:style-name="T330"> in classes </text:span><text:span text:style-name="T425">and structs</text:span><text:span text:style-name="T330">.</text:span></text:p>
      <text:p text:style-name="P174"><text:soft-page-break/><text:span text:style-name="T192">Note:</text:span><text:span text:style-name="T275"><text:tab/></text:span><text:span text:style-name="T276">Header</text:span><text:span text:style-name="T277"> groupings </text:span><text:span text:style-name="T275">us</text:span><text:span text:style-name="T1226">e </text:span><text:span text:style-name="T191">one pipe sign character</text:span><text:span text:style-name="T277">, </text:span><text:span text:style-name="T278">and follow immediately after the definition line </text:span><text:span text:style-name="T275">before its opening </text:span><text:span text:style-name="T192">{</text:span><text:span text:style-name="T275"> character</text:span><text:span text:style-name="T1226">.</text:span></text:p>
      <text:p text:style-name="P119"><text:span text:style-name="T331">E</text:span><text:span text:style-name="T297">xample:</text:span></text:p>
      <text:p text:style-name="P234"><text:span text:style-name="T1004">// </text:span><text:span text:style-name="T1017">Single pipe-sign for </text:span><text:span text:style-name="T1181">header groupings</text:span><text:line-break/>function sample<text:line-break/><text:span text:style-name="T206">|</text:span><text:span text:style-name="T919">returns int r <text:s text:c="16"/>// Header grouping </text:span><text:span text:style-name="T920">(leading pipe sign)</text:span><text:span text:style-name="T919"><text:line-break/></text:span><text:span text:style-name="T206">|</text:span><text:span text:style-name="T919">params int a, int b <text:s text:c="10"/>// Header grouping </text:span><text:span text:style-name="T920">(leading pipe sign)</text:span><text:span text:style-name="T919"><text:line-break/></text:span>{<text:line-break/><text:span text:style-name="T1000"> <text:s text:c="3"/>// Code goes here<text:line-break/></text:span>}</text:p>
      <text:p text:style-name="P118"><text:span text:style-name="T604">User </text:span><text:span text:style-name="T606">grouping</text:span><text:span text:style-name="T607">s</text:span><text:span text:style-name="T564">, </text:span><text:span text:style-name="T563">on the other hand,</text:span><text:span text:style-name="T328"> </text:span><text:span text:style-name="T332">are </text:span><text:span text:style-name="T336">inserted </text:span><text:span text:style-name="T425">anywhere </text:span><text:span text:style-name="T332">needed by the developer. <text:s/>They </text:span><text:span text:style-name="T416">are </text:span>interpreted <text:span text:style-name="T719">by the compiler </text:span>as either <text:span text:style-name="T46">whitespace</text:span><text:span text:style-name="T78">s</text:span> or <text:span text:style-name="T53">line </text:span><text:span text:style-name="T46">comment</text:span><text:span text:style-name="T78">s</text:span>, <text:span text:style-name="T719">depending on their token length:</text:span></text:p>
      <text:p text:style-name="P181"><text:span text:style-name="T52">Note:</text:span><text:span text:style-name="T18"><text:tab/></text:span><text:span text:style-name="T845">|||</text:span><text:span text:style-name="T35"> <text:s/></text:span><text:span text:style-name="T125">(3) </text:span><text:span text:style-name="T35">character sequences </text:span><text:span text:style-name="T9">are interpreted as </text:span><text:span text:style-name="T50">whitespace</text:span><text:span text:style-name="T52">s</text:span><text:span text:style-name="T23">.</text:span></text:p>
      <text:p text:style-name="P181"><text:span text:style-name="T52">Note:</text:span><text:span text:style-name="T18"><text:tab/></text:span><text:span text:style-name="T845">||||</text:span><text:span text:style-name="T35"> <text:s/>(4+) </text:span><text:span text:style-name="T117">character </text:span><text:span text:style-name="T11">sequences are interpreted as </text:span><text:span text:style-name="T59">l</text:span><text:span text:style-name="T50">ine comment</text:span><text:span text:style-name="T52">s</text:span><text:span text:style-name="T9">.</text:span></text:p>
      <text:p text:style-name="P117"><text:span text:style-name="T36">User groupings</text:span><text:span text:style-name="T1227"> was added not only to give a visible block cue which catches the eye quickly and easily, </text:span><text:span text:style-name="T337">but also </text:span><text:span text:style-name="T427">to </text:span><text:span text:style-name="T324">introduce </text:span><text:span text:style-name="T715">a new debugger feature called </text:span><text:span text:style-name="T74">group s</text:span><text:span text:style-name="T50">ingle step</text:span><text:span text:style-name="T96">. <text:s/></text:span><text:span text:style-name="T118">This </text:span><text:span text:style-name="T715">allows source code to be stepped over at the </text:span><text:span text:style-name="T36">user g</text:span><text:span text:style-name="T9">rou</text:span><text:span text:style-name="T19">ping</text:span><text:span text:style-name="T715"> level, and to collapse source code where in use, thereby leaving only the associated line comments visible in the source code, making it easier to see the big picture.</text:span></text:p>
      <text:p text:style-name="Paragraph">E<text:span text:style-name="T1228">xpanded e</text:span>xample:</text:p>
      <text:p text:style-name="P233">01: <text:s text:c="4"/><text:span text:style-name="T206">||||||||||</text:span><text:line-break/>02: <text:s text:c="4"/><text:span text:style-name="T206">|||</text:span><text:span text:style-name="T207">|</text:span><text:span text:style-name="T206"> Print five</text:span><text:line-break/>03: <text:s text:c="4"/><text:span text:style-name="T206">|</text:span><text:span text:style-name="T207">|</text:span><text:span text:style-name="T206">|</text:span><text:line-break/>04: <text:s text:c="4"/><text:span text:style-name="T206">|</text:span><text:span text:style-name="T207">|</text:span><text:span text:style-name="T206">|</text:span> <text:s/>int i;<text:line-break/>05: <text:s text:c="4"/><text:span text:style-name="T206">|</text:span><text:span text:style-name="T207">|</text:span><text:span text:style-name="T206">|</text:span> <text:s/>i = 5;<text:line-break/>06: <text:s text:c="4"/><text:span text:style-name="T206">|</text:span><text:span text:style-name="T207">|</text:span><text:span text:style-name="T206">|</text:span> <text:s/>printf(“%d\n”, i);<text:line-break/>07: <text:s text:c="4"/><text:span text:style-name="T206">|</text:span><text:span text:style-name="T207">|</text:span><text:span text:style-name="T206">|</text:span><text:line-break/>08: <text:s text:c="4"/><text:span text:style-name="T206">||||||</text:span></text:p>
      <text:p text:style-name="P116">In this example, lines <text:span text:style-name="T833">01</text:span>, <text:span text:style-name="T833">02</text:span>, and <text:span text:style-name="T833">08</text:span> are interpreted as <text:span text:style-name="T46">line comments</text:span>. <text:s/>Lines <text:span text:style-name="T833">03</text:span> <text:span text:style-name="T1228">thru</text:span> <text:span text:style-name="T833">07</text:span> are all interpreted as <text:span text:style-name="T46">whitespaces</text:span>.</text:p>
      <text:p text:style-name="P115"><text:span text:style-name="T1228">Collapsed e</text:span>xample<text:span text:style-name="T1229">s</text:span>:</text:p>
      <text:p text:style-name="P232"><text:span text:style-name="T1004">// </text:span><text:span text:style-name="T1016">Collapse display <text:s text:c="6"/>-- All line comments </text:span><text:span text:style-name="T1019">in the block </text:span><text:span text:style-name="T1016">are shown</text:span><text:span text:style-name="T1004"><text:line-break/></text:span>01: <text:s text:c="4"/><text:span text:style-name="T206">||||||||||</text:span><text:line-break/>02: <text:span text:style-name="T144">[+]</text:span> <text:span text:style-name="T206">||</text:span><text:span text:style-name="T207">|</text:span><text:span text:style-name="T206">| Print five</text:span><text:line-break/><text:soft-page-break/>0<text:span text:style-name="T722">8</text:span>: <text:s text:c="4"/><text:span text:style-name="T206">||||||</text:span><text:span text:style-name="T212"><text:line-break/><text:line-break/><text:line-break/></text:span><text:span text:style-name="T1004">// </text:span><text:span text:style-name="T1019">Full c</text:span><text:span text:style-name="T1016">ollapse display <text:s/>-- Only non-blank line comments are shown</text:span><text:span text:style-name="T265"><text:line-break/></text:span><text:span text:style-name="T212">02: </text:span><text:span text:style-name="T144">[+]</text:span><text:span text:style-name="T212"> </text:span><text:span text:style-name="T206">||</text:span><text:span text:style-name="T207">|</text:span><text:span text:style-name="T206">| Print five</text:span></text:p>
      <text:p text:style-name="P114">In <text:span text:style-name="T923">each </text:span>case, the <text:span text:style-name="T834">[+]</text:span><text:span text:style-name="T722"> indicates the code is collapsed, and can be expanded by clicking on it.</text:span></text:p>
      <text:h text:style-name="P294" text:outline-level="1"><text:bookmark-start text:name="__RefHeading__4299_889146227"/><text:span text:style-name="T1232">N|</text:span><text:span text:style-name="T1230"> </text:span>L<text:span text:style-name="T1269">ocal L</text:span>ine Renumbering<text:bookmark-end text:name="__RefHeading__4299_889146227"/></text:h>
      <text:p text:style-name="Paragraph"><text:span text:style-name="T2">CAlive</text:span><text:span text:style-name="T297"> introduces the ability to reorder </text:span><text:span text:style-name="T451">local </text:span><text:span text:style-name="T297">lines for visual purposes. <text:s/>To do this, an</text:span><text:span text:style-name="T428">other</text:span><text:span text:style-name="T297"> </text:span><text:span text:style-name="T428">type </text:span><text:span text:style-name="T297">of grouping is employed, </text:span><text:span text:style-name="T428">one</text:span><text:span text:style-name="T297"> where the pipe sign is </text:span><text:span text:style-name="T428">prefixed with only </text:span><text:span text:style-name="T297">the </text:span><text:span text:style-name="T428">local </text:span><text:span text:style-name="T297">line number </text:span><text:span text:style-name="T428">order</text:span><text:span text:style-name="T297">.</text:span></text:p>
      <text:p text:style-name="P231"><text:span text:style-name="T1081">// Normal code:<text:line-break/></text:span><text:span text:style-name="T357">f</text:span><text:span text:style-name="T297">unction name<text:line-break/>|returns s32 r<text:line-break/>|params int a, int b<text:line-break/>{<text:line-break/> <text:s text:c="3"/>a = get_value();<text:line-break/> <text:s text:c="3"/>r = some_function(a, b);<text:line-break/> <text:s text:c="3"/>b = set_value(b);<text:line-break/></text:span><text:span text:style-name="T357">}</text:span><text:span text:style-name="T297"><text:line-break/><text:line-break/><text:line-break/></text:span><text:span text:style-name="T1081">// Reordered code.<text:line-break/></text:span><text:span text:style-name="T357">f</text:span><text:span text:style-name="T297">unction name<text:line-break/>|returns s32 r<text:line-break/>|params int a, int b<text:line-break/>{<text:line-break/> <text:s text:c="2"/></text:span><text:span text:style-name="T1081">// </text:span><text:span text:style-name="T1111">It's compiled &amp; engaged in the order 1,2,3, but shown in the 1,3,2<text:line-break/> <text:s text:c="2"/>// order in the GUI editor:</text:span><text:span text:style-name="T1081"><text:line-break/></text:span><text:span text:style-name="T297"> <text:s text:c="2"/></text:span><text:span text:style-name="T668">1|</text:span><text:span text:style-name="T297"> <text:s/>a = get_value();<text:line-break/> <text:s text:c="2"/></text:span><text:span text:style-name="T668">3|</text:span><text:span text:style-name="T297"> <text:s/>b = set_value(b);<text:line-break/> <text:s text:c="2"/></text:span><text:span text:style-name="T668">2|</text:span><text:span text:style-name="T297"> <text:s/>r = some_function(a, b);<text:line-break/>}</text:span></text:p>
      <text:p text:style-name="P69">Why would <text:span text:style-name="T1230">anyone do </text:span>this?<text:span text:style-name="T297"> <text:s/></text:span><text:span text:style-name="T417">Good question. :-)</text:span></text:p>
      <text:p text:style-name="P113"><text:span text:style-name="T297">There have been times in programming where I</text:span><text:span text:style-name="T417">'ve</text:span><text:span text:style-name="T297"> wanted to see the differences between two source code lines, </text:span><text:span text:style-name="T429">but b</text:span><text:span text:style-name="T297">ecause there was a line or two </text:span><text:span text:style-name="T417">of source code </text:span><text:span text:style-name="T297">between </text:span><text:span text:style-name="T417">them</text:span><text:span text:style-name="T297"> it made it difficult to do </text:span><text:span text:style-name="T429">a visual </text:span><text:span text:style-name="T297">compare </text:span><text:span text:style-name="T356">because the content </text:span><text:span text:style-name="T417">was interrupted by the intervening line </text:span><text:span text:style-name="T429">(or lines)</text:span><text:span text:style-name="T417">. <text:s/>This </text:span><text:span text:style-name="T356">resulted in a type of visual noise </text:span><text:span text:style-name="T417">which made </text:span><text:span text:style-name="T356">it difficult </text:span><text:span text:style-name="T429">to accomplish the task</text:span><text:span text:style-name="T297">.</text:span></text:p>
      <text:p text:style-name="P22">My solution at that time was to reorder the lines temporarily, perform the comparison, and then put them back, as by normal source code editing. <text:s/>However, each time I came back I had to repeat the steps. <text:s/>I concluded that if there were a way to leave them that way, yet signify visually that they're out of order, it would make it easier to see the minor differences.</text:p>
      <text:p text:style-name="P113"><text:soft-page-break/><text:span text:style-name="T417">By </text:span><text:span text:style-name="T356">re-order</text:span><text:span text:style-name="T417">ing</text:span><text:span text:style-name="T356"> the lines, the eye automatically group</text:span><text:span text:style-name="T429">s</text:span><text:span text:style-name="T356"> things which are similar, making it easy to see th</text:span><text:span text:style-name="T429">ose</text:span><text:span text:style-name="T356"> </text:span><text:span text:style-name="T417">subtle </text:span><text:span text:style-name="T356">differences </text:span><text:span text:style-name="T429">without affecting compilation order or program flow</text:span><text:span text:style-name="T356">. <text:s/></text:span><text:span text:style-name="T429">T</text:span><text:span text:style-name="T356">he leading </text:span><text:span text:style-name="T890">N|</text:span><text:span text:style-name="T356"> characters indicate </text:span><text:span text:style-name="T429">visually that </text:span><text:span text:style-name="T356">they are out of order </text:span><text:span text:style-name="T417">in the GUI editor</text:span><text:span text:style-name="T356">.</text:span></text:p>
      <text:p text:style-name="P174"><text:span text:style-name="T180">Note:</text:span><text:span text:style-name="T924"><text:tab/>The GUI editor has built-in features which also re-order them into proper order visually when the feature is enabled.</text:span></text:p>
      <text:p text:style-name="P178">Note:<text:span text:style-name="T212"><text:tab/>Groupings can be of any length, but most be contiguous. <text:s/>This would include any comment lines that are within. <text:s/>They must all be </text:span><text:span text:style-name="T906">N|</text:span><text:span text:style-name="T212"> numbered.</text:span></text:p>
      <text:h text:style-name="P295" text:outline-level="1"><text:bookmark-start text:name="__RefHeading__4301_889146227"/>Double <text:span text:style-name="T1231">{{</text:span> and <text:span text:style-name="T1231">}}</text:span><text:bookmark-end text:name="__RefHeading__4301_889146227"/></text:h>
      <text:p text:style-name="P68">CAlive<text:span text:style-name="T297"> introduces </text:span><text:span text:style-name="T843">{{</text:span><text:span text:style-name="T297"> and </text:span><text:span text:style-name="T843">}}</text:span><text:span text:style-name="T297"> characters, referred to as </text:span><text:span text:style-name="T140">double left brace</text:span><text:span text:style-name="T297"> and </text:span><text:span text:style-name="T140">double right brace</text:span><text:span text:style-name="T297">.</text:span></text:p>
      <text:p text:style-name="P33">Their purpose is <text:span text:style-name="T925">directly related to their forerunners </text:span><text:span text:style-name="T837">{</text:span><text:span text:style-name="T925"> and </text:span><text:span text:style-name="T837">}</text:span><text:span text:style-name="T925">, and serve </text:span>to mark off block which may include improperly mated standard block characters, <text:span text:style-name="T833">{</text:span> and <text:span text:style-name="T833">}</text:span>.</text:p>
      <text:p text:style-name="P33">They can be used anywhere, but are typically used only in macro definitions and flowof blocks <text:span text:style-name="T2">(explained later)</text:span>.</text:p>
      <text:h text:style-name="P289" text:outline-level="1"><text:bookmark-start text:name="__RefHeading__4303_889146227"/>Multi-line <text:span text:style-name="T1236">#define</text:span> Macros<text:bookmark-end text:name="__RefHeading__4303_889146227"/></text:h>
      <text:p text:style-name="P67"><text:span text:style-name="T742">C</text:span><text:span text:style-name="T741">Alive</text:span><text:span text:style-name="T599"> introduces a simple way to define multi-line macros </text:span><text:span text:style-name="T601">through the use of the double left-brace {{ and double right-brace }} combinations:</text:span></text:p>
      <text:p text:style-name="P230"><text:span text:style-name="T1163">// </text:span><text:span text:style-name="T1162">Traditional macro definition<text:line-break/></text:span><text:span text:style-name="T601">#</text:span><text:span text:style-name="T599">define multiLineMacro </text:span><text:span text:style-name="T602">\</text:span><text:span text:style-name="T599"><text:line-break/> <text:s text:c="7"/>line1 </text:span><text:span text:style-name="T602">\</text:span><text:span text:style-name="T599"><text:line-break/> <text:s text:c="7"/>line2 </text:span><text:span text:style-name="T602">\</text:span><text:span text:style-name="T599"><text:line-break/> <text:s text:c="7"/>line3<text:line-break/><text:line-break/><text:line-break/></text:span><text:span text:style-name="T1162">// CAlive allows this syntax:<text:line-break/></text:span><text:span text:style-name="T599">#define multiLineMacro </text:span><text:span text:style-name="T602">{{</text:span><text:span text:style-name="T599"><text:line-break/> <text:s text:c="7"/>line1<text:line-break/> <text:s text:c="7"/>line2<text:line-break/> <text:s text:c="7"/>line3<text:line-break/></text:span><text:span text:style-name="T602">}}</text:span></text:p>
      <text:p text:style-name="P43">It is slightly longer, but <text:span text:style-name="T926">the content between </text:span><text:span text:style-name="T836">{{</text:span><text:span text:style-name="T926"> and </text:span><text:span text:style-name="T836">}}</text:span><text:span text:style-name="T926"> </text:span>is easier to read.</text:p>
      <text:p text:style-name="Quotations"><text:span text:style-name="T181">Note:</text:span><text:span text:style-name="T926"><text:tab/></text:span>By using the <text:span text:style-name="T140">double left-brace </text:span><text:span text:style-name="T843">{{</text:span> and <text:span text:style-name="T140">double right-brace </text:span><text:span text:style-name="T843">}}</text:span>, the ability exists <text:soft-page-break/>in the multi-line macro definition to have unmatched <text:span text:style-name="T843">{</text:span> and <text:span text:style-name="T843">}</text:span> combinations.</text:p>
      <text:p text:style-name="P185">Note:<text:span text:style-name="T212"><text:tab/>The </text:span><text:span text:style-name="T919">{</text:span><text:span text:style-name="T212"> and </text:span><text:span text:style-name="T919">}</text:span><text:span text:style-name="T212"> characters can be escaped within the </text:span><text:span text:style-name="T919">{{...}}</text:span><text:span text:style-name="T212"> macro body using<text:line-break/></text:span><text:span text:style-name="T913">\{</text:span><text:span text:style-name="T212"> and </text:span><text:span text:style-name="T913">\{</text:span><text:span text:style-name="T89"> as needed. <text:s/>Embedded </text:span><text:span text:style-name="T138">{{</text:span><text:span text:style-name="T89"> and </text:span><text:span text:style-name="T138">}}</text:span><text:span text:style-name="T89"> characters can also be escaped using </text:span><text:span text:style-name="T913">\{\{</text:span><text:span text:style-name="T89"> and </text:span><text:span text:style-name="T913">\}\}</text:span><text:span text:style-name="T89"> as needed.</text:span></text:p>
      <text:h text:style-name="P296" text:outline-level="1"><text:bookmark-start text:name="__RefHeading__2662_343834233"/>F<text:span text:style-name="T729">undamental Data Types</text:span><text:bookmark-end text:name="__RefHeading__2662_343834233"/></text:h>
      <text:p text:style-name="Paragraph"><text:span text:style-name="T2">CAlive</text:span> supports standard C and C++ fundamental data types, including:</text:p>
      <text:p text:style-name="P228"><text:span text:style-name="T140">bool</text:span> <text:s text:c="31"/>--<text:span text:style-name="T941"> 8-bit boolean</text:span><text:line-break/><text:line-break/><text:span text:style-name="T182">int8_t, <text:s/>c</text:span><text:span text:style-name="T140">har</text:span> <text:s text:c="22"/><text:span text:style-name="T941">-- 8-bit signed</text:span><text:line-break/><text:span text:style-name="T182">int16_t, s</text:span><text:span text:style-name="T140">hort</text:span> <text:s text:c="21"/><text:span text:style-name="T941">-- 16-bit signed</text:span><text:line-break/><text:span text:style-name="T140">i</text:span><text:span text:style-name="T182">nt32_t, i</text:span><text:span text:style-name="T140">nt</text:span> <text:s text:c="23"/><text:span text:style-name="T941">-- </text:span><text:span text:style-name="T942">32-bit signed</text:span><text:line-break/><text:span text:style-name="T182">int64_t, l</text:span><text:span text:style-name="T140">ong</text:span> <text:s text:c="22"/><text:span text:style-name="T941">-- 64-bit signed</text:span><text:line-break/><text:span text:style-name="T182">long long</text:span> <text:s text:c="26"/><text:span text:style-name="T941">-- 64-bit signed</text:span><text:line-break/><text:line-break/><text:span text:style-name="T140">u</text:span><text:span text:style-name="T182">int8_t</text:span><text:span text:style-name="T160">, <text:s/></text:span><text:span text:style-name="T183">uchar, <text:s/></text:span><text:span text:style-name="T160">u</text:span><text:span text:style-name="T140">nsigned char</text:span> <text:s text:c="4"/><text:span text:style-name="T941">-- 8-bit unsigned</text:span><text:line-break/><text:span text:style-name="T140">u</text:span><text:span text:style-name="T182">int16_t</text:span><text:span text:style-name="T160">, </text:span><text:span text:style-name="T183">ushort, </text:span><text:span text:style-name="T160">u</text:span><text:span text:style-name="T140">nsigned short</text:span> <text:s text:c="3"/><text:span text:style-name="T941">-- 16-bit unsigned</text:span><text:line-break/><text:span text:style-name="T140">u</text:span><text:span text:style-name="T160">int</text:span><text:span text:style-name="T182">32_t</text:span><text:span text:style-name="T160">, </text:span><text:span text:style-name="T183">uint, <text:s text:c="2"/></text:span><text:span text:style-name="T160">u</text:span><text:span text:style-name="T140">nsigned int</text:span> <text:s text:c="5"/><text:span text:style-name="T941">-- 32-bit unsigned</text:span><text:line-break/><text:span text:style-name="T140">u</text:span><text:span text:style-name="T182">int64_t</text:span><text:span text:style-name="T160">, u</text:span><text:span text:style-name="T183">long, <text:s/></text:span><text:span text:style-name="T140">nsigned long</text:span> <text:s text:c="5"/><text:span text:style-name="T941">-- 64-bit unsigned</text:span><text:line-break/><text:span text:style-name="T160">u</text:span><text:span text:style-name="T158">nsigned long long</text:span><text:span text:style-name="T747"> <text:s text:c="17"/></text:span><text:span text:style-name="T943">-- 64-bit unsigned</text:span><text:line-break/><text:line-break/><text:span text:style-name="T140">float</text:span><text:span text:style-name="T212">, </text:span><text:span text:style-name="T159">real4</text:span> <text:s text:c="23"/><text:span text:style-name="T941">-- 32-bit floating point IEEE-754</text:span><text:line-break/><text:span text:style-name="T140">double</text:span><text:span text:style-name="T212">, </text:span><text:span text:style-name="T159">real8</text:span> <text:s text:c="22"/><text:span text:style-name="T941">-- 64-bit floating point IEEE-754</text:span><text:line-break/><text:span text:style-name="T140">long double</text:span><text:span text:style-name="T212">, </text:span><text:span text:style-name="T159">real10</text:span> <text:s text:c="16"/><text:span text:style-name="T941">-- 80-bit floating point IEEE-754</text:span></text:p>
      <text:h text:style-name="Heading_20_2" text:outline-level="2"><text:bookmark-start text:name="__RefHeading__4305_889146227"/>Overrides<text:bookmark-end text:name="__RefHeading__4305_889146227"/></text:h>
      <text:p text:style-name="P112"><text:span text:style-name="T2">CAlive</text:span> supports <text:span text:style-name="T703">standard </text:span>variable-level overrides including <text:span text:style-name="T46">volatile</text:span><text:span text:style-name="T2"> </text:span><text:span text:style-name="T398">(</text:span><text:span text:style-name="T400">also called </text:span><text:span text:style-name="T63">live</text:span><text:span text:style-name="T399"> </text:span><text:span text:style-name="T398">in </text:span><text:span text:style-name="T7">CAlive)</text:span><text:span text:style-name="T2">,</text:span> <text:span text:style-name="T46">const</text:span><text:span text:style-name="T297">, </text:span><text:span text:style-name="T64">extern</text:span><text:span text:style-name="T317">, </text:span><text:span text:style-name="T64">static</text:span><text:span text:style-name="T317">,</text:span><text:span text:style-name="T297"> </text:span><text:span text:style-name="T301">and </text:span><text:span text:style-name="T317">also </text:span><text:span text:style-name="T301">introduces </text:span><text:span text:style-name="T318">three</text:span><text:span text:style-name="T317"> </text:span><text:span text:style-name="T301">new </text:span><text:span text:style-name="T302">ones</text:span><text:span text:style-name="T301">:</text:span></text:p>
      <text:p text:style-name="Preformatted_20_Text"><text:span text:style-name="T166">ro<text:tab/></text:span><text:span text:style-name="T703">-- store in read-only memory<text:line-break/></text:span><text:span text:style-name="T166">rw<text:tab/></text:span><text:span text:style-name="T703">-- store in read-write memory (default), and<text:line-break/></text:span><text:span text:style-name="T167">rw</text:span><text:span text:style-name="T168">p<text:tab/></text:span><text:span text:style-name="T785">-- read-write protocol, store in read-write memory</text:span></text:p>
      <text:p text:style-name="Paragraph"><text:span text:style-name="T318">The </text:span><text:span text:style-name="T846">rwp</text:span><text:span text:style-name="T5"> (r</text:span><text:span text:style-name="T4">ead-write protocol</text:span><text:span text:style-name="T5">)</text:span><text:span text:style-name="T302"> is an override </text:span><text:span text:style-name="T430">protecting against </text:span><text:span text:style-name="T302">data changes </text:span><text:span text:style-name="T318">unless the </text:span><text:span text:style-name="T888">(|</text:span><text:span text:style-name="T899">rwp</text:span><text:span text:style-name="T888">|)</text:span><text:span text:style-name="T4"> </text:span><text:span text:style-name="T302">cask is included </text:span><text:span text:style-name="T303">immediately before the write. <text:s/></text:span><text:span text:style-name="T318">If the </text:span><text:span text:style-name="T887">(|</text:span><text:span text:style-name="T898">rwp</text:span><text:span text:style-name="T900">|)</text:span><text:span text:style-name="T598"> cask is not included, </text:span><text:span text:style-name="T302">write accesses result in a </text:span><text:span text:style-name="T433">compilation error and if encountered in a runtime, an</text:span><text:span text:style-name="T302"> </text:span><text:span text:style-name="T4">inquiry</text:span><text:span text:style-name="T302">.</text:span></text:p>
      <text:p text:style-name="Quotations"><text:span text:style-name="T49">Note:</text:span><text:span text:style-name="T91"><text:tab/></text:span><text:span text:style-name="T93">R</text:span><text:span text:style-name="T92">ead</text:span><text:span text:style-name="T6"> accesses </text:span><text:span text:style-name="T8">on </text:span><text:span text:style-name="T80">rwp</text:span><text:span text:style-name="T8"> variables </text:span><text:span text:style-name="T6">are </text:span><text:span text:style-name="T79">always</text:span><text:span text:style-name="T92"> allowed</text:span><text:span text:style-name="T6">.</text:span></text:p>
      <text:p text:style-name="Paragraph">Example:</text:p>
      <text:p text:style-name="P229"><text:soft-page-break/><text:span text:style-name="T140">ro </text:span><text:s/>int _COUNT = 5; <text:s text:c="2"/><text:span text:style-name="T1000">// </text:span><text:span text:style-name="T1013">R</text:span><text:span text:style-name="T1004">ead-only</text:span><text:span text:style-name="T1000"> memory, </text:span><text:span text:style-name="T1217">behaves like const</text:span><text:line-break/><text:span text:style-name="T140">rw </text:span><text:s/>int _LOOPS = 5; <text:s text:c="2"/><text:span text:style-name="T1000">// </text:span><text:span text:style-name="T1013">R</text:span><text:span text:style-name="T1004">ead-write</text:span><text:span text:style-name="T1000"> memory, </text:span><text:span text:style-name="T1218">standard access, default</text:span><text:line-break/><text:span text:style-name="T145">rwp</text:span><text:span text:style-name="T704"> int _ITERS = 0; <text:s text:c="2"/></text:span><text:span text:style-name="T1216">// </text:span><text:span text:style-name="T1014">Read-write </text:span><text:span text:style-name="T1015">protected</text:span><text:span text:style-name="T1216">, </text:span><text:span text:style-name="T936">only</text:span><text:span text:style-name="T977">1</text:span><text:span text:style-name="T1216"> </text:span><text:span text:style-name="T1219">written to </text:span><text:span text:style-name="T1216">when</text:span><text:span text:style-name="T704"><text:line-break/> <text:s text:c="21"/></text:span><text:span text:style-name="T1216">// </text:span><text:span text:style-name="T1219">immediately </text:span><text:span text:style-name="T1216">prefixed w</text:span><text:span text:style-name="T1219">ith a </text:span><text:span text:style-name="T955">(|rwp|)</text:span><text:span text:style-name="T1216"> cask.<text:line-break/><text:line-break/></text:span><text:span text:style-name="T704"><text:line-break/></text:span><text:span text:style-name="T1179">// </text:span><text:span text:style-name="T977">1</text:span><text:span text:style-name="T978">Note:</text:span><text:span text:style-name="T1179"> <text:s/>All compile-time initializations are honored, </text:span><text:span text:style-name="T1180">but changes<text:line-break/>// <text:s text:c="8"/>made to protected variables </text:span><text:span text:style-name="T1196">must</text:span><text:span text:style-name="T1180"> follow protocol</text:span><text:span text:style-name="T1179">.</text:span></text:p>
      <text:h text:style-name="Heading_20_2" text:outline-level="2"><text:bookmark-start text:name="__RefHeading__2664_343834233"/>Endian<text:span text:style-name="T727">ness</text:span><text:bookmark-end text:name="__RefHeading__2664_343834233"/></text:h>
      <text:p text:style-name="P111"><text:span text:style-name="T2">CAlive</text:span> data is stored in memory as <text:span text:style-name="T46">little endian</text:span><text:span text:style-name="T89"> </text:span><text:span text:style-name="T104">by default,</text:span><text:span text:style-name="T527"> </text:span><text:span text:style-name="T528">but can be overridden for </text:span><text:span text:style-name="T65">big endian</text:span>.</text:p>
      <text:p text:style-name="P111">To explicitly set the endian<text:span text:style-name="T726">ness</text:span> using the command-line, the switches <text:span text:style-name="T46">-be</text:span> for<text:span text:style-name="T212"> big endian </text:span><text:span text:style-name="T726">and</text:span> <text:span text:style-name="T46">-le</text:span> for <text:span text:style-name="T212">little endian </text:span><text:span text:style-name="T726">are provided</text:span>. <text:s/><text:span text:style-name="T726">In addition, e</text:span>very variable can also have its own explicit override which prefixes the variable. <text:s/>Use a prefix of <text:span text:style-name="T843">be</text:span> for big endian, or <text:span text:style-name="T843">le</text:span> for little endian <text:span text:style-name="T726">will override command line switches</text:span>.</text:p>
      <text:p text:style-name="P14">Example:</text:p>
      <text:p text:style-name="P227"><text:span text:style-name="T140">be</text:span> int ab; <text:s text:c="4"/><text:span text:style-name="T1000">// ab </text:span><text:span text:style-name="T1215">will be</text:span><text:span text:style-name="T1000"> stored </text:span><text:span text:style-name="T1214">in memory</text:span><text:span text:style-name="T1000"> as </text:span><text:span text:style-name="T1175">big endian</text:span><text:line-break/><text:span text:style-name="T140">le</text:span> int al; <text:s text:c="4"/><text:span text:style-name="T1000">// al </text:span><text:span text:style-name="T1215">will be </text:span><text:span text:style-name="T1000">stored </text:span><text:span text:style-name="T1214">in memory </text:span><text:span text:style-name="T1000">as </text:span><text:span text:style-name="T1175">little endian</text:span><text:line-break/><text:line-break/><text:span text:style-name="T1000">// Note: <text:s/>All references are automatically converted </text:span><text:span text:style-name="T1212">as needed by the CPU</text:span><text:span text:style-name="T1000"><text:line-break/>// <text:s text:c="7"/></text:span><text:span text:style-name="T1212">for </text:span><text:span text:style-name="T1000">computation</text:span><text:span text:style-name="T1213">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02">using a general pattern of signed, unsigned, and floating point designators. <text:s/>These are the single digits </text:span><text:span text:style-name="T838">s</text:span><text:span text:style-name="T702">, </text:span><text:span text:style-name="T838">u</text:span><text:span text:style-name="T702">, and </text:span><text:span text:style-name="T838">f</text:span><text:span text:style-name="T702">. <text:s/>In addition, there are new fundamental structure types which are added to make certain types of low-level software development less library dependent, and more capable out of the box. <text:s/>Note that you can still use any libraries you choose.</text:span></text:p>
      <text:p text:style-name="P226"><text:span text:style-name="T140">s8</text:span>, <text:span text:style-name="T140">u8</text:span> <text:s text:c="7"/>-- 8-bit signed and unsigned<text:line-break/><text:span text:style-name="T140">s16</text:span>,<text:span text:style-name="T140">u16</text:span> <text:s text:c="6"/>-- 16-bit signed and unsigned<text:line-break/><text:span text:style-name="T140">s32</text:span>,<text:span text:style-name="T140">u32</text:span> <text:s text:c="6"/>-- 32-bit signed and unsigned<text:line-break/><text:span text:style-name="T140">s64</text:span>,<text:span text:style-name="T140">u64</text:span> <text:s text:c="6"/>-- 64-bit signed and unsigned<text:line-break/><text:span text:style-name="T140">f32</text:span>,<text:span text:style-name="T140">f64</text:span>,<text:span text:style-name="T140">f80</text:span> <text:s text:c="2"/>-- 32-bit, 64-bit, and 80-bit floating point<text:line-break/><text:line-break/><text:span text:style-name="T161">mint</text:span><text:span text:style-name="T220"> <text:s text:c="9"/>-- Machine size integer (32-bit or 64-bit)<text:line-break/></text:span><text:span text:style-name="T161">muint</text:span><text:span text:style-name="T220"> <text:s text:c="8"/>-- Machine size unsigned integer (32-bit or 64-bit)</text:span></text:p>
      <text:p text:style-name="P19"/>
      <text:h text:style-name="P315" text:outline-level="2"><text:bookmark-start text:name="__RefHeading__2668_343834233"/><text:soft-page-break/>Auto-<text:span text:style-name="T728">sizing</text:span><text:bookmark-end text:name="__RefHeading__2668_343834233"/></text:h>
      <text:p text:style-name="P110"><text:span text:style-name="T28">CAlive</text:span><text:span text:style-name="T396"> introduces the ability to have non-standard variables, which are </text:span><text:span text:style-name="T46">auto-sizing</text:span> <text:span text:style-name="T770">on use. <text:s/>These </text:span>auto-size to 32-bits (prefixed with <text:span text:style-name="T843">e</text:span>) or 64-bits (prefixed with <text:span text:style-name="T843">r</text:span>) <text:span text:style-name="T748">for use in computations. <text:s/></text:span><text:span text:style-name="T365">All auto-sizing data types will sign saturate upon storage back to their </text:span><text:span text:style-name="T396">native </text:span><text:span text:style-name="T365">form, and can </text:span><text:span text:style-name="T396">also </text:span><text:span text:style-name="T365">be used in conjunction with </text:span><text:span text:style-name="T421">endianness</text:span><text:span text:style-name="T365"> overrides:</text:span></text:p>
      <text:p text:style-name="P176"><text:span text:style-name="T147">Note:</text:span><text:span text:style-name="T748"><text:tab/>These </text:span><text:span text:style-name="T162">e</text:span><text:span text:style-name="T221"> and </text:span><text:span text:style-name="T162">r</text:span><text:span text:style-name="T221"> </text:span><text:span text:style-name="T222">prefixes</text:span><text:span text:style-name="T748"> are taken from the x86 prefixes used for </text:span><text:span text:style-name="T147">32-bit</text:span><text:span text:style-name="T748"> </text:span><text:span text:style-name="T853">e--</text:span><text:span text:style-name="T748"> and 64-bit </text:span><text:span text:style-name="T853">r--</text:span><text:span text:style-name="T748"> registers.</text:span></text:p>
      <text:p text:style-name="P225"><text:span text:style-name="T1004">// </text:span><text:span text:style-name="T1012">Expand to </text:span><text:span text:style-name="T935">32-bit</text:span><text:span text:style-name="T1012"> </text:span><text:span text:style-name="T1011">prefixed with “e”</text:span><text:span text:style-name="T1004"><text:line-break/></text:span><text:span text:style-name="T140">es8</text:span>, <text:span text:style-name="T140">eu8</text:span> <text:s text:c="5"/>-- 8-bit signed and unsigned<text:line-break/><text:span text:style-name="T140">es16</text:span>,<text:span text:style-name="T140">eu16</text:span> <text:s text:c="4"/>-- 16-bit signed and unsigned<text:line-break/><text:span text:style-name="T140">es24</text:span>,<text:span text:style-name="T140">eu24</text:span> <text:s text:c="4"/>-- 24-bit signed and unsigned<text:span text:style-name="T706"><text:line-break/><text:line-break/><text:line-break/></text:span><text:span text:style-name="T1010">// Expand to </text:span><text:span text:style-name="T934">64-bit</text:span><text:span text:style-name="T1010"> </text:span><text:span text:style-name="T1011">prefixed with “r”</text:span><text:span text:style-name="T1010"><text:line-break/></text:span><text:span text:style-name="T148">rs8</text:span><text:span text:style-name="T706">, </text:span><text:span text:style-name="T148">ru8</text:span><text:span text:style-name="T706"> <text:s text:c="5"/>-- 8-bit signed and unsigned<text:line-break/></text:span><text:span text:style-name="T148">rs16</text:span><text:span text:style-name="T706">,</text:span><text:span text:style-name="T148">ru16</text:span><text:span text:style-name="T706"> <text:s text:c="4"/>-- 16-bit signed and unsigned<text:line-break/></text:span><text:span text:style-name="T148">rs24</text:span><text:span text:style-name="T706">,</text:span><text:span text:style-name="T148">ru24</text:span><text:span text:style-name="T706"> <text:s text:c="4"/>-- 24-bit signed and unsigned<text:line-break/></text:span><text:span text:style-name="T148">rs32</text:span><text:span text:style-name="T706">,</text:span><text:span text:style-name="T148">ru32</text:span><text:span text:style-name="T706"> <text:s text:c="4"/>-- 32-bit signed and unsigned<text:line-break/></text:span><text:span text:style-name="T148">rs40</text:span><text:span text:style-name="T706">,</text:span><text:span text:style-name="T148">ru40</text:span><text:span text:style-name="T706"> <text:s text:c="4"/>-- 40-bit signed and unsigned<text:line-break/></text:span><text:span text:style-name="T148">rs48</text:span><text:span text:style-name="T706">,</text:span><text:span text:style-name="T148">ru48</text:span><text:span text:style-name="T706"> <text:s text:c="4"/>-- 48-bit signed and unsigned<text:line-break/></text:span><text:span text:style-name="T148">rs56</text:span><text:span text:style-name="T706">,</text:span><text:span text:style-name="T148">ru56</text:span><text:span text:style-name="T706"> <text:s text:c="4"/>-- 56-bit signed and unsigned</text:span></text:p>
      <text:h text:style-name="Heading_20_1" text:outline-level="1"><text:bookmark-start text:name="__RefHeading__2670_343834233"/>Built-in <text:span text:style-name="T730">Extensions</text:span><text:bookmark-end text:name="__RefHeading__2670_343834233"/></text:h>
      <text:p text:style-name="Paragraph"><text:span text:style-name="T26">CAlive</text:span><text:span text:style-name="T764"> introduces several </text:span>built-in <text:span text:style-name="T764">extensions which can aid in native data processing without external library support.</text:span></text:p>
      <text:p text:style-name="P184">Note:<text:span text:style-name="T212"><text:tab/>These are </text:span>not part<text:span text:style-name="T212"> of a “CAlive Standard Library,” but are native language features </text:span><text:span text:style-name="T279">built-in to the compiler and language</text:span><text:span text:style-name="T212">. <text:s/></text:span><text:span text:style-name="T279">As such, t</text:span><text:span text:style-name="T212">hese can </text:span><text:span text:style-name="T279">also</text:span><text:span text:style-name="T212"> be incorporated </text:span><text:span text:style-name="T279">directly </text:span><text:span text:style-name="T212">into “standard library” code.</text:span></text:p>
      <text:h text:style-name="Heading_20_3" text:outline-level="3"><text:bookmark-start text:name="__RefHeading__6446_1459851776"/><text:span text:style-name="T1221">Built-in Struct and Class </text:span>Types<text:bookmark-end text:name="__RefHeading__6446_1459851776"/></text:h>
      <text:p text:style-name="P224"><text:span text:style-name="T1004">// </text:span><text:span text:style-name="T1018">The following are available in CAlive as fundamental types, but<text:line-break/>// internally they are publicly exposed struct or class definitions</text:span><text:span text:style-name="T1004"><text:line-break/></text:span><text:span text:style-name="T140">var</text:span> <text:s text:c="10"/>-- <text:span text:style-name="T776">A weakly typed variable (determined </text:span>by <text:span text:style-name="T717">use and access)</text:span><text:line-break/><text:span text:style-name="T149">bi</text:span><text:span text:style-name="T716"> <text:s text:c="11"/>-- A big integer (arbitrary precision)<text:line-break/></text:span><text:span text:style-name="T149">bfp</text:span><text:span text:style-name="T716"> <text:s text:c="10"/>-- A big floating point (arbitrary precision)<text:line-break/></text:span><text:span text:style-name="T140">builder</text:span> <text:s text:c="6"/>-- An accumulato<text:span text:style-name="T718">r allocated in chunks as needed</text:span><text:line-break/><text:span text:style-name="T149">datum</text:span><text:span text:style-name="T716"> <text:s text:c="8"/>-- An allocated data block with length, and populated length<text:line-break/></text:span><text:span text:style-name="T149">date</text:span><text:span text:style-name="T716"> <text:s text:c="9"/>-- A date with year, month, day<text:line-break/></text:span><text:span text:style-name="T149">datetime</text:span><text:span text:style-name="T716"> <text:s text:c="5"/>-- A date plus hour, minute, second, millisecond<text:line-break/></text:span><text:span text:style-name="T149">process</text:span><text:span text:style-name="T716"> <text:s text:c="6"/>-- A process control variable<text:line-break/></text:span><text:span text:style-name="T149">thread</text:span><text:span text:style-name="T716"> <text:s text:c="7"/>-- A thread control variable<text:line-break/></text:span><text:soft-page-break/><text:span text:style-name="T716"><text:line-break/></text:span><text:span text:style-name="T1182">// Note: <text:s/>Once Visual FreePro, Jr. is completed, </text:span><text:span text:style-name="T1183">four </text:span><text:span text:style-name="T1182">new type</text:span><text:span text:style-name="T1183">s</text:span><text:span text:style-name="T1182"> will also<text:line-break/>// <text:s text:c="7"/>be introduced: <text:s/></text:span><text:span text:style-name="T1191">database</text:span><text:span text:style-name="T1193">,</text:span><text:span text:style-name="T1194"> </text:span><text:span text:style-name="T1192">index</text:span><text:span text:style-name="T1194">, </text:span><text:span text:style-name="T1192">record</text:span><text:span text:style-name="T1194">, and </text:span><text:span text:style-name="T1192">field</text:span><text:span text:style-name="T1182">. <text:s/></text:span><text:span text:style-name="T1183">These will</text:span><text:span text:style-name="T1182"><text:line-break/>// <text:s text:c="7"/>allow </text:span><text:span text:style-name="T1183">full </text:span><text:span text:style-name="T1182">access to a dBASE-like database engine.</text:span></text:p>
      <text:h text:style-name="P265" text:outline-level="3"><text:bookmark-start text:name="__RefHeading__6448_1459851776"/>Keywords<text:bookmark-end text:name="__RefHeading__6448_1459851776"/></text:h>
      <text:p text:style-name="P223"><text:span text:style-name="T773">function</text:span><text:span text:style-name="T225"> <text:s text:c="6"/>-- </text:span><text:span text:style-name="T226">A function definition</text:span><text:span text:style-name="T773"><text:line-break/>adhoc</text:span><text:span text:style-name="T225"> <text:s text:c="9"/>-- </text:span><text:span text:style-name="T226">An ad hoc function </text:span><text:span text:style-name="T270">definition</text:span><text:span text:style-name="T226"><text:line-break/></text:span><text:span text:style-name="T773">flowof</text:span><text:span text:style-name="T225"> <text:s text:c="8"/>-- </text:span><text:span text:style-name="T226">A flowof </text:span><text:span text:style-name="T270">definition</text:span><text:span text:style-name="T226"><text:line-break/></text:span><text:span text:style-name="T775">inquiry</text:span><text:span text:style-name="T230"> <text:s text:c="7"/>-- Signal an explicit inquiry<text:line-break/></text:span><text:span text:style-name="T225"><text:line-break/></text:span><text:span text:style-name="T773">flow</text:span><text:span text:style-name="T225"> <text:s text:c="10"/>-- </text:span><text:span text:style-name="T226">A </text:span><text:span text:style-name="T119">flow </text:span><text:span text:style-name="T120">{ }</text:span><text:span text:style-name="T271"> </text:span><text:span text:style-name="T226">block </text:span><text:span text:style-name="T271">for flow control</text:span><text:span text:style-name="T226"><text:line-break/></text:span><text:span text:style-name="T773">flowof</text:span><text:span text:style-name="T225"> <text:s text:c="8"/>-- </text:span><text:span text:style-name="T226">A </text:span><text:span text:style-name="T119">flowof </text:span><text:span text:style-name="T120">{ }</text:span><text:span text:style-name="T226"> block<text:line-break/></text:span><text:span text:style-name="T778">flowin</text:span><text:span text:style-name="T233"> <text:s text:c="8"/>-- Restarts a </text:span><text:span text:style-name="T108">flow { }</text:span><text:span text:style-name="T233"> block at the top<text:line-break/></text:span><text:span text:style-name="T778">flowout</text:span><text:span text:style-name="T233"> <text:s text:c="7"/>-- Leaves a </text:span><text:span text:style-name="T108">flow { }</text:span><text:span text:style-name="T233"> block, </text:span><text:span text:style-name="T240">can also use break or exit</text:span><text:span text:style-name="T773"><text:line-break/>inquiry</text:span><text:span text:style-name="T230"> <text:s text:c="7"/>-- </text:span><text:span text:style-name="T272">An </text:span><text:span text:style-name="T121">inquiry { }</text:span><text:span text:style-name="T272"> block</text:span><text:span text:style-name="T230"><text:line-break/></text:span><text:span text:style-name="T225"><text:line-break/></text:span><text:span text:style-name="T773">purpose</text:span><text:span text:style-name="T225"> <text:s text:c="7"/>-- </text:span><text:span text:style-name="T226">An externally visible local function</text:span><text:span text:style-name="T225"><text:line-break/></text:span><text:span text:style-name="T773">port</text:span><text:span text:style-name="T225"> <text:s text:c="10"/>-- </text:span><text:span text:style-name="T226">An externally visible port of entry into a function<text:line-break/><text:line-break/></text:span><text:span text:style-name="T782">with</text:span><text:span text:style-name="T239"> <text:s text:c="10"/>-- A </text:span><text:span text:style-name="T120">with (x) { }</text:span><text:span text:style-name="T271"> </text:span><text:span text:style-name="T239">block to simplify source code</text:span><text:span text:style-name="T226"><text:line-break/></text:span><text:span text:style-name="T230"><text:line-break/></text:span><text:span text:style-name="T775">marker</text:span><text:span text:style-name="T230"> <text:s text:c="8"/>-- </text:span><text:span text:style-name="T1223">[|marker|name|]</text:span><text:span text:style-name="T272">, a target for </text:span><text:span text:style-name="T1223">[|unwindto|]</text:span><text:span text:style-name="T230"><text:line-break/></text:span><text:span text:style-name="T777">unwindto</text:span><text:span text:style-name="T232"> <text:s text:c="6"/>-- </text:span><text:span text:style-name="T234">Unwinds </text:span><text:span text:style-name="T232">back </text:span><text:span text:style-name="T235">up the stack </text:span><text:span text:style-name="T232">to a named </text:span><text:span text:style-name="T1223">[|marker|]</text:span><text:span text:style-name="T232"><text:line-break/></text:span><text:span text:style-name="T225"><text:line-break/></text:span><text:span text:style-name="T782">label</text:span><text:span text:style-name="T239"> <text:s text:c="9"/>-- A local label</text:span><text:span text:style-name="T226"><text:line-break/></text:span><text:span text:style-name="T779">goto</text:span><text:span text:style-name="T236"> <text:s text:c="10"/>-- Move</text:span><text:span text:style-name="T273">s</text:span><text:span text:style-name="T236"> to the named label<text:line-break/><text:line-break/></text:span><text:span text:style-name="T783">if</text:span><text:span text:style-name="T241"> <text:s text:c="12"/>-- A standard </text:span><text:span text:style-name="T110">if { }</text:span><text:span text:style-name="T241"> block </text:span><text:span text:style-name="T242">with early-out</text:span><text:span text:style-name="T241"><text:line-break/></text:span><text:span text:style-name="T783">else</text:span><text:span text:style-name="T241"> <text:s text:c="10"/>-- A standard </text:span><text:span text:style-name="T110">else { }</text:span><text:span text:style-name="T522"> block </text:span><text:span text:style-name="T523">for </text:span><text:span text:style-name="T111">if</text:span><text:span text:style-name="T523">, </text:span><text:span text:style-name="T111">lif</text:span><text:span text:style-name="T523">, and </text:span><text:span text:style-name="T111">fif</text:span><text:span text:style-name="T241"><text:line-break/></text:span><text:span text:style-name="T783">lif</text:span><text:span text:style-name="T241"> <text:s text:c="11"/>-- A line-if </text:span><text:span text:style-name="T242">with early-out</text:span><text:span text:style-name="T241"><text:line-break/></text:span><text:span text:style-name="T783">fif</text:span><text:span text:style-name="T241"> <text:s text:c="11"/>-- </text:span><text:span text:style-name="T242">A full-if which always tests every condition</text:span><text:span text:style-name="T241"><text:line-break/></text:span><text:span text:style-name="T782">do</text:span><text:span text:style-name="T239"> <text:s text:c="12"/>-- A standard loop, either </text:span><text:span text:style-name="T109">[d</text:span><text:span text:style-name="T106">o</text:span><text:span text:style-name="T109">]</text:span><text:span text:style-name="T106"> while { }</text:span><text:span text:style-name="T520">,</text:span><text:span text:style-name="T239"> or </text:span><text:span text:style-name="T106">do { } while<text:line-break/></text:span><text:span text:style-name="T397">for</text:span><text:span text:style-name="T521"> <text:s text:c="11"/>-- A standard </text:span><text:span text:style-name="T107">for { }</text:span><text:span text:style-name="T521"> loop<text:line-break/></text:span><text:span text:style-name="T780">break</text:span><text:span text:style-name="T237">, </text:span><text:span text:style-name="T780">exit</text:span><text:span text:style-name="T237"> <text:s text:c="3"/>-- Exits a block<text:line-break/></text:span><text:span text:style-name="T781">continue</text:span><text:span text:style-name="T238">, </text:span><text:span text:style-name="T781">loop</text:span><text:span text:style-name="T238"> -- Moves to next iteration in a standard flow control block</text:span><text:span text:style-name="T212"><text:line-break/></text:span><text:line-break/>self<text:span text:style-name="T212"> <text:s text:c="10"/>-- Refers to current function, </text:span><text:span text:style-name="T223">adhoc, or </text:span><text:span text:style-name="T212">member function<text:line-break/></text:span><text:span text:style-name="T771">this</text:span><text:span text:style-name="T223"> <text:s text:c="10"/>-- Refers to current object<text:line-break/></text:span><text:span text:style-name="T771">thisCode</text:span><text:span text:style-name="T223"> <text:s text:c="6"/>-- References </text:span><text:span text:style-name="T105">CAlive</text:span><text:span text:style-name="T223">-specific objects<text:line-break/><text:line-break/></text:span><text:span text:style-name="T772">only</text:span><text:span text:style-name="T224"> <text:s text:c="10"/>-- For purposes and ports, to override returns or params<text:line-break/></text:span><text:span text:style-name="T774">pause</text:span><text:span text:style-name="T227"> <text:s text:c="9"/>-- </text:span><text:span text:style-name="T228">Pauses a thread</text:span><text:span text:style-name="T227"><text:line-break/></text:span><text:span text:style-name="T774">resume</text:span><text:span text:style-name="T227"> <text:s text:c="8"/>-- </text:span><text:span text:style-name="T228">Resumes a thread</text:span><text:span text:style-name="T227"><text:line-break/></text:span><text:span text:style-name="T774">engage</text:span><text:span text:style-name="T227"> <text:s text:c="8"/>-- </text:span><text:span text:style-name="T228">Launches a new remote process</text:span><text:span text:style-name="T227"><text:line-break/></text:span><text:span text:style-name="T774">unengage</text:span><text:span text:style-name="T227"> <text:s text:c="6"/>-- </text:span><text:span text:style-name="T229">Closes and shuts down </text:span><text:span text:style-name="T228">a thread or remote process<text:line-break/></text:span><text:span text:style-name="T212"><text:line-break/></text:span><text:span text:style-name="T775">meta</text:span><text:span text:style-name="T230"> <text:s text:c="10"/>-- A meta relationship to a true result o</text:span><text:span text:style-name="T231">f</text:span><text:span text:style-name="T230"> </text:span><text:span text:style-name="T231">a </text:span><text:span text:style-name="T230">logic test<text:line-break/></text:span><text:span text:style-name="T775">mefa</text:span><text:span text:style-name="T230"> <text:s text:c="10"/>-- A meta relationship to a false result o</text:span><text:span text:style-name="T231">f</text:span><text:span text:style-name="T230"> </text:span><text:span text:style-name="T231">a </text:span><text:span text:style-name="T230">logic test<text:line-break/></text:span><text:span text:style-name="T775">meia</text:span><text:span text:style-name="T230"> <text:s text:c="10"/>-- A meta relationship to an inquiry<text:line-break/></text:span><text:span text:style-name="T775">mema</text:span><text:span text:style-name="T230"> <text:s text:c="10"/>-- A meta relationship to a return message</text:span></text:p>
      <text:h text:style-name="P297" text:outline-level="1"><text:bookmark-start text:name="__RefHeading__6450_1459851776"/>Compile-time Functions and Constants<text:bookmark-end text:name="__RefHeading__6450_1459851776"/></text:h>
      <text:p text:style-name="P66">CAlive<text:span text:style-name="T297"> offers compile-time functions </text:span><text:span text:style-name="T373">to aid in documentation, conditional compilation, </text:span><text:span text:style-name="T374">and sizing</text:span><text:span text:style-name="T373">.</text:span></text:p>
      <text:p text:style-name="P222"><text:soft-page-break/><text:span text:style-name="T1099">// Variable inquiry<text:line-break/></text:span><text:span text:style-name="T648">s</text:span><text:span text:style-name="T603">izeof</text:span><text:span text:style-name="T455"> <text:s text:c="15"/>-- size in bytes<text:line-break/></text:span><text:span text:style-name="T603">countof</text:span><text:span text:style-name="T455"> <text:s text:c="14"/>-- count of units<text:line-break/></text:span><text:span text:style-name="T603">offsetof</text:span><text:span text:style-name="T455"> <text:s text:c="13"/>-- offset </text:span><text:span text:style-name="T518">within </text:span><text:span text:style-name="T455">its parent<text:line-break/></text:span><text:span text:style-name="T603">addressof</text:span><text:span text:style-name="T455"> <text:s text:c="12"/>-- address in memory<text:line-break/><text:line-break/><text:line-break/></text:span><text:span text:style-name="T1081">// </text:span><text:span text:style-name="T1099">Constant values</text:span><text:span text:style-name="T1081"><text:line-break/></text:span><text:span text:style-name="T636">tr</text:span><text:span text:style-name="T637">ue, </text:span><text:span text:style-name="T636">yes, on, </text:span><text:span text:style-name="T638">up</text:span><text:span text:style-name="T496"> <text:s text:c="4"/>-- </text:span><text:span text:style-name="T495">assign</text:span><text:span text:style-name="T518">s</text:span><text:span text:style-name="T495"> </text:span><text:span text:style-name="T496">-1 </text:span><text:span text:style-name="T495">to their target </text:span><text:span text:style-name="T497">(all bits set to 1)</text:span><text:span text:style-name="T495"><text:line-break/></text:span><text:span text:style-name="T637">false, </text:span><text:span text:style-name="T639">no, off, </text:span><text:span text:style-name="T638">down</text:span><text:span text:style-name="T497"> <text:s/>-- </text:span><text:span text:style-name="T495">assign</text:span><text:span text:style-name="T518">s</text:span><text:span text:style-name="T495"> <text:s/>0 to their target </text:span><text:span text:style-name="T497">(all bits set to 0)</text:span><text:span text:style-name="T495"><text:line-break/></text:span><text:span text:style-name="T640">null, </text:span><text:span text:style-name="T641">NULL</text:span><text:span text:style-name="T498"> <text:s text:c="11"/>-- constant value of 0, 0.0f, or 0.0</text:span><text:span text:style-name="T518">, </text:span><text:span text:style-name="T555">by context</text:span><text:span text:style-name="T498"><text:line-break/><text:line-break/><text:line-break/></text:span><text:span text:style-name="T1098">// </text:span><text:span text:style-name="T1099">Logic operators:</text:span><text:span text:style-name="T1098"><text:line-break/></text:span><text:span text:style-name="T642">and</text:span><text:span text:style-name="T499"> <text:s text:c="18"/>-- verbose form of the &amp;&amp; operator<text:line-break/></text:span><text:span text:style-name="T642">or</text:span><text:span text:style-name="T499"> <text:s text:c="19"/>-- verbose form of the || operator<text:line-break/><text:line-break/><text:line-break/></text:span><text:span text:style-name="T1100">// </text:span><text:span text:style-name="T1099">Bitwise operators:</text:span><text:span text:style-name="T1100"><text:line-break/></text:span><text:span text:style-name="T643">b</text:span><text:span text:style-name="T644">cmp</text:span><text:span text:style-name="T516"> <text:s text:c="17"/>-- verbose form of the bitwise ~ operator<text:line-break/></text:span><text:span text:style-name="T644">bnot, </text:span><text:span text:style-name="T643">b</text:span><text:span text:style-name="T644">flip</text:span><text:span text:style-name="T499"> <text:s text:c="10"/>-- verbose form of the </text:span><text:span text:style-name="T515">bitwise</text:span><text:span text:style-name="T499"> ! operator<text:line-break/></text:span><text:span text:style-name="T643">bx</text:span><text:span text:style-name="T642">or</text:span><text:span text:style-name="T499"> <text:s text:c="17"/>-- verbose form of the </text:span><text:span text:style-name="T515">bitwise</text:span><text:span text:style-name="T499"> ^ operator<text:line-break/></text:span><text:span text:style-name="T645">band</text:span><text:span text:style-name="T517"> <text:s text:c="17"/>-- verbose form of the bitwise &amp; operator</text:span><text:span text:style-name="T499"><text:line-break/></text:span><text:span text:style-name="T646">bor</text:span><text:span text:style-name="T515"> <text:s text:c="18"/>-- verbose form of the bitwise | operator</text:span><text:span text:style-name="T499"><text:line-break/></text:span><text:span text:style-name="T647">bs</text:span><text:span text:style-name="T642">hl</text:span><text:span text:style-name="T499"> <text:s text:c="17"/>-- verbose form of the </text:span><text:span text:style-name="T519">bitwise </text:span><text:span text:style-name="T499">&lt;&lt; operator<text:line-break/></text:span><text:span text:style-name="T647">bs</text:span><text:span text:style-name="T642">hr</text:span><text:span text:style-name="T499"> <text:s text:c="17"/>-- verbose form of the </text:span><text:span text:style-name="T519">bitwise </text:span><text:span text:style-name="T499">&gt;&gt; operator</text:span></text:p>
      <text:h text:style-name="P281" text:outline-level="1"><text:bookmark-start text:name="__RefHeading__6452_1459851776"/>Casks<text:bookmark-end text:name="__RefHeading__6452_1459851776"/></text:h>
      <text:p text:style-name="P81"><text:span text:style-name="T758">C</text:span>Alive<text:span text:style-name="T297"> introduces the </text:span><text:span text:style-name="T140">cask</text:span><text:span text:style-name="T297">. <text:s/></text:span>Casks<text:span text:style-name="T297"> are drop-ins that can be inserted anywhere in code in an otherwise syntactically correct expression.</text:span></text:p>
      <text:p text:style-name="P80"><text:span text:style-name="T375">The basic </text:span><text:span text:style-name="T759">c</text:span>ask<text:span text:style-name="T297"> </text:span><text:span text:style-name="T375">is made up of a matching left-side and right-side form, with the cask name in the middle. <text:s/>They </text:span><text:span text:style-name="T297">come in </text:span><text:span text:style-name="T435">six types: </text:span><text:span text:style-name="T297"><text:s/></text:span><text:span text:style-name="T1259">five </text:span><text:span text:style-name="T194">user </text:span><text:span text:style-name="T140">types</text:span>, <text:span text:style-name="T1237">and one </text:span><text:span text:style-name="T195">system type</text:span></text:p>
      <text:p text:style-name="P161"><text:span text:style-name="T804">~| utility |~</text:span><text:span text:style-name="T682"><text:tab/></text:span><text:span text:style-name="T592">for </text:span><text:span text:style-name="T591">arbitrary code </text:span><text:span text:style-name="T592">(</text:span><text:span text:style-name="T295">m</text:span><text:span text:style-name="T294">ulti-line</text:span><text:span text:style-name="T592"> support is given via </text:span><text:span text:style-name="T805">~|</text:span><text:span text:style-name="T1235">{ … }</text:span><text:span text:style-name="T805">|~</text:span><text:span text:style-name="T995"> </text:span><text:span text:style-name="T996">)</text:span><text:span text:style-name="T995">.</text:span><text:span text:style-name="T597"><text:line-break/></text:span><text:span text:style-name="T911">&lt;| logic |&gt;</text:span><text:span text:style-name="T681"><text:tab/></text:span><text:span text:style-name="T589">conditional logic test</text:span><text:span text:style-name="T595"> response</text:span><text:span text:style-name="T596"><text:line-break/></text:span><text:span text:style-name="T905">(| reference |)</text:span><text:span text:style-name="T297"><text:tab/></text:span><text:span text:style-name="T455">reference</text:span><text:span text:style-name="T565">s</text:span><text:span text:style-name="T455"> something which already exists<text:line-break/></text:span><text:span text:style-name="T910">[| definition |]</text:span><text:span text:style-name="T297"><text:tab/></text:span><text:span text:style-name="T455">define</text:span><text:span text:style-name="T565">s</text:span><text:span text:style-name="T455"> something, </text:span><text:span text:style-name="T554">or alters an existing/prior definition</text:span><text:span text:style-name="T455"><text:line-break/></text:span><text:span text:style-name="T803">\| code |/</text:span><text:span text:style-name="T511"><text:tab/>source code line delineat</text:span><text:span text:style-name="T565">ion</text:span><text:span text:style-name="T511"> </text:span><text:span text:style-name="T551">for </text:span><text:span text:style-name="T266">Side Coding</text:span><text:span text:style-name="T511"><text:line-break/></text:span><text:span text:style-name="T907">/</text:span><text:span text:style-name="T908">| auto |\</text:span><text:span text:style-name="T593"><text:tab/>auto-inserted by the compiler </text:span><text:span text:style-name="T293">(not used manually)</text:span></text:p>
      <text:p text:style-name="P171"><text:span text:style-name="T506">G</text:span><text:span text:style-name="T455">raphically the casks appear to be a solid unit in a GUI editor, </text:span><text:span text:style-name="T512">and always collapsed unless explicitly opened</text:span><text:span text:style-name="T455">. <text:s/>In text form they take on the form </text:span><text:span text:style-name="T507">shown </text:span><text:span text:style-name="T512">above</text:span><text:span text:style-name="T455">.</text:span></text:p>
      <text:h text:style-name="P266" text:outline-level="3"><text:bookmark-start text:name="__RefHeading__6454_1459851776"/>Sides <text:span text:style-name="T766">and Slots</text:span><text:bookmark-end text:name="__RefHeading__6454_1459851776"/></text:h>
      <text:p text:style-name="P40">Casks naturally have a <text:span text:style-name="T46">left-side</text:span>, <text:span text:style-name="T46">middle</text:span>, and a <text:span text:style-name="T46">right-side</text:span> in their format. <text:s/><text:span text:style-name="T929">In the </text:span><text:span text:style-name="T832">(|reference|)</text:span><text:span text:style-name="T929"> cask used above, t</text:span>hese would <text:span text:style-name="T929">equate </text:span>to <text:span text:style-name="T196">(1)</text:span><text:span text:style-name="T1260"> </text:span>left-<text:span text:style-name="T766">side</text:span>: <text:span text:style-name="T833">(|</text:span>, <text:span text:style-name="T196">(2)</text:span><text:span text:style-name="T1260"> </text:span>middle: reference, and <text:span text:style-name="T196">(3)</text:span><text:span text:style-name="T1260"> </text:span>right-<text:span text:style-name="T766">side</text:span>: <text:span text:style-name="T833">|)</text:span>. <text:s/>However, that is only <text:span text:style-name="T766">part of their </text:span>physical construction.</text:p>
      <text:p text:style-name="P40"><text:soft-page-break/><text:span text:style-name="T766">Casks can also hold data in </text:span>two extra <text:span text:style-name="T2">slots</text:span> called the <text:span text:style-name="T46">left-slot</text:span>, and <text:span text:style-name="T46">right-slot</text:span>. <text:s/><text:span text:style-name="T767">This is in addition to the implicit </text:span><text:span text:style-name="T75">middle-slot</text:span><text:span text:style-name="T767">.</text:span></text:p>
      <text:p text:style-name="P39">To introduce data into each slot location, use two <text:span text:style-name="T833">||</text:span> <text:span text:style-name="T1260">near </text:span>the symbol <text:span text:style-name="T1260">on its side</text:span>, as in:</text:p>
      <text:p text:style-name="P164"><text:span text:style-name="T1261">(</text:span><text:span text:style-name="T919">||left </text:span><text:span text:style-name="T1261">| </text:span><text:span text:style-name="T1262">middle </text:span><text:span text:style-name="T1261">|)</text:span><text:tab/><text:tab/><text:tab/><text:tab/><text:tab/><text:span text:style-name="T1240">Note:</text:span><text:span text:style-name="T1239"><text:tab/>(</text:span><text:span text:style-name="T139">||</text:span><text:span text:style-name="T1239">..|...|)<text:line-break/></text:span> <text:s text:c="6"/><text:span text:style-name="T1261">(| </text:span><text:span text:style-name="T1262">middle </text:span><text:span text:style-name="T1261">|</text:span><text:span text:style-name="T919"> </text:span><text:span text:style-name="T922">r</text:span><text:span text:style-name="T919">ight||</text:span><text:span text:style-name="T1261">)</text:span><text:tab/><text:tab/><text:tab/><text:span text:style-name="T1240">Note:</text:span><text:span text:style-name="T1239"><text:tab/>(|...|..</text:span><text:span text:style-name="T139">||</text:span><text:span text:style-name="T1239">)<text:line-break/></text:span><text:span text:style-name="T1261">(</text:span><text:span text:style-name="T919">||left </text:span><text:span text:style-name="T1261">| </text:span><text:span text:style-name="T1262">middle</text:span><text:span text:style-name="T1261"> |</text:span><text:span text:style-name="T919"> </text:span><text:span text:style-name="T922">r</text:span><text:span text:style-name="T919">ight||</text:span><text:span text:style-name="T1261">)</text:span><text:tab/><text:tab/><text:tab/><text:span text:style-name="T1240">Note:</text:span><text:span text:style-name="T1239"><text:tab/>(</text:span><text:span text:style-name="T139">||</text:span><text:span text:style-name="T1239">..|..</text:span><text:span text:style-name="T139">||</text:span><text:span text:style-name="T1239">)</text:span></text:p>
      <text:p text:style-name="P170">This results in the various forms appearing like this <text:span text:style-name="T1245">(shown with the </text:span><text:span text:style-name="T84">left-</text:span><text:span text:style-name="T1245"> and </text:span><text:span text:style-name="T84">right-slots</text:span><text:span text:style-name="T1245"> highlighted)</text:span>:</text:p>
      <text:p text:style-name="P165"><text:span text:style-name="T791">~</text:span><text:span text:style-name="T793">|</text:span><text:span text:style-name="T794">| left </text:span><text:span text:style-name="T792">| <text:s/></text:span><text:span text:style-name="T791">utility <text:s text:c="2"/>|</text:span><text:span text:style-name="T794"> </text:span><text:span text:style-name="T795">r</text:span><text:span text:style-name="T794">ight ||</text:span><text:span text:style-name="T791">~</text:span><text:span text:style-name="T1242"><text:tab/><text:tab/><text:tab/></text:span><text:span text:style-name="T1241">Note:</text:span><text:span text:style-name="T1243"><text:tab/></text:span><text:span text:style-name="T810">~</text:span><text:span text:style-name="T812">||</text:span><text:span text:style-name="T811">..|..</text:span><text:span text:style-name="T812">|</text:span><text:span text:style-name="T813">|</text:span><text:span text:style-name="T810">~</text:span><text:span text:style-name="T1244"><text:line-break/></text:span><text:span text:style-name="T683">&lt;</text:span><text:span text:style-name="T687">|| left </text:span><text:span text:style-name="T683">| <text:s text:c="2"/>logic <text:s text:c="3"/>|</text:span><text:span text:style-name="T687"> </text:span><text:span text:style-name="T688">r</text:span><text:span text:style-name="T687">ight ||</text:span><text:span text:style-name="T683">&gt;</text:span><text:span text:style-name="T297"><text:tab/><text:tab/><text:tab/></text:span><text:span text:style-name="T1241">Note:</text:span><text:span text:style-name="T1243"><text:tab/></text:span><text:span text:style-name="T982">&lt;</text:span><text:span text:style-name="T984">||</text:span><text:span text:style-name="T983">..|..</text:span><text:span text:style-name="T984">|</text:span><text:span text:style-name="T985">|</text:span><text:span text:style-name="T982">&gt;</text:span><text:span text:style-name="T1244"><text:line-break/></text:span><text:span text:style-name="T686">(</text:span><text:span text:style-name="T689">|| left </text:span><text:span text:style-name="T686">| reference <text:s/>|</text:span><text:span text:style-name="T689"> </text:span><text:span text:style-name="T690">r</text:span><text:span text:style-name="T689">ight ||</text:span><text:span text:style-name="T686">)</text:span><text:span text:style-name="T297"><text:tab/><text:tab/><text:tab/></text:span><text:span text:style-name="T1241">Note:</text:span><text:span text:style-name="T1243"><text:tab/></text:span><text:span text:style-name="T986">(</text:span><text:span text:style-name="T988">||</text:span><text:span text:style-name="T987">..|..</text:span><text:span text:style-name="T988">|</text:span><text:span text:style-name="T989">|</text:span><text:span text:style-name="T987">)</text:span><text:span text:style-name="T1243"><text:line-break/></text:span><text:span text:style-name="T685">[</text:span><text:span text:style-name="T691">|| left </text:span><text:span text:style-name="T685">| definition |</text:span><text:span text:style-name="T692"> r</text:span><text:span text:style-name="T691">ight ||</text:span><text:span text:style-name="T685">]</text:span><text:span text:style-name="T297"><text:tab/><text:tab/><text:tab/></text:span><text:span text:style-name="T1241">Note:</text:span><text:span text:style-name="T1243"><text:tab/></text:span><text:span text:style-name="T991">[</text:span><text:span text:style-name="T993">||</text:span><text:span text:style-name="T992">..|..</text:span><text:span text:style-name="T993">|</text:span><text:span text:style-name="T994">|</text:span><text:span text:style-name="T991">]</text:span></text:p>
      <text:p text:style-name="P174"><text:span text:style-name="T205">Note:<text:tab/></text:span><text:span text:style-name="T800">\|code|/</text:span><text:span text:style-name="T218"> casks do not </text:span><text:span text:style-name="T219">have any meaning assigned to </text:span><text:span text:style-name="T282">their </text:span><text:span text:style-name="T281">left- or right-slots</text:span><text:span text:style-name="T218">, </text:span><text:span text:style-name="T282">however, if they did, the </text:span><text:span text:style-name="T219">general format </text:span><text:span text:style-name="T281">would be </text:span><text:span text:style-name="T219">the sam</text:span><text:span text:style-name="T281">e:<text:line-break/><text:line-break/><text:tab/><text:tab/></text:span><text:span text:style-name="T801">\</text:span><text:span text:style-name="T802">|| left </text:span><text:span text:style-name="T801">| code |</text:span><text:span text:style-name="T802"> right ||</text:span><text:span text:style-name="T801">/</text:span></text:p>
      <text:h text:style-name="P268" text:outline-level="3"><text:bookmark-start text:name="__RefHeading__6456_1459851776"/>Specializ<text:span text:style-name="T930">ed Roles</text:span><text:bookmark-end text:name="__RefHeading__6456_1459851776"/></text:h>
      <text:p text:style-name="P38"><text:span text:style-name="T769">All casks were not created equal. <text:s/>Each of them has a specialized role in </text:span><text:span text:style-name="T27">CAlive</text:span><text:span text:style-name="T769">, and each of them are integral and necessary within the scope of those roles.</text:span></text:p>
      <text:h text:style-name="P269" text:outline-level="3"><text:bookmark-start text:name="__RefHeading__6458_1459851776"/>~|utility|~<text:bookmark-end text:name="__RefHeading__6458_1459851776"/></text:h>
      <text:p text:style-name="P37"><text:span text:style-name="T809">~| utility |~</text:span><text:span text:style-name="T765"> casks were created to </text:span>allow an arbitrary injection of code at any location in the program. <text:s/><text:span text:style-name="T765">As such, it was recognized that they may need include multiple lines of code, causing their definition to exceed a single encapsulated </text:span><text:span text:style-name="T809">~| statement |~</text:span><text:span text:style-name="T765">.</text:span></text:p>
      <text:p text:style-name="P37"><text:span text:style-name="T765">Once populated, the </text:span><text:span text:style-name="T809">~| utility |~</text:span><text:span text:style-name="T765">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36">To create a <text:span text:style-name="T808">~| utility |~</text:span> cask <text:span text:style-name="T768">with multiple lines, use a </text:span><text:span text:style-name="T835">{ }</text:span><text:span text:style-name="T768"> block:</text:span></text:p>
      <text:p text:style-name="P183"><text:soft-page-break/>Note:<text:span text:style-name="T212"><text:tab/>Either </text:span>{<text:span text:style-name="T212">..</text:span>}<text:span text:style-name="T212"> or </text:span>{{<text:span text:style-name="T212">….</text:span>}}<text:span text:style-name="T212"> can be used and perform the identical operation, they just need to be mated.</text:span></text:p>
      <text:p text:style-name="P221"><text:span text:style-name="T1004">// Code can be bunched together<text:line-break/></text:span><text:span text:style-name="T797">~|</text:span><text:span text:style-name="T932">{</text:span><text:span text:style-name="T938"> printf(“Entered\n”); second_thing(); third_thing(); /*Et </text:span><text:span text:style-name="T939">cetera</text:span><text:span text:style-name="T938">*/ </text:span><text:span text:style-name="T932">}</text:span><text:span text:style-name="T797">|~</text:span><text:line-break/><text:line-break/><text:line-break/><text:span text:style-name="T1004">// Or code can be spaced out visually as any other block<text:line-break/></text:span><text:span text:style-name="T797">~|</text:span><text:span text:style-name="T932">{</text:span><text:span text:style-name="T933">{</text:span><text:span text:style-name="T797"><text:line-break/> </text:span><text:span text:style-name="T938"><text:line-break/></text:span><text:span text:style-name="T940"> </text:span><text:span text:style-name="T938"><text:s text:c="3"/></text:span><text:span text:style-name="T1002">// </text:span><text:span text:style-name="T1003">Based on the where we are, do one of two things:</text:span><text:span text:style-name="T938"><text:line-break/></text:span><text:span text:style-name="T940"> </text:span><text:span text:style-name="T938"><text:s text:c="3"/>if (some_test)<text:line-break/></text:span><text:span text:style-name="T940"> </text:span><text:span text:style-name="T938"><text:s text:c="3"/>{<text:line-break/></text:span><text:span text:style-name="T940"> </text:span><text:span text:style-name="T938"><text:s text:c="7"/></text:span><text:span text:style-name="T1002">// Do something here</text:span><text:span text:style-name="T938"><text:line-break/></text:span><text:span text:style-name="T940"> </text:span><text:span text:style-name="T938"><text:s text:c="3"/>} else {<text:line-break/></text:span><text:span text:style-name="T940"> </text:span><text:span text:style-name="T938"><text:s text:c="7"/></text:span><text:span text:style-name="T1002">// Something else here</text:span><text:span text:style-name="T938"><text:line-break/></text:span><text:span text:style-name="T940"> </text:span><text:span text:style-name="T938"><text:s text:c="3"/>}<text:line-break/></text:span><text:span text:style-name="T940"> </text:span><text:span text:style-name="T938"><text:line-break/></text:span><text:span text:style-name="T932">}</text:span><text:span text:style-name="T933">}</text:span><text:span text:style-name="T797">|~</text:span></text:p>
      <text:h text:style-name="P271" text:outline-level="3"><text:bookmark-start text:name="__RefHeading__6460_1459851776"/>&lt;|logic|&gt;<text:bookmark-end text:name="__RefHeading__6460_1459851776"/></text:h>
      <text:p text:style-name="P65"><text:span text:style-name="T889">&lt;|logic|&gt;</text:span><text:span text:style-name="T297"> casks were created to allow engagement on the result of conditional test. <text:s/>There are two default </text:span><text:span text:style-name="T889">&lt;|logic|&gt;</text:span><text:span text:style-name="T297"> casks provided:</text:span></text:p>
      <text:p text:style-name="P158"><text:span text:style-name="T889">&lt;| meta</text:span><text:span text:style-name="T912"> </text:span><text:span text:style-name="T889">|&gt;</text:span><text:span text:style-name="T204"><text:tab/></text:span><text:span text:style-name="T814"><text:tab/></text:span>-- Called when the result of a logic test is true<text:line-break/><text:span text:style-name="T889">&lt;| mefa</text:span><text:span text:style-name="T912"> </text:span><text:span text:style-name="T889">|&gt;</text:span><text:tab/>-- Called when the result of a logic test is false</text:p>
      <text:p text:style-name="P32">Custom logic tests treat the <text:span text:style-name="T831">&lt;|logic|&gt;</text:span> cask like the trinary operator ((condition) ? if_true : if_false). <text:s/>For the <text:span text:style-name="T831">&lt;|logic|&gt;</text:span> cask use this syntax:</text:p>
      <text:p text:style-name="P163">&lt;|| condition | if_true | if_false ||&gt;</text:p>
      <text:p text:style-name="P31">Each of the if_true or if_false slots can contain standard code to call or embedded casks.</text:p>
      <text:h text:style-name="P272" text:outline-level="3"><text:bookmark-start text:name="__RefHeading__6462_1459851776"/>(|Reference|)<text:bookmark-end text:name="__RefHeading__6462_1459851776"/></text:h>
      <text:p text:style-name="P169"><text:span text:style-name="T89">Reference casks</text:span><text:span text:style-name="T455"> are used to access something that already exists, and </text:span><text:span text:style-name="T89">adhoc</text:span><text:span text:style-name="T455"> or </text:span><text:span text:style-name="T89">function</text:span><text:span text:style-name="T455"> </text:span><text:span text:style-name="T513">for example.</text:span></text:p>
      <text:p text:style-name="P162"><text:span text:style-name="T509">To </text:span><text:span text:style-name="T61">receive</text:span><text:span text:style-name="T103"> </text:span><text:span text:style-name="T509">return values, insert them </text:span><text:span text:style-name="T513">in </text:span><text:span text:style-name="T509">the </text:span><text:span text:style-name="T61">left-</text:span><text:span text:style-name="T62">slot</text:span><text:span text:style-name="T509">.<text:line-break/>To </text:span><text:span text:style-name="T61">pass</text:span><text:span text:style-name="T103"> </text:span><text:span text:style-name="T509">parameters, insert them </text:span><text:span text:style-name="T513">in </text:span><text:span text:style-name="T509">the </text:span><text:span text:style-name="T61">right-</text:span><text:span text:style-name="T62">slot</text:span><text:span text:style-name="T509">.</text:span></text:p>
      <text:p text:style-name="P168">For example:</text:p>
      <text:p text:style-name="P160"><text:span text:style-name="T905">(| myprint | ”Hello, world!” ||)</text:span><text:span text:style-name="T455"> passes the “Hellow, world!” parameter to myprint(). <text:s/>I</text:span><text:span text:style-name="T571">t</text:span><text:span text:style-name="T572">'</text:span><text:span text:style-name="T455">s essentially the same syntax as: <text:s/></text:span><text:span text:style-name="T906">myprint(“Hello, world!”);</text:span></text:p>
      <text:p text:style-name="P155"><text:soft-page-break/><text:span text:style-name="T905">(|| result | compute |)</text:span><text:span text:style-name="T455"> receives a return parameter from compute(). <text:s/>It</text:span><text:span text:style-name="T572">'</text:span><text:span text:style-name="T455">s essentially the same syntax as: <text:s/></text:span><text:span text:style-name="T906">result = compute();</text:span></text:p>
      <text:p text:style-name="P154"><text:span text:style-name="T905">(|| result | compute | a,b,c ||)</text:span><text:span text:style-name="T455"> sends parameters and receives a return parameter from compute(). <text:s/>It</text:span><text:span text:style-name="T572">'</text:span><text:span text:style-name="T455">s essentially the same as: <text:s/></text:span><text:span text:style-name="T906">result = compute(a,b,c);</text:span></text:p>
      <text:p text:style-name="P217"><text:span text:style-name="T297">function main<text:line-break/>| returns int r<text:line-break/>| params int argc, char* argv[]<text:line-break/>{<text:line-break/> <text:s text:c="3"/></text:span><text:span text:style-name="T380">int x </text:span><text:span text:style-name="T381">= 0</text:span><text:span text:style-name="T380">;<text:line-break/></text:span><text:span text:style-name="T297"><text:line-break/> <text:s text:c="3"/></text:span><text:span text:style-name="T379">adhoc myprint<text:line-break/> <text:s text:c="3"/>| params s8* </text:span><text:span text:style-name="T380">format, int value</text:span><text:span text:style-name="T379"><text:line-break/> <text:s text:c="3"/>{</text:span><text:span text:style-name="T297"><text:line-break/> <text:s text:c="7"/>printf(</text:span><text:span text:style-name="T395">format, value</text:span><text:span text:style-name="T297">);<text:line-break/> <text:s text:c="3"/></text:span><text:span text:style-name="T379">}<text:line-break/><text:line-break/><text:line-break/></text:span><text:span text:style-name="T665"> <text:s text:c="3"/></text:span><text:span text:style-name="T1144">// </text:span><text:span text:style-name="T1145">Stand-alone example:</text:span><text:span text:style-name="T665"><text:line-break/></text:span><text:span text:style-name="T379"> <text:s text:c="3"/></text:span><text:span text:style-name="T673">(|myprint|”%</text:span><text:span text:style-name="T674">d\n”, 5||</text:span><text:span text:style-name="T673">)</text:span><text:span text:style-name="T379"><text:line-break/> <text:s text:c="3"/>// </text:span><text:span text:style-name="T380">Displays: 5</text:span><text:span text:style-name="T379"><text:line-break/><text:line-break/><text:line-break/></text:span><text:span text:style-name="T665"> <text:s text:c="3"/></text:span><text:span text:style-name="T1144">// </text:span><text:span text:style-name="T1145">Used before and after an assignment:</text:span><text:span text:style-name="T666"><text:line-break/></text:span><text:span text:style-name="T380"> <text:s text:c="3"/></text:span><text:span text:style-name="T674">(|myprint|”Before: %d\n”, x||)</text:span><text:span text:style-name="T380"> <text:s/>x = 9 <text:s/></text:span><text:span text:style-name="T674">(|myprint|”After: %d\n”, x||)</text:span><text:span text:style-name="T590">;</text:span><text:span text:style-name="T297"><text:line-break/></text:span><text:span text:style-name="T1060"> <text:s text:c="3"/>// </text:span><text:span text:style-name="T1061">Displays: <text:s/>Before: 0<text:line-break/> <text:s text:c="3"/>// <text:s text:c="11"/>After: 9</text:span><text:span text:style-name="T1060"><text:line-break/></text:span><text:span text:style-name="T297">}</text:span></text:p>
      <text:h text:style-name="P273" text:outline-level="3"><text:bookmark-start text:name="__RefHeading__6464_1459851776"/>[|Definition|]<text:bookmark-end text:name="__RefHeading__6464_1459851776"/></text:h>
      <text:p text:style-name="P62"><text:span text:style-name="T891">[|definition|]</text:span><text:span text:style-name="T455"> casks were created to alter the way things are defined. <text:s/>They appear after the name of the thing they are modifying, and they convey </text:span><text:span text:style-name="T524">the change. <text:s/></text:span><text:span text:style-name="T894">[</text:span><text:span text:style-name="T895">|definition|]</text:span><text:span text:style-name="T525"> cask modifications come in </text:span><text:span text:style-name="T526">three</text:span><text:span text:style-name="T525"> forms:</text:span></text:p>
      <text:p text:style-name="P157"><text:span text:style-name="T164">Augment</text:span><text:span text:style-name="T245"><text:tab/>-- alters attributes of a named token and/or its type</text:span><text:span text:style-name="T163"><text:line-break/></text:span><text:span text:style-name="T164">D</text:span><text:span text:style-name="T163">efinition</text:span><text:tab/>-- alters the definition of a class, angel, or struct<text:line-break/><text:span text:style-name="T163">Us</text:span><text:span text:style-name="T165">ag</text:span><text:span text:style-name="T163">e</text:span><text:span text:style-name="T212"><text:tab/>-- alters a single instance use </text:span><text:span text:style-name="T246">of a </text:span><text:span text:style-name="T244">definition</text:span></text:p>
      <text:p text:style-name="P64"><text:span text:style-name="T140">Augment modifications</text:span><text:span text:style-name="T212"> </text:span><text:span text:style-name="T455">apply attributes which override the token name's existing attributes. <text:s/>These typically are used to alter things like its </text:span><text:span text:style-name="T212">const</text:span><text:span text:style-name="T455"> </text:span><text:span text:style-name="T529">or </text:span><text:span text:style-name="T247">read-only</text:span><text:span text:style-name="T529"> </text:span><text:span text:style-name="T455">nature, </text:span><text:span text:style-name="T529">whether or not it's </text:span><text:span text:style-name="T247">volatile</text:span><text:span text:style-name="T529"> in this context, etc</text:span><text:span text:style-name="T455">. <text:s/></text:span><text:span text:style-name="T530">These can be coded in the traditional way of course, but when they are modified using </text:span><text:span text:style-name="T896">[|definition|]</text:span><text:span text:style-name="T530"> casks, they will appear visibly augmented in the GUI editor in their standard form, with the actual definitions not normally appearing unless a </text:span><text:span text:style-name="T248">reveal casks</text:span><text:span text:style-name="T530"> feature is enabled.</text:span></text:p>
      <text:p text:style-name="P220"><text:span text:style-name="T1081">// Broken out separately:</text:span><text:span text:style-name="T603"><text:line-break/></text:span><text:span text:style-name="T455">int value </text:span><text:span text:style-name="T676">[|const|]</text:span><text:span text:style-name="T455"> </text:span><text:span text:style-name="T676">[|volatile|]</text:span><text:span text:style-name="T455">;<text:line-break/><text:line-break/><text:line-break/></text:span><text:soft-page-break/><text:span text:style-name="T1081">// Or combined:</text:span><text:span text:style-name="T603"><text:line-break/></text:span><text:span text:style-name="T455">int value </text:span><text:span text:style-name="T676">[|const volatile|]</text:span><text:span text:style-name="T455">;<text:line-break/><text:line-break/><text:line-break/> <text:s text:c="4"/></text:span><text:span text:style-name="T1171">// In the </text:span><text:span text:style-name="T1175">GUI editor</text:span><text:span text:style-name="T1171">, a definition augment </text:span><text:span text:style-name="T1175">alters its appearance</text:span><text:span text:style-name="T1171">:</text:span><text:span text:style-name="T89"><text:line-break/></text:span><text:span text:style-name="T46"> <text:s text:c="7"/></text:span><text:span text:style-name="T87">[</text:span><text:span text:style-name="T88">|</text:span><text:span text:style-name="T87">int value</text:span><text:span text:style-name="T88">|</text:span><text:span text:style-name="T87">]</text:span><text:span text:style-name="T89">; <text:s text:c="2"/></text:span><text:span text:style-name="T1171">// Is shown blocked off and colorized</text:span></text:p>
      <text:p text:style-name="P63"><text:span text:style-name="T140">Definition modifications</text:span><text:span text:style-name="T455"> are used to alter the name of the token, or its type. <text:s/>Changing a token's name requires only that it be unique, but changing its type requires that it be </text:span><text:span text:style-name="T212">the same or lesser size.</text:span><text:span text:style-name="T455"> <text:s/></text:span><text:span text:style-name="T531">They use one of two syntaxes:</text:span></text:p>
      <text:p text:style-name="P159"><text:span text:style-name="T910">[| rename name to new_name |]</text:span><text:span text:style-name="T212"><text:tab/>-- renames a member</text:span><text:line-break/><text:span text:style-name="T910">[| retype name to new_type |]</text:span><text:span text:style-name="T212"><text:tab/>-- retypes a member</text:span></text:p>
      <text:p text:style-name="P174"><text:span text:style-name="T171">Note:</text:span><text:span text:style-name="T253"><text:tab/></text:span><text:span text:style-name="T212">When alternate definitions are applied, they occupy the </text:span>same space<text:span text:style-name="T212"> </text:span><text:span text:style-name="T253">in the structure </text:span><text:span text:style-name="T212">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19"><text:span text:style-name="T212">struct S</text:span><text:span text:style-name="T251">General</text:span><text:span text:style-name="T212"><text:line-break/>{<text:line-break/> <text:s text:c="3"/>void* <text:s/>p;<text:line-break/> <text:s text:c="3"/>int <text:s text:c="3"/>num;<text:line-break/>};<text:line-break/><text:line-break/></text:span><text:span text:style-name="T252">struct SCensus<text:line-break/>{<text:line-break/></text:span><text:span text:style-name="T249"> <text:s text:c="3"/></text:span><text:span text:style-name="T250">S</text:span><text:span text:style-name="T251">General</text:span><text:span text:style-name="T250">* </text:span><text:span text:style-name="T252">populace</text:span><text:span text:style-name="T250"> </text:span><text:span text:style-name="T209">[|</text:span><text:span text:style-name="T210">rename num to count|]</text:span><text:span text:style-name="T251"><text:line-break/> <text:s text:c="22"/></text:span><text:span text:style-name="T210">[|rename p to people|]</text:span><text:span text:style-name="T251"><text:line-break/> <text:s text:c="22"/></text:span><text:span text:style-name="T210">[|retype p to SPeople*|]</text:span><text:span text:style-name="T251">;</text:span><text:span text:style-name="T249"><text:line-break/></text:span><text:span text:style-name="T252">};<text:line-break/><text:line-break/>function my_function<text:line-break/>{<text:line-break/> <text:s text:c="3"/>SCensus* cen;<text:line-break/><text:line-break/></text:span><text:span text:style-name="T1001"> <text:s text:c="3"/>// Members which </text:span><text:span text:style-name="T1173">ARE</text:span><text:span text:style-name="T1001"> available:<text:line-break/> <text:s text:c="3"/>// <text:s text:c="4"/></text:span><text:span text:style-name="T1005">cen-&gt;count;</text:span><text:span text:style-name="T1001"><text:line-break/> <text:s text:c="3"/>// <text:s text:c="4"/></text:span><text:span text:style-name="T1005">cen-&gt;people;</text:span><text:span text:style-name="T1001"><text:line-break/><text:line-break/> <text:s text:c="3"/>// Members which </text:span><text:span text:style-name="T1173">ARE NOT</text:span><text:span text:style-name="T1001"> available:<text:line-break/> <text:s text:c="3"/>// <text:s text:c="4"/></text:span><text:span text:style-name="T1197">cen-&gt;p;</text:span><text:span text:style-name="T1001"><text:line-break/> <text:s text:c="3"/>// <text:s text:c="4"/></text:span><text:span text:style-name="T1198">cen-&gt;num;</text:span><text:span text:style-name="T1001"><text:line-break/></text:span><text:span text:style-name="T252">}</text:span></text:p>
      <text:p text:style-name="P182"><text:span text:style-name="T170">N</text:span><text:span text:style-name="T140">ot</text:span><text:span text:style-name="T169">e:</text:span><text:span text:style-name="T251"><text:tab/>I</text:span><text:span text:style-name="T212">n this </text:span><text:span text:style-name="T251">case, the original member name is </text:span><text:span text:style-name="T169">always</text:span><text:span text:style-name="T251"> used to signify which member is being altered, which is why </text:span><text:span text:style-name="T885">p</text:span><text:span text:style-name="T251"> is used after </text:span><text:span text:style-name="T285">the first </text:span><text:span text:style-name="T251">rename.</text:span></text:p>
      <text:p text:style-name="P63"><text:soft-page-break/><text:span text:style-name="T140">Usage modifications</text:span><text:span text:style-name="T455"> do not affect the actual definition of the thing being used, but only the one use in a particular case. <text:s/>This can come in handy when a member is defined as </text:span><text:span text:style-name="T843">void* p</text:span><text:span text:style-name="T455">, for example, and in context it is known that the </text:span><text:span text:style-name="T843">void*</text:span><text:span text:style-name="T455"> member won't be </text:span><text:span text:style-name="T843">void*</text:span><text:span text:style-name="T455">, but rather is of some other known form.</text:span></text:p>
      <text:p text:style-name="P218"><text:span text:style-name="T455">struct S</text:span><text:span text:style-name="T532">General</text:span><text:span text:style-name="T455"><text:line-break/>{<text:line-break/> <text:s text:c="3"/>void* <text:s/>p;<text:line-break/> <text:s text:c="3"/>int <text:s text:c="3"/>num;<text:line-break/>};<text:line-break/><text:line-break/></text:span><text:span text:style-name="T533">function my_function<text:line-break/>{<text:line-break/> <text:s text:c="3"/></text:span><text:span text:style-name="T531">S</text:span><text:span text:style-name="T532">General</text:span><text:span text:style-name="T531">* </text:span><text:span text:style-name="T532">gen</text:span><text:span text:style-name="T531"> </text:span><text:span text:style-name="T677">[|</text:span><text:span text:style-name="T678">rename num to count|]</text:span><text:span text:style-name="T532"><text:line-break/> <text:s text:c="17"/></text:span><text:span text:style-name="T678">[|rename p to people|]</text:span><text:span text:style-name="T532"><text:line-break/> <text:s text:c="17"/></text:span><text:span text:style-name="T678">[|retype p to SPeople*|]</text:span><text:span text:style-name="T532">;</text:span><text:span text:style-name="T533"><text:line-break/>}</text:span></text:p>
      <text:h text:style-name="P270" text:outline-level="3"><text:bookmark-start text:name="__RefHeading__6929_1667753502"/><text:span text:style-name="T784">\</text:span>|<text:span text:style-name="T187">Code</text:span>|/<text:bookmark-end text:name="__RefHeading__6929_1667753502"/></text:h>
      <text:p text:style-name="P61"><text:span text:style-name="T269">CAlive</text:span><text:span text:style-name="T553"> </text:span><text:span text:style-name="T524">introduced </text:span><text:span text:style-name="T799">\|code|/</text:span><text:span text:style-name="T553"> casks </text:span><text:span text:style-name="T524">for the purpose of </text:span><text:span text:style-name="T243">side coding</text:span><text:span text:style-name="T524">, a text file augment for enhancing source code explained later in this book.</text:span></text:p>
      <text:h text:style-name="P274" text:outline-level="3"><text:bookmark-start text:name="__RefHeading__10027_1415873427"/>/|Auto|\<text:bookmark-end text:name="__RefHeading__10027_1415873427"/></text:h>
      <text:p text:style-name="P79"><text:span text:style-name="T784">C</text:span>Alive<text:span text:style-name="T297"> will auto-insert </text:span><text:span text:style-name="T843">/|auto|\</text:span><text:span text:style-name="T297"> casks as needed to provide hints from the compiler about things which may be questionable, or if there was some ambiguity to convey the choice the compiler made.</text:span></text:p>
      <text:p text:style-name="P174"><text:span text:style-name="T188">Note:</text:span><text:tab/>This type of <text:span text:style-name="T928">immediate </text:span>feedback <text:span text:style-name="T928">from the compiler </text:span>allow<text:span text:style-name="T928">s </text:span>code to edited in-the-moment to fix an incorrect assumption made by the compiler <text:span text:style-name="T928">based on need.</text:span></text:p>
      <text:h text:style-name="P316" text:outline-level="2"><text:bookmark-start text:name="__RefHeading__6466_1459851776"/>Drop-ins<text:bookmark-end text:name="__RefHeading__6466_1459851776"/></text:h>
      <text:p text:style-name="P109"><text:span text:style-name="T507">C</text:span><text:span text:style-name="T455">asks can be dropped into code at any point. <text:s/>Based on their form they will have different </text:span><text:span text:style-name="T508">e</text:span><text:span text:style-name="T455">ffects on the binary that is produced, or they may have no affect at all.</text:span></text:p>
      <text:p text:style-name="P216"><text:span text:style-name="T1081">// Standard function using its syntax<text:line-break/></text:span><text:span text:style-name="T297">function main<text:line-break/>| returns int r<text:line-break/>| params int argc, char* argv[]<text:line-break/>{<text:line-break/> <text:s text:c="3"/>printf(“%d\n”, argc);<text:line-break/>}<text:line-break/><text:line-break/><text:line-break/></text:span><text:span text:style-name="T1081">// To apply a cask, insert </text:span><text:span text:style-name="T1082">it </text:span><text:span text:style-name="T1081">anywhere </text:span><text:span text:style-name="T1082">in code. <text:s/></text:span><text:span text:style-name="T1142">Note that in the<text:line-break/></text:span><text:soft-page-break/><text:span text:style-name="T1142">// examples below, the extra spacing is added to make it easier to<text:line-break/>// see. <text:s/>However, in real source code the spacing is not required.<text:line-break/></text:span><text:span text:style-name="T378"><text:line-break/></text:span><text:span text:style-name="T376"><text:line-break/></text:span><text:span text:style-name="T1082">// </text:span><text:span text:style-name="T1083">Example 1:<text:line-break/></text:span><text:span text:style-name="T297">function main<text:line-break/>| returns int r<text:line-break/>| params int argc, char* argv[]<text:line-break/>{<text:line-break/> <text:s text:c="3"/>printf(</text:span><text:span text:style-name="T675">(|cask|)</text:span><text:span text:style-name="T667"> </text:span><text:span text:style-name="T297">“%d\n”, argc);<text:line-break/>}<text:line-break/></text:span><text:span text:style-name="T1081">// </text:span><text:span text:style-name="T1143">In this case, the </text:span><text:span text:style-name="T1234">(|cask|)</text:span><text:span text:style-name="T1143"> is inserted before the </text:span><text:span text:style-name="T1187">“%d\n”</text:span><text:span text:style-name="T1143"> parameter</text:span><text:span text:style-name="T1081"><text:line-break/></text:span><text:span text:style-name="T297"><text:line-break/><text:line-break/></text:span><text:span text:style-name="T1082">// </text:span><text:span text:style-name="T1083">Example </text:span><text:span text:style-name="T1084">2</text:span><text:span text:style-name="T1083">:<text:line-break/></text:span><text:span text:style-name="T297">function main<text:line-break/>| returns int r<text:line-break/>| params int argc, char* argv[]<text:line-break/>{<text:line-break/> <text:s text:c="3"/>printf(“%d\n”, argc) </text:span><text:span text:style-name="T675">(|cask|)</text:span><text:span text:style-name="T297">;<text:line-break/>}<text:line-break/></text:span><text:span text:style-name="T1081">// </text:span><text:span text:style-name="T1143">In this case, the </text:span><text:span text:style-name="T1234">(|cask|)</text:span><text:span text:style-name="T1143"> is inserted after the entire function<text:line-break/></text:span><text:span text:style-name="T297"><text:line-break/><text:line-break/></text:span><text:span text:style-name="T1082">// </text:span><text:span text:style-name="T1083">Example </text:span><text:span text:style-name="T1084">3</text:span><text:span text:style-name="T1083">:<text:line-break/></text:span><text:span text:style-name="T297">function main<text:line-break/>| returns int r<text:line-break/>| params int argc, char* argv[]<text:line-break/>{<text:line-break/> <text:s text:c="3"/>printf(“%d\n”, argc </text:span><text:span text:style-name="T675">(|cask|)</text:span><text:span text:style-name="T297">);<text:line-break/>}<text:line-break/></text:span><text:span text:style-name="T1081">// </text:span><text:span text:style-name="T1143">In this case, the </text:span><text:span text:style-name="T1234">(|cask|)</text:span><text:span text:style-name="T1143"> is inserted after the </text:span><text:span text:style-name="T1186">argc</text:span><text:span text:style-name="T1084"> parameter</text:span></text:p>
      <text:p text:style-name="P108"><text:span text:style-name="T377">I</text:span><text:span text:style-name="T297">n each of these examples, the insertion of the cask did not alter the syntax of the expression. <text:s/>The cask is simply viewed as a drop-in inserted at that point in the instruction decoding.</text:span></text:p>
      <text:p text:style-name="P30">Based on where it's added, the results can be different. <text:s/>If, for example, casks are inserted before and after an assignment expression, the value that will be visible </text:p>
      <text:h text:style-name="P290" text:outline-level="1"><text:span text:style-name="T1222">[|initialize|]</text:span> and <text:span text:style-name="T990">[|sinitialize|]</text:span></text:h>
      <text:p text:style-name="P42"><text:span text:style-name="T2">CAlive</text:span> will introduce the ability to initialize memory variables to values other than the default 0 by use of a <text:span text:style-name="T841">[|</text:span><text:span text:style-name="T842">initialize|value|</text:span><text:span text:style-name="T841">|]</text:span> cask <text:span text:style-name="T1268">for numeric initialization</text:span>, and <text:span text:style-name="T841">[|</text:span><text:span text:style-name="T842">sinitialize|”init string”|</text:span><text:span text:style-name="T841">|]</text:span> <text:span text:style-name="T1268">f</text:span>or string initialization.</text:p>
      <text:p text:style-name="P244"><text:span text:style-name="T1004">// Initialize as though:<text:line-break/>// <text:s text:c="5"/></text:span><text:span text:style-name="T937">memset_u8(&amp;x, 0xff, sizeof(x));</text:span><text:span text:style-name="T1004"><text:line-break/></text:span>int i <text:span text:style-name="T208">[|initialize|0xff||]</text:span>;<text:line-break/>int i <text:span text:style-name="T208">[|initialize|u8 0xff||]</text:span>;<text:line-break/>int i <text:span text:style-name="T208">[|initialize|u8 -1||]</text:span>;<text:line-break/><text:line-break/><text:line-break/><text:span text:style-name="T1004">// Initialize as though:<text:line-break/>// <text:s text:c="5"/></text:span><text:span text:style-name="T937">memset_u16(&amp;x, 1234, sizeof(x));</text:span><text:line-break/>int i <text:span text:style-name="T208">[|initialize|u16 1234||]</text:span>;<text:line-break/><text:line-break/><text:soft-page-break/><text:line-break/><text:span text:style-name="T1004">// Initialize as though:<text:line-break/>// <text:s text:c="5"/></text:span><text:span text:style-name="T937">memset_u32(&amp;x, 1234, sizeof(x));</text:span><text:span text:style-name="T1004"><text:line-break/></text:span>int i <text:span text:style-name="T208">[|initialize|u32 1234||]</text:span>;<text:line-break/><text:line-break/><text:line-break/><text:span text:style-name="T1004">// Initialize as though:<text:line-break/>// <text:s text:c="5"/></text:span><text:span text:style-name="T937">char c[] = "UninitializedUninitializedUninitializedU”</text:span><text:line-break/>char c[40] <text:span text:style-name="T208">[|initialize|”Uninitialized”||]</text:span>;<text:line-break/><text:line-break/><text:line-break/><text:span text:style-name="T1004">// Initialize as though:<text:line-break/>// <text:s text:c="5"/></text:span><text:span text:style-name="T937">char c[] = "UninitializedUninitializedUninitialized\0”</text:span><text:line-break/>char c[40] <text:span text:style-name="T208">[|sinitialize|”Uninitialized”||]</text:span>;</text:p>
      <text:h text:style-name="P291" text:outline-level="1"><text:bookmark-start text:name="__RefHeading__6468_1459851776"/>#Pragmas<text:bookmark-end text:name="__RefHeading__6468_1459851776"/></text:h>
      <text:p text:style-name="P60"><text:span text:style-name="T215">C</text:span><text:span text:style-name="T212">Alive</text:span><text:span text:style-name="T455"> allows for various </text:span><text:span text:style-name="T843">#pragmas</text:span><text:span text:style-name="T455"> to aid in compilation.</text:span></text:p>
      <text:p text:style-name="P215"><text:span text:style-name="T1081">// </text:span><text:span text:style-name="T1103">Definitions and augments</text:span><text:span text:style-name="T1081"><text:line-break/></text:span><text:span text:style-name="T603">#align N</text:span><text:span text:style-name="T455"> <text:s text:c="12"/>-- aligns code/data </text:span><text:span text:style-name="T557">at </text:span><text:span text:style-name="T455">indicated byte size boundary<text:line-break/></text:span><text:span text:style-name="T651">#define X(...)</text:span><text:span text:style-name="T491"> <text:s text:c="6"/>-- </text:span><text:span text:style-name="T556">d</text:span><text:span text:style-name="T491">efines a macro<text:line-break/></text:span><text:span text:style-name="T651">#undefine X</text:span><text:span text:style-name="T491"> <text:s text:c="9"/>-- un-defines a macro, </text:span><text:span text:style-name="T122">also </text:span><text:span text:style-name="T76">#undef</text:span><text:span text:style-name="T491"><text:line-break/></text:span><text:span text:style-name="T652">#typedef</text:span><text:span text:style-name="T492"> <text:s text:c="12"/>-- aliases one type to another name<text:line-break/><text:line-break/><text:line-break/></text:span><text:span text:style-name="T1102">// </text:span><text:span text:style-name="T1103">For source-code defined debugger assistance</text:span><text:span text:style-name="T492"><text:line-break/></text:span><text:span text:style-name="T653">#hide</text:span><text:span text:style-name="T500"> <text:s text:c="15"/>-- indicates the following members should not be<text:line-break/> <text:s text:c="23"/>shown in the debugger<text:line-break/></text:span><text:span text:style-name="T653">#show</text:span><text:span text:style-name="T500"> <text:s text:c="15"/>-- indicates the following members should be shown<text:line-break/> <text:s text:c="23"/>in the debugger<text:line-break/></text:span><text:span text:style-name="T653">#order N</text:span><text:span text:style-name="T500"> <text:s text:c="12"/>-- assigns a </text:span><text:span text:style-name="T501">new order to the following member<text:line-break/></text:span><text:span text:style-name="T500"><text:line-break/></text:span><text:span text:style-name="T652">#optimize N [</text:span><text:span text:style-name="T659">en</text:span><text:span text:style-name="T652">force]</text:span><text:span text:style-name="T492">-- provides a hint to the compiler on what<text:line-break/> <text:s text:c="23"/>optimization level to use from this point forward.<text:line-break/> <text:s text:c="23"/>If </text:span><text:span text:style-name="T122">enf</text:span><text:span text:style-name="T123">orce</text:span><text:span text:style-name="T492"> is used, then it overrides any command<text:line-break/> <text:s text:c="23"/>line switches.<text:line-break/><text:line-break/><text:line-break/></text:span><text:span text:style-name="T1102">// </text:span><text:span text:style-name="T1103">Conditional compilation</text:span><text:span text:style-name="T1102"><text:line-break/></text:span><text:span text:style-name="T654">#if X</text:span><text:span text:style-name="T501"> <text:s text:c="15"/>-- a conditional compilation block test<text:line-break/></text:span><text:span text:style-name="T654">#else</text:span><text:span text:style-name="T501"> <text:s text:c="15"/>-- optional conditional compilation block<text:line-break/></text:span><text:span text:style-name="T654">#elseif, </text:span><text:span text:style-name="T659">#elif</text:span><text:span text:style-name="T501"> <text:s text:c="6"/>-- optional conditional compilation block test<text:line-break/></text:span><text:span text:style-name="T654">#endif</text:span><text:span text:style-name="T501"> <text:s text:c="14"/>-- termination for a conditional compilation block<text:line-break/><text:line-break/><text:line-break/></text:span><text:span text:style-name="T1104">// </text:span><text:span text:style-name="T1103">Compilation context blocks</text:span><text:span text:style-name="T1104"><text:line-break/></text:span><text:span text:style-name="T655">#push [X]</text:span><text:span text:style-name="T502"> <text:s text:c="11"/>-- pushes X (if specified) to the stack, or all<text:line-break/> <text:s text:c="23"/>#pragma settings<text:line-break/></text:span><text:span text:style-name="T655">#pop</text:span><text:span text:style-name="T502"> <text:s text:c="16"/>-- pops the most recent #push back off the #pragma<text:line-break/> <text:s text:c="23"/>stack<text:line-break/><text:line-break/><text:line-break/></text:span><text:span text:style-name="T1105">// </text:span><text:span text:style-name="T1103">Source-code controllable compilation</text:span><text:span text:style-name="T492"><text:line-break/></text:span><text:span text:style-name="T655">#text</text:span><text:span text:style-name="T502"> <text:s text:c="15"/>-- Displays text at compile time<text:line-break/></text:span><text:span text:style-name="T656">#warning [N] [text]</text:span><text:span text:style-name="T503"> <text:s/>-- </text:span><text:span text:style-name="T504">i</text:span><text:span text:style-name="T503">ssues a warning with optional number and text<text:line-break/></text:span><text:span text:style-name="T656">#erro</text:span><text:span text:style-name="T657">r [N] [text]</text:span><text:span text:style-name="T503"> <text:s text:c="3"/>-- </text:span><text:span text:style-name="T504">issues an error with optional number and text<text:line-break/></text:span><text:span text:style-name="T658">#stop [text]</text:span><text:span text:style-name="T505"> <text:s text:c="8"/>-- stops compilation with some optional text</text:span></text:p>
      <text:h text:style-name="P298" text:outline-level="1"><text:bookmark-start text:name="__RefHeading__2672_343834233"/><text:soft-page-break/><text:span text:style-name="T734">S</text:span>tructs<text:bookmark-end text:name="__RefHeading__2672_343834233"/></text:h>
      <text:p text:style-name="Paragraph"><text:span text:style-name="T2">CAlive</text:span> supports structures, and <text:span text:style-name="T707">adds several features to give more direct developer-time control over how the compiler processes structures, and how those members are displayed in a debugger.</text:span></text:p>
      <text:p text:style-name="P105">The general form<text:span text:style-name="T708">s</text:span> <text:span text:style-name="T708">are</text:span>:</text:p>
      <text:p text:style-name="Quotations"><text:span text:style-name="T48">Note:</text:span><text:span text:style-name="T486"><text:tab/></text:span><text:span text:style-name="T90">C</text:span><text:span text:style-name="T129">A</text:span><text:span text:style-name="T90">live</text:span><text:span text:style-name="T129">'s naming</text:span><text:span text:style-name="T90"> convention </text:span><text:span text:style-name="T129">is </text:span><text:span text:style-name="T90">to prefix struct </text:span><text:span text:style-name="T129">definitions </text:span><text:span text:style-name="T90">with </text:span><text:span text:style-name="T128">an</text:span><text:span text:style-name="T90"> </text:span><text:span text:style-name="T855">S</text:span><text:span text:style-name="T90">.</text:span></text:p>
      <text:p text:style-name="P214">struct S<text:span text:style-name="T708">NormalStruct</text:span><text:line-break/>{<text:line-break/><text:span text:style-name="T1004"> <text:s text:c="3"/>// Members go here<text:line-break/></text:span>};<text:line-break/><text:line-break/><text:span text:style-name="T708">struct SBitStruct<text:line-break/>{<text:line-break/></text:span><text:span text:style-name="T1202"> <text:s text:c="3"/>// Note: <text:s/>be and le overrides can be used here, or in variables,<text:line-break/> <text:s text:c="3"/>// <text:s text:c="7"/>classes, or structs, which use this struct.<text:line-break/></text:span><text:span text:style-name="T708"> <text:s text:c="3"/>s32 <text:s text:c="2"/>value1 <text:s text:c="2"/>: 5; <text:s text:c="3"/></text:span><text:span text:style-name="T1023">// 5-bit variable</text:span><text:span text:style-name="T708"><text:line-break/> <text:s text:c="18"/>: 0; <text:s text:c="3"/></text:span><text:span text:style-name="T1023">// Skip forward to next byte</text:span><text:span text:style-name="T708"><text:line-break/> <text:s text:c="3"/>s32 <text:s text:c="2"/>value2 <text:s text:c="2"/>: 3; <text:s text:c="3"/></text:span><text:span text:style-name="T1023">// 3-bit variable</text:span><text:span text:style-name="T708"><text:line-break/> <text:s text:c="18"/>: 5; <text:s text:c="3"/></text:span><text:span text:style-name="T1023">// Ignore these five bits</text:span><text:span text:style-name="T708"><text:line-break/>};</text:span></text:p>
      <text:p text:style-name="P107">Because <text:span text:style-name="T2">CAlive</text:span> supports the class, the struct can be thought of as a type of cla<text:span text:style-name="T1238">s</text:span>s with all its members public. <text:s/>In this way, structs can also have member functions, including constructors and destructors.</text:p>
      <text:p text:style-name="P106">The keyword <text:span text:style-name="T843">hide</text:span><text:span text:style-name="T455"> </text:span><text:span text:style-name="T557">and </text:span><text:span text:style-name="T854">#order</text:span><text:span text:style-name="T557"> pragma </text:span><text:span text:style-name="T455">can be used to </text:span><text:span text:style-name="T557">alter how </text:span><text:span text:style-name="T455">member show up in standard debugger displays. <text:s/></text:span><text:span text:style-name="T557">Use of </text:span><text:span text:style-name="T124">hide</text:span><text:span text:style-name="T557"> prevents a member from appearing by default. <text:s/></text:span><text:span text:style-name="T854">#order</text:span><text:span text:style-name="T557"> is typically used to bump an item up to the top of member display lists while debugging that part of the program</text:span><text:span text:style-name="T455">:</text:span></text:p>
      <text:p text:style-name="P213"><text:span text:style-name="T455">struct SExample<text:line-break/>{<text:line-break/> <text:s text:c="3"/>s32 <text:s text:c="9"/>id;<text:line-break/></text:span><text:span text:style-name="T77">#order 1 <text:s text:c="15"/></text:span><text:span text:style-name="T1184">// Bump “data” up to show as first member</text:span><text:span text:style-name="T124"><text:line-break/> <text:s text:c="3"/></text:span><text:span text:style-name="T89">datum <text:s text:c="7"/>data;<text:line-break/></text:span><text:span text:style-name="T455"><text:line-break/> <text:s text:c="3"/></text:span><text:span text:style-name="T603">hide</text:span><text:span text:style-name="T455"> void* <text:s text:c="2"/>p; <text:s text:c="4"/></text:span><text:span text:style-name="T1081">// </text:span><text:span text:style-name="T1103">Hides “p” </text:span><text:span text:style-name="T1101">by default, </text:span><text:span text:style-name="T1103">now shown</text:span><text:span text:style-name="T1101"> in debugger</text:span><text:span text:style-name="T455"><text:line-break/>};</text:span></text:p>
      <text:p text:style-name="Quotations"><text:span text:style-name="T47">Note:<text:tab/></text:span><text:span text:style-name="T101">CAlive </text:span><text:span text:style-name="T47">does not require</text:span><text:span text:style-name="T101"> that the prefix “struct” </text:span><text:span text:style-name="T102">be used anywhere </text:span><text:span text:style-name="T101">except definition</text:span><text:span text:style-name="T102">s</text:span><text:span text:style-name="T101">. <text:s/></text:span><text:span text:style-name="T102">Once defined, the struct becomes its own type which can be used as needed.</text:span></text:p>
      <text:h text:style-name="P317" text:outline-level="2"><text:bookmark-start text:name="__RefHeading__4307_889146227"/>Renaming Members<text:bookmark-end text:name="__RefHeading__4307_889146227"/></text:h>
      <text:p text:style-name="Paragraph"><text:soft-page-break/><text:span text:style-name="T2">CAlive</text:span><text:span text:style-name="T297"> allows </text:span><text:span text:style-name="T366">for </text:span><text:span text:style-name="T367">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12"><text:span text:style-name="T297">struct SOriginal<text:line-break/>{<text:line-break/> <text:s text:c="3"/>void* <text:s/>p;<text:line-break/> <text:s text:c="3"/>void* <text:s/>p2;<text:line-break/>};<text:line-break/><text:line-break/><text:line-break/></text:span><text:span text:style-name="T1081">// Instance use renaming:<text:line-break/></text:span><text:span text:style-name="T297">SOriginal myStruct </text:span><text:span text:style-name="T603">rename</text:span><text:span text:style-name="T297"> p </text:span><text:span text:style-name="T603">to</text:span><text:span text:style-name="T297"> data;<text:line-break/><text:line-break/></text:span><text:span text:style-name="T1060">// Right now, myStruct.p <text:s text:c="5"/>-- would result in an error<text:line-break/>// <text:s text:c="11"/>myStruct.data <text:s text:c="2"/>-- would is the member's name<text:line-break/><text:line-break/></text:span><text:span text:style-name="T297"><text:line-break/></text:span><text:span text:style-name="T1081">// More than one rename:<text:line-break/></text:span><text:span text:style-name="T297">SOriginal myStruct<text:line-break/> <text:s text:c="3"/></text:span><text:span text:style-name="T603">rename</text:span><text:span text:style-name="T297"> p <text:s/></text:span><text:span text:style-name="T603">to</text:span><text:span text:style-name="T297"> data</text:span><text:span text:style-name="T603">,<text:line-break/> <text:s text:c="2"/></text:span><text:span text:style-name="T297"><text:s/></text:span><text:span text:style-name="T603">rename</text:span><text:span text:style-name="T297"> p2 </text:span><text:span text:style-name="T603">to</text:span><text:span text:style-name="T297"> data2;</text:span></text:p>
      <text:h text:style-name="P299" text:outline-level="1"><text:bookmark-start text:name="__RefHeading__2674_343834233"/><text:span text:style-name="T734">C</text:span>lasses<text:bookmark-end text:name="__RefHeading__2674_343834233"/></text:h>
      <text:p text:style-name="Paragraph"><text:span text:style-name="T2">CAlive</text:span> supports simple classes, including <text:span text:style-name="T46">constructors</text:span><text:span text:style-name="T297">, </text:span><text:span text:style-name="T54">destructors</text:span>, <text:span text:style-name="T46">operator overrides</text:span>, <text:span text:style-name="T55">default parameters</text:span><text:span text:style-name="T710">,</text:span> <text:span text:style-name="T46">public</text:span> and <text:span text:style-name="T46">private</text:span> members, <text:span text:style-name="T46">multiple inheritance</text:span>, <text:span text:style-name="T46">virtual methods</text:span>, <text:span text:style-name="T56">function overloading</text:span>, and <text:span text:style-name="T714">a keyword </text:span>designator for <text:span text:style-name="T843">accessor</text:span> <text:span text:style-name="T709">functions</text:span> (<text:span text:style-name="T297">which </text:span><text:span text:style-name="T368">both </text:span><text:span text:style-name="T316">document</text:span><text:span text:style-name="T368">s</text:span><text:span text:style-name="T316"> </text:span><text:span text:style-name="T321">functionality</text:span><text:span text:style-name="T316">, and </text:span><text:span text:style-name="T297">simplif</text:span><text:span text:style-name="T368">ies</text:span><text:span text:style-name="T297"> syntax usage in expressions </text:span><text:span text:style-name="T368">concatenated expressions</text:span><text:span text:style-name="T315">)</text:span><text:span text:style-name="T297">.</text:span></text:p>
      <text:p text:style-name="P105"><text:span text:style-name="T297">Basic class form </text:span><text:span text:style-name="T320">(also supports bulk of C++ syntax)</text:span><text:span text:style-name="T297">:</text:span></text:p>
      <text:p text:style-name="P174"><text:span text:style-name="T175">Note:</text:span><text:span text:style-name="T257"><text:tab/>C</text:span><text:span text:style-name="T259">A</text:span><text:span text:style-name="T257">live</text:span><text:span text:style-name="T259">'s naming</text:span><text:span text:style-name="T257"> convention </text:span><text:span text:style-name="T259">is to </text:span><text:span text:style-name="T257">to prefix </text:span><text:span text:style-name="T258">class definitions </text:span><text:span text:style-name="T257">with </text:span><text:span text:style-name="T283">a</text:span><text:span text:style-name="T257"> </text:span><text:span text:style-name="T856">C</text:span><text:span text:style-name="T257">.</text:span></text:p>
      <text:p text:style-name="P177">Note:<text:span text:style-name="T212"><text:tab/>CAlive </text:span>does not support<text:span text:style-name="T212"> protected members. <text:s/>The keyword protected can still be used, but it will be </text:span>interpreted as <text:span text:style-name="T906">public</text:span><text:span text:style-name="T212">.</text:span></text:p>
      <text:p text:style-name="P174"><text:span text:style-name="T174">Note:</text:span><text:tab/>CAlive <text:span text:style-name="T140">does not support</text:span> <text:span text:style-name="T843">const</text:span> <text:span text:style-name="T818">member functions</text:span>, <text:span text:style-name="T818">but only </text:span><text:span text:style-name="T884">const</text:span><text:span text:style-name="T818"> data members and member function parameters</text:span>. <text:s/><text:span text:style-name="T818">CAlive classes can still have their members defined as const for backward compatibility. <text:s/>However, the statement </text:span><text:span text:style-name="T174">is ignored</text:span><text:span text:style-name="T818">.</text:span></text:p>
      <text:p text:style-name="P211"><text:span text:style-name="T603">class C</text:span><text:span text:style-name="T609">N</text:span><text:span text:style-name="T603">ame</text:span><text:span text:style-name="T305"><text:line-break/>|</text:span><text:span text:style-name="T613">extends</text:span><text:span text:style-name="T319"> </text:span><text:span text:style-name="T305">inherit1, inherit2<text:line-break/></text:span><text:span text:style-name="T308">|</text:span><text:span text:style-name="T613">extends</text:span><text:span text:style-name="T319"> </text:span><text:span text:style-name="T308">inherit3</text:span><text:span text:style-name="T305"><text:line-break/>|</text:span><text:span text:style-name="T609">rename</text:span><text:span text:style-name="T305"> memberName </text:span><text:span text:style-name="T609">to</text:span><text:span text:style-name="T305"> newMemberName<text:line-break/></text:span><text:span text:style-name="T306">|</text:span><text:span text:style-name="T612">rename</text:span><text:span text:style-name="T306"> </text:span><text:span text:style-name="T348">inherit2</text:span><text:span text:style-name="T319">.member</text:span><text:span text:style-name="T306">Name </text:span><text:span text:style-name="T612">to</text:span><text:span text:style-name="T306"> newMemberName</text:span><text:span text:style-name="T297"><text:line-break/>{<text:line-break/></text:span><text:soft-page-break/><text:span text:style-name="T297">public:<text:line-break/><text:line-break/> <text:s text:c="3"/></text:span><text:span text:style-name="T1165">||||||||||</text:span><text:span text:style-name="T322"><text:line-break/></text:span><text:span text:style-name="T297"> <text:s text:c="3"/></text:span><text:span text:style-name="T1169">|||</text:span><text:span text:style-name="T1170">|</text:span><text:span text:style-name="T1062"> </text:span><text:span text:style-name="T1135">Class functions</text:span><text:span text:style-name="T322"><text:line-break/></text:span><text:span text:style-name="T297"> <text:s text:c="3"/></text:span><text:span text:style-name="T1165">|||</text:span><text:span text:style-name="T297"><text:line-break/> <text:s text:c="3"/></text:span><text:span text:style-name="T1165">|||</text:span><text:span text:style-name="T322"> </text:span><text:span text:style-name="T297"><text:s/></text:span><text:span text:style-name="T307">function </text:span><text:span text:style-name="T297">C</text:span><text:span text:style-name="T307">N</text:span><text:span text:style-name="T297">ame<text:line-break/> <text:s text:c="3"/></text:span><text:span text:style-name="T1165">|||</text:span><text:span text:style-name="T322"> </text:span><text:span text:style-name="T297"><text:s/></text:span><text:span text:style-name="T306">|</text:span><text:span text:style-name="T612">init</text:span><text:span text:style-name="T306"> memberName</text:span><text:span text:style-name="T311">1</text:span><text:span text:style-name="T306"> to value<text:line-break/></text:span><text:span text:style-name="T297"> <text:s text:c="3"/></text:span><text:span text:style-name="T1165">|||</text:span><text:span text:style-name="T322"> </text:span><text:span text:style-name="T306"><text:s/>|</text:span><text:span text:style-name="T612">init</text:span><text:span text:style-name="T306"> memberName</text:span><text:span text:style-name="T311">2</text:span><text:span text:style-name="T306"> to value</text:span><text:span text:style-name="T297"><text:line-break/> <text:s text:c="3"/></text:span><text:span text:style-name="T1165">|||</text:span><text:span text:style-name="T322"> </text:span><text:span text:style-name="T297"><text:s/></text:span><text:span text:style-name="T306">{<text:line-break/></text:span><text:span text:style-name="T297"> <text:s text:c="3"/></text:span><text:span text:style-name="T1165">|||</text:span><text:span text:style-name="T322"> </text:span><text:span text:style-name="T306"><text:s text:c="5"/></text:span><text:span text:style-name="T1137">// </text:span><text:span text:style-name="T1138">Init code goes here</text:span><text:span text:style-name="T306"><text:line-break/></text:span><text:span text:style-name="T297"> <text:s text:c="3"/></text:span><text:span text:style-name="T1165">|||</text:span><text:span text:style-name="T322"> </text:span><text:span text:style-name="T306"><text:s/>}<text:line-break/></text:span><text:span text:style-name="T297"> <text:s text:c="3"/></text:span><text:span text:style-name="T1165">|||</text:span><text:span text:style-name="T306"><text:line-break/></text:span><text:span text:style-name="T297"> <text:s text:c="3"/></text:span><text:span text:style-name="T1165">|||</text:span><text:span text:style-name="T322"> </text:span><text:span text:style-name="T312"><text:s/></text:span><text:span text:style-name="T313">function ~CName;<text:line-break/></text:span><text:span text:style-name="T297"> <text:s text:c="3"/></text:span><text:span text:style-name="T1165">|||</text:span><text:span text:style-name="T313"><text:line-break/></text:span><text:span text:style-name="T297"> <text:s text:c="3"/></text:span><text:span text:style-name="T1165">||||||</text:span><text:span text:style-name="T322"><text:line-break/></text:span><text:span text:style-name="T313"><text:line-break/><text:line-break/></text:span><text:span text:style-name="T304">operator =<text:line-break/></text:span><text:span text:style-name="T309">|</text:span><text:span text:style-name="T611">returns</text:span><text:span text:style-name="T309"> </text:span><text:span text:style-name="T304">C</text:span><text:span text:style-name="T314">N</text:span><text:span text:style-name="T304">ame&amp; </text:span><text:span text:style-name="T314">r <text:s text:c="7"/></text:span><text:span text:style-name="T1140">// “r” </text:span><text:span text:style-name="T1136">used </text:span><text:span text:style-name="T1140">for </text:span><text:span text:style-name="T1136">[</text:span><text:span text:style-name="T1140">r</text:span><text:span text:style-name="T1136">]</text:span><text:span text:style-name="T1140">eturn</text:span><text:span text:style-name="T1141">s</text:span><text:span text:style-name="T1140">, </text:span><text:span text:style-name="T1136">can be anything</text:span><text:span text:style-name="T309"><text:line-break/>|</text:span><text:span text:style-name="T611">params</text:span><text:span text:style-name="T309"> </text:span><text:span text:style-name="T310">const </text:span><text:span text:style-name="T304">CName&amp; </text:span><text:span text:style-name="T314">p <text:s text:c="2"/></text:span><text:span text:style-name="T1140">// “p” </text:span><text:span text:style-name="T1136">used </text:span><text:span text:style-name="T1140">for </text:span><text:span text:style-name="T1136">[</text:span><text:span text:style-name="T1140">p</text:span><text:span text:style-name="T1136">]</text:span><text:span text:style-name="T1140">aram, </text:span><text:span text:style-name="T1136">can be anything</text:span><text:span text:style-name="T304"><text:line-break/></text:span><text:span text:style-name="T309">{<text:line-break/></text:span><text:span text:style-name="T1060"> <text:s text:c="3"/></text:span><text:span text:style-name="T1139">// Code goes here</text:span><text:span text:style-name="T1063"><text:line-break/></text:span><text:span text:style-name="T309">}</text:span><text:span text:style-name="T304"><text:line-break/><text:line-break/><text:line-break/></text:span><text:span text:style-name="T1167">||||||||||</text:span><text:span text:style-name="T1064"><text:line-break/></text:span><text:span text:style-name="T1168">||||</text:span><text:span text:style-name="T1079"> </text:span><text:span text:style-name="T1136">Accessors are used for shortened syntax</text:span><text:span text:style-name="T323"><text:line-break/></text:span><text:span text:style-name="T1167">|</text:span><text:span text:style-name="T1165">|</text:span><text:span text:style-name="T1167">|</text:span><text:span text:style-name="T304"><text:line-break/></text:span><text:span text:style-name="T1165">|||</text:span><text:span text:style-name="T297"> <text:s/></text:span><text:span text:style-name="T610">accessor</text:span><text:span text:style-name="T297"> s32 GetValue() <text:s text:c="3"/>{ return(m_value); }<text:line-break/></text:span><text:span text:style-name="T1165">|||</text:span><text:span text:style-name="T297"> <text:s/></text:span><text:span text:style-name="T610">accessor</text:span><text:span text:style-name="T297"> SetValue(s32 v) <text:s text:c="2"/>{ m_value = v; }<text:line-break/></text:span><text:span text:style-name="T1165">|||</text:span><text:span text:style-name="T297"><text:line-break/></text:span><text:span text:style-name="T1165">|||</text:span><text:span text:style-name="T1060"> <text:s/>//////////<text:line-break/></text:span><text:span text:style-name="T1165">|||</text:span><text:span text:style-name="T1067"> <text:s/>//<text:line-break/></text:span><text:span text:style-name="T1165">|||</text:span><text:span text:style-name="T1060"> <text:s/>// </text:span><text:span text:style-name="T1085">Allows syntax usage</text:span><text:span text:style-name="T1086">s</text:span><text:span text:style-name="T1085">:</text:span><text:span text:style-name="T1065"><text:line-break/></text:span><text:span text:style-name="T1165">|||</text:span><text:span text:style-name="T1065"> <text:s/>//<text:line-break/></text:span><text:span text:style-name="T1165">|||</text:span><text:span text:style-name="T1065"> <text:s/>// <text:s text:c="3"/></text:span><text:span text:style-name="T1066">s32 <text:s text:c="2"/>x;</text:span><text:span text:style-name="T1065"><text:line-break/></text:span><text:span text:style-name="T1165">|||</text:span><text:span text:style-name="T1065"> <text:s/>// <text:s text:c="3"/>CName cn;<text:line-break/></text:span><text:span text:style-name="T1165">|||</text:span><text:span text:style-name="T1065"> <text:s/>//<text:line-break/></text:span><text:span text:style-name="T1165">|||</text:span><text:span text:style-name="T1065"> <text:s/>// <text:s text:c="3"/>x = cn.GetValue; <text:s text:c="3"/>// </text:span><text:span text:style-name="T1067">rather than </text:span><text:span text:style-name="T1201">cn.GetValue();</text:span><text:span text:style-name="T1067"><text:line-break/></text:span><text:span text:style-name="T1165">|||</text:span><text:span text:style-name="T1067"> <text:s/>//<text:line-break/></text:span><text:span text:style-name="T1165">|||</text:span><text:span text:style-name="T1067"> <text:s/>//<text:line-break/></text:span><text:span text:style-name="T1165">|||</text:span><text:span text:style-name="T1067"> <text:s/>// </text:span><text:span text:style-name="T1087">If multiple </text:span><text:span text:style-name="T1088">accessors</text:span><text:span text:style-name="T1087"> existed </text:span><text:span text:style-name="T1089">through pointers</text:span><text:span text:style-name="T1087">:</text:span><text:span text:style-name="T1067"><text:line-break/></text:span><text:span text:style-name="T1165">|||</text:span><text:span text:style-name="T1067"> <text:s/>// <text:s text:c="3"/>x = cn.level1.level2.level3.GetValue;<text:line-break/></text:span><text:span text:style-name="T1165">|||</text:span><text:span text:style-name="T1067"> <text:s/>//<text:line-break/></text:span><text:span text:style-name="T1165">|||</text:span><text:span text:style-name="T1067"> <text:s/>//<text:line-break/></text:span><text:span text:style-name="T1165">|||</text:span><text:span text:style-name="T1067"> <text:s/>// </text:span><text:span text:style-name="T1087">Instead of </text:span><text:span text:style-name="T1090">repeated () requirements</text:span><text:span text:style-name="T1087">:</text:span><text:span text:style-name="T1067"><text:line-break/></text:span><text:span text:style-name="T1165">|||</text:span><text:span text:style-name="T1067"> <text:s/>// <text:s text:c="3"/></text:span><text:span text:style-name="T1199">x = cn.level1</text:span><text:span text:style-name="T1200">()</text:span><text:span text:style-name="T1199">.level2</text:span><text:span text:style-name="T1200">()</text:span><text:span text:style-name="T1199">.level3</text:span><text:span text:style-name="T1200">()</text:span><text:span text:style-name="T1199">.getValue();</text:span><text:span text:style-name="T1065"><text:line-break/></text:span><text:span text:style-name="T1165">|||</text:span><text:span text:style-name="T1067"> <text:s/>//<text:line-break/></text:span><text:span text:style-name="T1165">|||</text:span><text:span text:style-name="T1060"> <text:s/>//////<text:line-break/></text:span><text:span text:style-name="T1165">|||</text:span><text:span text:style-name="T322"><text:line-break/></text:span><text:span text:style-name="T1167">||||||</text:span><text:span text:style-name="T297"><text:line-break/><text:line-break/><text:line-break/></text:span><text:span text:style-name="T304">private:<text:line-break/></text:span><text:span text:style-name="T297"> <text:s text:c="3"/></text:span><text:span text:style-name="T304">s32 iSetValue2(s32 iv)<text:line-break/> <text:s text:c="3"/></text:span><text:span text:style-name="T406">| returns s32 r</text:span><text:span text:style-name="T304"><text:line-break/> <text:s text:c="3"/></text:span><text:span text:style-name="T406">{</text:span><text:span text:style-name="T304"><text:line-break/> <text:s text:c="7"/></text:span><text:span text:style-name="T406">r = m_value;<text:line-break/> <text:s text:c="7"/></text:span><text:span text:style-name="T304">m_value = iv * 2;<text:line-break/> <text:s text:c="3"/>}</text:span><text:span text:style-name="T297"><text:line-break/><text:line-break/>private:<text:line-break/> <text:s text:c="3"/>s32 m_value;<text:line-break/>};</text:span></text:p>
      <text:h text:style-name="P300" text:outline-level="1"><text:bookmark-start text:name="__RefHeading__7749_739758564"/><text:soft-page-break/>Angels<text:bookmark-end text:name="__RefHeading__7749_739758564"/></text:h>
      <text:p text:style-name="P59">CAlive<text:span text:style-name="T297"> supports a special type of class called an </text:span><text:span text:style-name="T843">angel</text:span><text:span text:style-name="T297">. <text:s/></text:span><text:span text:style-name="T442">The </text:span><text:span text:style-name="T883">a</text:span><text:span text:style-name="T843">ngel</text:span><text:span text:style-name="T297"> </text:span><text:span text:style-name="T442">is</text:span><text:span text:style-name="T297"> identical to </text:span><text:span text:style-name="T442">a </text:span><text:span text:style-name="T297">class in every way, except that they are explicitly designed for one-shot us</text:span><text:span text:style-name="T442">age. <text:s/>They are </text:span><text:span text:style-name="T297">automatically constructed, used, and deconstructed by </text:span>CAlive<text:span text:style-name="T297"> without </text:span><text:span text:style-name="T442">the </text:span><text:span text:style-name="T297">mechanics </text:span><text:span text:style-name="T442">of those operations </text:span><text:span text:style-name="T297">being </text:span><text:span text:style-name="T442">seen / </text:span><text:span text:style-name="T297">required by the </text:span><text:span text:style-name="T442">developer</text:span><text:span text:style-name="T297">.</text:span></text:p>
      <text:p text:style-name="P104">Angels<text:span text:style-name="T297"> also </text:span><text:span text:style-name="T140">anonymous </text:span><text:span text:style-name="T173">reuse</text:span><text:span text:style-name="T112"> as needed.</text:span></text:p>
      <text:p text:style-name="P104"><text:span text:style-name="T539">Two forms of </text:span><text:span text:style-name="T576">an</text:span><text:span text:style-name="T539"> </text:span><text:span text:style-name="T857">angel</text:span><text:span text:style-name="T539"> can be created:</text:span></text:p>
      <text:p text:style-name="P254">angel classes<text:span text:style-name="T212"><text:line-break/>Where a class-like object is defined using the keyword </text:span><text:span text:style-name="T906">angel</text:span><text:span text:style-name="T212"> in place of </text:span><text:span text:style-name="T906">class</text:span><text:span text:style-name="T212">. <text:s/>This allows the </text:span><text:span text:style-name="T256">class </text:span><text:span text:style-name="T212">definition to automatically be used as an angel </text:span><text:span text:style-name="T256">when encountered. <text:s/>The only exception is when instances </text:span><text:span text:style-name="T212">are explicitly created </text:span><text:span text:style-name="T256">using </text:span><text:span text:style-name="T212">the </text:span><text:span text:style-name="T906">new</text:span><text:span text:style-name="T212"> or </text:span><text:span text:style-name="T906">lnew</text:span><text:span text:style-name="T212"> keyword</text:span><text:span text:style-name="T256">s</text:span><text:span text:style-name="T212">, in which case they will </text:span><text:span text:style-name="T256">be created </text:span><text:span text:style-name="T212">as classes</text:span><text:span text:style-name="T256">, following all class rules for construction and deconstruction</text:span><text:span text:style-name="T212">.<text:line-break/><text:line-break/></text:span>angel overrides<text:span text:style-name="T212"><text:line-break/>Angel overrides allow a regular class to also be used as an angel </text:span><text:span text:style-name="T256">by prefixing a reference with the keyword </text:span><text:span text:style-name="T909">angel</text:span><text:span text:style-name="T212">.</text:span></text:p>
      <text:p text:style-name="P210"><text:span text:style-name="T1081">// Explicit angel definition:<text:line-break/></text:span><text:span text:style-name="T455">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03"> <text:s text:c="3"/>ANote n;<text:line-break/></text:span><text:span text:style-name="T455"><text:line-break/> <text:s text:c="3"/>printf(“%\d, %\d\n”, </text:span><text:span text:style-name="T603">n(“Hi!”).d</text:span><text:span text:style-name="T455">,<text:line-break/> <text:s text:c="24"/></text:span><text:span text:style-name="T603">n(“John”).d</text:span><text:span text:style-name="T455">);<text:line-break/>}</text:span></text:p>
      <text:p text:style-name="P103"><text:span text:style-name="T455">In this case, the </text:span><text:span text:style-name="T843">angel ANote</text:span><text:span text:style-name="T455"> with the name </text:span><text:span text:style-name="T843">n</text:span><text:span text:style-name="T455"> was used twice in one expression. <text:s/>The accessor </text:span><text:span text:style-name="T843">d</text:span><text:span text:style-name="T455"> was used to access the datum for the </text:span><text:span text:style-name="T843">printf()</text:span><text:span text:style-name="T455"> statement</text:span><text:span text:style-name="T536">'s needs</text:span><text:span text:style-name="T455">.</text:span></text:p>
      <text:p text:style-name="P103"><text:span text:style-name="T537">If it </text:span><text:span text:style-name="T455">had been a regular class definition instead of an angel class definition</text:span><text:span text:style-name="T537">, </text:span><text:span text:style-name="T455">the syntax changes only slightly:</text:span></text:p>
      <text:p text:style-name="P210"><text:soft-page-break/><text:span text:style-name="T1081">// Explicit angel definition:<text:line-break/></text:span><text:span text:style-name="T455">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03"> <text:s text:c="3"/>angel</text:span><text:span text:style-name="T455"> CNote n;</text:span><text:span text:style-name="T603"><text:line-break/></text:span><text:span text:style-name="T455"><text:line-break/> <text:s text:c="3"/>printf(“%\d, %\d\n”, n(“Hi!”).d,<text:line-break/> <text:s text:c="24"/>n(“John”).d);<text:line-break/>}</text:span></text:p>
      <text:p text:style-name="P103"><text:span text:style-name="T455">In this case, prefixing the </text:span><text:span text:style-name="T903">CNote </text:span><text:span text:style-name="T904">n;</text:span><text:span text:style-name="T538"> </text:span><text:span text:style-name="T540">definition </text:span><text:span text:style-name="T455">with the keyword </text:span><text:span text:style-name="T843">angel</text:span><text:span text:style-name="T455"> allows </text:span><text:span text:style-name="T538">that </text:span><text:span text:style-name="T455">regular class </text:span><text:span text:style-name="T540">instance </text:span><text:span text:style-name="T455">to be used as an angel class </text:span><text:span text:style-name="T540">through </text:span><text:span text:style-name="T538">the token name: <text:s/></text:span><text:span text:style-name="T881">n</text:span></text:p>
      <text:p text:style-name="P102"><text:span text:style-name="T455">Multiple angels can be created </text:span><text:span text:style-name="T540">as needed, each </text:span><text:span text:style-name="T455">with different names. <text:s/></text:span><text:span text:style-name="T540">Names should be used as </text:span><text:span text:style-name="T455">a mechanism to document usage </text:span><text:span text:style-name="T540">appropriately, such as using the same </text:span><text:span text:style-name="T882">angel</text:span><text:span text:style-name="T540"> capable of storing a message in the contexts of: <text:s/></text:span><text:span text:style-name="T70">note</text:span><text:span text:style-name="T540">, </text:span><text:span text:style-name="T70">warning</text:span><text:span text:style-name="T540">, and </text:span><text:span text:style-name="T70">error</text:span><text:span text:style-name="T540">. <text:s/>In these cases, use in individual statements conveys more information than simply using something like the name: <text:s/></text:span><text:span text:style-name="T882">n</text:span></text:p>
      <text:h text:style-name="Heading_20_1" text:outline-level="1"><text:bookmark-start text:name="__RefHeading__4459_889146227"/>Struct<text:span text:style-name="T817">s Are Public Classes</text:span><text:bookmark-end text:name="__RefHeading__4459_889146227"/></text:h>
      <text:p text:style-name="P58">CAlive<text:span text:style-name="T297"> allows everything which exists in </text:span><text:span text:style-name="T843">class</text:span><text:span text:style-name="T297"> </text:span><text:span text:style-name="T404">or </text:span><text:span text:style-name="T857">angel</text:span><text:span text:style-name="T404"> definitions </text:span><text:span text:style-name="T297">to also </text:span><text:span text:style-name="T404">also exist </text:span><text:span text:style-name="T297">in </text:span>struct<text:span text:style-name="T297"> </text:span><text:span text:style-name="T404">definitions</text:span><text:span text:style-name="T297">. </text:span><text:span text:style-name="T404">The only difference </text:span><text:span text:style-name="T407">is that </text:span><text:span text:style-name="T404">in </text:span><text:span text:style-name="T817">struct</text:span><text:span text:style-name="T404"> </text:span><text:span text:style-name="T407">definitions</text:span><text:span text:style-name="T817">,</text:span><text:span text:style-name="T404"> </text:span><text:span text:style-name="T297">everything </text:span><text:span text:style-name="T404">is </text:span><text:span text:style-name="T455">always </text:span><text:span text:style-name="T140">public</text:span><text:span text:style-name="T455">.</text:span></text:p>
      <text:p text:style-name="P174"><text:span text:style-name="T176">Note:</text:span><text:span text:style-name="T260"><text:tab/>Struct m</text:span><text:span text:style-name="T819">embers cannot be overridden to include be private members. <text:s/>They are </text:span><text:span text:style-name="T176">always and only public</text:span><text:span text:style-name="T819">.</text:span></text:p>
      <text:h text:style-name="P301" text:outline-level="1"><text:bookmark-start text:name="__RefHeading__10029_1415873427"/><text:span text:style-name="T927">Conveyable </text:span>Member References<text:bookmark-end text:name="__RefHeading__10029_1415873427"/></text:h>
      <text:p text:style-name="P57">CAlive<text:span text:style-name="T297"> introduces the concept of </text:span><text:span text:style-name="T186">conveyable m</text:span><text:span text:style-name="T140">ember references</text:span><text:span text:style-name="T297">.</text:span></text:p>
      <text:p text:style-name="P57"><text:span text:style-name="T927">Conveyable member references</text:span><text:span text:style-name="T297"> are used when you know the member reference within a </text:span>class<text:span text:style-name="T297">, </text:span>struct<text:span text:style-name="T297">, or </text:span>angel<text:span text:style-name="T297">, but you don't yet have the physical object or pointer to which the member will apply, </text:span><text:span text:style-name="T418">so you are unable to obtain the direct </text:span><text:span text:style-name="T420">reference or </text:span><text:span text:style-name="T418">address</text:span><text:span text:style-name="T297">.</text:span></text:p>
      <text:p text:style-name="P56"><text:soft-page-break/><text:span text:style-name="T297">The </text:span><text:span text:style-name="T418">definition </text:span><text:span text:style-name="T297">syntax is similar to </text:span><text:span text:style-name="T418">that of </text:span><text:span text:style-name="T297">pointers, but </text:span><text:span text:style-name="T420">uses the</text:span><text:span text:style-name="T297"> </text:span><text:span text:style-name="T843">?</text:span><text:span text:style-name="T297"> </text:span>question mark<text:span text:style-name="T297"> </text:span><text:span text:style-name="T420">in lieu of the </text:span><text:span text:style-name="T858">*</text:span><text:span text:style-name="T552"> </text:span><text:span text:style-name="T284">asterisk</text:span><text:span text:style-name="T297">.</text:span></text:p>
      <text:p text:style-name="P29">For example:</text:p>
      <text:p text:style-name="P209"><text:span text:style-name="T297">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081">// Create a </text:span><text:span text:style-name="T1133">conveyable </text:span><text:span text:style-name="T1081">member reference</text:span><text:span text:style-name="T603"><text:line-break/></text:span><text:span text:style-name="T668">SContainer? t;</text:span><text:span text:style-name="T297"><text:line-break/><text:line-break/><text:line-break/></text:span><text:span text:style-name="T1081">// Assign </text:span><text:span text:style-name="T1134">it </text:span><text:span text:style-name="T1133">the d5 member</text:span><text:span text:style-name="T603"><text:line-break/></text:span><text:span text:style-name="T668">t = d5;</text:span><text:span text:style-name="T297"><text:line-break/><text:line-break/><text:line-break/></text:span><text:span text:style-name="T1081">// Create a new structure </text:span><text:span text:style-name="T1134">instance</text:span><text:span text:style-name="T603"><text:line-break/></text:span><text:span text:style-name="T297">SContainer* c = new Scontainer;<text:line-break/></text:span><text:span text:style-name="T419">if (c)<text:line-break/>{<text:line-break/> <text:s text:c="3"/></text:span><text:span text:style-name="T1068">// </text:span><text:span text:style-name="T1069">Populate by member reference</text:span><text:span text:style-name="T297"><text:line-break/> <text:s text:c="3"/></text:span><text:span text:style-name="T668">c-&gt;?t</text:span><text:span text:style-name="T589"> <text:s/>= NULL; <text:s text:c="3"/></text:span><text:span text:style-name="T1053">// </text:span><text:span text:style-name="T1158">W</text:span><text:span text:style-name="T1159">ith </text:span><text:span text:style-name="T1054">auto </text:span><text:span text:style-name="T1055">type checking</text:span><text:span text:style-name="T603"><text:line-break/></text:span><text:span text:style-name="T297"> <text:s text:c="3"/></text:span><text:span text:style-name="T668">c-&gt;??t</text:span><text:span text:style-name="T589"> = NULL; <text:s text:c="3"/></text:span><text:span text:style-name="T1053">// </text:span><text:span text:style-name="T1158">B</text:span><text:span text:style-name="T1159">ypass </text:span><text:span text:style-name="T1054">auto-</text:span><text:span text:style-name="T1053">type checking </text:span><text:span text:style-name="T1054">for speedup</text:span><text:span text:style-name="T589"><text:line-break/></text:span><text:span text:style-name="T594">}</text:span></text:p>
      <text:p text:style-name="P174"><text:span text:style-name="T184">Note:</text:span><text:span text:style-name="T267"><text:tab/>T</text:span><text:span text:style-name="T212">ype checking can also be globally </text:span><text:span text:style-name="T268">enabled or </text:span><text:span text:style-name="T212">disabled using the command line switch</text:span><text:span text:style-name="T268">es </text:span><text:span text:style-name="T185">-member-ref-safe</text:span><text:span text:style-name="T268">, and</text:span><text:span text:style-name="T212"> </text:span><text:span text:style-name="T140">-member-ref-fast</text:span><text:span text:style-name="T212">.</text:span></text:p>
      <text:h text:style-name="P302" text:outline-level="1"><text:bookmark-start text:name="__RefHeading__6470_1459851776"/>Volatile, <text:span text:style-name="T819">Static, Extern, </text:span>Successive, and Literal<text:bookmark-end text:name="__RefHeading__6470_1459851776"/></text:h>
      <text:p text:style-name="P55">CAlive<text:span text:style-name="T297"> gives the developer some explicit control over optimizations. <text:s/>These include the traditional </text:span><text:span text:style-name="T140">volatile</text:span><text:span text:style-name="T455"> override, </text:span><text:span text:style-name="T493">which can also be called </text:span><text:span text:style-name="T155">live</text:span><text:span text:style-name="T493"> in </text:span><text:span text:style-name="T216">CAlive</text:span><text:span text:style-name="T455">, </text:span><text:span text:style-name="T494">and </text:span><text:span text:style-name="T156">static</text:span><text:span text:style-name="T494"> and </text:span><text:span text:style-name="T156">extern</text:span><text:span text:style-name="T494">,</text:span><text:span text:style-name="T455"> </text:span><text:span text:style-name="T493">along with </text:span><text:span text:style-name="T455">two new ones: </text:span><text:span text:style-name="T297"><text:s/></text:span><text:span text:style-name="T140">successive</text:span><text:span text:style-name="T455"> and </text:span><text:span text:style-name="T140">literal</text:span><text:span text:style-name="T455"> overrides.</text:span></text:p>
      <text:p text:style-name="P156"><text:span text:style-name="T843">volatile</text:span><text:span text:style-name="T455"> </text:span><text:span text:style-name="T493">or </text:span><text:span text:style-name="T859">live</text:span><text:span text:style-name="T493"> </text:span><text:span text:style-name="T455">override specifies that the data can change at any time, and should be re-read from memory continually during use.</text:span></text:p>
      <text:p text:style-name="P153"><text:span text:style-name="T906">static</text:span><text:span text:style-name="T455"> forces the variable to become a singleton.</text:span></text:p>
      <text:p text:style-name="P153"><text:soft-page-break/><text:span text:style-name="T906">extern</text:span><text:span text:style-name="T455"> tells the compiler the variable will be defined or initialized in an external module that will be linked in later. <text:s/></text:span><text:span text:style-name="T757">Note:</text:span><text:span text:style-name="T217"> <text:s/>Full definitions with initializers can be declared extern while still be used locally for determining all references.</text:span></text:p>
      <text:p text:style-name="P152"><text:span text:style-name="T833">successive</text:span> override specifies that anything within the { .. } block needs to be in successive order as indicated. <text:s/>This causes all data within to be byte aligned, <text:span text:style-name="T751">with zero padding provided</text:span>.</text:p>
      <text:p text:style-name="P152"><text:span text:style-name="T833">literal</text:span> override specifies that anything within the { .. } block needs to be taken as it is, and cannot be altered in any form for optimizations.</text:p>
      <text:p text:style-name="Quotations"><text:span text:style-name="T152">Note:</text:span><text:span text:style-name="T753"><text:tab/></text:span>The <text:span text:style-name="T2">CAlive</text:span> compiler allows for <text:span text:style-name="T752">command line switches</text:span> <text:span text:style-name="T46">-volatile</text:span>, <text:span text:style-name="T46">-successive</text:span>, and <text:span text:style-name="T46">-literal</text:span> to be used.</text:p>
      <text:p text:style-name="P208">struct S<text:span text:style-name="T756">E</text:span>xample<text:line-break/>{<text:line-break/> <text:span text:style-name="T154">volatile</text:span><text:span text:style-name="T755"> <text:s/></text:span>s32 <text:s text:c="4"/>type;<text:line-break/> datum <text:s text:c="2"/>data;<text:line-break/> <text:line-break/> <text:span text:style-name="T153">literal</text:span><text:span text:style-name="T214"> <text:s text:c="10"/></text:span><text:span text:style-name="T1020">// </text:span><text:span text:style-name="T1021">Prevent </text:span><text:span text:style-name="T1022">altering any type to any other type</text:span><text:span text:style-name="T153"><text:line-break/> </text:span><text:span text:style-name="T214">{</text:span><text:line-break/> <text:span text:style-name="T140">successive</text:span><text:span text:style-name="T212"> <text:s text:c="3"/></text:span><text:span text:style-name="T1004">// </text:span><text:span text:style-name="T1021">Prevent padding</text:span><text:span text:style-name="T140"><text:line-break/> </text:span>{<text:line-break/> u16 <text:s text:c="3"/>fileId;<text:line-break/> u8 <text:s text:c="4"/>blockCount;<text:line-break/> }<text:line-break/> <text:span text:style-name="T754">}</text:span><text:line-break/>};</text:p>
      <text:h text:style-name="P303" text:outline-level="1"><text:span text:style-name="T1266">[|i</text:span>nitialize<text:span text:style-name="T1267">|]</text:span><text:span text:style-name="T815"> and </text:span><text:span text:style-name="T1267">[|sinitialize|]</text:span></text:h>
      <text:p text:style-name="P74">CAlive<text:span text:style-name="T297"> introduces a new </text:span><text:span text:style-name="T140">initialize</text:span><text:span text:style-name="T297"> ability to override the default </text:span><text:span text:style-name="T445">initialization </text:span><text:span text:style-name="T297">value of 0 for unspecified initializers. <text:s/></text:span><text:span text:style-name="T445">The initialize content can be given in unsigned integers, or a string of characters to repeat for </text:span><text:span text:style-name="T886">sizeof(x)</text:span><text:span text:style-name="T445">.</text:span><text:span text:style-name="T297"> <text:s/></text:span><text:span text:style-name="T445">U</text:span><text:span text:style-name="T443">se </text:span><text:span text:style-name="T198">sinitialize</text:span><text:span text:style-name="T577"> </text:span><text:span text:style-name="T578">for string to initialize to </text:span><text:span text:style-name="T886">sizeof(x) - 1</text:span><text:span text:style-name="T578">.</text:span></text:p>
      <text:p text:style-name="P180">Note:<text:span text:style-name="T212"><text:tab/>The </text:span><text:span text:style-name="T997">[|</text:span><text:span text:style-name="T998">i</text:span><text:span text:style-name="T997">nitialize|]</text:span><text:span text:style-name="T212"> you see is called a </text:span>cask<text:span text:style-name="T212">, and is described later </text:span><text:span text:style-name="T286">in this book</text:span><text:span text:style-name="T212">. <text:s/></text:span><text:span text:style-name="T286">This kind of cask is used to aid in defining something.</text:span></text:p>
      <text:p text:style-name="P237"><text:span text:style-name="T1081">// Initialize</text:span><text:span text:style-name="T1146">d 8-bits</text:span><text:span text:style-name="T1081">: <text:s/></text:span><text:span text:style-name="T956"><text:s/>memset(&amp;x, </text:span><text:span text:style-name="T960">(u8)</text:span><text:span text:style-name="T956">0xff, sizeof(x)); </text:span><text:span text:style-name="T455"><text:line-break/>int x </text:span><text:span text:style-name="T676">[|initialize|0xff||]</text:span><text:span text:style-name="T455">;<text:line-break/></text:span><text:span text:style-name="T297">int x </text:span><text:span text:style-name="T676">[|initialize|</text:span><text:span text:style-name="T680">u8 </text:span><text:span text:style-name="T676">0xff||]</text:span><text:span text:style-name="T297">;<text:line-break/>int x </text:span><text:span text:style-name="T676">[|initialize|</text:span><text:span text:style-name="T680">u8 </text:span><text:span text:style-name="T679">-1</text:span><text:span text:style-name="T676">||]</text:span><text:span text:style-name="T297">;<text:line-break/><text:line-break/><text:line-break/></text:span><text:span text:style-name="T1081">// Initialize</text:span><text:span text:style-name="T1146">d 16-bits</text:span><text:span text:style-name="T1081">: <text:s/></text:span><text:span text:style-name="T956"><text:s/>memset(&amp;x, </text:span><text:span text:style-name="T959">(u16)1234</text:span><text:span text:style-name="T956">, sizeof(x)); </text:span><text:span text:style-name="T444"><text:line-break/></text:span><text:span text:style-name="T297">int x </text:span><text:span text:style-name="T676">[|initialize|</text:span><text:span text:style-name="T679">u16 1234</text:span><text:span text:style-name="T676">||]</text:span><text:span text:style-name="T297">;<text:line-break/></text:span><text:soft-page-break/><text:span text:style-name="T297"><text:line-break/><text:line-break/></text:span><text:span text:style-name="T1081">// Initialize</text:span><text:span text:style-name="T1146">d 32-bits</text:span><text:span text:style-name="T1081">: <text:s/></text:span><text:span text:style-name="T956"><text:s/>memset(&amp;x, </text:span><text:span text:style-name="T959">(u32)1234</text:span><text:span text:style-name="T956">, sizeof(x)); </text:span><text:span text:style-name="T444"><text:line-break/></text:span><text:span text:style-name="T297">int x </text:span><text:span text:style-name="T676">[|initialize|</text:span><text:span text:style-name="T679">u32 1234</text:span><text:span text:style-name="T676">||]</text:span><text:span text:style-name="T297">;<text:line-break/><text:line-break/><text:line-break/></text:span><text:span text:style-name="T1081">// Initialize</text:span><text:span text:style-name="T1146">d</text:span><text:span text:style-name="T1081">: <text:s/></text:span><text:span text:style-name="T956"><text:s/></text:span><text:span text:style-name="T961">char c[] = </text:span><text:span text:style-name="T956">“</text:span><text:span text:style-name="T957">UninitializedUninitializedUninitialized</text:span><text:span text:style-name="T958">U</text:span><text:span text:style-name="T957">”</text:span><text:span text:style-name="T956"> </text:span><text:span text:style-name="T1029"><text:line-break/></text:span><text:span text:style-name="T972">char c[</text:span><text:span text:style-name="T973">40</text:span><text:span text:style-name="T972">] </text:span><text:span text:style-name="T946">[|initialize|”Uninitialized”||]</text:span><text:span text:style-name="T972">;<text:line-break/><text:line-break/></text:span><text:span text:style-name="T966"><text:line-break/></text:span><text:span text:style-name="T1081">// Initialize</text:span><text:span text:style-name="T1146">d</text:span><text:span text:style-name="T1081">: <text:s/></text:span><text:span text:style-name="T956"><text:s/></text:span><text:span text:style-name="T961">char c[] = </text:span><text:span text:style-name="T956">“</text:span><text:span text:style-name="T957">UninitializedUninitializedUninitialized</text:span><text:span text:style-name="T958">\0</text:span><text:span text:style-name="T957">”</text:span><text:span text:style-name="T956"> </text:span><text:span text:style-name="T1029"><text:line-break/></text:span><text:span text:style-name="T972">char c[</text:span><text:span text:style-name="T973">40</text:span><text:span text:style-name="T972">] </text:span><text:span text:style-name="T946">[|</text:span><text:span text:style-name="T962">s</text:span><text:span text:style-name="T946">initialize|”Uninitialized”||]</text:span><text:span text:style-name="T972">;</text:span></text:p>
      <text:h text:style-name="P304" text:outline-level="1"><text:bookmark-start text:name="__RefHeading__6472_1459851776"/>Marker<text:span text:style-name="T820">s</text:span> <text:span text:style-name="T821">and Unwindtos</text:span><text:bookmark-end text:name="__RefHeading__6472_1459851776"/></text:h>
      <text:p text:style-name="P54">CAlive<text:span text:style-name="T297"> introduces </text:span><text:span text:style-name="T405">a special definition cask called a</text:span><text:span text:style-name="T297"> </text:span><text:span text:style-name="T892">[| m</text:span><text:span text:style-name="T891">arker </text:span><text:span text:style-name="T892">|]</text:span><text:span text:style-name="T297">.</text:span></text:p>
      <text:p text:style-name="P54"><text:span text:style-name="T892">[| marker |]</text:span><text:span text:style-name="T405"> casks</text:span><text:span text:style-name="T297"> </text:span><text:span text:style-name="T405">are u</text:span><text:span text:style-name="T297">sed to create an anchor-point in source code </text:span><text:span text:style-name="T405">which </text:span><text:span text:style-name="T297">allow a multi-called function descent </text:span><text:span text:style-name="T405">in normal program flow </text:span><text:span text:style-name="T297">to </text:span><text:span text:style-name="T405">politely unwind and </text:span><text:span text:style-name="T297">return to </text:span><text:span text:style-name="T405">the </text:span><text:span text:style-name="T297">named location, </text:span><text:span text:style-name="T405">which is</text:span><text:span text:style-name="T297"> higher up on the call stack.</text:span></text:p>
      <text:p text:style-name="P53"><text:span text:style-name="T405">To return a a previously defined </text:span><text:span text:style-name="T892">[| marker |]</text:span><text:span text:style-name="T405">, </text:span><text:span text:style-name="T297">use the </text:span><text:span text:style-name="T892">[| u</text:span><text:span text:style-name="T893">nwind</text:span><text:span text:style-name="T891">to </text:span><text:span text:style-name="T892">| name ||]</text:span><text:span text:style-name="T140"> </text:span><text:span text:style-name="T455">c</text:span><text:span text:style-name="T534">ask</text:span><text:span text:style-name="T455">:</text:span></text:p>
      <text:p text:style-name="P207"><text:span text:style-name="T455">function main<text:line-break/>| params int argc, char* argv[]<text:line-break/>{<text:line-break/> <text:s text:c="3"/>int i = 0;<text:line-break/><text:line-break/> <text:s text:c="3"/></text:span><text:span text:style-name="T676">[|marker|top||]</text:span><text:span text:style-name="T455"><text:line-break/><text:line-break/></text:span><text:span text:style-name="T1081"> <text:s text:c="3"/>// </text:span><text:span text:style-name="T1132">Exit after 40 iterations</text:span><text:span text:style-name="T1081"><text:line-break/></text:span><text:span text:style-name="T455"> <text:s text:c="3"/>if (</text:span><text:span text:style-name="T535">++</text:span><text:span text:style-name="T455">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676">[|unwindto|top||]</text:span><text:span text:style-name="T455"><text:line-break/>}</text:span></text:p>
      <text:h text:style-name="P298" text:outline-level="1"><text:bookmark-start text:name="__RefHeading__2676_343834233"/><text:soft-page-break/>Auto-Resolve<text:span text:style-name="T822">s</text:span><text:bookmark-end text:name="__RefHeading__2676_343834233"/></text:h>
      <text:p text:style-name="Paragraph"><text:span text:style-name="T2">CAlive</text:span> introduces a feature to aid in structure and class member <text:span text:style-name="T712">access, </text:span>called <text:span text:style-name="T2">auto-resolve</text:span>. <text:s/><text:span text:style-name="T711">Its syntax is two dots either </text:span><text:span text:style-name="T66">within</text:span><text:span text:style-name="T21">,</text:span><text:span text:style-name="T711"> or </text:span><text:span text:style-name="T66">trailing</text:span><text:span text:style-name="T21">,</text:span><text:span text:style-name="T711"> a parent object.</text:span></text:p>
      <text:p text:style-name="P166"><text:span text:style-name="T177">W</text:span><text:span text:style-name="T140">ithin</text:span><text:span text:style-name="T212"><text:line-break/></text:span><text:span text:style-name="T261">T</text:span>he compiler will traverse child members to find the matching name <text:span text:style-name="T733">at the outer-most edge of all children</text:span>.</text:p>
      <text:p text:style-name="P167"><text:span text:style-name="T177">T</text:span><text:span text:style-name="T140">railing</text:span><text:span text:style-name="T212"><text:line-break/></text:span><text:span text:style-name="T261">The compiler </text:span>will attempt to auto-resolve the type based on usage. <text:s/>If it finds a single matching member of that type, it will use it. <text:s/>If multiple types are found, <text:span text:style-name="T733">then it must </text:span>report an ambiguity error and request <text:span text:style-name="T733">that an </text:span>explicit member name be used.</text:p>
      <text:p text:style-name="P101"><text:span text:style-name="T823">Example of a </text:span><text:span text:style-name="T85">within</text:span><text:span text:style-name="T823"> usage:</text:span></text:p>
      <text:p text:style-name="P206"><text:span text:style-name="T712">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1006">// Standard access is given as:<text:line-break/></text:span><text:span text:style-name="T712">ms.</text:span><text:span text:style-name="T189">level1.level2</text:span><text:span text:style-name="T712">.i = 5;<text:line-break/>ms.</text:span><text:span text:style-name="T189">level1.level2</text:span><text:span text:style-name="T712">.f = 5.0f;<text:line-break/><text:line-break/><text:line-break/></text:span><text:span text:style-name="T1007">// </text:span><text:span text:style-name="T1008">With </text:span><text:span text:style-name="T1007">auto-resolves, access </text:span><text:span text:style-name="T1008">skips the middle links</text:span><text:span text:style-name="T1007">:<text:line-break/></text:span><text:span text:style-name="T178">ms..i = 5;<text:line-break/>ms..f = 5.0f;<text:line-break/></text:span><text:span text:style-name="T823"><text:line-break/></text:span><text:span text:style-name="T262">printf(“%d, %f\n”, </text:span><text:span text:style-name="T178">ms..i</text:span><text:span text:style-name="T262">, </text:span><text:span text:style-name="T178">ms..f</text:span><text:span text:style-name="T262">);<text:line-break/></text:span><text:span text:style-name="T713"><text:line-break/></text:span><text:span text:style-name="T1174">// </text:span><text:span text:style-name="T1176">Same as:</text:span><text:span text:style-name="T1174"> <text:s/>printf(“%d, %f\n”, ms.level1.level2.i, ms.level1.level2.f);</text:span></text:p>
      <text:p text:style-name="P100">Example <text:span text:style-name="T823">of a </text:span><text:span text:style-name="T85">trailing</text:span><text:span text:style-name="T823"> usage</text:span>:</text:p>
      <text:p text:style-name="P205">struct SAbc<text:line-break/>{<text:line-break/> <text:s text:c="3"/>int <text:s text:c="2"/>i <text:span text:style-name="T732">= 5</text:span>;<text:line-break/> <text:s text:c="3"/>float f <text:span text:style-name="T732">= 5.0f</text:span>;<text:line-break/><text:soft-page-break/>};<text:line-break/><text:line-break/><text:span text:style-name="T713">SAbc abc; <text:s text:c="7"/></text:span><text:span text:style-name="T1203">// Auto-initializes to: <text:s/></text:span><text:span text:style-name="T1176">i=5, f=5.0f;</text:span><text:span text:style-name="T713"><text:line-break/><text:line-break/><text:line-break/></text:span><text:span text:style-name="T1009">// Trailing references auto-populate within the parent</text:span><text:span text:style-name="T1203"><text:line-break/></text:span><text:span text:style-name="T146">abc..</text:span><text:span text:style-name="T713"> = 2; <text:s text:c="6"/>// Will populate into i<text:line-break/></text:span><text:span text:style-name="T146">abc..</text:span><text:span text:style-name="T713"> = 1.0f; <text:s text:c="3"/>// Will populate into f<text:line-break/><text:line-break/><text:line-break/>printf(“%d, %f\n”, </text:span><text:span text:style-name="T146">abc..</text:span><text:span text:style-name="T713">, </text:span><text:span text:style-name="T146">abc..</text:span><text:span text:style-name="T713">);<text:line-break/><text:line-break/></text:span><text:span text:style-name="T1174">// </text:span><text:span text:style-name="T1176">Same as:</text:span><text:span text:style-name="T1174"> <text:s/>printf(“%d, %f\n”, abc.i, abc.f);</text:span></text:p>
      <text:p text:style-name="P99">In this case, the only possible direct population values for <text:span text:style-name="T833">2</text:span> and <text:span text:style-name="T843">1.0f</text:span> are the members <text:span text:style-name="T843">i</text:span><text:span text:style-name="T455">, and </text:span><text:span text:style-name="T843">f</text:span><text:span text:style-name="T455">, respectively. <text:s/>Were here other members which could also be populated naturally using those values, </text:span><text:span text:style-name="T89">CAlive</text:span><text:span text:style-name="T455"> would report an ambiguity error and require the full usage.</text:span></text:p>
      <text:p text:style-name="P99"><text:span text:style-name="T455">In cases where the only ambiguity may be something like a </text:span><text:span text:style-name="T89">short</text:span><text:span text:style-name="T455"> and an </text:span><text:span text:style-name="T89">int</text:span><text:span text:style-name="T455"> reference both being able to receive the value </text:span><text:span text:style-name="T843">2</text:span><text:span text:style-name="T455">, then casting the value directly to </text:span><text:span text:style-name="T843">(short)2</text:span><text:span text:style-name="T455"> or </text:span><text:span text:style-name="T843">(int)2</text:span><text:span text:style-name="T455">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89">CAlive</text:span><text:span text:style-name="T455"> introduces direct process control </text:span><text:span text:style-name="T457">through a new type called </text:span><text:span text:style-name="T860">process</text:span><text:span text:style-name="T457">. <text:s/>Two new keywords provide direct </text:span><text:span text:style-name="T455">support: <text:s/></text:span><text:span text:style-name="T860">engage</text:span><text:span text:style-name="T457">, and </text:span><text:span text:style-name="T860">unengage</text:span><text:span text:style-name="T457">, </text:span><text:span text:style-name="T458">along with m</text:span><text:span text:style-name="T457">essage parsing:</text:span></text:p>
      <text:p text:style-name="P204"><text:span text:style-name="T603">process</text:span><text:span text:style-name="T455"> externalApp; <text:s text:c="2"/></text:span><text:span text:style-name="T1081">// Initialized to null process</text:span><text:span text:style-name="T455"><text:line-break/><text:line-break/></text:span><text:span text:style-name="T603">engage</text:span><text:span text:style-name="T455"> <text:s text:c="5"/>externalApp<text:line-break/> <text:s text:c="3"/></text:span><text:span text:style-name="T603">as</text:span><text:span text:style-name="T455"> <text:s text:c="5"/>“myOtherApp.bin”<text:line-break/> <text:s text:c="3"/></text:span><text:span text:style-name="T603">handler </text:span><text:span text:style-name="T459">msg</text:span><text:span text:style-name="T455">Handler;<text:line-break/><text:line-break/></text:span><text:span text:style-name="T603">unengage</text:span><text:span text:style-name="T455"> externalApp <text:line-break/> <text:s text:c="3"/></text:span><text:span text:style-name="T649">with</text:span><text:span text:style-name="T458"> nExitCode</text:span><text:span text:style-name="T455">;<text:line-break/><text:line-break/></text:span><text:span text:style-name="T458">if (externalApp)</text:span><text:span text:style-name="T455"><text:line-break/> <text:s text:c="3"/></text:span><text:span text:style-name="T603">send</text:span><text:span text:style-name="T455"> externalApp n</text:span><text:span text:style-name="T458">1</text:span><text:span text:style-name="T455">, </text:span><text:span text:style-name="T458">n2,</text:span><text:span text:style-name="T455"> data;<text:line-break/><text:line-break/><text:line-break/></text:span><text:span text:style-name="T1081">// </text:span><text:span text:style-name="T1130">Handler prototype </text:span><text:span text:style-name="T1131">for incoming messages</text:span><text:span text:style-name="T1081"><text:line-break/></text:span><text:span text:style-name="T455">void </text:span><text:span text:style-name="T603">m</text:span><text:span text:style-name="T614">sg</text:span><text:span text:style-name="T603">Handler</text:span><text:span text:style-name="T455">(process p, s32 n</text:span><text:span text:style-name="T458">1</text:span><text:span text:style-name="T455">, </text:span><text:span text:style-name="T458">s32 n2,</text:span><text:span text:style-name="T455"> void* data);</text:span></text:p>
      <text:h text:style-name="P305" text:outline-level="1"><text:bookmark-start text:name="__RefHeading__2680_343834233"/><text:span text:style-name="T731">T</text:span>hread control<text:bookmark-end text:name="__RefHeading__2680_343834233"/></text:h>
      <text:p text:style-name="Paragraph"><text:span text:style-name="T2">CAlive</text:span> introduces direct thread control through a new type called <text:span text:style-name="T843">thread</text:span><text:span text:style-name="T455">. <text:s/>Threads are launched using the </text:span><text:span text:style-name="T843">in</text:span><text:span text:style-name="T455"> keyword, with multiple simultaneous thread launches using the </text:span><text:span text:style-name="T843">andin</text:span><text:span text:style-name="T455"> keyword.</text:span></text:p>
      <text:p text:style-name="Paragraph"><text:soft-page-break/>Example:</text:p>
      <text:p text:style-name="P203"><text:span text:style-name="T455">thread t1, t2;<text:line-break/><text:line-break/></text:span><text:span text:style-name="T603">in t1</text:span><text:span text:style-name="T455"> {<text:line-break/></text:span><text:span text:style-name="T1081"> <text:s text:c="3"/>// Code to execute in thread 1 goes here<text:line-break/></text:span><text:span text:style-name="T1029"> <text:s text:c="3"/>// This can be a dispatch to a function, or it can be<text:line-break/> <text:s text:c="3"/>// arbitrary code<text:line-break/><text:line-break/> <text:s text:c="3"/></text:span><text:span text:style-name="T1030">// To leave a thread </text:span><text:span text:style-name="T1031">manually</text:span><text:span text:style-name="T1030">, issue the out command.</text:span><text:span text:style-name="T1029"><text:line-break/></text:span><text:span text:style-name="T455"> <text:s text:c="3"/></text:span><text:span text:style-name="T463">if (!data_is_ready)</text:span><text:span text:style-name="T455"><text:line-break/> <text:s text:c="7"/></text:span><text:span text:style-name="T617">out </text:span><text:span text:style-name="T618">with</text:span><text:span text:style-name="T463"> nExitCode</text:span><text:span text:style-name="T462">;</text:span><text:span text:style-name="T455"><text:line-break/><text:line-break/></text:span><text:span text:style-name="T1029"> <text:s text:c="3"/>// </text:span><text:span text:style-name="T1031">When control reaches the closing }, it will </text:span><text:span text:style-name="T1032">issue</text:span><text:span text:style-name="T1031"><text:line-break/></text:span><text:span text:style-name="T1029"> <text:s text:c="3"/></text:span><text:span text:style-name="T1031">// </text:span><text:span text:style-name="T1032">an </text:span><text:span text:style-name="T1172">out</text:span><text:span text:style-name="T1032"> </text:span><text:span text:style-name="T1031">automatically, with an exit code of 0.<text:line-break/></text:span><text:span text:style-name="T1029"> <text:s text:c="3"/></text:span><text:span text:style-name="T1031">// </text:span><text:span text:style-name="T1032">Or, you can explicitly exit with or without an<text:line-break/></text:span><text:span text:style-name="T1029"> <text:s text:c="3"/></text:span><text:span text:style-name="T1032">// exit code. <text:s/>If one is not specified, it uses 0.<text:line-break/></text:span><text:span text:style-name="T455"> <text:s text:c="3"/></text:span><text:span text:style-name="T619">out</text:span><text:span text:style-name="T472">;</text:span><text:span text:style-name="T464"><text:line-break/></text:span><text:span text:style-name="T455"><text:line-break/>} </text:span><text:span text:style-name="T603">andin t2</text:span><text:span text:style-name="T455"> {<text:line-break/></text:span><text:span text:style-name="T1081"> <text:s text:c="3"/>// Code to execute in thread 2 goes here<text:line-break/></text:span><text:span text:style-name="T455"><text:line-break/>} </text:span><text:span text:style-name="T635">inquiry name</text:span><text:span text:style-name="T514"> {<text:line-break/></text:span><text:span text:style-name="T1081"> <text:s text:c="3"/></text:span><text:span text:style-name="T1129">// If a thread failed to start, this code is signaled<text:line-break/></text:span><text:span text:style-name="T514">}</text:span><text:span text:style-name="T455"><text:line-break/><text:line-break/><text:line-break/></text:span><text:span text:style-name="T1029">//////////<text:line-break/>// </text:span><text:span text:style-name="T1081">Re-join when threads t1 and t2 complete,</text:span><text:span text:style-name="T1029"><text:line-break/>// </text:span><text:span text:style-name="T1128">Auto-timeout in 2000 milliseconds</text:span><text:span text:style-name="T1033"><text:line-break/>//////</text:span><text:span text:style-name="T1029"><text:line-break/></text:span><text:span text:style-name="T455"> <text:s text:c="3"/></text:span><text:span text:style-name="T614">join</text:span><text:span text:style-name="T459"> t1, t2 </text:span><text:span text:style-name="T614">timeout</text:span><text:span text:style-name="T459"> 2000 </text:span><text:span text:style-name="T614">handler</text:span><text:span text:style-name="T459"> timeoutHandler(...);<text:line-break/><text:line-break/><text:line-break/></text:span><text:span text:style-name="T1034">//////////<text:line-break/>// </text:span><text:span text:style-name="T1125">Control </text:span><text:span text:style-name="T1126">threads </text:span><text:span text:style-name="T1125">manually</text:span><text:span text:style-name="T1035"><text:line-break/>//////<text:line-break/></text:span><text:span text:style-name="T455"> <text:s text:c="3"/></text:span><text:span text:style-name="T615">pause</text:span><text:span text:style-name="T461"> t1; <text:s text:c="21"/></text:span><text:span text:style-name="T1035">// </text:span><text:span text:style-name="T1036">Unconditional pause</text:span><text:span text:style-name="T461"><text:line-break/></text:span><text:span text:style-name="T455"> <text:s text:c="3"/></text:span><text:span text:style-name="T615">resume</text:span><text:span text:style-name="T461"> t1; <text:s text:c="20"/></text:span><text:span text:style-name="T1035">// </text:span><text:span text:style-name="T1037">Unconditional resume</text:span><text:span text:style-name="T461"><text:line-break/></text:span><text:span text:style-name="T455"> <text:s text:c="3"/></text:span><text:span text:style-name="T615">pause</text:span><text:span text:style-name="T461"> t1 </text:span><text:span text:style-name="T616">until</text:span><text:span text:style-name="T465"> sSemaphore</text:span><text:span text:style-name="T461">; <text:s text:c="4"/></text:span><text:span text:style-name="T1035">// </text:span><text:span text:style-name="T1036">Pause </text:span><text:span text:style-name="T1038">to </text:span><text:span text:style-name="T1036">sSemaphore change</text:span><text:span text:style-name="T461"><text:line-break/></text:span><text:span text:style-name="T455"> <text:s text:c="3"/></text:span><text:span text:style-name="T615">unengage</text:span><text:span text:style-name="T461"> t1 </text:span><text:span text:style-name="T617">with</text:span><text:span text:style-name="T462"> nExitCode</text:span><text:span text:style-name="T461">;</text:span><text:span text:style-name="T459"><text:line-break/><text:line-break/><text:line-break/></text:span><text:span text:style-name="T1034">//////////<text:line-break/>// </text:span><text:span text:style-name="T1127">Handler prototype</text:span><text:span text:style-name="T1034"><text:line-break/>//////<text:line-break/></text:span><text:span text:style-name="T455"> <text:s text:c="3"/></text:span><text:span text:style-name="T459">void </text:span><text:span text:style-name="T614">timeoutHandler</text:span><text:span text:style-name="T460">(thread t, s32 milliseconds, ...);</text:span></text:p>
      <text:h text:style-name="P306" text:outline-level="1"><text:bookmark-start text:name="__RefHeading__6474_1459851776"/>Purposes and Ports<text:bookmark-end text:name="__RefHeading__6474_1459851776"/></text:h>
      <text:p text:style-name="P95"><text:span text:style-name="T2">CAlive</text:span> introduces the concept of <text:span text:style-name="T1263">the</text:span> <text:span text:style-name="T861">purpose</text:span><text:span text:style-name="T24"> </text:span><text:span text:style-name="T390">and</text:span> <text:span text:style-name="T843">port</text:span>.</text:p>
      <text:p text:style-name="P95"><text:span text:style-name="T763">These features were added to give additional documentation and encapsulation to </text:span><text:span text:style-name="T25">CAlive</text:span><text:span text:style-name="T763"> developers at the function level.</text:span></text:p>
      <text:p text:style-name="P255"><text:span text:style-name="T60">Purposes<text:line-break/></text:span><text:span text:style-name="T401">Pr</text:span><text:span text:style-name="T391">ovide</text:span><text:span text:style-name="T403">s</text:span><text:span text:style-name="T391"> an externally visible encapsulation of </text:span><text:span text:style-name="T402">sub-abilities </text:span><text:span text:style-name="T391">which are </text:span><text:span text:style-name="T402">exposed relative </text:span><text:span text:style-name="T391">to the main function. <text:s/>An example might be </text:span><text:span text:style-name="T402">a </text:span><text:span text:style-name="T391">documentation of the function contained </text:span><text:soft-page-break/><text:span text:style-name="T391">directly within the function </text:span><text:span text:style-name="T402">which handles the normal compute. <text:s/></text:span><text:span text:style-name="T403">An example might be a </text:span><text:span text:style-name="T69">function.help()</text:span><text:span text:style-name="T403"> purpose.</text:span></text:p>
      <text:p text:style-name="P250"><text:span text:style-name="T60">Ports</text:span><text:span text:style-name="T391"><text:line-break/></text:span><text:span text:style-name="T401">P</text:span><text:span text:style-name="T391">rovide</text:span><text:span text:style-name="T403">s</text:span><text:span text:style-name="T391"> an externally visible </text:span><text:span text:style-name="T403">port or </text:span><text:span text:style-name="T391">destination </text:span><text:span text:style-name="T403">where </text:span><text:span text:style-name="T391">processing </text:span><text:span text:style-name="T403">should begin. <text:s/>Once completed, program flow naturally enters </text:span><text:span text:style-name="T391">a common code </text:span><text:span text:style-name="T403">base </text:span><text:span text:style-name="T391">shared by all ports. <text:s/>An example might be the ability to </text:span><text:span text:style-name="T60">add</text:span><text:span text:style-name="T391">, </text:span><text:span text:style-name="T60">edit</text:span><text:span text:style-name="T391">, or </text:span><text:span text:style-name="T60">delete</text:span><text:span text:style-name="T391">, from within the same function. <text:s/></text:span><text:span text:style-name="T403">These would use </text:span><text:span text:style-name="T391">the </text:span><text:span text:style-name="T60">function.add()</text:span><text:span text:style-name="T391">, </text:span><text:span text:style-name="T60">function.edit()</text:span><text:span text:style-name="T391">, and </text:span><text:span text:style-name="T60">function.delete()</text:span><text:span text:style-name="T391"> </text:span><text:span text:style-name="T403">port </text:span><text:span text:style-name="T391">names in code, which then translate to </text:span><text:span text:style-name="T25">port { }</text:span><text:span text:style-name="T391"> </text:span><text:span text:style-name="T403">blocks </text:span><text:span text:style-name="T391">within the function itself.</text:span></text:p>
      <text:h text:style-name="Heading_20_2" text:outline-level="2"><text:bookmark-start text:name="__RefHeading__6476_1459851776"/>Purposes<text:bookmark-end text:name="__RefHeading__6476_1459851776"/></text:h>
      <text:p text:style-name="P95"><text:span text:style-name="T46">Purposes</text:span><text:span text:style-name="T297"> were added </text:span><text:span text:style-name="T349">explicitly </text:span><text:span text:style-name="T297">to </text:span><text:span text:style-name="T391">aid </text:span><text:span text:style-name="T297">in documentation and encapsulation </text:span><text:span text:style-name="T391">of their very nature</text:span><text:span text:style-name="T297">. <text:s/></text:span><text:span text:style-name="T350">It allows a single function to be created, and to expose purposes externally which are related, but offer different abilities based on context </text:span><text:span text:style-name="T391">and need</text:span><text:span text:style-name="T350">.</text:span></text:p>
      <text:p text:style-name="P96"><text:span text:style-name="T60">Purposes</text:span><text:span text:style-name="T391">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878">self.other_purpose();</text:span><text:span text:style-name="T391"> for example.</text:span><text:span text:style-name="T350"><text:line-break/><text:line-break/>The original intent was for self-documenting code </text:span><text:span text:style-name="T354">where the function is defined, and then within its own definition help information </text:span><text:span text:style-name="T392">could be added. <text:s/>This would encourage the developer to update the help section fro any changes made to the function. :-)</text:span></text:p>
      <text:p text:style-name="P96"><text:span text:style-name="T354">Here we see an example showing a retrieval of </text:span><text:span text:style-name="T392">help </text:span><text:span text:style-name="T354">text, </text:span><text:span text:style-name="T392">in one case, but also the ability to format that text for the </text:span><text:span text:style-name="T354">GUI help in </text:span><text:span text:style-name="T879">SObject</text:span><text:span text:style-name="T354"> structures</text:span><text:span text:style-name="T350">.</text:span></text:p>
      <text:p text:style-name="P96"><text:span text:style-name="T392">We also see use of the keyword </text:span><text:span text:style-name="T880">only</text:span><text:span text:style-name="T392">, which overrides the function's stated </text:span><text:span text:style-name="T880">returns</text:span><text:span text:style-name="T392"> or </text:span><text:span text:style-name="T880">params</text:span><text:span text:style-name="T392">, indicating those of the purpose are to be used in their place. <text:s/>Without use of the keyword </text:span><text:span text:style-name="T880">only</text:span><text:span text:style-name="T392">, parameters are added to those defined in the function, allowing for standard information to be defined in the function, and purpose-specific information to be defined in each </text:span><text:span text:style-name="T880">purpose</text:span><text:span text:style-name="T392">.</text:span></text:p>
      <text:p text:style-name="P202"><text:span text:style-name="T350">f</text:span><text:span text:style-name="T297">unction </text:span><text:span text:style-name="T351">process<text:line-break/>|returns s32 r<text:line-break/>|</text:span><text:span text:style-name="T352">params s32 a</text:span><text:span text:style-name="T351"><text:line-break/>{<text:line-break/><text:line-break/> <text:s text:c="3"/></text:span><text:span text:style-name="T620">purpose help_</text:span><text:span text:style-name="T621">text</text:span><text:span text:style-name="T351"><text:line-break/> <text:s text:c="3"/></text:span><text:span text:style-name="T352">|params </text:span><text:span text:style-name="T393">datum </text:span><text:span text:style-name="T353">helpText</text:span><text:span text:style-name="T351"><text:line-break/> <text:s text:c="3"/>{<text:line-break/></text:span><text:span text:style-name="T1070"> <text:s text:c="7"/>// </text:span><text:span text:style-name="T1071">The function process.help_</text:span><text:span text:style-name="T1072">text</text:span><text:span text:style-name="T1071">() requires two parameters:<text:line-break/> <text:s text:c="7"/>// <text:s text:c="4"/>a <text:s text:c="8"/>-- defined in process</text:span><text:span text:style-name="T1073">() above</text:span><text:span text:style-name="T1071"><text:line-break/> <text:s text:c="7"/>// <text:s text:c="4"/>helpText <text:s/>-- defined here</text:span><text:span text:style-name="T1070"><text:line-break/></text:span><text:span text:style-name="T351"> <text:s text:c="3"/>}<text:line-break/><text:line-break/></text:span><text:soft-page-break/><text:span text:style-name="T351"><text:line-break/> <text:s text:c="3"/></text:span><text:span text:style-name="T622">purpose help_</text:span><text:span text:style-name="T621">gui</text:span><text:span text:style-name="T354"><text:line-break/> <text:s text:c="3"/>|</text:span><text:span text:style-name="T621">only</text:span><text:span text:style-name="T354"> params S</text:span><text:span text:style-name="T393">O</text:span><text:span text:style-name="T354">bject** guiObjects, s32** tnCount<text:line-break/> <text:s text:c="3"/>{<text:line-break/></text:span><text:span text:style-name="T1072"> <text:s text:c="7"/>// The function process.help_gui() requires two parameters:<text:line-break/></text:span><text:span text:style-name="T1071"> <text:s text:c="7"/>// <text:s text:c="4"/></text:span><text:span text:style-name="T1072">guiObjects </text:span><text:span text:style-name="T1071"><text:s/>-- defined here</text:span><text:span text:style-name="T1070"><text:line-break/></text:span><text:span text:style-name="T1071"> <text:s text:c="7"/>// <text:s text:c="4"/></text:span><text:span text:style-name="T1072">tnCount </text:span><text:span text:style-name="T1071"><text:s text:c="4"/>-- defined here<text:line-break/> <text:s text:c="7"/>//<text:line-break/> <text:s text:c="7"/>// </text:span><text:span text:style-name="T1072">Note: <text:s/>This purpose still shares the returns value because<text:line-break/> <text:s text:c="7"/>// <text:s text:c="7"/>because it wasn't overridden with an “only” keyword.</text:span><text:span text:style-name="T1070"><text:line-break/></text:span><text:span text:style-name="T354"> <text:s text:c="3"/>}</text:span><text:span text:style-name="T351"><text:line-break/><text:line-break/><text:line-break/></text:span><text:span text:style-name="T1070"> <text:s text:c="3"/></text:span><text:span text:style-name="T1074">// </text:span><text:span text:style-name="T1091">Native code</text:span><text:span text:style-name="T1074"> </text:span><text:span text:style-name="T1072">for process() </text:span><text:span text:style-name="T1039">goes here</text:span><text:span text:style-name="T1074"><text:line-break/></text:span><text:span text:style-name="T351">}</text:span></text:p>
      <text:p text:style-name="P98"><text:span text:style-name="T351">I</text:span><text:span text:style-name="T297">n this example, calls to </text:span><text:span text:style-name="T843">process.help_text()</text:span><text:span text:style-name="T2">,</text:span><text:span text:style-name="T297"> and </text:span><text:span text:style-name="T843">process.help_gui()</text:span><text:span text:style-name="T297"> would call the </text:span><text:span text:style-name="T2">purpose</text:span><text:span text:style-name="T297"> code, rather than the native </text:span><text:span text:style-name="T843">process()</text:span><text:span text:style-name="T297"> code for the function.</text:span></text:p>
      <text:p text:style-name="P98"><text:span text:style-name="T355">The</text:span><text:span text:style-name="T297"> </text:span><text:span text:style-name="T877">p</text:span><text:span text:style-name="T843">urpose</text:span><text:span text:style-name="T297"> definitions can be used for </text:span><text:span text:style-name="T599">any program need</text:span><text:span text:style-name="T297">, and essentially introduce a </text:span><text:span text:style-name="T599">layer of encapsulation to source code</text:span><text:span text:style-name="T297">, bringing within a single function related functions.</text:span></text:p>
      <text:h text:style-name="P267" text:outline-level="3"><text:bookmark-start text:name="__RefHeading__6478_1459851776"/>Function Overloading<text:bookmark-end text:name="__RefHeading__6478_1459851776"/></text:h>
      <text:p text:style-name="P97"><text:span text:style-name="T297">The </text:span><text:span text:style-name="T843">purpose</text:span><text:span text:style-name="T297"> also introduces the ability to use overloading through the </text:span><text:span text:style-name="T843">operator()</text:span><text:span text:style-name="T297">.</text:span></text:p>
      <text:p text:style-name="P201">function report_error<text:line-break/>{<text:line-break/> <text:s text:c="3"/>purpose <text:span text:style-name="T140">operator()</text:span><text:line-break/> <text:s text:c="3"/>| params int number<text:line-break/> <text:s text:c="3"/>{<text:line-break/><text:span text:style-name="T1000"> <text:s text:c="7"/>// Reports an error based on number<text:line-break/> <text:s text:c="7"/>// Accessed using: <text:s/></text:span><text:span text:style-name="T1175">report_error(5);</text:span><text:line-break/> <text:s text:c="3"/>}<text:line-break/><text:line-break/> <text:s text:c="3"/>purpose <text:span text:style-name="T140">operator()</text:span><text:line-break/> <text:s text:c="3"/>|params datum general<text:line-break/> <text:s text:c="3"/>{<text:line-break/><text:span text:style-name="T1000"> <text:s text:c="7"/>// Reports based on the error text information in general<text:line-break/> <text:s text:c="7"/>// Accessed using: <text:s/></text:span><text:span text:style-name="T1175">report_error(datum(“General failure”));</text:span><text:span text:style-name="T1000"><text:line-break/></text:span> <text:s text:c="3"/>}<text:line-break/>}</text:p>
      <text:h text:style-name="Heading_20_2" text:outline-level="2"><text:bookmark-start text:name="__RefHeading__6480_1459851776"/>Ports<text:bookmark-end text:name="__RefHeading__6480_1459851776"/></text:h>
      <text:p text:style-name="P95"><text:span text:style-name="T441">The </text:span><text:span text:style-name="T875">p</text:span><text:span text:style-name="T843">ort</text:span><text:span text:style-name="T297"> </text:span><text:span text:style-name="T735">introduce the ability </text:span>to <text:span text:style-name="T735">directly </text:span>enter a <text:span text:style-name="T843">function</text:span> or <text:span text:style-name="T843">adhoc</text:span> at a point other than <text:span text:style-name="T735">its top source code line</text:span>. <text:s/><text:span text:style-name="T1265">This concept of the </text:span><text:span text:style-name="T875">p</text:span><text:span text:style-name="T876">ort</text:span><text:span text:style-name="T349"> </text:span>was originally created to be an optimization feature only, however it was <text:span text:style-name="T735">later </text:span>decided to expose the ability natively in source code <text:span text:style-name="T735">because it it is reasonable to expect that the information it keys upon will be known to the developer, and by using it some additional documentation abilities are afforded</text:span>.</text:p>
      <text:p text:style-name="P200"><text:soft-page-break/><text:span text:style-name="T736">function </text:span><text:span text:style-name="T744">process</text:span><text:span text:style-name="T736"><text:line-break/>|returns s32 r<text:line-break/>|params s32 a, s32 b<text:line-break/>{<text:line-break/></text:span><text:span text:style-name="T1209"> <text:s text:c="3"/>// </text:span><text:span text:style-name="T1210">Each port </text:span><text:span text:style-name="T1211">is </text:span><text:span text:style-name="T1210">exposed external </text:span><text:span text:style-name="T1211">to this function, being visible</text:span><text:span text:style-name="T1209"><text:line-break/></text:span><text:span text:style-name="T736"> <text:s text:c="3"/></text:span><text:span text:style-name="T737">port </text:span><text:span text:style-name="T738">add</text:span><text:span text:style-name="T743"> {</text:span><text:span text:style-name="T741"><text:line-break/></text:span><text:span text:style-name="T1204"> <text:s text:c="7"/>// </text:span><text:span text:style-name="T1206">Code for add operation goes here<text:line-break/> <text:s text:c="7"/>// </text:span><text:span text:style-name="T1205">Accessed as: <text:s/></text:span><text:span text:style-name="T1195">r = process.add(a, b);</text:span><text:span text:style-name="T1206"><text:line-break/></text:span><text:span text:style-name="T740"> <text:s text:c="3"/></text:span><text:span text:style-name="T745">}</text:span><text:span text:style-name="T736"><text:line-break/><text:line-break/> <text:s text:c="3"/></text:span><text:span text:style-name="T737">port </text:span><text:span text:style-name="T738">edit</text:span><text:span text:style-name="T743"> {</text:span><text:span text:style-name="T741"><text:line-break/></text:span><text:span text:style-name="T1204"> <text:s text:c="7"/>// </text:span><text:span text:style-name="T1206">Code for edit operation goes here</text:span><text:span text:style-name="T1204"><text:line-break/></text:span><text:span text:style-name="T1206"> <text:s text:c="7"/>// </text:span><text:span text:style-name="T1205">Accessed as: <text:s/></text:span><text:span text:style-name="T1195">r = process.edit(a, b);</text:span><text:span text:style-name="T1206"><text:line-break/></text:span><text:span text:style-name="T741"> <text:s text:c="3"/>}<text:line-break/><text:line-break/> <text:s text:c="3"/></text:span><text:span text:style-name="T738">noport </text:span><text:span text:style-name="T743">{<text:line-break/></text:span><text:span text:style-name="T1207"> <text:s text:c="7"/>// Code to enter when no port was specified<text:line-break/> <text:s text:c="7"/>// If noport is not specified, then it begins<text:line-break/> <text:s text:c="7"/>// at the common code block below<text:line-break/></text:span><text:span text:style-name="T1208"> <text:s text:c="7"/>// </text:span><text:span text:style-name="T1207">Accessed as: <text:s/></text:span><text:span text:style-name="T1195">r = process(a, b);</text:span><text:span text:style-name="T1208"><text:line-break/></text:span><text:span text:style-name="T743"> <text:s text:c="3"/>}<text:line-break/><text:line-break/></text:span><text:span text:style-name="T1210"> <text:s text:c="3"/>// Common code begins here<text:line-break/></text:span><text:span text:style-name="T736">}<text:line-break/><text:line-break/><text:line-break/>function main<text:line-break/>{<text:line-break/> <text:s text:c="3"/>s32 x;<text:line-break/><text:line-break/> <text:s text:c="3"/>x = </text:span><text:span text:style-name="T739">process.</text:span><text:span text:style-name="T738">add</text:span><text:span text:style-name="T736">(1, 2);<text:line-break/> <text:s text:c="3"/>x = </text:span><text:span text:style-name="T739">process.</text:span><text:span text:style-name="T738">edit</text:span><text:span text:style-name="T736">(3, 4);<text:line-break/></text:span>}</text:p>
      <text:h text:style-name="P307" text:outline-level="1"><text:bookmark-start text:name="__RefHeading__6482_1459851776"/>Adhocs<text:bookmark-end text:name="__RefHeading__6482_1459851776"/></text:h>
      <text:p text:style-name="P52">CAlive<text:span text:style-name="T297"> introduces </text:span><text:span text:style-name="T436">the</text:span><text:span text:style-name="T297"> </text:span><text:span text:style-name="T843">adhoc</text:span><text:span text:style-name="T297">. <text:s/></text:span>Adhoc<text:span text:style-name="T749">s</text:span> <text:span text:style-name="T749">operate the same as </text:span><text:span text:style-name="T297">functions, </text:span><text:span text:style-name="T371">and </text:span><text:span text:style-name="T297">can be dec</text:span><text:span text:style-name="T371">l</text:span><text:span text:style-name="T297">ared at any point </text:span><text:span text:style-name="T371">in source code. <text:s/>They can be </text:span><text:span text:style-name="T297">referenced by anything they're declared within. <text:s/>They do not affect normal flow control when they appear in the middle of other code, but are created to help document and simplify source code.</text:span></text:p>
      <text:p text:style-name="P174"><text:span text:style-name="T151">Note:</text:span><text:span text:style-name="T750"><text:tab/>Think of them as local functions, designed to provide documentation and use within a specific scope or context.</text:span></text:p>
      <text:p text:style-name="P199"><text:span text:style-name="T297">function sample<text:line-break/>| returns int r<text:line-break/>| params int a, int b<text:line-break/>{<text:line-break/></text:span><text:span text:style-name="T1060"> <text:s text:c="3"/></text:span><text:span text:style-name="T1164">|</text:span><text:span text:style-name="T1165">|</text:span><text:span text:style-name="T1164">|||||||||</text:span><text:span text:style-name="T1060"><text:line-break/> <text:s text:c="3"/></text:span><text:span text:style-name="T1057">|</text:span><text:span text:style-name="T1058">|</text:span><text:span text:style-name="T1057">||</text:span><text:span text:style-name="T1075"> </text:span><text:span text:style-name="T1123">Initialize</text:span><text:span text:style-name="T1060"><text:line-break/></text:span><text:span text:style-name="T1076"> <text:s text:c="3"/></text:span><text:span text:style-name="T1164">|</text:span><text:span text:style-name="T1165">|</text:span><text:span text:style-name="T1164">|</text:span><text:span text:style-name="T1076"><text:line-break/></text:span><text:span text:style-name="T297"> <text:s text:c="3"/></text:span><text:span text:style-name="T1164">|</text:span><text:span text:style-name="T1165">|</text:span><text:span text:style-name="T1164">|</text:span><text:span text:style-name="T372"> <text:s text:c="2"/></text:span><text:span text:style-name="T370">r = 0;<text:line-break/></text:span><text:span text:style-name="T1076"> <text:s text:c="3"/></text:span><text:span text:style-name="T1164">|</text:span><text:span text:style-name="T1165">|</text:span><text:span text:style-name="T1164">|</text:span><text:span text:style-name="T1076"><text:line-break/> <text:s text:c="3"/></text:span><text:span text:style-name="T1164">|</text:span><text:span text:style-name="T1165">|</text:span><text:span text:style-name="T1164">||||</text:span><text:span text:style-name="T1060"><text:line-break/></text:span><text:span text:style-name="T297"><text:line-break/><text:line-break/></text:span><text:soft-page-break/><text:span text:style-name="T1060"> <text:s text:c="3"/></text:span><text:span text:style-name="T1166">|</text:span><text:span text:style-name="T1165">|</text:span><text:span text:style-name="T1166">|||||||||</text:span><text:span text:style-name="T1060"><text:line-break/></text:span><text:span text:style-name="T1029"> <text:s text:c="3"/></text:span><text:span text:style-name="T1059">|</text:span><text:span text:style-name="T1058">|</text:span><text:span text:style-name="T1059">||</text:span><text:span text:style-name="T1040"> </text:span><text:span text:style-name="T1124">Quick sum to determine range</text:span><text:span text:style-name="T1041"><text:line-break/> <text:s text:c="3"/></text:span><text:span text:style-name="T1059">|</text:span><text:span text:style-name="T1058">|</text:span><text:span text:style-name="T1059">|</text:span><text:span text:style-name="T1029"><text:line-break/></text:span><text:span text:style-name="T455"> <text:s text:c="2"/></text:span><text:span text:style-name="T489"><text:s/></text:span><text:span text:style-name="T1059">|</text:span><text:span text:style-name="T1058">|</text:span><text:span text:style-name="T1059">|</text:span><text:span text:style-name="T490"> <text:s/></text:span><text:span text:style-name="T455"><text:s/></text:span><text:span text:style-name="T489"><text:s/></text:span><text:span text:style-name="T603">adhoc quicksum</text:span><text:span text:style-name="T455"><text:line-break/> <text:s text:c="2"/></text:span><text:span text:style-name="T489"><text:s/></text:span><text:span text:style-name="T1059">|</text:span><text:span text:style-name="T1058">|</text:span><text:span text:style-name="T1059">|</text:span><text:span text:style-name="T490"> <text:s/></text:span><text:span text:style-name="T455"><text:s/></text:span><text:span text:style-name="T489"><text:s/></text:span><text:span text:style-name="T455">| returns total<text:line-break/> <text:s text:c="2"/></text:span><text:span text:style-name="T489"><text:s/></text:span><text:span text:style-name="T1059">|</text:span><text:span text:style-name="T1058">|</text:span><text:span text:style-name="T1059">|</text:span><text:span text:style-name="T490"> <text:s/></text:span><text:span text:style-name="T455"><text:s/></text:span><text:span text:style-name="T489"><text:s/></text:span><text:span text:style-name="T455">| params int value1, value2<text:line-break/> <text:s text:c="2"/></text:span><text:span text:style-name="T489"><text:s/></text:span><text:span text:style-name="T1059">|</text:span><text:span text:style-name="T1058">|</text:span><text:span text:style-name="T1059">|</text:span><text:span text:style-name="T490"> <text:s/></text:span><text:span text:style-name="T455"><text:s/></text:span><text:span text:style-name="T489"><text:s/></text:span><text:span text:style-name="T455">{<text:line-break/> <text:s text:c="2"/></text:span><text:span text:style-name="T489"><text:s/></text:span><text:span text:style-name="T1059">|</text:span><text:span text:style-name="T1058">|</text:span><text:span text:style-name="T1059">|</text:span><text:span text:style-name="T490"> <text:s/></text:span><text:span text:style-name="T455"><text:s/></text:span><text:span text:style-name="T489"><text:s/></text:span><text:span text:style-name="T455"><text:s text:c="4"/>total = value1 + value;<text:line-break/> <text:s text:c="2"/></text:span><text:span text:style-name="T489"><text:s/></text:span><text:span text:style-name="T1059">|</text:span><text:span text:style-name="T1058">|</text:span><text:span text:style-name="T1059">|</text:span><text:span text:style-name="T490"> <text:s/></text:span><text:span text:style-name="T455"><text:s/></text:span><text:span text:style-name="T489"><text:s/></text:span><text:span text:style-name="T455">}<text:line-break/></text:span><text:span text:style-name="T1029"> <text:s text:c="3"/></text:span><text:span text:style-name="T1059">|</text:span><text:span text:style-name="T1058">|</text:span><text:span text:style-name="T1059">|</text:span><text:span text:style-name="T1029"><text:line-break/> <text:s text:c="3"/></text:span><text:span text:style-name="T1059">|</text:span><text:span text:style-name="T1058">|</text:span><text:span text:style-name="T1059">||||</text:span><text:span text:style-name="T1029"><text:line-break/></text:span><text:span text:style-name="T455"><text:line-break/><text:line-break/></text:span><text:span text:style-name="T1081"> <text:s text:c="3"/>// </text:span><text:span text:style-name="T1123">Based on the total, process differently<text:line-break/></text:span><text:span text:style-name="T297"> <text:s text:c="3"/>if (</text:span><text:span text:style-name="T603">quicksum</text:span><text:span text:style-name="T297">(a, b) &gt; 50)<text:line-break/> <text:s text:c="3"/>{<text:line-break/></text:span><text:span text:style-name="T1081"> <text:s text:c="7"/>// </text:span><text:span text:style-name="T1120">Some </text:span><text:span text:style-name="T1081">larger values </text:span><text:span text:style-name="T1120">have sales tax</text:span><text:span text:style-name="T1081"><text:line-break/></text:span><text:span text:style-name="T297"> <text:s text:c="7"/></text:span><text:span text:style-name="T370">if (</text:span><text:span text:style-name="T628">quicksum</text:span><text:span text:style-name="T370">(a, b) &gt; 90)<text:line-break/> <text:s text:c="11"/>r += (int)((float)</text:span><text:span text:style-name="T628">quicksum</text:span><text:span text:style-name="T370">(a, b) * 0.05f);<text:line-break/><text:line-break/></text:span><text:span text:style-name="T1122"> <text:s text:c="7"/>// </text:span><text:span text:style-name="T1121">Additional larger value processing here<text:line-break/></text:span><text:span text:style-name="T297"><text:line-break/> <text:s text:c="3"/>} else {<text:line-break/></text:span><text:span text:style-name="T1081"> <text:s text:c="7"/>// </text:span><text:span text:style-name="T1120">S</text:span><text:span text:style-name="T1081">maller value </text:span><text:span text:style-name="T1120">have no sales tax<text:line-break/> <text:s text:c="7"/>// </text:span><text:span text:style-name="T1121">Smaller value processing here</text:span><text:span text:style-name="T1081"><text:line-break/></text:span><text:span text:style-name="T297"> <text:s text:c="3"/>}<text:line-break/>}</text:span></text:p>
      <text:h text:style-name="P308" text:outline-level="1"><text:bookmark-start text:name="__RefHeading__4311_889146227"/><text:span text:style-name="T355">F</text:span><text:span text:style-name="T297">lowof</text:span><text:span text:style-name="T360">s</text:span><text:bookmark-end text:name="__RefHeading__4311_889146227"/></text:h>
      <text:p text:style-name="P51">CAlive<text:span text:style-name="T297"> introduces the </text:span><text:span text:style-name="T843">flowof</text:span><text:span text:style-name="T297">. <text:s/></text:span>CAlive<text:span text:style-name="T297"> adds </text:span><text:span text:style-name="T437">the</text:span><text:span text:style-name="T297"> </text:span><text:span text:style-name="T843">flowof</text:span><text:span text:style-name="T297"> to help break out and self-document source code into more man</text:span><text:span text:style-name="T437">a</text:span><text:span text:style-name="T297">geable components.</text:span></text:p>
      <text:p text:style-name="P28">Consider this logic:</text:p>
      <text:p text:style-name="P194"><text:span text:style-name="T297">function process<text:line-break/>| returns int r<text:line-break/>| params int a, int b<text:line-break/>{<text:line-break/> <text:s text:c="3"/>if (a &gt;= 0)<text:line-break/> <text:s text:c="3"/>{<text:line-break/> <text:s text:c="7"/>if (a &lt;= 5)<text:line-break/> <text:s text:c="7"/>{<text:line-break/></text:span><text:span text:style-name="T1081"> <text:s text:c="11"/>// a is 0..5<text:line-break/> <text:s text:c="11"/>// </text:span><text:span text:style-name="T1119">Code goes here</text:span><text:span text:style-name="T1081"><text:line-break/></text:span><text:span text:style-name="T297"><text:line-break/> <text:s text:c="7"/>} else if (a &lt;= 10) {<text:line-break/></text:span><text:span text:style-name="T1081"> <text:s text:c="11"/>// a is 6..10<text:line-break/> <text:s text:c="11"/>// </text:span><text:span text:style-name="T1119">Code goes here</text:span><text:span text:style-name="T1081"><text:line-break/></text:span><text:span text:style-name="T297"><text:line-break/> <text:s text:c="7"/>} else {<text:line-break/></text:span><text:span text:style-name="T1081"> <text:s text:c="11"/>// a &gt; 10<text:line-break/> <text:s text:c="11"/>// </text:span><text:span text:style-name="T1119">Code goes here</text:span><text:span text:style-name="T1081"><text:line-break/></text:span><text:span text:style-name="T297"> <text:s text:c="7"/>}<text:line-break/><text:line-break/> <text:s text:c="3"/>} else {<text:line-break/></text:span><text:span text:style-name="T1081"> <text:s text:c="7"/>// a is negative<text:line-break/> <text:s text:c="7"/>// Report error<text:line-break/></text:span><text:span text:style-name="T297"> <text:s text:c="3"/>}<text:line-break/></text:span><text:soft-page-break/><text:span text:style-name="T297">}</text:span></text:p>
      <text:p text:style-name="P27">It's not particularly difficult to follow, but what if it could be broken out to be easier to see and understand without having to do any logic refactoring, just a little reordering?</text:p>
      <text:p text:style-name="P94"><text:span text:style-name="T297">Consider this example </text:span><text:span text:style-name="T388">broken out </text:span><text:span text:style-name="T297">using </text:span><text:span text:style-name="T438">the</text:span><text:span text:style-name="T297"> </text:span><text:span text:style-name="T843">flowof</text:span><text:span text:style-name="T297">:</text:span></text:p>
      <text:p text:style-name="P193"><text:span text:style-name="T1081">// </text:span><text:span text:style-name="T1112">Linear flowof block (no parameters, no return value)</text:span><text:span text:style-name="T297"><text:line-break/>function process<text:line-break/>| returns int r<text:line-break/>| params int a, int b<text:line-break/>{<text:line-break/> <text:s text:c="3"/>if (a &gt;= 0)<text:line-break/> <text:s text:c="3"/>{<text:line-break/> <text:s text:c="7"/>.</text:span><text:span text:style-name="T624">.low_risk;</text:span><text:span text:style-name="T473"> <text:s text:c="4"/></text:span><text:span text:style-name="T1081">// </text:span><text:span text:style-name="T1113">0..5 low-risk</text:span><text:span text:style-name="T358"><text:line-break/> <text:s text:c="7"/>.</text:span><text:span text:style-name="T624">.medium_risk;</text:span><text:span text:style-name="T473"> <text:s/></text:span><text:span text:style-name="T1113">// 6..10 medium risk</text:span><text:span text:style-name="T358"><text:line-break/> <text:s text:c="7"/>.</text:span><text:span text:style-name="T624">.high_risk;</text:span><text:span text:style-name="T473"> <text:s text:c="3"/></text:span><text:span text:style-name="T1113">// 11+ high risk</text:span><text:span text:style-name="T297"><text:line-break/><text:line-break/> <text:s text:c="3"/>} else {<text:line-break/></text:span><text:span text:style-name="T1081"> <text:s text:c="7"/>// a is negative<text:line-break/> <text:s text:c="7"/>// Report error<text:line-break/></text:span><text:span text:style-name="T297"> <text:s text:c="3"/>}<text:line-break/>}<text:line-break/><text:line-break/><text:line-break/></text:span><text:span text:style-name="T624">flowof process::low_risk</text:span><text:span text:style-name="T358"><text:line-break/></text:span><text:span text:style-name="T669">{</text:span><text:span text:style-name="T670">{</text:span><text:span text:style-name="T358"><text:line-break/></text:span><text:span text:style-name="T297"> <text:s text:c="3"/>if (a &lt;= 5)<text:line-break/> <text:s text:c="3"/>{<text:line-break/></text:span><text:span text:style-name="T1081"> <text:s text:c="7"/>// a is 0..5<text:line-break/> <text:s text:c="7"/>// </text:span><text:span text:style-name="T1114">Code goes here</text:span><text:span text:style-name="T1081"><text:line-break/></text:span><text:span text:style-name="T670">}</text:span><text:span text:style-name="T669">}</text:span><text:span text:style-name="T358"><text:line-break/><text:line-break/><text:line-break/></text:span><text:span text:style-name="T624">flowof process::medium_risk</text:span><text:span text:style-name="T358"><text:line-break/></text:span><text:span text:style-name="T670">{</text:span><text:span text:style-name="T669">{</text:span><text:span text:style-name="T297"><text:line-break/> <text:s text:c="3"/>} else if (a &lt;= 10) {<text:line-break/></text:span><text:span text:style-name="T1081"> <text:s text:c="7"/>// a is 6..10<text:line-break/> <text:s text:c="7"/>// </text:span><text:span text:style-name="T1114">Code goes here</text:span><text:span text:style-name="T1081"><text:line-break/></text:span><text:span text:style-name="T670">}</text:span><text:span text:style-name="T669">}</text:span><text:span text:style-name="T358"><text:line-break/><text:line-break/><text:line-break/></text:span><text:span text:style-name="T624">flowof process::high_risk</text:span><text:span text:style-name="T358"><text:line-break/></text:span><text:span text:style-name="T669">{</text:span><text:span text:style-name="T670">{</text:span><text:span text:style-name="T297"><text:line-break/> <text:s text:c="3"/>} else {<text:line-break/></text:span><text:span text:style-name="T1081"> <text:s text:c="7"/>// a &gt; 10<text:line-break/> <text:s text:c="7"/>// </text:span><text:span text:style-name="T1114">Code goes here</text:span><text:span text:style-name="T1081"><text:line-break/></text:span><text:span text:style-name="T297"> <text:s text:c="3"/>}<text:line-break/></text:span><text:span text:style-name="T670">}</text:span><text:span text:style-name="T669">}</text:span></text:p>
      <text:p text:style-name="P93"><text:span text:style-name="T297">In this example the code is longer vertically, but it gains </text:span><text:span text:style-name="T359">notable simplicity in understanding the </text:span><text:span text:style-name="T862">process()</text:span><text:span text:style-name="T359"> function logic, and the </text:span><text:span text:style-name="T862">flowof</text:span><text:span text:style-name="T359"> blocks below are able to move the highly indented code in the original code to a more manageable level.</text:span></text:p>
      <text:p text:style-name="P92"><text:span text:style-name="T297">All parameters, returns, and local variables are inherited. <text:s/>And, new ones can be added within the </text:span><text:span text:style-name="T897">flowof</text:span><text:span text:style-name="T297"> as needed, visible only there. <text:s/></text:span><text:span text:style-name="T363">To reference the </text:span><text:span text:style-name="T863">flowof</text:span><text:span text:style-name="T363"> in source code, precede the function name with an </text:span><text:soft-page-break/><text:span text:style-name="T22">auto-resolve</text:span><text:span text:style-name="T363"> to instruct the compiler on how to find it. <text:s/>In the alternative, use the full-form </text:span><text:span text:style-name="T439">style, as in: </text:span><text:span text:style-name="T363"><text:s/></text:span><text:span text:style-name="T863">flowof.low_risk</text:span><text:span text:style-name="T363"> or </text:span><text:span text:style-name="T863">process.low_risk</text:span><text:span text:style-name="T363">.</text:span></text:p>
      <text:p text:style-name="P44"><text:span text:style-name="T297">Each </text:span><text:span text:style-name="T843">flowof</text:span><text:span text:style-name="T297"> </text:span><text:span text:style-name="T364">definition </text:span><text:span text:style-name="T297">can take on one of two forms, </text:span><text:span text:style-name="T364">and all</text:span><text:span text:style-name="T297"> </text:span><text:span text:style-name="T843">flowof</text:span><text:span text:style-name="T297"> </text:span><text:span text:style-name="T439">blocks </text:span><text:span text:style-name="T297">can be used more than once </text:span><text:span text:style-name="T364">in source code</text:span><text:span text:style-name="T297">:</text:span></text:p>
      <text:p text:style-name="P256"><text:span text:style-name="T46">linear </text:span><text:span text:style-name="T58">flowof</text:span><text:span text:style-name="T566"><text:line-break/></text:span><text:span text:style-name="T567">Used for blocks containing incomplete flow blocks, syntax that would normally be incomplete in the form which appears in the </text:span><text:span text:style-name="T126">linear flowof</text:span><text:span text:style-name="T567"> block. <text:s/>The </text:span><text:span text:style-name="T126">linear flowof</text:span><text:span text:style-name="T567"> bocks can only be referenced by name. <text:s/>They cannot receive parameters or return parameters. <text:s/>Their sole purpose is to take code that's not easily separated from a more complex algorithm, and allow separation in a structured manner.</text:span></text:p>
      <text:p text:style-name="P252"><text:span text:style-name="T46">function </text:span><text:span text:style-name="T58">flowof</text:span><text:span text:style-name="T566"><text:line-break/></text:span><text:span text:style-name="T568">These are encapsulated functions associated only with the </text:span><text:span text:style-name="T127">flow { }</text:span><text:span text:style-name="T568"> block.</text:span></text:p>
      <text:p text:style-name="P44"><text:span text:style-name="T297">A </text:span><text:span text:style-name="T46">linear </text:span><text:span text:style-name="T866">flowof</text:span><text:span text:style-name="T455"> </text:span><text:span text:style-name="T297">is code that is inserted linearly, as though you reached in to the original source code </text:span><text:span text:style-name="T432">with your fingers</text:span><text:span text:style-name="T297">, </text:span><text:span text:style-name="T432">pinched and </text:span><text:span text:style-name="T297">extracted the portion you needed, and inserted it directly in</text:span><text:span text:style-name="T432">to</text:span><text:span text:style-name="T297"> the </text:span><text:span text:style-name="T843">flowof</text:span><text:span text:style-name="T297">. <text:s/>When program flow reaches the </text:span><text:span text:style-name="T843">flowof</text:span><text:span text:style-name="T297"> block, it will execute top-down the code that was extracted, and the debugger will enter into the </text:span><text:span text:style-name="T843">flowof</text:span><text:span text:style-name="T297"> block showing </text:span><text:span text:style-name="T432">the </text:span><text:span text:style-name="T297">pro</text:span><text:span text:style-name="T432">g</text:span><text:span text:style-name="T297">ram flow.</text:span></text:p>
      <text:p text:style-name="P175"><text:span text:style-name="T140">Note:</text:span><text:tab/>The previous <text:span text:style-name="T843">flowof</text:span> example demonstrated a <text:span text:style-name="T140">linear </text:span><text:span text:style-name="T843">flowof</text:span> block.</text:p>
      <text:p text:style-name="P91"><text:span text:style-name="T297">A </text:span><text:span text:style-name="T46">function </text:span><text:span text:style-name="T866">flowof</text:span><text:span text:style-name="T455"> is one that can receive parameters and send back return values. <text:s/>This makes them useful in that they still inherit the original context from which they're called, </text:span><text:span text:style-name="T474">but can process variably within based on a parameter rather than a fixed local variable.</text:span></text:p>
      <text:p text:style-name="P198"><text:span text:style-name="T1092">// </text:span><text:span text:style-name="T1093">flowof function example<text:line-break/></text:span><text:span text:style-name="T476">function process<text:line-break/>| returns int r<text:line-break/>| params int a, int b<text:line-break/>{<text:line-break/> <text:s text:c="3"/></text:span><text:span text:style-name="T475">a = .</text:span><text:span text:style-name="T627">.</text:span><text:span text:style-name="T625">compute</text:span><text:span text:style-name="T475">(a * 5)</text:span><text:span text:style-name="T625">;</text:span><text:span text:style-name="T473"><text:line-break/> <text:s text:c="3"/></text:span><text:span text:style-name="T475">b = .</text:span><text:span text:style-name="T627">.</text:span><text:span text:style-name="T625">compute</text:span><text:span text:style-name="T475">(b * 3)</text:span><text:span text:style-name="T625">;<text:line-break/> <text:s text:c="3"/></text:span><text:span text:style-name="T475">r = .</text:span><text:span text:style-name="T627">.</text:span><text:span text:style-name="T625">total;</text:span><text:span text:style-name="T473"><text:line-break/></text:span><text:span text:style-name="T476">}<text:line-break/><text:line-break/><text:line-break/></text:span><text:span text:style-name="T624">flowof </text:span><text:span text:style-name="T473">process::</text:span><text:span text:style-name="T625">compute<text:line-break/>|returns int r<text:line-break/>|params int x</text:span><text:span text:style-name="T473"><text:line-break/>{<text:line-break/></text:span><text:span text:style-name="T1113"> <text:s text:c="3"/>// </text:span><text:span text:style-name="T1093">Process the input in some way<text:line-break/></text:span><text:span text:style-name="T475"> <text:s text:c="3"/>r = some_computation(x);</text:span><text:span text:style-name="T473"><text:line-break/>}<text:line-break/><text:line-break/><text:line-break/></text:span><text:span text:style-name="T624">flowof </text:span><text:span text:style-name="T473">process::</text:span><text:span text:style-name="T625">total<text:line-break/>|returns int r</text:span><text:span text:style-name="T473"><text:line-break/>{<text:line-break/></text:span><text:soft-page-break/><text:span text:style-name="T1113"> <text:s text:c="3"/>// </text:span><text:span text:style-name="T1093">a and b are inherited<text:line-break/></text:span><text:span text:style-name="T475"> <text:s text:c="3"/>r = a + b;</text:span><text:span text:style-name="T476"><text:line-break/></text:span><text:span text:style-name="T473">}</text:span></text:p>
      <text:p text:style-name="P90"><text:span text:style-name="T473">I</text:span><text:span text:style-name="T455">n this example, there are parameters involved with </text:span><text:span text:style-name="T574">each</text:span><text:span text:style-name="T455"> </text:span><text:span text:style-name="T843">flowof</text:span><text:span text:style-name="T89">,</text:span><text:span text:style-name="T455"> </text:span><text:span text:style-name="T843">compute</text:span><text:span text:style-name="T455"> and </text:span><text:span text:style-name="T843">total</text:span><text:span text:style-name="T455">. <text:s/>The </text:span><text:span text:style-name="T868">flowof </text:span><text:span text:style-name="T843">ompute</text:span><text:span text:style-name="T455"> receives an input parameter, and has a return a value. <text:s/></text:span><text:span text:style-name="T477">And the </text:span><text:span text:style-name="T868">flowof t</text:span><text:span text:style-name="T867">otal</text:span><text:span text:style-name="T477"> does not receive any input parameters, but returns its own return parameter.</text:span></text:p>
      <text:p text:style-name="P174"><text:span text:style-name="T140">Note:</text:span><text:span text:style-name="T212"><text:tab/></text:span><text:span text:style-name="T254">T</text:span><text:span text:style-name="T212">he return</text:span><text:span text:style-name="T254">s</text:span><text:span text:style-name="T212"> parameter in </text:span><text:span text:style-name="T255">in both the compute and total are</text:span><text:span text:style-name="T212"> called </text:span><text:span text:style-name="T140">r</text:span><text:span text:style-name="T212">. <text:s/>This </text:span><text:span text:style-name="T255">local </text:span><text:span text:style-name="T867">flowof</text:span><text:span text:style-name="T255"> </text:span><text:span text:style-name="T254">definition </text:span><text:span text:style-name="T212">overrides the scope of the return</text:span><text:span text:style-name="T255">s</text:span><text:span text:style-name="T212"> parameter in the </text:span><text:span text:style-name="T868">function </text:span><text:span text:style-name="T843">process()</text:span><text:span text:style-name="T212">, </text:span><text:span text:style-name="T255">and demonstrates how </text:span><text:span text:style-name="T867">flowof</text:span><text:span text:style-name="T255"> variables are scoped</text:span><text:span text:style-name="T212">.</text:span></text:p>
      <text:p text:style-name="P89"><text:span text:style-name="T455">The concept of the </text:span><text:span text:style-name="T843">flowof</text:span><text:span text:style-name="T455"> may seem very similar to that of a </text:span><text:span text:style-name="T843">function</text:span><text:span text:style-name="T455"> or </text:span><text:span text:style-name="T843">adhoc</text:span><text:span text:style-name="T455">. <text:s/>However, they differ in that </text:span><text:span text:style-name="T573">these</text:span><text:span text:style-name="T455"> </text:span><text:span text:style-name="T843">flowof</text:span><text:span text:style-name="T455"> </text:span><text:span text:style-name="T573">blocks </text:span><text:span text:style-name="T455">are defined outside of the function</text:span></text:p>
      <text:h text:style-name="P292" text:outline-level="1"><text:bookmark-start text:name="__RefHeading__4313_889146227"/>Flow Blocks<text:bookmark-end text:name="__RefHeading__4313_889146227"/></text:h>
      <text:p text:style-name="P50">CAlive<text:span text:style-name="T297"> introduces a new type of </text:span><text:span text:style-name="T361">flow control </text:span><text:span text:style-name="T297">block, </text:span><text:span text:style-name="T361">one</text:span><text:span text:style-name="T297"> which is </text:span><text:span text:style-name="T389">closely </text:span><text:span text:style-name="T297">related to the </text:span><text:span text:style-name="T843">flowof</text:span><text:span text:style-name="T297">, </text:span><text:span text:style-name="T440">from the previous section. <text:s/>It is</text:span><text:span text:style-name="T361"> called </text:span><text:span text:style-name="T864">flow</text:span><text:span text:style-name="T746">.</text:span><text:span text:style-name="T361"> <text:s/></text:span><text:span text:style-name="T389">The </text:span><text:span text:style-name="T865">flow</text:span><text:span text:style-name="T389"> block is actually a more comprehensive </text:span><text:span text:style-name="T440">and encapsulated form of the</text:span><text:span text:style-name="T389"> </text:span><text:span text:style-name="T865">flowof</text:span><text:span text:style-name="T389">, </text:span><text:span text:style-name="T361">allow</text:span><text:span text:style-name="T389">ing</text:span><text:span text:style-name="T361"> </text:span><text:span text:style-name="T362">for </text:span><text:span text:style-name="T369">both </text:span><text:span text:style-name="T150">function </text:span><text:span text:style-name="T874">flow</text:span><text:span text:style-name="T150"> control blocks</text:span><text:span text:style-name="T488">, and </text:span><text:span text:style-name="T150">linear </text:span><text:span text:style-name="T874">flow</text:span><text:span text:style-name="T150"> control blocks</text:span><text:span text:style-name="T369"> </text:span><text:span text:style-name="T362">to be </text:span><text:span text:style-name="T369">created</text:span><text:span text:style-name="T362"> within.</text:span></text:p>
      <text:p text:style-name="P49"><text:span text:style-name="T362">T</text:span><text:span text:style-name="T297">he general format of the </text:span><text:span text:style-name="T843">flow</text:span><text:span text:style-name="T297"> block is </text:span><text:span text:style-name="T385">as follows:</text:span></text:p>
      <text:p text:style-name="Quotations"><text:span text:style-name="T157">Note:</text:span><text:span text:style-name="T761"> <text:s/>Flow block names are </text:span><text:span text:style-name="T197">[o</text:span><text:span text:style-name="T157">ptional</text:span><text:span text:style-name="T197">]</text:span><text:span text:style-name="T761">, but convey relative context to operations.</text:span></text:p>
      <text:p text:style-name="P197"><text:span text:style-name="T630">f</text:span><text:span text:style-name="T603">low </text:span><text:span text:style-name="T46">[name</text:span><text:span text:style-name="T67">1</text:span><text:span text:style-name="T46">]</text:span><text:span text:style-name="T297"><text:line-break/>{<text:line-break/></text:span><text:span text:style-name="T1081"> <text:s text:c="3"/>// Local variable declarations are legal<text:line-break/></text:span><text:span text:style-name="T1060"><text:line-break/></text:span><text:span text:style-name="T1081"> <text:s text:c="3"/>// </text:span><text:span text:style-name="T1094">Nested flow blocks are legal<text:line-break/></text:span><text:span text:style-name="T382"> <text:s text:c="3"/></text:span><text:span text:style-name="T629">flow </text:span><text:span text:style-name="T68">[name2]</text:span><text:span text:style-name="T382"><text:line-break/> <text:s text:c="3"/>{<text:line-break/></text:span><text:span text:style-name="T1094"> <text:s text:c="7"/>// Nested </text:span><text:span text:style-name="T1185">flow { }</text:span><text:span text:style-name="T1094"> block code goes here<text:line-break/></text:span><text:span text:style-name="T382"> <text:s text:c="7"/></text:span><text:span text:style-name="T631">flowout</text:span><text:span text:style-name="T383">; <text:s text:c="7"/></text:span><text:span text:style-name="T1115">// Flows out of this flow</text:span><text:span text:style-name="T383"><text:line-break/> <text:s text:c="7"/></text:span><text:span text:style-name="T631">flowout name1</text:span><text:span text:style-name="T383">; <text:s/></text:span><text:span text:style-name="T1115">// Flows out of the parent flow</text:span><text:span text:style-name="T382"><text:line-break/> <text:s text:c="3"/>}</text:span><text:span text:style-name="T297"><text:line-break/><text:line-break/></text:span><text:span text:style-name="T1081"> <text:s text:c="3"/>// Normal flow control block goes here<text:line-break/></text:span><text:span text:style-name="T297"> <text:s text:c="3"/></text:span><text:span text:style-name="T603">flowin;</text:span><text:span text:style-name="T297"> <text:s text:c="2"/></text:span><text:span text:style-name="T1081">// Restarts the flow { } block from the top</text:span><text:span text:style-name="T297"><text:line-break/> <text:s text:c="3"/></text:span><text:span text:style-name="T603">flowout;</text:span><text:span text:style-name="T297"> <text:s/></text:span><text:span text:style-name="T1081">// Exits the flow { } block</text:span><text:span text:style-name="T297"><text:line-break/><text:line-break/></text:span><text:span text:style-name="T1081"> <text:s text:c="3"/>// When flow reaches the end, it naturally flows out<text:line-break/></text:span><text:span text:style-name="T297"><text:line-break/>} </text:span><text:span text:style-name="T603">always before</text:span><text:span text:style-name="T297"> {<text:line-break/></text:span><text:span text:style-name="T1081"> <text:s text:c="3"/>// Code runs before the flow { } block is entered<text:line-break/></text:span><text:span text:style-name="T297"><text:line-break/></text:span><text:soft-page-break/><text:span text:style-name="T297">} </text:span><text:span text:style-name="T603">always after</text:span><text:span text:style-name="T297"> {<text:line-break/></text:span><text:span text:style-name="T1081"> <text:s text:c="3"/>// Code runs as the flow { } block is exited<text:line-break/></text:span><text:span text:style-name="T297"><text:line-break/>} </text:span><text:span text:style-name="T603">flowof name</text:span><text:span text:style-name="T297"> {<text:line-break/></text:span><text:span text:style-name="T1081"> <text:s text:c="3"/>// A flowof substitution by name<text:line-break/></text:span><text:span text:style-name="T1060"><text:line-break/></text:span><text:span text:style-name="T297"><text:line-break/></text:span><text:span text:style-name="T1081">// </text:span><text:span text:style-name="T1094">Supports C-style declarations:</text:span><text:span text:style-name="T1081"><text:line-break/></text:span><text:span text:style-name="T297">} </text:span><text:span text:style-name="T603">return_</text:span><text:span text:style-name="T634">type</text:span><text:span text:style-name="T603"> name(input_parameters)</text:span><text:span text:style-name="T297"> {<text:line-break/> <text:s text:c="3"/>// An encapsulated function specific to this flow<text:line-break/><text:line-break/><text:line-break/></text:span><text:span text:style-name="T1081">// </text:span><text:span text:style-name="T1094">Supports Calive-style declarations:</text:span><text:span text:style-name="T1081"><text:line-break/></text:span><text:span text:style-name="T297">} </text:span><text:span text:style-name="T629">flowof </text:span><text:span text:style-name="T603">name<text:line-break/></text:span><text:span text:style-name="T455"> <text:s/></text:span><text:span text:style-name="T629">| returns </text:span><text:span text:style-name="T603">return_type<text:line-break/></text:span><text:span text:style-name="T455"> <text:s/></text:span><text:span text:style-name="T629">| params </text:span><text:span text:style-name="T603">input_parameters<text:line-break/></text:span><text:span text:style-name="T297">{<text:line-break/></text:span><text:span text:style-name="T1081"> <text:s text:c="3"/>// An encapsulated function specific to this flow<text:line-break/></text:span><text:span text:style-name="T1060"><text:line-break/><text:line-break/></text:span><text:span text:style-name="T1081">// </text:span><text:span text:style-name="T1095">Inquiry interception in code is possible</text:span><text:span text:style-name="T603"><text:line-break/></text:span><text:span text:style-name="T297">} </text:span><text:span text:style-name="T603">inquiry [name]</text:span><text:span text:style-name="T297"> { <text:s/></text:span><text:span text:style-name="T1081">// Handles any inquirys which arise</text:span><text:span text:style-name="T1060"><text:line-break/></text:span><text:span text:style-name="T297"> <text:s text:c="3"/></text:span><text:span text:style-name="T633">return</text:span><text:span text:style-name="T632">;</text:span><text:span text:style-name="T387"> <text:s text:c="8"/></text:span><text:span text:style-name="T1116">// </text:span><text:span text:style-name="T1117">Returns </text:span><text:span text:style-name="T1116">to the next line after the line </text:span><text:span text:style-name="T1117">which</text:span><text:span text:style-name="T387"><text:line-break/> <text:s text:c="19"/></text:span><text:span text:style-name="T1116">// caused the inquiry.</text:span><text:span text:style-name="T387"><text:line-break/><text:line-break/> <text:s text:c="3"/></text:span><text:span text:style-name="T632">retry;</text:span><text:span text:style-name="T387"> <text:s text:c="9"/></text:span><text:span text:style-name="T1116">// Return to the line which caused the inquiry</text:span><text:span text:style-name="T387"><text:line-break/> <text:s text:c="19"/></text:span><text:span text:style-name="T1116">// and retry it.</text:span><text:span text:style-name="T1077"><text:line-break/></text:span><text:span text:style-name="T965"><text:line-break/></text:span><text:span text:style-name="T945">[|</text:span><text:span text:style-name="T944">unwindto</text:span><text:span text:style-name="T945">|</text:span><text:span text:style-name="T944">name</text:span><text:span text:style-name="T945">||]</text:span><text:span text:style-name="T948">;</text:span><text:span text:style-name="T1044"> </text:span><text:span text:style-name="T1095">// Unwinds to the previous</text:span><text:span text:style-name="T1044"> </text:span><text:span text:style-name="T944">[|marker|name||]</text:span><text:span text:style-name="T387"><text:line-break/><text:line-break/> <text:s text:c="3"/></text:span><text:span text:style-name="T634">flowout;</text:span><text:span text:style-name="T510"> <text:s text:c="7"/></text:span><text:span text:style-name="T1118">// Flows out of the flow { } block</text:span><text:span text:style-name="T297"><text:line-break/>}</text:span></text:p>
      <text:p text:style-name="P48"><text:span text:style-name="T383">The </text:span><text:span text:style-name="T760">flow</text:span><text:span text:style-name="T383"> block names can be overloaded. <text:s/>Nested </text:span><text:span text:style-name="T869">flow { }</text:span><text:span text:style-name="T383"> blocks are allowed:</text:span></text:p>
      <text:p text:style-name="P174"><text:span text:style-name="T172">Note:</text:span><text:span text:style-name="T816"><text:tab/>Unmatched </text:span><text:span text:style-name="T870">{</text:span><text:span text:style-name="T816"> and </text:span><text:span text:style-name="T870">}</text:span><text:span text:style-name="T816"> </text:span><text:span text:style-name="T870">flow { }</text:span><text:span text:style-name="T816"> blocks can be created. <text:s/>In such a case use </text:span><text:span text:style-name="T870">{{</text:span><text:span text:style-name="T816"> and </text:span><text:span text:style-name="T870">}}</text:span><text:span text:style-name="T816"> for the start and end.</text:span></text:p>
      <text:p text:style-name="P196"><text:span text:style-name="T384">f</text:span><text:span text:style-name="T297">low<text:line-break/>{<text:line-break/> <text:s text:c="3"/>if_cond;<text:line-break/> <text:s text:c="3"/>else_cond;<text:line-break/><text:line-break/>} flowof if_cond </text:span><text:span text:style-name="T668">{{</text:span><text:span text:style-name="T455"><text:line-break/></text:span><text:span text:style-name="T297"> <text:s text:c="3"/>if (cond)<text:line-break/> <text:s text:c="3"/>{<text:line-break/></text:span><text:span text:style-name="T1081"> <text:s text:c="7"/>// Code for the if condition<text:line-break/></text:span><text:span text:style-name="T297"><text:line-break/></text:span><text:span text:style-name="T668">}}</text:span><text:span text:style-name="T297"> flowof else_cond </text:span><text:span text:style-name="T668">{{</text:span><text:span text:style-name="T297"><text:line-break/> <text:s text:c="3"/>} else {<text:line-break/></text:span><text:span text:style-name="T1081"> <text:s text:c="7"/>// else code goes here<text:line-break/></text:span><text:span text:style-name="T297"> <text:s text:c="3"/>}<text:line-break/></text:span><text:span text:style-name="T668">}}</text:span></text:p>
      <text:p text:style-name="P26">In this example, the <text:span text:style-name="T839">flowof </text:span><text:span text:style-name="T833">if_cond</text:span> has only the <text:span text:style-name="T833">if (cond) {</text:span> portion of the code block. <text:s/>That is unmatched within the <text:span text:style-name="T839">flowof </text:span><text:span text:style-name="T833">if_cond</text:span>. <text:s/>Likewise, the <text:span text:style-name="T839">flowof </text:span><text:span text:style-name="T833">else_cond</text:span> has the <text:span text:style-name="T833">} else { … }</text:span> block which is unmatched within the <text:span text:style-name="T839">flowof </text:span><text:span text:style-name="T833">else_cond</text:span>. <text:s/>These are legal thr<text:span text:style-name="T1264">ough</text:span> use of the <text:span text:style-name="T833">{{</text:span> and <text:span text:style-name="T833">}}</text:span> for the block markers.</text:p>
      <text:p text:style-name="P47"><text:soft-page-break/><text:span text:style-name="T386">For a practical example, c</text:span><text:span text:style-name="T297">onsider the previous example as it would be applied using </text:span><text:span text:style-name="T843">flow</text:span><text:span text:style-name="T297"> blocks instead of </text:span><text:span text:style-name="T843">flowof</text:span><text:span text:style-name="T297">:</text:span></text:p>
      <text:p text:style-name="P195"><text:span text:style-name="T1042">//////////<text:line-break/>// </text:span><text:span text:style-name="T1093">flow </text:span><text:span text:style-name="T1096">block </text:span><text:span text:style-name="T1093">example </text:span><text:span text:style-name="T1096">using </text:span><text:span text:style-name="T1097">a </text:span><text:span text:style-name="T1096">standard </text:span><text:span text:style-name="T1177">C-</text:span><text:span text:style-name="T1178">like</text:span><text:span text:style-name="T1177"> syntax</text:span><text:span text:style-name="T1045"><text:line-break/>//////</text:span><text:span text:style-name="T1043"><text:line-break/></text:span><text:span text:style-name="T475"> <text:s text:c="3"/></text:span><text:span text:style-name="T476">function process<text:line-break/></text:span><text:span text:style-name="T475"> <text:s text:c="3"/></text:span><text:span text:style-name="T476">| returns int r<text:line-break/></text:span><text:span text:style-name="T475"> <text:s text:c="3"/></text:span><text:span text:style-name="T476">| params int a, int b<text:line-break/></text:span><text:span text:style-name="T475"> <text:s text:c="3"/></text:span><text:span text:style-name="T476">{<text:line-break/></text:span><text:span text:style-name="T475"> <text:s text:c="3"/></text:span><text:span text:style-name="T476"><text:s text:c="4"/></text:span><text:span text:style-name="T478">flow<text:line-break/></text:span><text:span text:style-name="T475"> <text:s text:c="3"/></text:span><text:span text:style-name="T478"><text:s text:c="4"/>{<text:line-break/></text:span><text:span text:style-name="T475"> <text:s text:c="3"/></text:span><text:span text:style-name="T478"><text:s text:c="8"/>a = </text:span><text:span text:style-name="T626">compute</text:span><text:span text:style-name="T478">(a * 5);<text:line-break/></text:span><text:span text:style-name="T475"> <text:s text:c="3"/></text:span><text:span text:style-name="T478"><text:s text:c="8"/>b = </text:span><text:span text:style-name="T626">compute</text:span><text:span text:style-name="T478">(b * 3);<text:line-break/></text:span><text:span text:style-name="T475"> <text:s text:c="3"/></text:span><text:span text:style-name="T478"><text:s text:c="8"/>r = </text:span><text:span text:style-name="T626">total</text:span><text:span text:style-name="T478">;<text:line-break/><text:line-break/></text:span><text:span text:style-name="T475"> <text:s text:c="3"/></text:span><text:span text:style-name="T478"><text:s text:c="4"/>} int </text:span><text:span text:style-name="T626">compute</text:span><text:span text:style-name="T478">(int x) {<text:line-break/></text:span><text:span text:style-name="T1093"> <text:s text:c="3"/></text:span><text:span text:style-name="T1096"><text:s text:c="4"/></text:span><text:span text:style-name="T1113"><text:s text:c="4"/>// </text:span><text:span text:style-name="T1093">Process the input in some way<text:line-break/></text:span><text:span text:style-name="T475"> <text:s text:c="11"/></text:span><text:span text:style-name="T478">return(</text:span><text:span text:style-name="T475">some_computation(x)</text:span><text:span text:style-name="T478">)</text:span><text:span text:style-name="T475">;<text:line-break/><text:line-break/> <text:s text:c="7"/></text:span><text:span text:style-name="T478">} int </text:span><text:span text:style-name="T626">total</text:span><text:span text:style-name="T478">() {<text:line-break/></text:span><text:span text:style-name="T1093"> <text:s text:c="3"/></text:span><text:span text:style-name="T1096"><text:s text:c="4"/></text:span><text:span text:style-name="T1113"><text:s text:c="4"/>// </text:span><text:span text:style-name="T1093">a and b are inherited<text:line-break/></text:span><text:span text:style-name="T475"> <text:s text:c="11"/></text:span><text:span text:style-name="T480">return(</text:span><text:span text:style-name="T475">a + b</text:span><text:span text:style-name="T480">)</text:span><text:span text:style-name="T475">;</text:span><text:span text:style-name="T476"><text:line-break/></text:span><text:span text:style-name="T475"> <text:s text:c="3"/></text:span><text:span text:style-name="T478"><text:s text:c="4"/>}</text:span><text:span text:style-name="T473"><text:line-break/></text:span><text:span text:style-name="T475"> <text:s text:c="3"/></text:span><text:span text:style-name="T476">}<text:line-break/><text:line-break/><text:line-break/></text:span><text:span text:style-name="T1047">//////////<text:line-break/>// </text:span><text:span text:style-name="T1097">flow block example using </text:span><text:span text:style-name="T1178">CAlive syntax</text:span><text:span text:style-name="T1046"><text:line-break/>//////<text:line-break/></text:span><text:span text:style-name="T475"> <text:s text:c="3"/></text:span><text:span text:style-name="T476">function process<text:line-break/></text:span><text:span text:style-name="T475"> <text:s text:c="3"/></text:span><text:span text:style-name="T476">| returns int r<text:line-break/></text:span><text:span text:style-name="T475"> <text:s text:c="3"/></text:span><text:span text:style-name="T476">| params int a, int b<text:line-break/></text:span><text:span text:style-name="T475"> <text:s text:c="3"/></text:span><text:span text:style-name="T476">{<text:line-break/></text:span><text:span text:style-name="T475"> <text:s text:c="3"/></text:span><text:span text:style-name="T476"><text:s text:c="4"/></text:span><text:span text:style-name="T478">flow<text:line-break/></text:span><text:span text:style-name="T475"> <text:s text:c="3"/></text:span><text:span text:style-name="T478"><text:s text:c="4"/>{<text:line-break/></text:span><text:span text:style-name="T475"> <text:s text:c="3"/></text:span><text:span text:style-name="T478"><text:s text:c="8"/>a = </text:span><text:span text:style-name="T626">compute</text:span><text:span text:style-name="T478">(a * 5);<text:line-break/></text:span><text:span text:style-name="T475"> <text:s text:c="3"/></text:span><text:span text:style-name="T478"><text:s text:c="8"/>b = </text:span><text:span text:style-name="T626">compute</text:span><text:span text:style-name="T478">(b * 3);<text:line-break/></text:span><text:span text:style-name="T475"> <text:s text:c="3"/></text:span><text:span text:style-name="T478"><text:s text:c="8"/>r = </text:span><text:span text:style-name="T626">total</text:span><text:span text:style-name="T478">;<text:line-break/><text:line-break/></text:span><text:span text:style-name="T475"> <text:s text:c="3"/></text:span><text:span text:style-name="T478"><text:s text:c="4"/>}<text:line-break/><text:line-break/> <text:s text:c="7"/></text:span><text:span text:style-name="T483">flowof</text:span><text:span text:style-name="T478"> </text:span><text:span text:style-name="T626">compute</text:span><text:span text:style-name="T478"><text:line-break/> <text:s/></text:span><text:span text:style-name="T475"><text:s text:c="2"/></text:span><text:span text:style-name="T478"><text:s text:c="4"/></text:span><text:span text:style-name="T479">|returns int r<text:line-break/></text:span><text:span text:style-name="T475"> <text:s text:c="3"/></text:span><text:span text:style-name="T479"><text:s text:c="4"/>|params int x</text:span><text:span text:style-name="T478"><text:line-break/></text:span><text:span text:style-name="T475"> <text:s text:c="3"/></text:span><text:span text:style-name="T478"><text:s text:c="4"/>{<text:line-break/></text:span><text:span text:style-name="T1093"> <text:s text:c="3"/></text:span><text:span text:style-name="T1096"><text:s text:c="4"/></text:span><text:span text:style-name="T1113"><text:s text:c="4"/>// </text:span><text:span text:style-name="T1093">Process the input in some way<text:line-break/></text:span><text:span text:style-name="T475"> <text:s text:c="11"/></text:span><text:span text:style-name="T480">r = </text:span><text:span text:style-name="T475">some_computation(x);<text:line-break/><text:line-break/> <text:s text:c="7"/></text:span><text:span text:style-name="T478">}<text:line-break/><text:line-break/> <text:s text:c="7"/></text:span><text:span text:style-name="T483">flowof</text:span><text:span text:style-name="T478"> </text:span><text:span text:style-name="T626">total</text:span><text:span text:style-name="T478"><text:line-break/></text:span><text:span text:style-name="T475"> <text:s text:c="3"/></text:span><text:span text:style-name="T478"><text:s text:c="4"/></text:span><text:span text:style-name="T479">|returns int r<text:line-break/></text:span><text:span text:style-name="T475"> <text:s text:c="3"/></text:span><text:span text:style-name="T479"><text:s text:c="4"/></text:span><text:span text:style-name="T478">{<text:line-break/></text:span><text:span text:style-name="T1093"> <text:s text:c="3"/></text:span><text:span text:style-name="T1096"><text:s text:c="4"/></text:span><text:span text:style-name="T1113"><text:s text:c="4"/>// </text:span><text:span text:style-name="T1093">a and b are inherited<text:line-break/></text:span><text:span text:style-name="T475"> <text:s text:c="11"/>r = a + b;</text:span><text:span text:style-name="T476"><text:line-break/></text:span><text:span text:style-name="T475"> <text:s text:c="3"/></text:span><text:span text:style-name="T478"><text:s text:c="4"/>}</text:span><text:span text:style-name="T473"><text:line-break/></text:span><text:span text:style-name="T475"> <text:s text:c="3"/></text:span><text:span text:style-name="T476">}</text:span></text:p>
      <text:p text:style-name="P88"><text:span text:style-name="T476">I</text:span><text:span text:style-name="T455">n these examples, the </text:span><text:span text:style-name="T843">flow</text:span><text:span text:style-name="T455"> block </text:span><text:span text:style-name="T481">itself </text:span><text:span text:style-name="T455">encapsulates the logic </text:span><text:span text:style-name="T481">required to make it work </text:span><text:span text:style-name="T482">making the leading </text:span><text:span text:style-name="T99">auto-resolves</text:span><text:span text:style-name="T482"> no longer required, while also breaking </text:span><text:span text:style-name="T481">out the source code into manageable portions.</text:span></text:p>
      <text:p text:style-name="P88"><text:soft-page-break/><text:span text:style-name="T482">The </text:span><text:span text:style-name="T871">flowof</text:span><text:span text:style-name="T482"> blocks </text:span><text:span text:style-name="T481">provide a self-documenting framework which would explain the algorithm more clearly in human words, while allowing the GUI editor the ability to re-assemble the source code into a top-down form without </text:span><text:span text:style-name="T872">flowof</text:span><text:span text:style-name="T481"> blocks should it need to be inspected directly for logic.</text:span></text:p>
      <text:p text:style-name="P87"><text:span text:style-name="T481">N</text:span><text:span text:style-name="T455">ote also that standard </text:span><text:span text:style-name="T46">linear </text:span><text:span text:style-name="T873">flow</text:span><text:span text:style-name="T57"> </text:span><text:span text:style-name="T46">blocks</text:span><text:span text:style-name="T455"> can also be created </text:span><text:span text:style-name="T487">to extract source code, documenting the extraction, without changing logic or </text:span><text:span text:style-name="T575">program </text:span><text:span text:style-name="T487">flow</text:span><text:span text:style-name="T455">:</text:span></text:p>
      <text:p text:style-name="P192"><text:span text:style-name="T455">function process<text:line-break/>| returns int r<text:line-break/>| params int a, int b<text:line-break/>{<text:line-break/> <text:s text:c="3"/></text:span><text:span text:style-name="T483">flow<text:line-break/> <text:s text:c="3"/>{</text:span><text:span text:style-name="T455"><text:line-break/> <text:s text:c="7"/>if (a &gt;= 0)<text:line-break/> <text:s text:c="7"/>{<text:line-break/> <text:s text:c="11"/></text:span><text:span text:style-name="T473">low_risk; <text:s text:c="4"/></text:span><text:span text:style-name="T1081">// </text:span><text:span text:style-name="T1113">0..5 low-risk</text:span><text:span text:style-name="T473"><text:line-break/></text:span><text:span text:style-name="T455"> <text:s text:c="3"/></text:span><text:span text:style-name="T473"><text:s text:c="8"/>medium_risk; <text:s/></text:span><text:span text:style-name="T1113">// 6..10 medium risk</text:span><text:span text:style-name="T473"><text:line-break/></text:span><text:span text:style-name="T455"> <text:s text:c="3"/></text:span><text:span text:style-name="T473"><text:s text:c="8"/>high_risk; <text:s text:c="3"/></text:span><text:span text:style-name="T1113">// 11+ high risk</text:span><text:span text:style-name="T455"><text:line-break/><text:line-break/> <text:s text:c="7"/>} else {<text:line-break/></text:span><text:span text:style-name="T1081"> <text:s text:c="11"/>// a is negative<text:line-break/> <text:s text:c="11"/>// Report error<text:line-break/></text:span><text:span text:style-name="T455"> <text:s text:c="7"/>}<text:line-break/><text:line-break/> <text:s text:c="3"/></text:span><text:span text:style-name="T484">}</text:span><text:span text:style-name="T483"> flow</text:span><text:span text:style-name="T484">of low_risk </text:span><text:span text:style-name="T671">{{</text:span><text:span text:style-name="T484"><text:line-break/></text:span><text:span text:style-name="T455"> <text:s text:c="7"/>if (a &lt;= 5)<text:line-break/> <text:s text:c="7"/>{<text:line-break/></text:span><text:span text:style-name="T1081"> <text:s text:c="11"/>// a is 0..5<text:line-break/> <text:s text:c="11"/>// </text:span><text:span text:style-name="T1114">Code goes here<text:line-break/></text:span><text:span text:style-name="T455"><text:line-break/></text:span><text:span text:style-name="T484"> <text:s text:c="3"/></text:span><text:span text:style-name="T671">}}</text:span><text:span text:style-name="T484"> flowof medium_risk </text:span><text:span text:style-name="T671">{{</text:span><text:span text:style-name="T484"><text:line-break/></text:span><text:span text:style-name="T455"> <text:s text:c="7"/>} else if (a &lt;= 10) {<text:line-break/></text:span><text:span text:style-name="T1081"> <text:s text:c="11"/>// a is 6..10<text:line-break/> <text:s text:c="11"/>// </text:span><text:span text:style-name="T1114">Code goes here<text:line-break/></text:span><text:span text:style-name="T455"><text:line-break/></text:span><text:span text:style-name="T484"> <text:s text:c="3"/></text:span><text:span text:style-name="T671">}}</text:span><text:span text:style-name="T484"> flowof high_risk </text:span><text:span text:style-name="T671">{{</text:span><text:span text:style-name="T484"><text:line-break/></text:span><text:span text:style-name="T455"> <text:s text:c="7"/>} else {<text:line-break/></text:span><text:span text:style-name="T1081"> <text:s text:c="11"/>// a &gt; 10<text:line-break/> <text:s text:c="11"/>// </text:span><text:span text:style-name="T1114">Code goes here</text:span><text:span text:style-name="T1081"><text:line-break/></text:span><text:span text:style-name="T455"> <text:s text:c="7"/>}<text:line-break/></text:span><text:span text:style-name="T484"> <text:s text:c="3"/></text:span><text:span text:style-name="T671">}}</text:span><text:span text:style-name="T455"><text:line-break/>}</text:span></text:p>
      <text:p text:style-name="P86"><text:span text:style-name="T485">Note that in this case the </text:span><text:span text:style-name="T100">auto-resolves</text:span><text:span text:style-name="T600"> are not required. <text:s/>However, because there are blocks of code which contain unmated </text:span><text:span text:style-name="T902">{</text:span><text:span text:style-name="T600"> and </text:span><text:span text:style-name="T902">}</text:span><text:span text:style-name="T600"> combinations, the use of the double left-brace </text:span><text:span text:style-name="T902">{{</text:span><text:span text:style-name="T600"> and double right-brace </text:span><text:span text:style-name="T902">}}</text:span><text:span text:style-name="T600"> are required.</text:span></text:p>
      <text:p text:style-name="P85"><text:span text:style-name="T600">A</text:span><text:span text:style-name="T599">nd again, using the GUI editor features, these </text:span><text:span text:style-name="T901">flowof</text:span><text:span text:style-name="T599"> blocks can be rendered to be </text:span><text:span text:style-name="T137">inline</text:span><text:span text:style-name="T599">,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309" text:outline-level="1"><text:bookmark-start text:name="__RefHeading__6484_1459851776"/>Side Coding<text:bookmark-end text:name="__RefHeading__6484_1459851776"/></text:h>
      <text:p text:style-name="P46"><text:soft-page-break/>CAlive<text:span text:style-name="T297"> will introduce a new mechanism for augmenting source code beyond basic program instructions. <text:s/>It allows additional pieces of information to be tagged onto each line using the </text:span><text:span text:style-name="T798">\|code|/</text:span><text:span text:style-name="T297"> cask. <text:s/>The word “code” is replaced with a unique identifier for the tag, which will appear as a horizontal pane in the source code window.</text:span></text:p>
      <text:p text:style-name="P25">Two standard forms of <text:span text:style-name="T806">\|code|/</text:span> casks are defined:</text:p>
      <text:p text:style-name="P257"><text:span text:style-name="T798">\|c|/</text:span><text:tab/>–- Comment<text:line-break/><text:span text:style-name="T798">\|sc|/</text:span><text:tab/>–- Source code</text:p>
      <text:p text:style-name="P24">Additional user-defined types are possible, such as <text:span text:style-name="T806">\|review notes|/</text:span>, <text:span text:style-name="T806">\|bug number|/</text:span>, or any other named type … <text:span text:style-name="T931">whatever is desirable for your needs</text:span>.</text:p>
      <text:p text:style-name="P45"><text:span text:style-name="T297">If </text:span>CAlive<text:span text:style-name="T297"> sees that a source code line begins with a </text:span><text:span text:style-name="T798">\|code|/</text:span><text:span text:style-name="T297"> cask, it will convey all of the \|code|/ cask identifiers through the compilation process, but will only process source code between </text:span><text:span text:style-name="T798">\|sc|/</text:span><text:span text:style-name="T297"> (if any) up to any other </text:span><text:span text:style-name="T798">\|code|/</text:span><text:span text:style-name="T297"> casks which appear on the line. <text:s/>This allows an unlimited number of </text:span><text:span text:style-name="T798">\|code|/</text:span><text:span text:style-name="T297"> casks to be introduced per line, yet without affecting the actual source code. <text:s/>And from withing the GUI editor the individual panes will be available for display and editing, with new panes being able to be added at any time.</text:span></text:p>
      <text:p text:style-name="P23">Consider this snippet of source code in a <text:span text:style-name="T46">myprog.ca</text:span> file:</text:p>
      <text:p text:style-name="Preformatted_20_Text"><text:span text:style-name="T796">\|c|/</text:span>Load file<text:span text:style-name="T796">\|sc|/</text:span><text:span text:style-name="T1220">numread = read_file(fh, length, &amp;ptr);</text:span><text:span text:style-name="T796">\|review|/</text:span>ptr init?<text:line-break/><text:span text:style-name="T1220">if (numread != length)</text:span><text:line-break/><text:span text:style-name="T1220">{</text:span><text:line-break/><text:span text:style-name="T796">\|sc|/</text:span><text:span text:style-name="T1220"> <text:s text:c="3"/>printf("Error reading %d\n", length);</text:span><text:span text:style-name="T796">\|review|/</text:span><text:span text:style-name="T762">no return?</text:span><text:line-break/><text:span text:style-name="T1220">}</text:span><text:line-break/><text:line-break/><text:span text:style-name="T796">\|c|/</text:span>Lowercase<text:span text:style-name="T796">\|sc|/</text:span><text:span text:style-name="T1220">for (i = 0; i &lt; length; i++)</text:span><text:line-break/><text:span text:style-name="T1220"> <text:s text:c="3"/>lowercase(&amp;ptr[i]);</text:span></text:p>
      <text:p text:style-name="P144">When viewed through the GUI editor, the source code yields three panes or columns, which are identified by their names. <text:s/>The end result of the above source file is a display which looks like this:</text:p>
      <text:p text:style-name="P191"><text:s text:c="4"/>Comments <text:span text:style-name="T1220"><text:s text:c="17"/></text:span><text:span text:style-name="T296">Source Code</text:span><text:span text:style-name="T1220"> <text:s text:c="18"/></text:span><text:s/>Review<text:line-break/><text:span text:style-name="T212">+------------</text:span><text:span text:style-name="T296">+---------------------------------------------+</text:span><text:span text:style-name="T212">------------+<text:line-break/>| Load file <text:s/></text:span><text:span text:style-name="T296">| <text:s/>numread = read_file(fh, length, &amp;ptr); <text:s text:c="4"/>|</text:span><text:span text:style-name="T212"> ptr init? <text:s/>|<text:line-break/>| <text:s text:c="11"/></text:span><text:span text:style-name="T296">| <text:s/>if (numread != length) <text:s text:c="20"/>|</text:span><text:span text:style-name="T212"> <text:s text:c="11"/>|<text:line-break/>| <text:s text:c="11"/></text:span><text:span text:style-name="T296">| <text:s/>{ <text:s text:c="41"/>|</text:span><text:span text:style-name="T212"> <text:s text:c="11"/>|<text:line-break/>| <text:s text:c="11"/></text:span><text:span text:style-name="T296">| <text:s text:c="5"/>printf("Error reading %d\n", length); <text:s/>|</text:span><text:span text:style-name="T212"> no return? |<text:line-break/>| <text:s text:c="11"/></text:span><text:span text:style-name="T296">| <text:s/>} <text:s text:c="41"/>|</text:span><text:span text:style-name="T212"> <text:s text:c="11"/>|<text:line-break/>| <text:s text:c="11"/></text:span><text:span text:style-name="T296">| <text:s text:c="44"/>|</text:span><text:span text:style-name="T212"> <text:s text:c="11"/>|<text:line-break/>| Lowercase <text:s/></text:span><text:span text:style-name="T296">| <text:s/>for (i = 0; i &lt; length; i++) <text:s text:c="14"/>|</text:span><text:span text:style-name="T212"> <text:s text:c="11"/>|<text:line-break/>| <text:s text:c="11"/></text:span><text:span text:style-name="T296">| <text:s text:c="5"/>lowercase(&amp;ptr[i]); <text:s text:c="19"/>|</text:span><text:span text:style-name="T212"> <text:s text:c="11"/>|<text:line-break/></text:span>+------------<text:span text:style-name="T1220">+---------------------------------------------+</text:span>------------+ </text:p>
      <text:p text:style-name="Paragraph"><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shadow="none" style:vertical-align="middle">
        <style:background-image/>
      </style:paragraph-properties>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1"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2"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dbee00" officeooo:paragraph-rsid="04dbee00" style:font-style-asian="italic" style:font-style-complex="italic"/>
    </style:style>
    <style:style style:name="MP4" style:family="paragraph" style:parent-style-name="Header_20_-_20_Even">
      <style:text-properties fo:font-style="italic" officeooo:rsid="04dbee00" officeooo:paragraph-rsid="04dbee00"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LibSF Assembler for x86, ARM, LibSF 386-x40</text:p>
      </style:header>
      <style:header-left>
        <text:p text:style-name="MP4">LibSF Assembler for x86, ARM, LibSF 386-x40</text:p>
      </style:header-left>
      <style:footer>
        <text:p text:style-name="MP5"><text:page-number text:select-page="current">59</text:page-number></text:p>
      </style:footer>
      <style:footer-left>
        <text:p text:style-name="MP2"><text:page-number text:select-page="current">60</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6-04-05T22:30:41.259652915</dc:date>
    <meta:editing-cycles>1197</meta:editing-cycles>
    <meta:editing-duration>P2173DT4H15M22S</meta:editing-duration>
    <meta:generator>LibreOffice/4.3.3.2$Linux_X86_64 LibreOffice_project/430m0$Build-2</meta:generator>
    <meta:document-statistic meta:table-count="0" meta:image-count="0" meta:object-count="0" meta:page-count="60" meta:paragraph-count="482" meta:word-count="13830" meta:character-count="87800" meta:non-whitespace-character-count="68663"/>
  </office:meta>
</office:document-meta>
</file>